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4" style:family="table-column">
      <style:table-column-properties fo:break-before="auto" style:column-width="5.7835in"/>
    </style:style>
    <style:style style:name="co2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1.9354in"/>
    </style:style>
    <style:style style:name="co4" style:family="table-column">
      <style:table-column-properties fo:break-before="auto" style:column-width="1.5953in"/>
    </style:style>
    <style:style style:name="co16" style:family="table-column">
      <style:table-column-properties fo:break-before="auto" style:column-width="1.2311in"/>
    </style:style>
    <style:style style:name="co17" style:family="table-column">
      <style:table-column-properties fo:break-before="auto" style:column-width="1.0126in"/>
    </style:style>
    <style:style style:name="co18" style:family="table-column">
      <style:table-column-properties fo:break-before="auto" style:column-width="1.6563in"/>
    </style:style>
    <style:style style:name="co19" style:family="table-column">
      <style:table-column-properties fo:break-before="auto" style:column-width="1.9228in"/>
    </style:style>
    <style:style style:name="co10" style:family="table-column">
      <style:table-column-properties fo:break-before="auto" style:column-width="2.6272in"/>
    </style:style>
    <style:style style:name="co20" style:family="table-column">
      <style:table-column-properties fo:break-before="auto" style:column-width="2.2146in"/>
    </style:style>
    <style:style style:name="co21" style:family="table-column">
      <style:table-column-properties fo:break-before="auto" style:column-width="2.5425in"/>
    </style:style>
    <style:style style:name="co22" style:family="table-column">
      <style:table-column-properties fo:break-before="auto" style:column-width="2.7717in"/>
    </style:style>
    <style:style style:name="co23" style:family="table-column">
      <style:table-column-properties fo:break-before="auto" style:column-width="2.372in"/>
    </style:style>
    <style:style style:name="co24" style:family="table-column">
      <style:table-column-properties fo:break-before="auto" style:column-width="2.3846in"/>
    </style:style>
    <style:style style:name="co25" style:family="table-column">
      <style:table-column-properties fo:break-before="auto" style:column-width="2.7118in"/>
    </style:style>
    <style:style style:name="co26" style:family="table-column">
      <style:table-column-properties fo:break-before="auto" style:column-width="2.0445in"/>
    </style:style>
    <style:style style:name="co27" style:family="table-column">
      <style:table-column-properties fo:break-before="auto" style:column-width="2.8717in"/>
    </style:style>
    <style:style style:name="co28" style:family="table-column">
      <style:table-column-properties fo:break-before="auto" style:column-width="7.7252in"/>
    </style:style>
    <style:style style:name="co29" style:family="table-column">
      <style:table-column-properties fo:break-before="auto" style:column-width="0.9547in"/>
    </style:style>
    <style:style style:name="co30" style:family="table-column">
      <style:table-column-properties fo:break-before="auto" style:column-width="2.0429in"/>
    </style:style>
    <style:style style:name="co31" style:family="table-column">
      <style:table-column-properties fo:break-before="auto" style:column-width="0.9929in"/>
    </style:style>
    <style:style style:name="co32" style:family="table-column">
      <style:table-column-properties fo:break-before="auto" style:column-width="1.348in"/>
    </style:style>
    <style:style style:name="co33" style:family="table-column">
      <style:table-column-properties fo:break-before="auto" style:column-width="1.3417in"/>
    </style:style>
    <style:style style:name="co34" style:family="table-column">
      <style:table-column-properties fo:break-before="auto" style:column-width="2.0673in"/>
    </style:style>
    <style:style style:name="co35" style:family="table-column">
      <style:table-column-properties fo:break-before="auto" style:column-width="2.5028in"/>
    </style:style>
    <style:style style:name="co36" style:family="table-column">
      <style:table-column-properties fo:break-before="auto" style:column-width="3.7in"/>
    </style:style>
    <style:style style:name="co37" style:family="table-column">
      <style:table-column-properties fo:break-before="auto" style:column-width="2.4402in"/>
    </style:style>
    <style:style style:name="co38" style:family="table-column">
      <style:table-column-properties fo:break-before="auto" style:column-width="2.9492in"/>
    </style:style>
    <style:style style:name="co39" style:family="table-column">
      <style:table-column-properties fo:break-before="auto" style:column-width="2.6043in"/>
    </style:style>
    <style:style style:name="co40" style:family="table-column">
      <style:table-column-properties fo:break-before="auto" style:column-width="2.7307in"/>
    </style:style>
    <style:style style:name="co41" style:family="table-column">
      <style:table-column-properties fo:break-before="auto" style:column-width="0.889in"/>
    </style:style>
    <style:style style:name="co42" style:family="table-column">
      <style:table-column-properties fo:break-before="auto" style:column-width="1.195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ro3" style:family="table-row">
      <style:table-row-properties style:row-height="0.1925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transparent"/>
      <style:text-properties style:text-position=""/>
    </style:style>
    <style:style style:name="ce2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6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8" style:family="table-cell" style:parent-style-name="Default"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6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All" table:style-name="ta1" table:print="false">
        <office:forms form:automatic-focus="false" form:apply-design-mode="false"/>
        <table:table-column table:style-name="co28" table:default-cell-style-name="Default"/>
        <table:table-column table:style-name="co2" table:number-columns-repeated="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31" table:default-cell-style-name="ce13"/>
        <table:table-column table:style-name="co32" table:default-cell-style-name="ce13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0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0" table:default-cell-style-name="Default"/>
        <table:table-row table:style-name="ro4">
          <table:table-cell/>
          <table:table-cell table:style-name="ce11" office:value-type="boolean" office:boolean-value="true">
            <text:p>TRUE</text:p>
          </table:table-cell>
          <table:table-cell table:style-name="ce11" office:value-type="boolean" office:boolean-value="false">
            <text:p>FALSE</text:p>
          </table:table-cell>
          <table:table-cell table:style-name="ce13" office:value-type="string">
            <text:p>Unknown</text:p>
          </table:table-cell>
          <table:table-cell table:style-name="ce14" office:value-type="string">
            <text:p>Precision Unknown region</text:p>
          </table:table-cell>
          <table:table-cell table:style-name="ce17" office:value-type="string">
            <text:p>Precision whole body</text:p>
          </table:table-cell>
          <table:table-cell table:style-name="ce14" office:value-type="string">
            <text:p>Cardinality</text:p>
          </table:table-cell>
          <table:table-cell table:style-name="ce14" office:value-type="string">
            <text:p>Body size</text:p>
          </table:table-cell>
          <table:table-cell table:style-name="ce14" office:value-type="string">
            <text:p>Confidence</text:p>
          </table:table-cell>
          <table:table-cell table:style-name="ce14" office:value-type="string">
            <text:p>PCA Confidence</text:p>
          </table:table-cell>
          <table:table-cell table:style-name="ce14" office:value-type="string">
            <text:p>Source</text:p>
          </table:table-cell>
          <table:table-cell table:style-name="ce14" office:value-type="string">
            <text:p>Number of predictions</text:p>
          </table:table-cell>
          <table:table-cell table:style-name="ce14" office:value-type="string">
            <text:p>Weighted Confidence</text:p>
          </table:table-cell>
          <table:table-cell table:style-name="ce14" office:value-type="string">
            <text:p>Weighted PCA Confidence</text:p>
          </table:table-cell>
          <table:table-cell table:style-name="ce14" office:value-type="string">
            <text:p>Weighted Precision Unknown region</text:p>
          </table:table-cell>
          <table:table-cell table:style-name="ce14" office:value-type="string">
            <text:p>Error confidence (unweighted)</text:p>
          </table:table-cell>
          <table:table-cell table:style-name="ce14" office:value-type="string">
            <text:p>Error PCA confidence (unweighted)</text:p>
          </table:table-cell>
          <table:table-cell table:style-name="ce14" office:value-type="string">
            <text:p>Error confidence (weighted)</text:p>
          </table:table-cell>
          <table:table-cell table:style-name="ce14" office:value-type="string">
            <text:p>Error PCA confidence (weighted)</text:p>
          </table:table-cell>
          <table:table-cell table:style-name="ce14" office:value-type="string">
            <text:p>New Error confidence (weighted)</text:p>
          </table:table-cell>
          <table:table-cell table:style-name="ce14" office:value-type="string">
            <text:p>New Error PCA confidence (weighted)</text:p>
          </table:table-cell>
        </table:table-row>
        <table:table-row table:style-name="ro4">
          <table:table-cell table:style-name="ce10" office:value-type="string">
            <text:p>?b <text:s/>&lt;isMarriedTo&gt; <text:s/>?a <text:s text:c="2"/>=&gt; ?a <text:s/>&lt;isMarriedTo&gt; <text:s/>?b</text:p>
          </table:table-cell>
          <table:table-cell table:style-name="ce12" office:value-type="float" office:value="29">
            <text:p>2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5" table:formula="of:=[.B2]/([.C2]+[.B2])" office:value-type="percentage" office:value="1">
            <text:p>100.00%</text:p>
          </table:table-cell>
          <table:table-cell table:style-name="ce18" table:formula="of:=([.E2]*[.L2] + [.G2])/([.L2] + [.G2])" office:value-type="float" office:value="1">
            <text:p>1</text:p>
          </table:table-cell>
          <table:table-cell table:style-name="ce13" office:value-type="float" office:value="6358">
            <text:p>6358</text:p>
          </table:table-cell>
          <table:table-cell table:style-name="ce13" office:value-type="float" office:value="11993">
            <text:p>11993</text:p>
          </table:table-cell>
          <table:table-cell table:style-name="ce15" office:value-type="percentage" office:value="0.53014258">
            <text:p>53.01%</text:p>
          </table:table-cell>
          <table:table-cell table:style-name="ce15" office:value-type="percentage" office:value="0.91785766">
            <text:p>91.79%</text:p>
          </table:table-cell>
          <table:table-cell table:style-name="ce10" office:value-type="string">
            <text:p>Ranking PCA</text:p>
          </table:table-cell>
          <table:table-cell table:style-name="ce13" office:value-type="float" office:value="5635">
            <text:p>5635</text:p>
          </table:table-cell>
          <table:table-cell table:style-name="ce13" table:formula="of:=[.I2]*[.L2]" office:value-type="float" office:value="2987.3534383">
            <text:p>2987.3534383</text:p>
          </table:table-cell>
          <table:table-cell table:style-name="ce13" table:formula="of:=[.J2]*[.L2]" office:value-type="float" office:value="5172.1279141">
            <text:p>5172.1279141</text:p>
          </table:table-cell>
          <table:table-cell table:style-name="ce13" table:formula="of:=[.E2]*[.L2]" office:value-type="float" office:value="5635">
            <text:p>5635</text:p>
          </table:table-cell>
          <table:table-cell table:style-name="ce13" table:formula="of:=([.I2]-[.E2])^2" office:value-type="float" office:value="0.220765995129056">
            <text:p>0.2207659951</text:p>
          </table:table-cell>
          <table:table-cell table:style-name="ce13" table:formula="of:=([.J2]-[.E2])^2" office:value-type="float" office:value="0.0067473640206756">
            <text:p>0.006747364</text:p>
          </table:table-cell>
          <table:table-cell table:style-name="ce13" table:formula="of:=([.L2]*ABS([.I2]-[.E2]))" office:value-type="float" office:value="2647.6465617">
            <text:p>2647.6465617</text:p>
          </table:table-cell>
          <table:table-cell table:style-name="ce13" table:formula="of:=([.L2]*ABS([.J2]-[.E2]))" office:value-type="float" office:value="462.8720859">
            <text:p>462.8720859</text:p>
          </table:table-cell>
          <table:table-cell table:style-name="ce13" table:formula="of:=[.H2]*ABS([.F2]-[.I2])" office:value-type="float" office:value="5635.00003806">
            <text:p>5635.00003806</text:p>
          </table:table-cell>
          <table:table-cell table:style-name="ce13" table:formula="of:=[.H2]*ABS([.F2]-[.J2])" office:value-type="float" office:value="985.13308362">
            <text:p>985.13308362</text:p>
          </table:table-cell>
        </table:table-row>
        <table:table-row table:style-name="ro4">
          <table:table-cell table:style-name="ce10" office:value-type="string">
            <text:p>?a <text:s/>&lt;isCitizenOf&gt; <text:s/>?b <text:s text:c="2"/>=&gt; ?a <text:s/>&lt;livesIn&gt; <text:s/>?b</text:p>
          </table:table-cell>
          <table:table-cell table:style-name="ce12" office:value-type="float" office:value="29">
            <text:p>2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5" table:formula="of:=[.B3]/([.C3]+[.B3])" office:value-type="percentage" office:value="1">
            <text:p>100.00%</text:p>
          </table:table-cell>
          <table:table-cell table:style-name="ce18" table:formula="of:=([.E3]*[.L3] + [.G3])/([.L3] + [.G3])" office:value-type="float" office:value="1">
            <text:p>1</text:p>
          </table:table-cell>
          <table:table-cell table:style-name="ce13" office:value-type="float" office:value="655">
            <text:p>655</text:p>
          </table:table-cell>
          <table:table-cell table:style-name="ce13" office:value-type="float" office:value="14570">
            <text:p>14570</text:p>
          </table:table-cell>
          <table:table-cell table:style-name="ce15" office:value-type="percentage" office:value="0.04495539">
            <text:p>4.50%</text:p>
          </table:table-cell>
          <table:table-cell table:style-name="ce15" office:value-type="percentage" office:value="0.52358114">
            <text:p>52.36%</text:p>
          </table:table-cell>
          <table:table-cell table:style-name="ce10" office:value-type="string">
            <text:p>Ranking PCA</text:p>
          </table:table-cell>
          <table:table-cell table:style-name="ce13" office:value-type="float" office:value="13915">
            <text:p>13915</text:p>
          </table:table-cell>
          <table:table-cell table:style-name="ce13" table:formula="of:=[.I3]*[.L3]" office:value-type="float" office:value="625.55425185">
            <text:p>625.55425185</text:p>
          </table:table-cell>
          <table:table-cell table:style-name="ce13" table:formula="of:=[.J3]*[.L3]" office:value-type="float" office:value="7285.6315631">
            <text:p>7285.6315631</text:p>
          </table:table-cell>
          <table:table-cell table:style-name="ce13" table:formula="of:=[.E3]*[.L3]" office:value-type="float" office:value="13915">
            <text:p>13915</text:p>
          </table:table-cell>
          <table:table-cell table:style-name="ce13" table:formula="of:=([.I3]-[.E3])^2" office:value-type="float" office:value="0.912110207090052">
            <text:p>0.9121102071</text:p>
          </table:table-cell>
          <table:table-cell table:style-name="ce13" table:formula="of:=([.J3]-[.E3])^2" office:value-type="float" office:value="0.2269749301637">
            <text:p>0.2269749302</text:p>
          </table:table-cell>
          <table:table-cell table:style-name="ce13" table:formula="of:=([.L3]*ABS([.I3]-[.E3]))" office:value-type="float" office:value="13289.44574815">
            <text:p>13289.44574815</text:p>
          </table:table-cell>
          <table:table-cell table:style-name="ce13" table:formula="of:=([.L3]*ABS([.J3]-[.E3]))" office:value-type="float" office:value="6629.3684369">
            <text:p>6629.3684369</text:p>
          </table:table-cell>
          <table:table-cell table:style-name="ce13" table:formula="of:=[.H3]*ABS([.F3]-[.I3])" office:value-type="float" office:value="13914.9999677">
            <text:p>13914.9999677</text:p>
          </table:table-cell>
          <table:table-cell table:style-name="ce13" table:formula="of:=[.H3]*ABS([.F3]-[.J3])" office:value-type="float" office:value="6941.4227902">
            <text:p>6941.4227902</text:p>
          </table:table-cell>
        </table:table-row>
        <table:table-row table:style-name="ro4">
          <table:table-cell table:style-name="ce10" office:value-type="string">
            <text:p>?a <text:s/>&lt;livesIn&gt; <text:s/>?b <text:s text:c="2"/>=&gt; ?a <text:s/>&lt;diedIn&gt; <text:s/>?b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8">
            <text:p>28</text:p>
          </table:table-cell>
          <table:table-cell table:style-name="ce15" table:formula="of:=[.B4]/([.C4]+[.B4])" office:value-type="percentage" office:value="1">
            <text:p>100.00%</text:p>
          </table:table-cell>
          <table:table-cell table:style-name="ce18" table:formula="of:=([.E4]*[.L4] + [.G4])/([.L4] + [.G4])" office:value-type="float" office:value="1">
            <text:p>1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14593">
            <text:p>14593</text:p>
          </table:table-cell>
          <table:table-cell table:style-name="ce15" office:value-type="percentage" office:value="0.01829644">
            <text:p>1.83%</text:p>
          </table:table-cell>
          <table:table-cell table:style-name="ce15" office:value-type="percentage" office:value="0.29053319">
            <text:p>29.05%</text:p>
          </table:table-cell>
          <table:table-cell table:style-name="ce10" office:value-type="string">
            <text:p>Ranking PCA</text:p>
          </table:table-cell>
          <table:table-cell table:style-name="ce13" office:value-type="float" office:value="14326">
            <text:p>14326</text:p>
          </table:table-cell>
          <table:table-cell table:style-name="ce13" table:formula="of:=[.I4]*[.L4]" office:value-type="float" office:value="262.11479944">
            <text:p>262.11479944</text:p>
          </table:table-cell>
          <table:table-cell table:style-name="ce13" table:formula="of:=[.J4]*[.L4]" office:value-type="float" office:value="4162.17847994">
            <text:p>4162.17847994</text:p>
          </table:table-cell>
          <table:table-cell table:style-name="ce13" table:formula="of:=[.E4]*[.L4]" office:value-type="float" office:value="14326">
            <text:p>14326</text:p>
          </table:table-cell>
          <table:table-cell table:style-name="ce13" table:formula="of:=([.I4]-[.E4])^2" office:value-type="float" office:value="0.963741879716674">
            <text:p>0.9637418797</text:p>
          </table:table-cell>
          <table:table-cell table:style-name="ce13" table:formula="of:=([.J4]-[.E4])^2" office:value-type="float" office:value="0.503343154491576">
            <text:p>0.5033431545</text:p>
          </table:table-cell>
          <table:table-cell table:style-name="ce13" table:formula="of:=([.L4]*ABS([.I4]-[.E4]))" office:value-type="float" office:value="14063.88520056">
            <text:p>14063.88520056</text:p>
          </table:table-cell>
          <table:table-cell table:style-name="ce13" table:formula="of:=([.L4]*ABS([.J4]-[.E4]))" office:value-type="float" office:value="10163.82152006">
            <text:p>10163.82152006</text:p>
          </table:table-cell>
          <table:table-cell table:style-name="ce13" table:formula="of:=[.H4]*ABS([.F4]-[.I4])" office:value-type="float" office:value="14326.00005108">
            <text:p>14326.00005108</text:p>
          </table:table-cell>
          <table:table-cell table:style-name="ce13" table:formula="of:=[.H4]*ABS([.F4]-[.J4])" office:value-type="float" office:value="10353.24915833">
            <text:p>10353.24915833</text:p>
          </table:table-cell>
        </table:table-row>
        <table:table-row table:style-name="ro4">
          <table:table-cell table:style-name="ce10" office:value-type="string">
            <text:p>?b <text:s/>&lt;dealsWith&gt; <text:s/>?a <text:s text:c="2"/>=&gt; ?a <text:s/>&lt;dealsWith&gt; <text:s/>?b</text:p>
          </table:table-cell>
          <table:table-cell table:style-name="ce12" office:value-type="float" office:value="30">
            <text:p>3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5" table:formula="of:=[.B5]/([.C5]+[.B5])" office:value-type="percentage" office:value="1">
            <text:p>100.00%</text:p>
          </table:table-cell>
          <table:table-cell table:style-name="ce18" table:formula="of:=([.E5]*[.L5] + [.G5])/([.L5] + [.G5])" office:value-type="float" office:value="1">
            <text:p>1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689">
            <text:p>689</text:p>
          </table:table-cell>
          <table:table-cell table:style-name="ce15" office:value-type="percentage" office:value="0.13642961">
            <text:p>13.64%</text:p>
          </table:table-cell>
          <table:table-cell table:style-name="ce15" office:value-type="percentage" office:value="0.18323587">
            <text:p>18.32%</text:p>
          </table:table-cell>
          <table:table-cell table:style-name="ce10" office:value-type="string">
            <text:p>Ranking Std</text:p>
          </table:table-cell>
          <table:table-cell table:style-name="ce13" office:value-type="float" office:value="595">
            <text:p>595</text:p>
          </table:table-cell>
          <table:table-cell table:style-name="ce13" table:formula="of:=[.I5]*[.L5]" office:value-type="float" office:value="81.17561795">
            <text:p>81.17561795</text:p>
          </table:table-cell>
          <table:table-cell table:style-name="ce13" table:formula="of:=[.J5]*[.L5]" office:value-type="float" office:value="109.02534265">
            <text:p>109.02534265</text:p>
          </table:table-cell>
          <table:table-cell table:style-name="ce13" table:formula="of:=[.E5]*[.L5]" office:value-type="float" office:value="595">
            <text:p>595</text:p>
          </table:table-cell>
          <table:table-cell table:style-name="ce13" table:formula="of:=([.I5]-[.E5])^2" office:value-type="float" office:value="0.745753818484752">
            <text:p>0.7457538185</text:p>
          </table:table-cell>
          <table:table-cell table:style-name="ce13" table:formula="of:=([.J5]-[.E5])^2" office:value-type="float" office:value="0.667103644054657">
            <text:p>0.6671036441</text:p>
          </table:table-cell>
          <table:table-cell table:style-name="ce13" table:formula="of:=([.L5]*ABS([.I5]-[.E5]))" office:value-type="float" office:value="513.82438205">
            <text:p>513.82438205</text:p>
          </table:table-cell>
          <table:table-cell table:style-name="ce13" table:formula="of:=([.L5]*ABS([.J5]-[.E5]))" office:value-type="float" office:value="485.97465735">
            <text:p>485.97465735</text:p>
          </table:table-cell>
          <table:table-cell table:style-name="ce13" table:formula="of:=[.H5]*ABS([.F5]-[.I5])" office:value-type="float" office:value="594.99999871">
            <text:p>594.99999871</text:p>
          </table:table-cell>
          <table:table-cell table:style-name="ce13" table:formula="of:=[.H5]*ABS([.F5]-[.J5])" office:value-type="float" office:value="562.75048557">
            <text:p>562.75048557</text:p>
          </table:table-cell>
        </table:table-row>
        <table:table-row table:style-name="ro4">
          <table:table-cell table:style-name="ce10" office:value-type="string">
            <text:p>?a <text:s/>&lt;livesIn&gt; <text:s/>?f <text:s/>?f <text:s/>&lt;isLocatedIn&gt; <text:s/>?b <text:s text:c="2"/>=&gt; ?a <text:s/>&lt;livesIn&gt; <text:s/>?b</text:p>
          </table:table-cell>
          <table:table-cell table:style-name="ce12" office:value-type="float" office:value="26">
            <text:p>26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table:style-name="ce15" table:formula="of:=[.B6]/([.C6]+[.B6])" office:value-type="percentage" office:value="0.896551724137931">
            <text:p>89.66%</text:p>
          </table:table-cell>
          <table:table-cell table:style-name="ce18" table:formula="of:=([.E6]*[.L6] + [.G6])/([.L6] + [.G6])" office:value-type="float" office:value="0.914967833980144">
            <text:p>0.914967834</text:p>
          </table:table-cell>
          <table:table-cell table:style-name="ce13" office:value-type="float" office:value="938">
            <text:p>938</text:p>
          </table:table-cell>
          <table:table-cell table:style-name="ce13" office:value-type="float" office:value="5269">
            <text:p>5269</text:p>
          </table:table-cell>
          <table:table-cell table:number-columns-repeated="2" table:style-name="ce15" office:value-type="percentage" office:value="0.1780224">
            <text:p>17.80%</text:p>
          </table:table-cell>
          <table:table-cell table:style-name="ce10" office:value-type="string">
            <text:p>Ranking Std</text:p>
          </table:table-cell>
          <table:table-cell table:style-name="ce13" office:value-type="float" office:value="4331">
            <text:p>4331</text:p>
          </table:table-cell>
          <table:table-cell table:style-name="ce13" table:formula="of:=[.I6]*[.L6]" office:value-type="float" office:value="771.0150144">
            <text:p>771.0150144</text:p>
          </table:table-cell>
          <table:table-cell table:style-name="ce13" table:formula="of:=[.J6]*[.L6]" office:value-type="float" office:value="771.0150144">
            <text:p>771.0150144</text:p>
          </table:table-cell>
          <table:table-cell table:style-name="ce13" table:formula="of:=[.E6]*[.L6]" office:value-type="float" office:value="3882.96551724138">
            <text:p>3882.9655172414</text:p>
          </table:table-cell>
          <table:table-cell table:style-name="ce13" table:formula="of:=([.I6]-[.E6])^2" office:value-type="float" office:value="0.516284389646112">
            <text:p>0.5162843896</text:p>
          </table:table-cell>
          <table:table-cell table:style-name="ce13" table:formula="of:=([.J6]-[.E6])^2" office:value-type="float" office:value="0.516284389646112">
            <text:p>0.5162843896</text:p>
          </table:table-cell>
          <table:table-cell table:style-name="ce13" table:formula="of:=([.L6]*ABS([.I6]-[.E6]))" office:value-type="float" office:value="3111.95050284138">
            <text:p>3111.9505028414</text:p>
          </table:table-cell>
          <table:table-cell table:style-name="ce13" table:formula="of:=([.L6]*ABS([.J6]-[.E6]))" office:value-type="float" office:value="3111.95050284138">
            <text:p>3111.9505028414</text:p>
          </table:table-cell>
          <table:table-cell table:style-name="ce13" table:formula="of:=[.H6]*ABS([.F6]-[.I6])" office:value-type="float" office:value="3882.96549164138">
            <text:p>3882.9654916414</text:p>
          </table:table-cell>
          <table:table-cell table:style-name="ce13" table:formula="of:=[.H6]*ABS([.F6]-[.J6])" office:value-type="float" office:value="3882.96549164138">
            <text:p>3882.9654916414</text:p>
          </table:table-cell>
        </table:table-row>
        <table:table-row table:style-name="ro4">
          <table:table-cell table:style-name="ce10" office:value-type="string">
            <text:p>?a <text:s/>&lt;diedIn&gt; <text:s/>?c <text:s/>?c <text:s/>&lt;isLocatedIn&gt; <text:s/>?b <text:s text:c="2"/>=&gt; ?a <text:s/>&lt;livesIn&gt; <text:s/>?b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5" table:formula="of:=[.B7]/([.C7]+[.B7])" office:value-type="percentage" office:value="0.892857142857143">
            <text:p>89.29%</text:p>
          </table:table-cell>
          <table:table-cell table:style-name="ce18" table:formula="of:=([.E7]*[.L7] + [.G7])/([.L7] + [.G7])" office:value-type="float" office:value="0.894256396588486">
            <text:p>0.8942563966</text:p>
          </table:table-cell>
          <table:table-cell table:style-name="ce13" office:value-type="float" office:value="175">
            <text:p>175</text:p>
          </table:table-cell>
          <table:table-cell table:style-name="ce13" office:value-type="float" office:value="13400">
            <text:p>13400</text:p>
          </table:table-cell>
          <table:table-cell table:style-name="ce15" office:value-type="percentage" office:value="0.0130597">
            <text:p>1.31%</text:p>
          </table:table-cell>
          <table:table-cell table:style-name="ce15" office:value-type="percentage" office:value="0.38546256">
            <text:p>38.55%</text:p>
          </table:table-cell>
          <table:table-cell table:style-name="ce10" office:value-type="string">
            <text:p>Individually evaluated</text:p>
          </table:table-cell>
          <table:table-cell table:style-name="ce13" office:value-type="float" office:value="13225">
            <text:p>13225</text:p>
          </table:table-cell>
          <table:table-cell table:style-name="ce13" table:formula="of:=[.I7]*[.L7]" office:value-type="float" office:value="172.7145325">
            <text:p>172.7145325</text:p>
          </table:table-cell>
          <table:table-cell table:style-name="ce13" table:formula="of:=[.J7]*[.L7]" office:value-type="float" office:value="5097.742356">
            <text:p>5097.742356</text:p>
          </table:table-cell>
          <table:table-cell table:style-name="ce13" table:formula="of:=[.E7]*[.L7]" office:value-type="float" office:value="11808.0357142857">
            <text:p>11808.0357142857</text:p>
          </table:table-cell>
          <table:table-cell table:style-name="ce13" table:formula="of:=([.I7]-[.E7])^2" office:value-type="float" office:value="0.774043540457968">
            <text:p>0.7740435405</text:p>
          </table:table-cell>
          <table:table-cell table:style-name="ce13" table:formula="of:=([.J7]-[.E7])^2" office:value-type="float" office:value="0.257449262712774">
            <text:p>0.2574492627</text:p>
          </table:table-cell>
          <table:table-cell table:style-name="ce13" table:formula="of:=([.L7]*ABS([.I7]-[.E7]))" office:value-type="float" office:value="11635.3211817857">
            <text:p>11635.3211817857</text:p>
          </table:table-cell>
          <table:table-cell table:style-name="ce13" table:formula="of:=([.L7]*ABS([.J7]-[.E7]))" office:value-type="float" office:value="6710.29335828572">
            <text:p>6710.2933582857</text:p>
          </table:table-cell>
          <table:table-cell table:style-name="ce13" table:formula="of:=[.H7]*ABS([.F7]-[.I7])" office:value-type="float" office:value="11808.0357342857">
            <text:p>11808.0357342857</text:p>
          </table:table-cell>
          <table:table-cell table:style-name="ce13" table:formula="of:=[.H7]*ABS([.F7]-[.J7])" office:value-type="float" office:value="6817.83741028572">
            <text:p>6817.8374102857</text:p>
          </table:table-cell>
        </table:table-row>
        <table:table-row table:style-name="ro4">
          <table:table-cell table:style-name="ce10" office:value-type="string">
            <text:p>?c <text:s/>&lt;hasOfficialLanguage&gt; <text:s/>?b <text:s/>?c <text:s/>&lt;isLocatedIn&gt; <text:s/>?a <text:s text:c="2"/>=&gt; ?a <text:s/>&lt;hasOfficialLanguage&gt; <text:s/>?b</text:p>
          </table:table-cell>
          <table:table-cell table:style-name="ce12" office:value-type="float" office:value="26">
            <text:p>26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0">
            <text:p>0</text:p>
          </table:table-cell>
          <table:table-cell table:style-name="ce15" table:formula="of:=[.B8]/([.C8]+[.B8])" office:value-type="percentage" office:value="0.866666666666667">
            <text:p>86.67%</text:p>
          </table:table-cell>
          <table:table-cell table:style-name="ce18" table:formula="of:=([.E8]*[.L8] + [.G8])/([.L8] + [.G8])" office:value-type="float" office:value="0.885714285714286">
            <text:p>0.8857142857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126">
            <text:p>126</text:p>
          </table:table-cell>
          <table:table-cell table:style-name="ce15" office:value-type="percentage" office:value="0.14285714">
            <text:p>14.29%</text:p>
          </table:table-cell>
          <table:table-cell table:style-name="ce15" office:value-type="percentage" office:value="0.64285714">
            <text:p>64.29%</text:p>
          </table:table-cell>
          <table:table-cell table:style-name="ce10" office:value-type="string">
            <text:p>Individually evaluated</text:p>
          </table:table-cell>
          <table:table-cell table:style-name="ce13" office:value-type="float" office:value="108">
            <text:p>108</text:p>
          </table:table-cell>
          <table:table-cell table:style-name="ce13" table:formula="of:=[.I8]*[.L8]" office:value-type="float" office:value="15.42857112">
            <text:p>15.42857112</text:p>
          </table:table-cell>
          <table:table-cell table:style-name="ce13" table:formula="of:=[.J8]*[.L8]" office:value-type="float" office:value="69.42857112">
            <text:p>69.42857112</text:p>
          </table:table-cell>
          <table:table-cell table:style-name="ce13" table:formula="of:=[.E8]*[.L8]" office:value-type="float" office:value="93.6">
            <text:p>93.6</text:p>
          </table:table-cell>
          <table:table-cell table:style-name="ce13" table:formula="of:=([.I8]-[.E8])^2" office:value-type="float" office:value="0.523900230893424">
            <text:p>0.5239002309</text:p>
          </table:table-cell>
          <table:table-cell table:style-name="ce13" table:formula="of:=([.J8]-[.E8])^2" office:value-type="float" office:value="0.0500907042267574">
            <text:p>0.0500907042</text:p>
          </table:table-cell>
          <table:table-cell table:style-name="ce13" table:formula="of:=([.L8]*ABS([.I8]-[.E8]))" office:value-type="float" office:value="78.17142888">
            <text:p>78.17142888</text:p>
          </table:table-cell>
          <table:table-cell table:style-name="ce13" table:formula="of:=([.L8]*ABS([.J8]-[.E8]))" office:value-type="float" office:value="24.17142888">
            <text:p>24.17142888</text:p>
          </table:table-cell>
          <table:table-cell table:style-name="ce13" table:formula="of:=[.H8]*ABS([.F8]-[.I8])" office:value-type="float" office:value="93.60000036">
            <text:p>93.60000036</text:p>
          </table:table-cell>
          <table:table-cell table:style-name="ce13" table:formula="of:=[.H8]*ABS([.F8]-[.J8])" office:value-type="float" office:value="30.60000036">
            <text:p>30.60000036</text:p>
          </table:table-cell>
        </table:table-row>
        <table:table-row table:style-name="ro4">
          <table:table-cell table:style-name="ce10" office:value-type="string">
            <text:p>?a <text:s/>&lt;diedIn&gt; <text:s/>?b <text:s text:c="2"/>=&gt; ?a <text:s/>&lt;livesIn&gt; <text:s/>?b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9">
            <text:p>9</text:p>
          </table:table-cell>
          <table:table-cell table:style-name="ce15" table:formula="of:=[.B9]/([.C9]+[.B9])" office:value-type="percentage" office:value="0.857142857142857">
            <text:p>85.71%</text:p>
          </table:table-cell>
          <table:table-cell table:style-name="ce18" table:formula="of:=([.E9]*[.L9] + [.G9])/([.L9] + [.G9])" office:value-type="float" office:value="0.858864415959559">
            <text:p>0.858864416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22156">
            <text:p>22156</text:p>
          </table:table-cell>
          <table:table-cell table:style-name="ce15" office:value-type="percentage" office:value="0.01205091">
            <text:p>1.21%</text:p>
          </table:table-cell>
          <table:table-cell table:style-name="ce15" office:value-type="percentage" office:value="0.43414634">
            <text:p>43.41%</text:p>
          </table:table-cell>
          <table:table-cell table:style-name="ce10" office:value-type="string">
            <text:p>Individually evaluated</text:p>
          </table:table-cell>
          <table:table-cell table:style-name="ce13" office:value-type="float" office:value="21889">
            <text:p>21889</text:p>
          </table:table-cell>
          <table:table-cell table:style-name="ce13" table:formula="of:=[.I9]*[.L9]" office:value-type="float" office:value="263.78236899">
            <text:p>263.78236899</text:p>
          </table:table-cell>
          <table:table-cell table:style-name="ce13" table:formula="of:=[.J9]*[.L9]" office:value-type="float" office:value="9503.02923626">
            <text:p>9503.02923626</text:p>
          </table:table-cell>
          <table:table-cell table:style-name="ce13" table:formula="of:=[.E9]*[.L9]" office:value-type="float" office:value="18762">
            <text:p>18762</text:p>
          </table:table-cell>
          <table:table-cell table:style-name="ce13" table:formula="of:=([.I9]-[.E9])^2" office:value-type="float" office:value="0.714180399125705">
            <text:p>0.7141803991</text:p>
          </table:table-cell>
          <table:table-cell table:style-name="ce13" table:formula="of:=([.J9]-[.E9])^2" office:value-type="float" office:value="0.178926053514987">
            <text:p>0.1789260535</text:p>
          </table:table-cell>
          <table:table-cell table:style-name="ce13" table:formula="of:=([.L9]*ABS([.I9]-[.E9]))" office:value-type="float" office:value="18498.21763101">
            <text:p>18498.21763101</text:p>
          </table:table-cell>
          <table:table-cell table:style-name="ce13" table:formula="of:=([.L9]*ABS([.J9]-[.E9]))" office:value-type="float" office:value="9258.97076374">
            <text:p>9258.97076374</text:p>
          </table:table-cell>
          <table:table-cell table:style-name="ce13" table:formula="of:=[.H9]*ABS([.F9]-[.I9])" office:value-type="float" office:value="18762.00003804">
            <text:p>18762.00003804</text:p>
          </table:table-cell>
          <table:table-cell table:style-name="ce13" table:formula="of:=[.H9]*ABS([.F9]-[.J9])" office:value-type="float" office:value="9410.05369096">
            <text:p>9410.05369096</text:p>
          </table:table-cell>
        </table:table-row>
        <table:table-row table:style-name="ro4">
          <table:table-cell table:style-name="ce10" office:value-type="string">
            <text:p>?c <text:s/>&lt;isMarriedTo&gt; <text:s/>?a <text:s/>?c <text:s/>&lt;livesIn&gt; <text:s/>?b <text:s text:c="2"/>=&gt; ?a <text:s/>&lt;livesIn&gt; <text:s/>?b</text:p>
          </table:table-cell>
          <table:table-cell table:style-name="ce12" office:value-type="float" office:value="23">
            <text:p>2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5" table:formula="of:=[.B10]/([.C10]+[.B10])" office:value-type="percentage" office:value="0.851851851851852">
            <text:p>85.19%</text:p>
          </table:table-cell>
          <table:table-cell table:style-name="ce18" table:formula="of:=([.E10]*[.L10] + [.G10])/([.L10] + [.G10])" office:value-type="float" office:value="0.885640025990903">
            <text:p>0.885640026</text:p>
          </table:table-cell>
          <table:table-cell table:style-name="ce13" office:value-type="float" office:value="169">
            <text:p>169</text:p>
          </table:table-cell>
          <table:table-cell table:style-name="ce13" office:value-type="float" office:value="741">
            <text:p>741</text:p>
          </table:table-cell>
          <table:table-cell table:style-name="ce15" office:value-type="percentage" office:value="0.22807018">
            <text:p>22.81%</text:p>
          </table:table-cell>
          <table:table-cell table:style-name="ce15" office:value-type="percentage" office:value="0.68421053">
            <text:p>68.42%</text:p>
          </table:table-cell>
          <table:table-cell table:style-name="ce10" office:value-type="string">
            <text:p>Individually evaluated</text:p>
          </table:table-cell>
          <table:table-cell table:style-name="ce13" office:value-type="float" office:value="572">
            <text:p>572</text:p>
          </table:table-cell>
          <table:table-cell table:style-name="ce13" table:formula="of:=[.I10]*[.L10]" office:value-type="float" office:value="130.45614296">
            <text:p>130.45614296</text:p>
          </table:table-cell>
          <table:table-cell table:style-name="ce13" table:formula="of:=[.J10]*[.L10]" office:value-type="float" office:value="391.36842316">
            <text:p>391.36842316</text:p>
          </table:table-cell>
          <table:table-cell table:style-name="ce13" table:formula="of:=[.E10]*[.L10]" office:value-type="float" office:value="487.259259259259">
            <text:p>487.2592592593</text:p>
          </table:table-cell>
          <table:table-cell table:style-name="ce13" table:formula="of:=([.I10]-[.E10])^2" office:value-type="float" office:value="0.389103574138291">
            <text:p>0.3891035741</text:p>
          </table:table-cell>
          <table:table-cell table:style-name="ce13" table:formula="of:=([.J10]-[.E10])^2" office:value-type="float" office:value="0.0281036127922362">
            <text:p>0.0281036128</text:p>
          </table:table-cell>
          <table:table-cell table:style-name="ce13" table:formula="of:=([.L10]*ABS([.I10]-[.E10]))" office:value-type="float" office:value="356.803116299259">
            <text:p>356.8031162993</text:p>
          </table:table-cell>
          <table:table-cell table:style-name="ce13" table:formula="of:=([.L10]*ABS([.J10]-[.E10]))" office:value-type="float" office:value="95.8908360992593">
            <text:p>95.8908360993</text:p>
          </table:table-cell>
          <table:table-cell table:style-name="ce13" table:formula="of:=[.H10]*ABS([.F10]-[.I10])" office:value-type="float" office:value="487.259255879259">
            <text:p>487.2592558793</text:p>
          </table:table-cell>
          <table:table-cell table:style-name="ce13" table:formula="of:=[.H10]*ABS([.F10]-[.J10])" office:value-type="float" office:value="149.259256529259">
            <text:p>149.2592565293</text:p>
          </table:table-cell>
        </table:table-row>
        <table:table-row table:style-name="ro4">
          <table:table-cell table:style-name="ce10" office:value-type="string">
            <text:p>?a <text:s/>&lt;isMarriedTo&gt; <text:s/>?c <text:s/>?c <text:s/>&lt;livesIn&gt; <text:s/>?b <text:s text:c="2"/>=&gt; ?a <text:s/>&lt;livesIn&gt; <text:s/>?b</text:p>
          </table:table-cell>
          <table:table-cell table:style-name="ce12" office:value-type="float" office:value="23">
            <text:p>2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1">
            <text:p>1</text:p>
          </table:table-cell>
          <table:table-cell table:style-name="ce15" table:formula="of:=[.B11]/([.C11]+[.B11])" office:value-type="percentage" office:value="0.793103448275862">
            <text:p>79.31%</text:p>
          </table:table-cell>
          <table:table-cell table:style-name="ce18" table:formula="of:=([.E11]*[.L11] + [.G11])/([.L11] + [.G11])" office:value-type="float" office:value="0.862839529955692">
            <text:p>0.86283953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537">
            <text:p>537</text:p>
          </table:table-cell>
          <table:table-cell table:style-name="ce15" office:value-type="percentage" office:value="0.33705773">
            <text:p>33.71%</text:p>
          </table:table-cell>
          <table:table-cell table:style-name="ce15" office:value-type="percentage" office:value="0.6988417">
            <text:p>69.88%</text:p>
          </table:table-cell>
          <table:table-cell table:style-name="ce10" office:value-type="string">
            <text:p>Ranking PCA</text:p>
          </table:table-cell>
          <table:table-cell table:style-name="ce13" office:value-type="float" office:value="356">
            <text:p>356</text:p>
          </table:table-cell>
          <table:table-cell table:style-name="ce13" table:formula="of:=[.I11]*[.L11]" office:value-type="float" office:value="119.99255188">
            <text:p>119.99255188</text:p>
          </table:table-cell>
          <table:table-cell table:style-name="ce13" table:formula="of:=[.J11]*[.L11]" office:value-type="float" office:value="248.7876452">
            <text:p>248.7876452</text:p>
          </table:table-cell>
          <table:table-cell table:style-name="ce13" table:formula="of:=[.E11]*[.L11]" office:value-type="float" office:value="282.344827586207">
            <text:p>282.3448275862</text:p>
          </table:table-cell>
          <table:table-cell table:style-name="ce13" table:formula="of:=([.I11]-[.E11])^2" office:value-type="float" office:value="0.207977697157747">
            <text:p>0.2079776972</text:p>
          </table:table-cell>
          <table:table-cell table:style-name="ce13" table:formula="of:=([.J11]-[.E11])^2" office:value-type="float" office:value="0.00888527718802199">
            <text:p>0.0088852772</text:p>
          </table:table-cell>
          <table:table-cell table:style-name="ce13" table:formula="of:=([.L11]*ABS([.I11]-[.E11]))" office:value-type="float" office:value="162.352275706207">
            <text:p>162.3522757062</text:p>
          </table:table-cell>
          <table:table-cell table:style-name="ce13" table:formula="of:=([.L11]*ABS([.J11]-[.E11]))" office:value-type="float" office:value="33.5571823862069">
            <text:p>33.5571823862</text:p>
          </table:table-cell>
          <table:table-cell table:style-name="ce13" table:formula="of:=[.H11]*ABS([.F11]-[.I11])" office:value-type="float" office:value="282.344826576207">
            <text:p>282.3448265762</text:p>
          </table:table-cell>
          <table:table-cell table:style-name="ce13" table:formula="of:=[.H11]*ABS([.F11]-[.J11])" office:value-type="float" office:value="88.0668346862069">
            <text:p>88.0668346862</text:p>
          </table:table-cell>
        </table:table-row>
        <table:table-row table:style-name="ro4">
          <table:table-cell table:style-name="ce10" office:value-type="string">
            <text:p>?a <text:s/>&lt;isMarriedTo&gt; <text:s/>?f <text:s/>?f <text:s/>&lt;hasChild&gt; <text:s/>?b <text:s text:c="2"/>=&gt; ?a <text:s/>&lt;hasChild&gt; <text:s/>?b</text:p>
          </table:table-cell>
          <table:table-cell table:style-name="ce12" office:value-type="float" office:value="21">
            <text:p>21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2">
            <text:p>2</text:p>
          </table:table-cell>
          <table:table-cell table:style-name="ce15" table:formula="of:=[.B12]/([.C12]+[.B12])" office:value-type="percentage" office:value="0.75">
            <text:p>75.00%</text:p>
          </table:table-cell>
          <table:table-cell table:style-name="ce18" table:formula="of:=([.E12]*[.L12] + [.G12])/([.L12] + [.G12])" office:value-type="float" office:value="0.890284757118928">
            <text:p>0.8902847571</text:p>
          </table:table-cell>
          <table:table-cell table:style-name="ce13" office:value-type="float" office:value="3685">
            <text:p>3685</text:p>
          </table:table-cell>
          <table:table-cell table:style-name="ce13" office:value-type="float" office:value="6567">
            <text:p>6567</text:p>
          </table:table-cell>
          <table:table-cell table:number-columns-repeated="2" table:style-name="ce15" office:value-type="percentage" office:value="0.56113903">
            <text:p>56.11%</text:p>
          </table:table-cell>
          <table:table-cell table:style-name="ce10" office:value-type="string">
            <text:p>Individually evaluated</text:p>
          </table:table-cell>
          <table:table-cell table:style-name="ce13" office:value-type="float" office:value="2882">
            <text:p>2882</text:p>
          </table:table-cell>
          <table:table-cell table:style-name="ce13" table:formula="of:=[.I12]*[.L12]" office:value-type="float" office:value="1617.20268446">
            <text:p>1617.20268446</text:p>
          </table:table-cell>
          <table:table-cell table:style-name="ce13" table:formula="of:=[.J12]*[.L12]" office:value-type="float" office:value="1617.20268446">
            <text:p>1617.20268446</text:p>
          </table:table-cell>
          <table:table-cell table:style-name="ce13" table:formula="of:=[.E12]*[.L12]" office:value-type="float" office:value="2161.5">
            <text:p>2161.5</text:p>
          </table:table-cell>
          <table:table-cell table:style-name="ce13" table:formula="of:=([.I12]-[.E12])^2" office:value-type="float" office:value="0.0356684659893409">
            <text:p>0.035668466</text:p>
          </table:table-cell>
          <table:table-cell table:style-name="ce13" table:formula="of:=([.J12]-[.E12])^2" office:value-type="float" office:value="0.0356684659893409">
            <text:p>0.035668466</text:p>
          </table:table-cell>
          <table:table-cell table:style-name="ce13" table:formula="of:=([.L12]*ABS([.I12]-[.E12]))" office:value-type="float" office:value="544.29731554">
            <text:p>544.29731554</text:p>
          </table:table-cell>
          <table:table-cell table:style-name="ce13" table:formula="of:=([.L12]*ABS([.J12]-[.E12]))" office:value-type="float" office:value="544.29731554">
            <text:p>544.29731554</text:p>
          </table:table-cell>
          <table:table-cell table:style-name="ce13" table:formula="of:=[.H12]*ABS([.F12]-[.I12])" office:value-type="float" office:value="2161.49998999">
            <text:p>2161.49998999</text:p>
          </table:table-cell>
          <table:table-cell table:style-name="ce13" table:formula="of:=[.H12]*ABS([.F12]-[.J12])" office:value-type="float" office:value="2161.49998999">
            <text:p>2161.49998999</text:p>
          </table:table-cell>
        </table:table-row>
        <table:table-row table:style-name="ro4">
          <table:table-cell table:style-name="ce10" office:value-type="string">
            <text:p>?a <text:s/>&lt;isLocatedIn&gt; <text:s/>?c <text:s/>?c <text:s/>&lt;hasOfficialLanguage&gt; <text:s/>?b <text:s text:c="2"/>=&gt; ?a <text:s/>&lt;hasOfficialLanguage&gt; <text:s/>?b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6">
            <text:p>6</text:p>
          </table:table-cell>
          <table:table-cell table:style-name="ce15" table:formula="of:=[.B13]/([.C13]+[.B13])" office:value-type="percentage" office:value="0.72">
            <text:p>72.00%</text:p>
          </table:table-cell>
          <table:table-cell table:style-name="ce18" table:formula="of:=([.E13]*[.L13] + [.G13])/([.L13] + [.G13])" office:value-type="float" office:value="0.720185099490976">
            <text:p>0.720185099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635">
            <text:p>75635</text:p>
          </table:table-cell>
          <table:table-cell table:style-name="ce15" office:value-type="percentage" office:value="0.00066107">
            <text:p>0.07%</text:p>
          </table:table-cell>
          <table:table-cell table:style-name="ce15" office:value-type="percentage" office:value="0.83333333">
            <text:p>83.33%</text:p>
          </table:table-cell>
          <table:table-cell table:style-name="ce10" office:value-type="string">
            <text:p>Ranking PCA</text:p>
          </table:table-cell>
          <table:table-cell table:style-name="ce13" office:value-type="float" office:value="75585">
            <text:p>75585</text:p>
          </table:table-cell>
          <table:table-cell table:style-name="ce13" table:formula="of:=[.I13]*[.L13]" office:value-type="float" office:value="49.96697595">
            <text:p>49.96697595</text:p>
          </table:table-cell>
          <table:table-cell table:style-name="ce13" table:formula="of:=[.J13]*[.L13]" office:value-type="float" office:value="62987.49974805">
            <text:p>62987.49974805</text:p>
          </table:table-cell>
          <table:table-cell table:style-name="ce13" table:formula="of:=[.E13]*[.L13]" office:value-type="float" office:value="54421.2">
            <text:p>54421.2</text:p>
          </table:table-cell>
          <table:table-cell table:style-name="ce13" table:formula="of:=([.I13]-[.E13])^2" office:value-type="float" office:value="0.517448496213545">
            <text:p>0.5174484962</text:p>
          </table:table-cell>
          <table:table-cell table:style-name="ce13" table:formula="of:=([.J13]-[.E13])^2" office:value-type="float" office:value="0.0128444436888889">
            <text:p>0.0128444437</text:p>
          </table:table-cell>
          <table:table-cell table:style-name="ce13" table:formula="of:=([.L13]*ABS([.I13]-[.E13]))" office:value-type="float" office:value="54371.23302405">
            <text:p>54371.23302405</text:p>
          </table:table-cell>
          <table:table-cell table:style-name="ce13" table:formula="of:=([.L13]*ABS([.J13]-[.E13]))" office:value-type="float" office:value="8566.29974805">
            <text:p>8566.29974805</text:p>
          </table:table-cell>
          <table:table-cell table:style-name="ce13" table:formula="of:=[.H13]*ABS([.F13]-[.I13])" office:value-type="float" office:value="54421.19997055">
            <text:p>54421.19997055</text:p>
          </table:table-cell>
          <table:table-cell table:style-name="ce13" table:formula="of:=[.H13]*ABS([.F13]-[.J13])" office:value-type="float" office:value="8557.96641455001">
            <text:p>8557.96641455</text:p>
          </table:table-cell>
        </table:table-row>
        <table:table-row table:style-name="ro4">
          <table:table-cell table:style-name="ce10" office:value-type="string">
            <text:p>?a <text:s/>&lt;hasChild&gt; <text:s/>?c <text:s/>?b <text:s/>&lt;hasChild&gt; <text:s/>?c <text:s text:c="2"/>=&gt; ?a <text:s/>&lt;isMarriedTo&gt; <text:s/>?b</text:p>
          </table:table-cell>
          <table:table-cell table:style-name="ce12" office:value-type="float" office:value="21">
            <text:p>2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0">
            <text:p>0</text:p>
          </table:table-cell>
          <table:table-cell table:style-name="ce15" table:formula="of:=[.B14]/([.C14]+[.B14])" office:value-type="percentage" office:value="0.7">
            <text:p>70.00%</text:p>
          </table:table-cell>
          <table:table-cell table:style-name="ce18" table:formula="of:=([.E14]*[.L14] + [.G14])/([.L14] + [.G14])" office:value-type="float" office:value="0.751963495575221">
            <text:p>0.7519634956</text:p>
          </table:table-cell>
          <table:table-cell table:style-name="ce13" office:value-type="float" office:value="1879">
            <text:p>1879</text:p>
          </table:table-cell>
          <table:table-cell table:style-name="ce13" office:value-type="float" office:value="10848">
            <text:p>10848</text:p>
          </table:table-cell>
          <table:table-cell table:style-name="ce15" office:value-type="percentage" office:value="0.17321165">
            <text:p>17.32%</text:p>
          </table:table-cell>
          <table:table-cell table:style-name="ce15" office:value-type="percentage" office:value="0.40981461">
            <text:p>40.98%</text:p>
          </table:table-cell>
          <table:table-cell table:style-name="ce10" office:value-type="string">
            <text:p>Ranking PCA</text:p>
          </table:table-cell>
          <table:table-cell table:style-name="ce13" office:value-type="float" office:value="8969">
            <text:p>8969</text:p>
          </table:table-cell>
          <table:table-cell table:style-name="ce13" table:formula="of:=[.I14]*[.L14]" office:value-type="float" office:value="1553.53528885">
            <text:p>1553.53528885</text:p>
          </table:table-cell>
          <table:table-cell table:style-name="ce13" table:formula="of:=[.J14]*[.L14]" office:value-type="float" office:value="3675.62723709">
            <text:p>3675.62723709</text:p>
          </table:table-cell>
          <table:table-cell table:style-name="ce13" table:formula="of:=[.E14]*[.L14]" office:value-type="float" office:value="6278.3">
            <text:p>6278.3</text:p>
          </table:table-cell>
          <table:table-cell table:style-name="ce13" table:formula="of:=([.I14]-[.E14])^2" office:value-type="float" office:value="0.277505965695722">
            <text:p>0.2775059657</text:p>
          </table:table-cell>
          <table:table-cell table:style-name="ce13" table:formula="of:=([.J14]-[.E14])^2" office:value-type="float" office:value="0.0842075605694521">
            <text:p>0.0842075606</text:p>
          </table:table-cell>
          <table:table-cell table:style-name="ce13" table:formula="of:=([.L14]*ABS([.I14]-[.E14]))" office:value-type="float" office:value="4724.76471115">
            <text:p>4724.76471115</text:p>
          </table:table-cell>
          <table:table-cell table:style-name="ce13" table:formula="of:=([.L14]*ABS([.J14]-[.E14]))" office:value-type="float" office:value="2602.67276291">
            <text:p>2602.67276291</text:p>
          </table:table-cell>
          <table:table-cell table:style-name="ce13" table:formula="of:=[.H14]*ABS([.F14]-[.I14])" office:value-type="float" office:value="6278.3000208">
            <text:p>6278.3000208</text:p>
          </table:table-cell>
          <table:table-cell table:style-name="ce13" table:formula="of:=[.H14]*ABS([.F14]-[.J14])" office:value-type="float" office:value="3711.63111072">
            <text:p>3711.63111072</text:p>
          </table:table-cell>
        </table:table-row>
        <table:table-row table:style-name="ro4">
          <table:table-cell table:style-name="ce10" office:value-type="string">
            <text:p>?c <text:s/>&lt;dealsWith&gt; <text:s/>?a <text:s/>?c <text:s/>&lt;dealsWith&gt; <text:s/>?b <text:s text:c="2"/>=&gt; ?a <text:s/>&lt;dealsWith&gt; <text:s/>?b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0">
            <text:p>0</text:p>
          </table:table-cell>
          <table:table-cell table:style-name="ce15" table:formula="of:=[.B15]/([.C15]+[.B15])" office:value-type="percentage" office:value="0.666666666666667">
            <text:p>66.67%</text:p>
          </table:table-cell>
          <table:table-cell table:style-name="ce18" table:formula="of:=([.E15]*[.L15] + [.G15])/([.L15] + [.G15])" office:value-type="float" office:value="0.718141507615192">
            <text:p>0.7181415076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1729">
            <text:p>1729</text:p>
          </table:table-cell>
          <table:table-cell table:style-name="ce15" office:value-type="percentage" office:value="0.15442452">
            <text:p>15.44%</text:p>
          </table:table-cell>
          <table:table-cell table:style-name="ce15" office:value-type="percentage" office:value="0.2177814">
            <text:p>21.78%</text:p>
          </table:table-cell>
          <table:table-cell table:style-name="ce10" office:value-type="string">
            <text:p>Individually evaluated</text:p>
          </table:table-cell>
          <table:table-cell table:style-name="ce13" office:value-type="float" office:value="1462">
            <text:p>1462</text:p>
          </table:table-cell>
          <table:table-cell table:style-name="ce13" table:formula="of:=[.I15]*[.L15]" office:value-type="float" office:value="225.76864824">
            <text:p>225.76864824</text:p>
          </table:table-cell>
          <table:table-cell table:style-name="ce13" table:formula="of:=[.J15]*[.L15]" office:value-type="float" office:value="318.3964068">
            <text:p>318.3964068</text:p>
          </table:table-cell>
          <table:table-cell table:style-name="ce13" table:formula="of:=[.E15]*[.L15]" office:value-type="float" office:value="974.666666666667">
            <text:p>974.6666666667</text:p>
          </table:table-cell>
          <table:table-cell table:style-name="ce13" table:formula="of:=([.I15]-[.E15])^2" office:value-type="float" office:value="0.262392016821675">
            <text:p>0.2623920168</text:p>
          </table:table-cell>
          <table:table-cell table:style-name="ce13" table:formula="of:=([.J15]-[.E15])^2" office:value-type="float" office:value="0.201497982630404">
            <text:p>0.2014979826</text:p>
          </table:table-cell>
          <table:table-cell table:style-name="ce13" table:formula="of:=([.L15]*ABS([.I15]-[.E15]))" office:value-type="float" office:value="748.898018426667">
            <text:p>748.8980184267</text:p>
          </table:table-cell>
          <table:table-cell table:style-name="ce13" table:formula="of:=([.L15]*ABS([.J15]-[.E15]))" office:value-type="float" office:value="656.270259866667">
            <text:p>656.2702598667</text:p>
          </table:table-cell>
          <table:table-cell table:style-name="ce13" table:formula="of:=[.H15]*ABS([.F15]-[.I15])" office:value-type="float" office:value="974.666671586667">
            <text:p>974.6666715867</text:p>
          </table:table-cell>
          <table:table-cell table:style-name="ce13" table:formula="of:=[.H15]*ABS([.F15]-[.J15])" office:value-type="float" office:value="865.122626066666">
            <text:p>865.1226260667</text:p>
          </table:table-cell>
        </table:table-row>
        <table:table-row table:style-name="ro4">
          <table:table-cell table:style-name="ce10" office:value-type="string">
            <text:p>?b <text:s/>&lt;hasCapital&gt; <text:s/>?f <text:s/>?a <text:s/>&lt;livesIn&gt; <text:s/>?f <text:s text:c="2"/>=&gt; ?a <text:s/>&lt;livesIn&gt; <text:s/>?b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3">
            <text:p>3</text:p>
          </table:table-cell>
          <table:table-cell table:style-name="ce15" table:formula="of:=[.B16]/([.C16]+[.B16])" office:value-type="percentage" office:value="0.555555555555556">
            <text:p>55.56%</text:p>
          </table:table-cell>
          <table:table-cell table:style-name="ce18" table:formula="of:=([.E16]*[.L16] + [.G16])/([.L16] + [.G16])" office:value-type="float" office:value="0.615513115716285">
            <text:p>0.6155131157</text:p>
          </table:table-cell>
          <table:table-cell table:style-name="ce13" office:value-type="float" office:value="664">
            <text:p>664</text:p>
          </table:table-cell>
          <table:table-cell table:style-name="ce13" office:value-type="float" office:value="4922">
            <text:p>4922</text:p>
          </table:table-cell>
          <table:table-cell table:number-columns-repeated="2" table:style-name="ce15" office:value-type="percentage" office:value="0.13490451">
            <text:p>13.49%</text:p>
          </table:table-cell>
          <table:table-cell table:style-name="ce10" office:value-type="string">
            <text:p>Individually evaluated</text:p>
          </table:table-cell>
          <table:table-cell table:style-name="ce13" office:value-type="float" office:value="4258">
            <text:p>4258</text:p>
          </table:table-cell>
          <table:table-cell table:style-name="ce13" table:formula="of:=[.I16]*[.L16]" office:value-type="float" office:value="574.42340358">
            <text:p>574.42340358</text:p>
          </table:table-cell>
          <table:table-cell table:style-name="ce13" table:formula="of:=[.J16]*[.L16]" office:value-type="float" office:value="574.42340358">
            <text:p>574.42340358</text:p>
          </table:table-cell>
          <table:table-cell table:style-name="ce13" table:formula="of:=[.E16]*[.L16]" office:value-type="float" office:value="2365.55555555556">
            <text:p>2365.5555555556</text:p>
          </table:table-cell>
          <table:table-cell table:style-name="ce13" table:formula="of:=([.I16]-[.E16])^2" office:value-type="float" office:value="0.176947302126982">
            <text:p>0.1769473021</text:p>
          </table:table-cell>
          <table:table-cell table:style-name="ce13" table:formula="of:=([.J16]-[.E16])^2" office:value-type="float" office:value="0.176947302126982">
            <text:p>0.1769473021</text:p>
          </table:table-cell>
          <table:table-cell table:style-name="ce13" table:formula="of:=([.L16]*ABS([.I16]-[.E16]))" office:value-type="float" office:value="1791.13215197556">
            <text:p>1791.1321519756</text:p>
          </table:table-cell>
          <table:table-cell table:style-name="ce13" table:formula="of:=([.L16]*ABS([.J16]-[.E16]))" office:value-type="float" office:value="1791.13215197556">
            <text:p>1791.1321519756</text:p>
          </table:table-cell>
          <table:table-cell table:style-name="ce13" table:formula="of:=[.H16]*ABS([.F16]-[.I16])" office:value-type="float" office:value="2365.55555733556">
            <text:p>2365.5555573356</text:p>
          </table:table-cell>
          <table:table-cell table:style-name="ce13" table:formula="of:=[.H16]*ABS([.F16]-[.J16])" office:value-type="float" office:value="2365.55555733556">
            <text:p>2365.5555573356</text:p>
          </table:table-cell>
        </table:table-row>
        <table:table-row table:style-name="ro4">
          <table:table-cell table:style-name="ce10" office:value-type="string">
            <text:p>?c <text:s/>&lt;hasAcademicAdvisor&gt; <text:s/>?a <text:s/>?c <text:s/>&lt;graduatedFrom&gt; <text:s/>?b <text:s text:c="2"/>=&gt; ?a <text:s/>&lt;worksAt&gt; <text:s/>?b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16">
            <text:p>16</text:p>
          </table:table-cell>
          <table:table-cell table:style-name="ce12" office:value-type="float" office:value="0">
            <text:p>0</text:p>
          </table:table-cell>
          <table:table-cell table:style-name="ce15" table:formula="of:=[.B17]/([.C17]+[.B17])" office:value-type="percentage" office:value="0.466666666666667">
            <text:p>46.67%</text:p>
          </table:table-cell>
          <table:table-cell table:style-name="ce18" table:formula="of:=([.E17]*[.L17] + [.G17])/([.L17] + [.G17])" office:value-type="float" office:value="0.538368580060423">
            <text:p>0.5383685801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662">
            <text:p>662</text:p>
          </table:table-cell>
          <table:table-cell table:style-name="ce15" office:value-type="percentage" office:value="0.13444109">
            <text:p>13.44%</text:p>
          </table:table-cell>
          <table:table-cell table:style-name="ce15" office:value-type="percentage" office:value="0.39035088">
            <text:p>39.04%</text:p>
          </table:table-cell>
          <table:table-cell table:style-name="ce10" office:value-type="string">
            <text:p>Ranking Std</text:p>
          </table:table-cell>
          <table:table-cell table:style-name="ce13" office:value-type="float" office:value="573">
            <text:p>573</text:p>
          </table:table-cell>
          <table:table-cell table:style-name="ce13" table:formula="of:=[.I17]*[.L17]" office:value-type="float" office:value="77.03474457">
            <text:p>77.03474457</text:p>
          </table:table-cell>
          <table:table-cell table:style-name="ce13" table:formula="of:=[.J17]*[.L17]" office:value-type="float" office:value="223.67105424">
            <text:p>223.67105424</text:p>
          </table:table-cell>
          <table:table-cell table:style-name="ce13" table:formula="of:=[.E17]*[.L17]" office:value-type="float" office:value="267.4">
            <text:p>267.4</text:p>
          </table:table-cell>
          <table:table-cell table:style-name="ce13" table:formula="of:=([.I17]-[.E17])^2" office:value-type="float" office:value="0.110373833791499">
            <text:p>0.1103738338</text:p>
          </table:table-cell>
          <table:table-cell table:style-name="ce13" table:formula="of:=([.J17]-[.E17])^2" office:value-type="float" office:value="0.00582409929455218">
            <text:p>0.0058240993</text:p>
          </table:table-cell>
          <table:table-cell table:style-name="ce13" table:formula="of:=([.L17]*ABS([.I17]-[.E17]))" office:value-type="float" office:value="190.36525543">
            <text:p>190.36525543</text:p>
          </table:table-cell>
          <table:table-cell table:style-name="ce13" table:formula="of:=([.L17]*ABS([.J17]-[.E17]))" office:value-type="float" office:value="43.72894576">
            <text:p>43.72894576</text:p>
          </table:table-cell>
          <table:table-cell table:style-name="ce13" table:formula="of:=[.H17]*ABS([.F17]-[.I17])" office:value-type="float" office:value="267.39999842">
            <text:p>267.39999842</text:p>
          </table:table-cell>
          <table:table-cell table:style-name="ce13" table:formula="of:=[.H17]*ABS([.F17]-[.J17])" office:value-type="float" office:value="97.9877174399999">
            <text:p>97.98771744</text:p>
          </table:table-cell>
        </table:table-row>
        <table:table-row table:style-name="ro4">
          <table:table-cell table:style-name="ce10" office:value-type="string">
            <text:p>?a <text:s/>&lt;dealsWith&gt; <text:s/>?c <text:s/>?c <text:s/>&lt;imports&gt; <text:s/>?b <text:s text:c="2"/>=&gt; ?a <text:s/>&lt;imports&gt; <text:s/>?b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2">
            <text:p>2</text:p>
          </table:table-cell>
          <table:table-cell table:style-name="ce15" table:formula="of:=[.B18]/([.C18]+[.B18])" office:value-type="percentage" office:value="0.464285714285714">
            <text:p>46.43%</text:p>
          </table:table-cell>
          <table:table-cell table:style-name="ce18" table:formula="of:=([.E18]*[.L18] + [.G18])/([.L18] + [.G18])" office:value-type="float" office:value="0.520972354623451">
            <text:p>0.5209723546</text:p>
          </table:table-cell>
          <table:table-cell table:style-name="ce13" office:value-type="float" office:value="111">
            <text:p>111</text:p>
          </table:table-cell>
          <table:table-cell table:style-name="ce13" office:value-type="float" office:value="1049">
            <text:p>1049</text:p>
          </table:table-cell>
          <table:table-cell table:style-name="ce15" office:value-type="percentage" office:value="0.10581506">
            <text:p>10.58%</text:p>
          </table:table-cell>
          <table:table-cell table:style-name="ce15" office:value-type="percentage" office:value="0.14879357">
            <text:p>14.88%</text:p>
          </table:table-cell>
          <table:table-cell table:style-name="ce10" office:value-type="string">
            <text:p>Ranking Std</text:p>
          </table:table-cell>
          <table:table-cell table:style-name="ce13" office:value-type="float" office:value="938">
            <text:p>938</text:p>
          </table:table-cell>
          <table:table-cell table:style-name="ce13" table:formula="of:=[.I18]*[.L18]" office:value-type="float" office:value="99.25452628">
            <text:p>99.25452628</text:p>
          </table:table-cell>
          <table:table-cell table:style-name="ce13" table:formula="of:=[.J18]*[.L18]" office:value-type="float" office:value="139.56836866">
            <text:p>139.56836866</text:p>
          </table:table-cell>
          <table:table-cell table:style-name="ce13" table:formula="of:=[.E18]*[.L18]" office:value-type="float" office:value="435.5">
            <text:p>435.5</text:p>
          </table:table-cell>
          <table:table-cell table:style-name="ce13" table:formula="of:=([.I18]-[.E18])^2" office:value-type="float" office:value="0.128501209984028">
            <text:p>0.12850121</text:p>
          </table:table-cell>
          <table:table-cell table:style-name="ce13" table:formula="of:=([.J18]-[.E18])^2" office:value-type="float" office:value="0.0995352931059979">
            <text:p>0.0995352931</text:p>
          </table:table-cell>
          <table:table-cell table:style-name="ce13" table:formula="of:=([.L18]*ABS([.I18]-[.E18]))" office:value-type="float" office:value="336.24547372">
            <text:p>336.24547372</text:p>
          </table:table-cell>
          <table:table-cell table:style-name="ce13" table:formula="of:=([.L18]*ABS([.J18]-[.E18]))" office:value-type="float" office:value="295.93163134">
            <text:p>295.93163134</text:p>
          </table:table-cell>
          <table:table-cell table:style-name="ce13" table:formula="of:=[.H18]*ABS([.F18]-[.I18])" office:value-type="float" office:value="435.50000206">
            <text:p>435.50000206</text:p>
          </table:table-cell>
          <table:table-cell table:style-name="ce13" table:formula="of:=[.H18]*ABS([.F18]-[.J18])" office:value-type="float" office:value="390.41554507">
            <text:p>390.41554507</text:p>
          </table:table-cell>
        </table:table-row>
        <table:table-row table:style-name="ro4">
          <table:table-cell table:style-name="ce10" office:value-type="string">
            <text:p>?a <text:s/>&lt;livesIn&gt; <text:s/>?c <text:s/>?c <text:s/>&lt;isLocatedIn&gt; <text:s/>?b <text:s text:c="2"/>=&gt; ?a <text:s/>&lt;isPoliticianOf&gt; <text:s/>?b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17">
            <text:p>17</text:p>
          </table:table-cell>
          <table:table-cell table:style-name="ce12" office:value-type="float" office:value="0">
            <text:p>0</text:p>
          </table:table-cell>
          <table:table-cell table:style-name="ce15" table:formula="of:=[.B19]/([.C19]+[.B19])" office:value-type="percentage" office:value="0.433333333333333">
            <text:p>43.33%</text:p>
          </table:table-cell>
          <table:table-cell table:style-name="ce18" table:formula="of:=([.E19]*[.L19] + [.G19])/([.L19] + [.G19])" office:value-type="float" office:value="0.447314480926172">
            <text:p>0.4473144809</text:p>
          </table:table-cell>
          <table:table-cell table:style-name="ce13" office:value-type="float" office:value="130">
            <text:p>130</text:p>
          </table:table-cell>
          <table:table-cell table:style-name="ce13" office:value-type="float" office:value="5269">
            <text:p>5269</text:p>
          </table:table-cell>
          <table:table-cell table:style-name="ce15" office:value-type="percentage" office:value="0.02467261">
            <text:p>2.47%</text:p>
          </table:table-cell>
          <table:table-cell table:style-name="ce15" office:value-type="percentage" office:value="0.83333333">
            <text:p>83.33%</text:p>
          </table:table-cell>
          <table:table-cell table:style-name="ce10" office:value-type="string">
            <text:p>Ranking PCA</text:p>
          </table:table-cell>
          <table:table-cell table:style-name="ce13" office:value-type="float" office:value="5139">
            <text:p>5139</text:p>
          </table:table-cell>
          <table:table-cell table:style-name="ce13" table:formula="of:=[.I19]*[.L19]" office:value-type="float" office:value="126.79254279">
            <text:p>126.79254279</text:p>
          </table:table-cell>
          <table:table-cell table:style-name="ce13" table:formula="of:=[.J19]*[.L19]" office:value-type="float" office:value="4282.49998287">
            <text:p>4282.49998287</text:p>
          </table:table-cell>
          <table:table-cell table:style-name="ce13" table:formula="of:=[.E19]*[.L19]" office:value-type="float" office:value="2226.9">
            <text:p>2226.9</text:p>
          </table:table-cell>
          <table:table-cell table:style-name="ce13" table:formula="of:=([.I19]-[.E19])^2" office:value-type="float" office:value="0.167003586795323">
            <text:p>0.1670035868</text:p>
          </table:table-cell>
          <table:table-cell table:style-name="ce13" table:formula="of:=([.J19]-[.E19])^2" office:value-type="float" office:value="0.159999997333333">
            <text:p>0.1599999973</text:p>
          </table:table-cell>
          <table:table-cell table:style-name="ce13" table:formula="of:=([.L19]*ABS([.I19]-[.E19]))" office:value-type="float" office:value="2100.10745721">
            <text:p>2100.10745721</text:p>
          </table:table-cell>
          <table:table-cell table:style-name="ce13" table:formula="of:=([.L19]*ABS([.J19]-[.E19]))" office:value-type="float" office:value="2055.59998287">
            <text:p>2055.59998287</text:p>
          </table:table-cell>
          <table:table-cell table:style-name="ce13" table:formula="of:=[.H19]*ABS([.F19]-[.I19])" office:value-type="float" office:value="2226.90001791">
            <text:p>2226.90001791</text:p>
          </table:table-cell>
          <table:table-cell table:style-name="ce13" table:formula="of:=[.H19]*ABS([.F19]-[.J19])" office:value-type="float" office:value="2033.93331577">
            <text:p>2033.93331577</text:p>
          </table:table-cell>
        </table:table-row>
        <table:table-row table:style-name="ro4">
          <table:table-cell table:style-name="ce10" office:value-type="string">
            <text:p>?a <text:s/>&lt;influences&gt; <text:s/>?f <text:s/>?f <text:s/>&lt;isCitizenOf&gt; <text:s/>?b <text:s text:c="2"/>=&gt; ?a <text:s/>&lt;isCitizenOf&gt; <text:s/>?b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19">
            <text:p>19</text:p>
          </table:table-cell>
          <table:table-cell table:style-name="ce12" office:value-type="float" office:value="0">
            <text:p>0</text:p>
          </table:table-cell>
          <table:table-cell table:style-name="ce15" table:formula="of:=[.B20]/([.C20]+[.B20])" office:value-type="percentage" office:value="0.366666666666667">
            <text:p>36.67%</text:p>
          </table:table-cell>
          <table:table-cell table:style-name="ce18" table:formula="of:=([.E20]*[.L20] + [.G20])/([.L20] + [.G20])" office:value-type="float" office:value="0.433574529667149">
            <text:p>0.4335745297</text:p>
          </table:table-cell>
          <table:table-cell table:style-name="ce13" office:value-type="float" office:value="146">
            <text:p>146</text:p>
          </table:table-cell>
          <table:table-cell table:style-name="ce13" office:value-type="float" office:value="1382">
            <text:p>1382</text:p>
          </table:table-cell>
          <table:table-cell table:style-name="ce15" office:value-type="percentage" office:value="0.10564399">
            <text:p>10.56%</text:p>
          </table:table-cell>
          <table:table-cell table:style-name="ce15" office:value-type="percentage" office:value="0.51957295">
            <text:p>51.96%</text:p>
          </table:table-cell>
          <table:table-cell table:style-name="ce10" office:value-type="string">
            <text:p>Ranking PCA</text:p>
          </table:table-cell>
          <table:table-cell table:style-name="ce13" office:value-type="float" office:value="1236">
            <text:p>1236</text:p>
          </table:table-cell>
          <table:table-cell table:style-name="ce13" table:formula="of:=[.I20]*[.L20]" office:value-type="float" office:value="130.57597164">
            <text:p>130.57597164</text:p>
          </table:table-cell>
          <table:table-cell table:style-name="ce13" table:formula="of:=[.J20]*[.L20]" office:value-type="float" office:value="642.1921662">
            <text:p>642.1921662</text:p>
          </table:table-cell>
          <table:table-cell table:style-name="ce13" table:formula="of:=[.E20]*[.L20]" office:value-type="float" office:value="453.2">
            <text:p>453.2</text:p>
          </table:table-cell>
          <table:table-cell table:style-name="ce13" table:formula="of:=([.I20]-[.E20])^2" office:value-type="float" office:value="0.0681328377342312">
            <text:p>0.0681328377</text:p>
          </table:table-cell>
          <table:table-cell table:style-name="ce13" table:formula="of:=([.J20]-[.E20])^2" office:value-type="float" office:value="0.0233803314828136">
            <text:p>0.0233803315</text:p>
          </table:table-cell>
          <table:table-cell table:style-name="ce13" table:formula="of:=([.L20]*ABS([.I20]-[.E20]))" office:value-type="float" office:value="322.62402836">
            <text:p>322.62402836</text:p>
          </table:table-cell>
          <table:table-cell table:style-name="ce13" table:formula="of:=([.L20]*ABS([.J20]-[.E20]))" office:value-type="float" office:value="188.9921662">
            <text:p>188.9921662</text:p>
          </table:table-cell>
          <table:table-cell table:style-name="ce13" table:formula="of:=[.H20]*ABS([.F20]-[.I20])" office:value-type="float" office:value="453.20000582">
            <text:p>453.20000582</text:p>
          </table:table-cell>
          <table:table-cell table:style-name="ce13" table:formula="of:=[.H20]*ABS([.F20]-[.J20])" office:value-type="float" office:value="118.8498169">
            <text:p>118.8498169</text:p>
          </table:table-cell>
        </table:table-row>
        <table:table-row table:style-name="ro4">
          <table:table-cell table:style-name="ce10" office:value-type="string">
            <text:p>?c <text:s/>&lt;dealsWith&gt; <text:s/>?a <text:s/>?c <text:s/>&lt;imports&gt; <text:s/>?b <text:s text:c="2"/>=&gt; ?a <text:s/>&lt;imports&gt; <text:s/>?b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19">
            <text:p>19</text:p>
          </table:table-cell>
          <table:table-cell table:style-name="ce12" office:value-type="float" office:value="0">
            <text:p>0</text:p>
          </table:table-cell>
          <table:table-cell table:style-name="ce15" table:formula="of:=[.B21]/([.C21]+[.B21])" office:value-type="percentage" office:value="0.366666666666667">
            <text:p>36.67%</text:p>
          </table:table-cell>
          <table:table-cell table:style-name="ce18" table:formula="of:=([.E21]*[.L21] + [.G21])/([.L21] + [.G21])" office:value-type="float" office:value="0.425453795379538">
            <text:p>0.4254537954</text:p>
          </table:table-cell>
          <table:table-cell table:style-name="ce13" office:value-type="float" office:value="75">
            <text:p>75</text:p>
          </table:table-cell>
          <table:table-cell table:style-name="ce13" office:value-type="float" office:value="808">
            <text:p>808</text:p>
          </table:table-cell>
          <table:table-cell table:style-name="ce15" office:value-type="percentage" office:value="0.09282178">
            <text:p>9.28%</text:p>
          </table:table-cell>
          <table:table-cell table:style-name="ce15" office:value-type="percentage" office:value="0.14097744">
            <text:p>14.10%</text:p>
          </table:table-cell>
          <table:table-cell table:style-name="ce10" office:value-type="string">
            <text:p>Ranking Std</text:p>
          </table:table-cell>
          <table:table-cell table:style-name="ce13" office:value-type="float" office:value="733">
            <text:p>733</text:p>
          </table:table-cell>
          <table:table-cell table:style-name="ce13" table:formula="of:=[.I21]*[.L21]" office:value-type="float" office:value="68.03836474">
            <text:p>68.03836474</text:p>
          </table:table-cell>
          <table:table-cell table:style-name="ce13" table:formula="of:=[.J21]*[.L21]" office:value-type="float" office:value="103.33646352">
            <text:p>103.33646352</text:p>
          </table:table-cell>
          <table:table-cell table:style-name="ce13" table:formula="of:=[.E21]*[.L21]" office:value-type="float" office:value="268.766666666667">
            <text:p>268.7666666667</text:p>
          </table:table-cell>
          <table:table-cell table:style-name="ce13" table:formula="of:=([.I21]-[.E21])^2" office:value-type="float" office:value="0.0749910219534795">
            <text:p>0.074991022</text:p>
          </table:table-cell>
          <table:table-cell table:style-name="ce13" table:formula="of:=([.J21]-[.E21])^2" office:value-type="float" office:value="0.050935627033398">
            <text:p>0.050935627</text:p>
          </table:table-cell>
          <table:table-cell table:style-name="ce13" table:formula="of:=([.L21]*ABS([.I21]-[.E21]))" office:value-type="float" office:value="200.728301926667">
            <text:p>200.7283019267</text:p>
          </table:table-cell>
          <table:table-cell table:style-name="ce13" table:formula="of:=([.L21]*ABS([.J21]-[.E21]))" office:value-type="float" office:value="165.430203146667">
            <text:p>165.4302031467</text:p>
          </table:table-cell>
          <table:table-cell table:style-name="ce13" table:formula="of:=[.H21]*ABS([.F21]-[.I21])" office:value-type="float" office:value="268.766668426667">
            <text:p>268.7666684267</text:p>
          </table:table-cell>
          <table:table-cell table:style-name="ce13" table:formula="of:=[.H21]*ABS([.F21]-[.J21])" office:value-type="float" office:value="229.856895146667">
            <text:p>229.8568951467</text:p>
          </table:table-cell>
        </table:table-row>
        <table:table-row table:style-name="ro4">
          <table:table-cell table:style-name="ce10" office:value-type="string">
            <text:p>?e <text:s/>&lt;isMarriedTo&gt; <text:s/>?a <text:s/>?e <text:s/>&lt;hasChild&gt; <text:s/>?b <text:s text:c="2"/>=&gt; ?a <text:s/>&lt;hasChild&gt; <text:s/>?b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9">
            <text:p>19</text:p>
          </table:table-cell>
          <table:table-cell table:style-name="ce12" office:value-type="float" office:value="1">
            <text:p>1</text:p>
          </table:table-cell>
          <table:table-cell table:style-name="ce15" table:formula="of:=[.B22]/([.C22]+[.B22])" office:value-type="percentage" office:value="0.344827586206897">
            <text:p>34.48%</text:p>
          </table:table-cell>
          <table:table-cell table:style-name="ce18" table:formula="of:=([.E22]*[.L22] + [.G22])/([.L22] + [.G22])" office:value-type="float" office:value="0.721979723641543">
            <text:p>0.7219797236</text:p>
          </table:table-cell>
          <table:table-cell table:style-name="ce13" office:value-type="float" office:value="3679">
            <text:p>3679</text:p>
          </table:table-cell>
          <table:table-cell table:style-name="ce13" office:value-type="float" office:value="6391">
            <text:p>6391</text:p>
          </table:table-cell>
          <table:table-cell table:number-columns-repeated="2" table:style-name="ce15" office:value-type="percentage" office:value="0.57565326">
            <text:p>57.57%</text:p>
          </table:table-cell>
          <table:table-cell table:style-name="ce10" office:value-type="string">
            <text:p>Ranking PCA</text:p>
          </table:table-cell>
          <table:table-cell table:style-name="ce13" office:value-type="float" office:value="2712">
            <text:p>2712</text:p>
          </table:table-cell>
          <table:table-cell table:style-name="ce13" table:formula="of:=[.I22]*[.L22]" office:value-type="float" office:value="1561.17164112">
            <text:p>1561.17164112</text:p>
          </table:table-cell>
          <table:table-cell table:style-name="ce13" table:formula="of:=[.J22]*[.L22]" office:value-type="float" office:value="1561.17164112">
            <text:p>1561.17164112</text:p>
          </table:table-cell>
          <table:table-cell table:style-name="ce13" table:formula="of:=[.E22]*[.L22]" office:value-type="float" office:value="935.172413793103">
            <text:p>935.1724137931</text:p>
          </table:table-cell>
          <table:table-cell table:style-name="ce13" table:formula="of:=([.I22]-[.E22])^2" office:value-type="float" office:value="0.0532804916820402">
            <text:p>0.0532804917</text:p>
          </table:table-cell>
          <table:table-cell table:style-name="ce13" table:formula="of:=([.J22]-[.E22])^2" office:value-type="float" office:value="0.0532804916820402">
            <text:p>0.0532804917</text:p>
          </table:table-cell>
          <table:table-cell table:style-name="ce13" table:formula="of:=([.L22]*ABS([.I22]-[.E22]))" office:value-type="float" office:value="625.999227326897">
            <text:p>625.9992273269</text:p>
          </table:table-cell>
          <table:table-cell table:style-name="ce13" table:formula="of:=([.L22]*ABS([.J22]-[.E22]))" office:value-type="float" office:value="625.999227326897">
            <text:p>625.9992273269</text:p>
          </table:table-cell>
          <table:table-cell table:style-name="ce13" table:formula="of:=[.H22]*ABS([.F22]-[.I22])" office:value-type="float" office:value="935.172429133103">
            <text:p>935.1724291331</text:p>
          </table:table-cell>
          <table:table-cell table:style-name="ce13" table:formula="of:=[.H22]*ABS([.F22]-[.J22])" office:value-type="float" office:value="935.172429133103">
            <text:p>935.1724291331</text:p>
          </table:table-cell>
        </table:table-row>
        <table:table-row table:style-name="ro4">
          <table:table-cell table:style-name="ce10" office:value-type="string">
            <text:p>?c <text:s/>&lt;hasAcademicAdvisor&gt; <text:s/>?a <text:s/>?c <text:s/>&lt;worksAt&gt; <text:s/>?b <text:s text:c="2"/>=&gt; ?a <text:s/>&lt;worksAt&gt; <text:s/>?b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21">
            <text:p>21</text:p>
          </table:table-cell>
          <table:table-cell table:style-name="ce12" office:value-type="float" office:value="0">
            <text:p>0</text:p>
          </table:table-cell>
          <table:table-cell table:style-name="ce15" table:formula="of:=[.B23]/([.C23]+[.B23])" office:value-type="percentage" office:value="0.3">
            <text:p>30.00%</text:p>
          </table:table-cell>
          <table:table-cell table:style-name="ce18" table:formula="of:=([.E23]*[.L23] + [.G23])/([.L23] + [.G23])" office:value-type="float" office:value="0.360589318600368">
            <text:p>0.3605893186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543">
            <text:p>543</text:p>
          </table:table-cell>
          <table:table-cell table:style-name="ce15" office:value-type="percentage" office:value="0.08655617">
            <text:p>8.66%</text:p>
          </table:table-cell>
          <table:table-cell table:style-name="ce15" office:value-type="percentage" office:value="0.21860465">
            <text:p>21.86%</text:p>
          </table:table-cell>
          <table:table-cell table:style-name="ce10" office:value-type="string">
            <text:p>Individually evaluated</text:p>
          </table:table-cell>
          <table:table-cell table:style-name="ce13" office:value-type="float" office:value="496">
            <text:p>496</text:p>
          </table:table-cell>
          <table:table-cell table:style-name="ce13" table:formula="of:=[.I23]*[.L23]" office:value-type="float" office:value="42.93186032">
            <text:p>42.93186032</text:p>
          </table:table-cell>
          <table:table-cell table:style-name="ce13" table:formula="of:=[.J23]*[.L23]" office:value-type="float" office:value="108.4279064">
            <text:p>108.4279064</text:p>
          </table:table-cell>
          <table:table-cell table:style-name="ce13" table:formula="of:=[.E23]*[.L23]" office:value-type="float" office:value="148.8">
            <text:p>148.8</text:p>
          </table:table-cell>
          <table:table-cell table:style-name="ce13" table:formula="of:=([.I23]-[.E23])^2" office:value-type="float" office:value="0.0455582685650689">
            <text:p>0.0455582686</text:p>
          </table:table-cell>
          <table:table-cell table:style-name="ce13" table:formula="of:=([.J23]-[.E23])^2" office:value-type="float" office:value="0.0066252030016225">
            <text:p>0.006625203</text:p>
          </table:table-cell>
          <table:table-cell table:style-name="ce13" table:formula="of:=([.L23]*ABS([.I23]-[.E23]))" office:value-type="float" office:value="105.86813968">
            <text:p>105.86813968</text:p>
          </table:table-cell>
          <table:table-cell table:style-name="ce13" table:formula="of:=([.L23]*ABS([.J23]-[.E23]))" office:value-type="float" office:value="40.3720936">
            <text:p>40.3720936</text:p>
          </table:table-cell>
          <table:table-cell table:style-name="ce13" table:formula="of:=[.H23]*ABS([.F23]-[.I23])" office:value-type="float" office:value="148.79999969">
            <text:p>148.79999969</text:p>
          </table:table-cell>
          <table:table-cell table:style-name="ce13" table:formula="of:=[.H23]*ABS([.F23]-[.J23])" office:value-type="float" office:value="77.09767505">
            <text:p>77.09767505</text:p>
          </table:table-cell>
        </table:table-row>
        <table:table-row table:style-name="ro4">
          <table:table-cell table:style-name="ce10" office:value-type="string">
            <text:p>?a <text:s/>&lt;livesIn&gt; <text:s/>?b <text:s text:c="2"/>=&gt; ?a <text:s/>&lt;wasBornIn&gt; <text:s/>?b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2">
            <text:p>2</text:p>
          </table:table-cell>
          <table:table-cell table:style-name="ce15" table:formula="of:=[.B24]/([.C24]+[.B24])" office:value-type="percentage" office:value="0.285714285714286">
            <text:p>28.57%</text:p>
          </table:table-cell>
          <table:table-cell table:style-name="ce18" table:formula="of:=([.E24]*[.L24] + [.G24])/([.L24] + [.G24])" office:value-type="float" office:value="0.323550430245421">
            <text:p>0.3235504302</text:p>
          </table:table-cell>
          <table:table-cell table:style-name="ce13" office:value-type="float" office:value="773">
            <text:p>773</text:p>
          </table:table-cell>
          <table:table-cell table:style-name="ce13" office:value-type="float" office:value="14593">
            <text:p>14593</text:p>
          </table:table-cell>
          <table:table-cell table:style-name="ce15" office:value-type="percentage" office:value="0.0529706">
            <text:p>5.30%</text:p>
          </table:table-cell>
          <table:table-cell table:style-name="ce15" office:value-type="percentage" office:value="0.17116918">
            <text:p>17.12%</text:p>
          </table:table-cell>
          <table:table-cell table:style-name="ce10" office:value-type="string">
            <text:p>Individually evaluated</text:p>
          </table:table-cell>
          <table:table-cell table:style-name="ce13" office:value-type="float" office:value="13820">
            <text:p>13820</text:p>
          </table:table-cell>
          <table:table-cell table:style-name="ce13" table:formula="of:=[.I24]*[.L24]" office:value-type="float" office:value="732.053692">
            <text:p>732.053692</text:p>
          </table:table-cell>
          <table:table-cell table:style-name="ce13" table:formula="of:=[.J24]*[.L24]" office:value-type="float" office:value="2365.5580676">
            <text:p>2365.5580676</text:p>
          </table:table-cell>
          <table:table-cell table:style-name="ce13" table:formula="of:=[.E24]*[.L24]" office:value-type="float" office:value="3948.57142857143">
            <text:p>3948.5714285714</text:p>
          </table:table-cell>
          <table:table-cell table:style-name="ce13" table:formula="of:=([.I24]-[.E24])^2" office:value-type="float" office:value="0.0541696232398702">
            <text:p>0.0541696232</text:p>
          </table:table-cell>
          <table:table-cell table:style-name="ce13" table:formula="of:=([.J24]-[.E24])^2" office:value-type="float" office:value="0.0131205812430969">
            <text:p>0.0131205812</text:p>
          </table:table-cell>
          <table:table-cell table:style-name="ce13" table:formula="of:=([.L24]*ABS([.I24]-[.E24]))" office:value-type="float" office:value="3216.51773657143">
            <text:p>3216.5177365714</text:p>
          </table:table-cell>
          <table:table-cell table:style-name="ce13" table:formula="of:=([.L24]*ABS([.J24]-[.E24]))" office:value-type="float" office:value="1583.01336097143">
            <text:p>1583.0133609714</text:p>
          </table:table-cell>
          <table:table-cell table:style-name="ce13" table:formula="of:=[.H24]*ABS([.F24]-[.I24])" office:value-type="float" office:value="3948.57146277143">
            <text:p>3948.5714627714</text:p>
          </table:table-cell>
          <table:table-cell table:style-name="ce13" table:formula="of:=[.H24]*ABS([.F24]-[.J24])" office:value-type="float" office:value="2223.69958483143">
            <text:p>2223.6995848314</text:p>
          </table:table-cell>
        </table:table-row>
        <table:table-row table:style-name="ro4">
          <table:table-cell table:style-name="ce10" office:value-type="string">
            <text:p>?a <text:s/>&lt;livesIn&gt; <text:s/>?f <text:s/>?f <text:s/>&lt;hasCapital&gt; <text:s/>?b <text:s text:c="2"/>=&gt; ?a <text:s/>&lt;livesIn&gt; <text:s/>?b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6">
            <text:p>6</text:p>
          </table:table-cell>
          <table:table-cell table:style-name="ce15" table:formula="of:=[.B25]/([.C25]+[.B25])" office:value-type="percentage" office:value="0.25">
            <text:p>25.00%</text:p>
          </table:table-cell>
          <table:table-cell table:style-name="ce18" table:formula="of:=([.E25]*[.L25] + [.G25])/([.L25] + [.G25])" office:value-type="float" office:value="0.388998589562764">
            <text:p>0.3889985896</text:p>
          </table:table-cell>
          <table:table-cell table:style-name="ce13" office:value-type="float" office:value="657">
            <text:p>657</text:p>
          </table:table-cell>
          <table:table-cell table:style-name="ce13" office:value-type="float" office:value="3545">
            <text:p>3545</text:p>
          </table:table-cell>
          <table:table-cell table:number-columns-repeated="2" table:style-name="ce15" office:value-type="percentage" office:value="0.18533145">
            <text:p>18.53%</text:p>
          </table:table-cell>
          <table:table-cell table:style-name="ce10" office:value-type="string">
            <text:p>Individually evaluated</text:p>
          </table:table-cell>
          <table:table-cell table:style-name="ce13" office:value-type="float" office:value="2888">
            <text:p>2888</text:p>
          </table:table-cell>
          <table:table-cell table:style-name="ce13" table:formula="of:=[.I25]*[.L25]" office:value-type="float" office:value="535.2372276">
            <text:p>535.2372276</text:p>
          </table:table-cell>
          <table:table-cell table:style-name="ce13" table:formula="of:=[.J25]*[.L25]" office:value-type="float" office:value="535.2372276">
            <text:p>535.2372276</text:p>
          </table:table-cell>
          <table:table-cell table:style-name="ce13" table:formula="of:=[.E25]*[.L25]" office:value-type="float" office:value="722">
            <text:p>722</text:p>
          </table:table-cell>
          <table:table-cell table:style-name="ce13" table:formula="of:=([.I25]-[.E25])^2" office:value-type="float" office:value="0.0041820213591025">
            <text:p>0.0041820214</text:p>
          </table:table-cell>
          <table:table-cell table:style-name="ce13" table:formula="of:=([.J25]-[.E25])^2" office:value-type="float" office:value="0.0041820213591025">
            <text:p>0.0041820214</text:p>
          </table:table-cell>
          <table:table-cell table:style-name="ce13" table:formula="of:=([.L25]*ABS([.I25]-[.E25]))" office:value-type="float" office:value="186.7627724">
            <text:p>186.7627724</text:p>
          </table:table-cell>
          <table:table-cell table:style-name="ce13" table:formula="of:=([.L25]*ABS([.J25]-[.E25]))" office:value-type="float" office:value="186.7627724">
            <text:p>186.7627724</text:p>
          </table:table-cell>
          <table:table-cell table:style-name="ce13" table:formula="of:=[.H25]*ABS([.F25]-[.I25])" office:value-type="float" office:value="722.00000975">
            <text:p>722.00000975</text:p>
          </table:table-cell>
          <table:table-cell table:style-name="ce13" table:formula="of:=[.H25]*ABS([.F25]-[.J25])" office:value-type="float" office:value="722.00000975">
            <text:p>722.00000975</text:p>
          </table:table-cell>
        </table:table-row>
        <table:table-row table:style-name="ro4">
          <table:table-cell table:style-name="ce10" office:value-type="string">
            <text:p>?e <text:s/>&lt;dealsWith&gt; <text:s/>?a <text:s/>?e <text:s/>&lt;exports&gt; <text:s/>?b <text:s text:c="2"/>=&gt; ?a <text:s/>&lt;exports&gt; <text:s/>?b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6">
            <text:p>6</text:p>
          </table:table-cell>
          <table:table-cell table:style-name="ce15" table:formula="of:=[.B26]/([.C26]+[.B26])" office:value-type="percentage" office:value="0.25">
            <text:p>25.00%</text:p>
          </table:table-cell>
          <table:table-cell table:style-name="ce18" table:formula="of:=([.E26]*[.L26] + [.G26])/([.L26] + [.G26])" office:value-type="float" office:value="0.286779324055666">
            <text:p>0.2867793241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1218">
            <text:p>1218</text:p>
          </table:table-cell>
          <table:table-cell table:number-columns-repeated="2" table:style-name="ce15" office:value-type="percentage" office:value="0.0490391">
            <text:p>4.90%</text:p>
          </table:table-cell>
          <table:table-cell table:style-name="ce10" office:value-type="string">
            <text:p>Individually evaluated</text:p>
          </table:table-cell>
          <table:table-cell table:style-name="ce13" office:value-type="float" office:value="1435">
            <text:p>1435</text:p>
          </table:table-cell>
          <table:table-cell table:style-name="ce13" table:formula="of:=[.I26]*[.L26]" office:value-type="float" office:value="70.3711085">
            <text:p>70.3711085</text:p>
          </table:table-cell>
          <table:table-cell table:style-name="ce13" table:formula="of:=[.J26]*[.L26]" office:value-type="float" office:value="70.3711085">
            <text:p>70.3711085</text:p>
          </table:table-cell>
          <table:table-cell table:style-name="ce13" table:formula="of:=[.E26]*[.L26]" office:value-type="float" office:value="358.75">
            <text:p>358.75</text:p>
          </table:table-cell>
          <table:table-cell table:style-name="ce13" table:formula="of:=([.I26]-[.E26])^2" office:value-type="float" office:value="0.04038528332881">
            <text:p>0.0403852833</text:p>
          </table:table-cell>
          <table:table-cell table:style-name="ce13" table:formula="of:=([.J26]-[.E26])^2" office:value-type="float" office:value="0.04038528332881">
            <text:p>0.0403852833</text:p>
          </table:table-cell>
          <table:table-cell table:style-name="ce13" table:formula="of:=([.L26]*ABS([.I26]-[.E26]))" office:value-type="float" office:value="288.3788915">
            <text:p>288.3788915</text:p>
          </table:table-cell>
          <table:table-cell table:style-name="ce13" table:formula="of:=([.L26]*ABS([.J26]-[.E26]))" office:value-type="float" office:value="288.3788915">
            <text:p>288.3788915</text:p>
          </table:table-cell>
          <table:table-cell table:style-name="ce13" table:formula="of:=[.H26]*ABS([.F26]-[.I26])" office:value-type="float" office:value="289.567592899801">
            <text:p>289.5675928998</text:p>
          </table:table-cell>
          <table:table-cell table:style-name="ce13" table:formula="of:=[.H26]*ABS([.F26]-[.J26])" office:value-type="float" office:value="289.567592899801">
            <text:p>289.5675928998</text:p>
          </table:table-cell>
        </table:table-row>
        <table:table-row table:style-name="ro4">
          <table:table-cell table:style-name="ce10" office:value-type="string">
            <text:p>?a <text:s/>&lt;wasBornIn&gt; <text:s/>?c <text:s/>?c <text:s/>&lt;isLocatedIn&gt; <text:s/>?b <text:s text:c="2"/>=&gt; ?a <text:s/>&lt;isCitizenOf&gt; <text:s/>?b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23">
            <text:p>23</text:p>
          </table:table-cell>
          <table:table-cell table:style-name="ce12" office:value-type="float" office:value="0">
            <text:p>0</text:p>
          </table:table-cell>
          <table:table-cell table:style-name="ce15" table:formula="of:=[.B27]/([.C27]+[.B27])" office:value-type="percentage" office:value="0.233333333333333">
            <text:p>23.33%</text:p>
          </table:table-cell>
          <table:table-cell table:style-name="ce18" table:formula="of:=([.E27]*[.L27] + [.G27])/([.L27] + [.G27])" office:value-type="float" office:value="0.262045315491345">
            <text:p>0.2620453155</text:p>
          </table:table-cell>
          <table:table-cell table:style-name="ce13" office:value-type="float" office:value="1265">
            <text:p>1265</text:p>
          </table:table-cell>
          <table:table-cell table:style-name="ce13" office:value-type="float" office:value="33778">
            <text:p>33778</text:p>
          </table:table-cell>
          <table:table-cell table:style-name="ce15" office:value-type="percentage" office:value="0.03745041">
            <text:p>3.75%</text:p>
          </table:table-cell>
          <table:table-cell table:style-name="ce15" office:value-type="percentage" office:value="0.57421698">
            <text:p>57.42%</text:p>
          </table:table-cell>
          <table:table-cell table:style-name="ce10" office:value-type="string">
            <text:p>Ranking PCA</text:p>
          </table:table-cell>
          <table:table-cell table:style-name="ce13" office:value-type="float" office:value="32513">
            <text:p>32513</text:p>
          </table:table-cell>
          <table:table-cell table:style-name="ce13" table:formula="of:=[.I27]*[.L27]" office:value-type="float" office:value="1217.62518033">
            <text:p>1217.62518033</text:p>
          </table:table-cell>
          <table:table-cell table:style-name="ce13" table:formula="of:=[.J27]*[.L27]" office:value-type="float" office:value="18669.51667074">
            <text:p>18669.51667074</text:p>
          </table:table-cell>
          <table:table-cell table:style-name="ce13" table:formula="of:=[.E27]*[.L27]" office:value-type="float" office:value="7586.36666666667">
            <text:p>7586.3666666667</text:p>
          </table:table-cell>
          <table:table-cell table:style-name="ce13" table:formula="of:=([.I27]-[.E27])^2" office:value-type="float" office:value="0.0383701196536125">
            <text:p>0.0383701197</text:p>
          </table:table-cell>
          <table:table-cell table:style-name="ce13" table:formula="of:=([.J27]-[.E27])^2" office:value-type="float" office:value="0.116201660564765">
            <text:p>0.1162016606</text:p>
          </table:table-cell>
          <table:table-cell table:style-name="ce13" table:formula="of:=([.L27]*ABS([.I27]-[.E27]))" office:value-type="float" office:value="6368.74148633667">
            <text:p>6368.7414863367</text:p>
          </table:table-cell>
          <table:table-cell table:style-name="ce13" table:formula="of:=([.L27]*ABS([.J27]-[.E27]))" office:value-type="float" office:value="11083.1500040733">
            <text:p>11083.1500040733</text:p>
          </table:table-cell>
          <table:table-cell table:style-name="ce13" table:formula="of:=[.H27]*ABS([.F27]-[.I27])" office:value-type="float" office:value="7586.36671768667">
            <text:p>7586.3667176867</text:p>
          </table:table-cell>
          <table:table-cell table:style-name="ce13" table:formula="of:=[.H27]*ABS([.F27]-[.J27])" office:value-type="float" office:value="10544.5344837733">
            <text:p>10544.5344837733</text:p>
          </table:table-cell>
        </table:table-row>
        <table:table-row table:style-name="ro4">
          <table:table-cell table:style-name="ce10" office:value-type="string">
            <text:p>?c <text:s/>&lt;dealsWith&gt; <text:s/>?b <text:s/>?a <text:s/>&lt;dealsWith&gt; <text:s/>?c <text:s text:c="2"/>=&gt; ?a <text:s/>&lt;dealsWith&gt; <text:s/>?b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23">
            <text:p>23</text:p>
          </table:table-cell>
          <table:table-cell table:style-name="ce12" office:value-type="float" office:value="0">
            <text:p>0</text:p>
          </table:table-cell>
          <table:table-cell table:style-name="ce15" table:formula="of:=[.B28]/([.C28]+[.B28])" office:value-type="percentage" office:value="0.233333333333333">
            <text:p>23.33%</text:p>
          </table:table-cell>
          <table:table-cell table:style-name="ce18" table:formula="of:=([.E28]*[.L28] + [.G28])/([.L28] + [.G28])" office:value-type="float" office:value="0.449488124488124">
            <text:p>0.4494881245</text:p>
          </table:table-cell>
          <table:table-cell table:style-name="ce13" office:value-type="float" office:value="459">
            <text:p>459</text:p>
          </table:table-cell>
          <table:table-cell table:style-name="ce13" office:value-type="float" office:value="1628">
            <text:p>1628</text:p>
          </table:table-cell>
          <table:table-cell table:number-columns-repeated="2" table:style-name="ce15" office:value-type="percentage" office:value="0.28194103">
            <text:p>28.19%</text:p>
          </table:table-cell>
          <table:table-cell table:style-name="ce10" office:value-type="string">
            <text:p>Individually evaluated</text:p>
          </table:table-cell>
          <table:table-cell table:style-name="ce13" office:value-type="float" office:value="1169">
            <text:p>1169</text:p>
          </table:table-cell>
          <table:table-cell table:style-name="ce13" table:formula="of:=[.I28]*[.L28]" office:value-type="float" office:value="329.58906407">
            <text:p>329.58906407</text:p>
          </table:table-cell>
          <table:table-cell table:style-name="ce13" table:formula="of:=[.J28]*[.L28]" office:value-type="float" office:value="329.58906407">
            <text:p>329.58906407</text:p>
          </table:table-cell>
          <table:table-cell table:style-name="ce13" table:formula="of:=[.E28]*[.L28]" office:value-type="float" office:value="272.766666666667">
            <text:p>272.7666666667</text:p>
          </table:table-cell>
          <table:table-cell table:style-name="ce13" table:formula="of:=([.I28]-[.E28])^2" office:value-type="float" office:value="0.00236270817523868">
            <text:p>0.0023627082</text:p>
          </table:table-cell>
          <table:table-cell table:style-name="ce13" table:formula="of:=([.J28]-[.E28])^2" office:value-type="float" office:value="0.00236270817523868">
            <text:p>0.0023627082</text:p>
          </table:table-cell>
          <table:table-cell table:style-name="ce13" table:formula="of:=([.L28]*ABS([.I28]-[.E28]))" office:value-type="float" office:value="56.8223974033333">
            <text:p>56.8223974033</text:p>
          </table:table-cell>
          <table:table-cell table:style-name="ce13" table:formula="of:=([.L28]*ABS([.J28]-[.E28]))" office:value-type="float" office:value="56.8223974033333">
            <text:p>56.8223974033</text:p>
          </table:table-cell>
          <table:table-cell table:style-name="ce13" table:formula="of:=[.H28]*ABS([.F28]-[.I28])" office:value-type="float" office:value="272.766669826667">
            <text:p>272.7666698267</text:p>
          </table:table-cell>
          <table:table-cell table:style-name="ce13" table:formula="of:=[.H28]*ABS([.F28]-[.J28])" office:value-type="float" office:value="272.766669826667">
            <text:p>272.7666698267</text:p>
          </table:table-cell>
        </table:table-row>
        <table:table-row table:style-name="ro4">
          <table:table-cell table:style-name="ce10" office:value-type="string">
            <text:p>?a <text:s/>&lt;directed&gt; <text:s/>?b <text:s text:c="2"/>=&gt; ?a <text:s/>&lt;created&gt; <text:s/>?b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9">
            <text:p>19</text:p>
          </table:table-cell>
          <table:table-cell table:style-name="ce12" office:value-type="float" office:value="6">
            <text:p>6</text:p>
          </table:table-cell>
          <table:table-cell table:style-name="ce15" table:formula="of:=[.B29]/([.C29]+[.B29])" office:value-type="percentage" office:value="0.208333333333333">
            <text:p>20.83%</text:p>
          </table:table-cell>
          <table:table-cell table:style-name="ce18" table:formula="of:=([.E29]*[.L29] + [.G29])/([.L29] + [.G29])" office:value-type="float" office:value="0.356790049691791">
            <text:p>0.3567900497</text:p>
          </table:table-cell>
          <table:table-cell table:style-name="ce13" office:value-type="float" office:value="6277">
            <text:p>6277</text:p>
          </table:table-cell>
          <table:table-cell table:style-name="ce13" office:value-type="float" office:value="33473">
            <text:p>33473</text:p>
          </table:table-cell>
          <table:table-cell table:style-name="ce15" office:value-type="percentage" office:value="0.18752427">
            <text:p>18.75%</text:p>
          </table:table-cell>
          <table:table-cell table:style-name="ce15" office:value-type="percentage" office:value="0.32464443">
            <text:p>32.46%</text:p>
          </table:table-cell>
          <table:table-cell table:style-name="ce10" office:value-type="string">
            <text:p>Ranking PCA</text:p>
          </table:table-cell>
          <table:table-cell table:style-name="ce13" office:value-type="float" office:value="27196">
            <text:p>27196</text:p>
          </table:table-cell>
          <table:table-cell table:style-name="ce13" table:formula="of:=[.I29]*[.L29]" office:value-type="float" office:value="5099.91004692">
            <text:p>5099.91004692</text:p>
          </table:table-cell>
          <table:table-cell table:style-name="ce13" table:formula="of:=[.J29]*[.L29]" office:value-type="float" office:value="8829.02991828">
            <text:p>8829.02991828</text:p>
          </table:table-cell>
          <table:table-cell table:style-name="ce13" table:formula="of:=[.E29]*[.L29]" office:value-type="float" office:value="5665.83333333333">
            <text:p>5665.8333333333</text:p>
          </table:table-cell>
          <table:table-cell table:style-name="ce13" table:formula="of:=([.I29]-[.E29])^2" office:value-type="float" office:value="0.000433017116810678">
            <text:p>0.0004330171</text:p>
          </table:table-cell>
          <table:table-cell table:style-name="ce13" table:formula="of:=([.J29]-[.E29])^2" office:value-type="float" office:value="0.0135282712078027">
            <text:p>0.0135282712</text:p>
          </table:table-cell>
          <table:table-cell table:style-name="ce13" table:formula="of:=([.L29]*ABS([.I29]-[.E29]))" office:value-type="float" office:value="565.923286413334">
            <text:p>565.9232864133</text:p>
          </table:table-cell>
          <table:table-cell table:style-name="ce13" table:formula="of:=([.L29]*ABS([.J29]-[.E29]))" office:value-type="float" office:value="3163.19658494667">
            <text:p>3163.1965849467</text:p>
          </table:table-cell>
          <table:table-cell table:style-name="ce13" table:formula="of:=[.H29]*ABS([.F29]-[.I29])" office:value-type="float" office:value="5665.83344362333">
            <text:p>5665.8334436233</text:p>
          </table:table-cell>
          <table:table-cell table:style-name="ce13" table:formula="of:=[.H29]*ABS([.F29]-[.J29])" office:value-type="float" office:value="1076.01032794333">
            <text:p>1076.0103279433</text:p>
          </table:table-cell>
        </table:table-row>
        <table:table-row table:style-name="ro4">
          <table:table-cell table:style-name="ce10" office:value-type="string">
            <text:p>?a <text:s/>&lt;hasAcademicAdvisor&gt; <text:s/>?c <text:s/>?c <text:s/>&lt;worksAt&gt; <text:s/>?b <text:s text:c="2"/>=&gt; ?a <text:s/>&lt;worksAt&gt; <text:s/>?b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3">
            <text:p>23</text:p>
          </table:table-cell>
          <table:table-cell table:style-name="ce12" office:value-type="float" office:value="1">
            <text:p>1</text:p>
          </table:table-cell>
          <table:table-cell table:style-name="ce15" table:formula="of:=[.B30]/([.C30]+[.B30])" office:value-type="percentage" office:value="0.206896551724138">
            <text:p>20.69%</text:p>
          </table:table-cell>
          <table:table-cell table:style-name="ce18" table:formula="of:=([.E30]*[.L30] + [.G30])/([.L30] + [.G30])" office:value-type="float" office:value="0.261367942402425">
            <text:p>0.2613679424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28">
            <text:p>728</text:p>
          </table:table-cell>
          <table:table-cell table:style-name="ce15" office:value-type="percentage" office:value="0.06868132">
            <text:p>6.87%</text:p>
          </table:table-cell>
          <table:table-cell table:style-name="ce15" office:value-type="percentage" office:value="0.22727273">
            <text:p>22.73%</text:p>
          </table:table-cell>
          <table:table-cell table:style-name="ce10" office:value-type="string">
            <text:p>Individually evaluated</text:p>
          </table:table-cell>
          <table:table-cell table:style-name="ce13" office:value-type="float" office:value="678">
            <text:p>678</text:p>
          </table:table-cell>
          <table:table-cell table:style-name="ce13" table:formula="of:=[.I30]*[.L30]" office:value-type="float" office:value="46.56593496">
            <text:p>46.56593496</text:p>
          </table:table-cell>
          <table:table-cell table:style-name="ce13" table:formula="of:=[.J30]*[.L30]" office:value-type="float" office:value="154.09091094">
            <text:p>154.09091094</text:p>
          </table:table-cell>
          <table:table-cell table:style-name="ce13" table:formula="of:=[.E30]*[.L30]" office:value-type="float" office:value="140.275862068966">
            <text:p>140.275862069</text:p>
          </table:table-cell>
          <table:table-cell table:style-name="ce13" table:formula="of:=([.I30]-[.E30])^2" office:value-type="float" office:value="0.0191034502805571">
            <text:p>0.0191034503</text:p>
          </table:table-cell>
          <table:table-cell table:style-name="ce13" table:formula="of:=([.J30]-[.E30])^2" office:value-type="float" office:value="0.000415188641129714">
            <text:p>0.0004151886</text:p>
          </table:table-cell>
          <table:table-cell table:style-name="ce13" table:formula="of:=([.L30]*ABS([.I30]-[.E30]))" office:value-type="float" office:value="93.7099271089655">
            <text:p>93.709927109</text:p>
          </table:table-cell>
          <table:table-cell table:style-name="ce13" table:formula="of:=([.L30]*ABS([.J30]-[.E30]))" office:value-type="float" office:value="13.8150488710345">
            <text:p>13.815048871</text:p>
          </table:table-cell>
          <table:table-cell table:style-name="ce13" table:formula="of:=[.H30]*ABS([.F30]-[.I30])" office:value-type="float" office:value="140.275861108966">
            <text:p>140.275861109</text:p>
          </table:table-cell>
          <table:table-cell table:style-name="ce13" table:formula="of:=[.H30]*ABS([.F30]-[.J30])" office:value-type="float" office:value="24.8213146289655">
            <text:p>24.821314629</text:p>
          </table:table-cell>
        </table:table-row>
        <table:table-row table:style-name="ro4">
          <table:table-cell table:style-name="ce10" office:value-type="string">
            <text:p>?a <text:s/>&lt;dealsWith&gt; <text:s/>?f <text:s/>?f <text:s/>&lt;dealsWith&gt; <text:s/>?b <text:s text:c="2"/>=&gt; ?a <text:s/>&lt;dealsWith&gt; <text:s/>?b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4">
            <text:p>24</text:p>
          </table:table-cell>
          <table:table-cell table:style-name="ce12" office:value-type="float" office:value="0">
            <text:p>0</text:p>
          </table:table-cell>
          <table:table-cell table:style-name="ce15" table:formula="of:=[.B31]/([.C31]+[.B31])" office:value-type="percentage" office:value="0.2">
            <text:p>20.00%</text:p>
          </table:table-cell>
          <table:table-cell table:style-name="ce18" table:formula="of:=([.E31]*[.L31] + [.G31])/([.L31] + [.G31])" office:value-type="float" office:value="0.425552825552826">
            <text:p>0.4255528256</text:p>
          </table:table-cell>
          <table:table-cell table:style-name="ce13" office:value-type="float" office:value="459">
            <text:p>459</text:p>
          </table:table-cell>
          <table:table-cell table:style-name="ce13" office:value-type="float" office:value="1628">
            <text:p>1628</text:p>
          </table:table-cell>
          <table:table-cell table:number-columns-repeated="2" table:style-name="ce15" office:value-type="percentage" office:value="0.28194103">
            <text:p>28.19%</text:p>
          </table:table-cell>
          <table:table-cell table:style-name="ce10" office:value-type="string">
            <text:p>Ranking Std</text:p>
          </table:table-cell>
          <table:table-cell table:style-name="ce13" office:value-type="float" office:value="1169">
            <text:p>1169</text:p>
          </table:table-cell>
          <table:table-cell table:style-name="ce13" table:formula="of:=[.I31]*[.L31]" office:value-type="float" office:value="329.58906407">
            <text:p>329.58906407</text:p>
          </table:table-cell>
          <table:table-cell table:style-name="ce13" table:formula="of:=[.J31]*[.L31]" office:value-type="float" office:value="329.58906407">
            <text:p>329.58906407</text:p>
          </table:table-cell>
          <table:table-cell table:style-name="ce13" table:formula="of:=[.E31]*[.L31]" office:value-type="float" office:value="233.8">
            <text:p>233.8</text:p>
          </table:table-cell>
          <table:table-cell table:style-name="ce13" table:formula="of:=([.I31]-[.E31])^2" office:value-type="float" office:value="0.0067143323974609">
            <text:p>0.0067143324</text:p>
          </table:table-cell>
          <table:table-cell table:style-name="ce13" table:formula="of:=([.J31]-[.E31])^2" office:value-type="float" office:value="0.0067143323974609">
            <text:p>0.0067143324</text:p>
          </table:table-cell>
          <table:table-cell table:style-name="ce13" table:formula="of:=([.L31]*ABS([.I31]-[.E31]))" office:value-type="float" office:value="95.78906407">
            <text:p>95.78906407</text:p>
          </table:table-cell>
          <table:table-cell table:style-name="ce13" table:formula="of:=([.L31]*ABS([.J31]-[.E31]))" office:value-type="float" office:value="95.78906407">
            <text:p>95.78906407</text:p>
          </table:table-cell>
          <table:table-cell table:style-name="ce13" table:formula="of:=[.H31]*ABS([.F31]-[.I31])" office:value-type="float" office:value="233.80000316">
            <text:p>233.80000316</text:p>
          </table:table-cell>
          <table:table-cell table:style-name="ce13" table:formula="of:=[.H31]*ABS([.F31]-[.J31])" office:value-type="float" office:value="233.80000316">
            <text:p>233.80000316</text:p>
          </table:table-cell>
        </table:table-row>
        <table:table-row table:style-name="ro4">
          <table:table-cell table:style-name="ce10" office:value-type="string">
            <text:p>?a <text:s/>&lt;dealsWith&gt; <text:s/>?c <text:s/>?c <text:s/>&lt;imports&gt; <text:s/>?b <text:s text:c="2"/>=&gt; ?a <text:s/>&lt;exports&gt; <text:s/>?b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5">
            <text:p>5</text:p>
          </table:table-cell>
          <table:table-cell table:style-name="ce15" table:formula="of:=[.B32]/([.C32]+[.B32])" office:value-type="percentage" office:value="0.2">
            <text:p>20.00%</text:p>
          </table:table-cell>
          <table:table-cell table:style-name="ce18" table:formula="of:=([.E32]*[.L32] + [.G32])/([.L32] + [.G32])" office:value-type="float" office:value="0.239656816015253">
            <text:p>0.239656816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1049">
            <text:p>1049</text:p>
          </table:table-cell>
          <table:table-cell table:style-name="ce15" office:value-type="percentage" office:value="0.04957102">
            <text:p>4.96%</text:p>
          </table:table-cell>
          <table:table-cell table:style-name="ce15" office:value-type="percentage" office:value="0.05450734">
            <text:p>5.45%</text:p>
          </table:table-cell>
          <table:table-cell table:style-name="ce10" office:value-type="string">
            <text:p>Individually evaluated</text:p>
          </table:table-cell>
          <table:table-cell table:style-name="ce13" office:value-type="float" office:value="997">
            <text:p>997</text:p>
          </table:table-cell>
          <table:table-cell table:style-name="ce13" table:formula="of:=[.I32]*[.L32]" office:value-type="float" office:value="49.42230694">
            <text:p>49.42230694</text:p>
          </table:table-cell>
          <table:table-cell table:style-name="ce13" table:formula="of:=[.J32]*[.L32]" office:value-type="float" office:value="54.34381798">
            <text:p>54.34381798</text:p>
          </table:table-cell>
          <table:table-cell table:style-name="ce13" table:formula="of:=[.E32]*[.L32]" office:value-type="float" office:value="199.4">
            <text:p>199.4</text:p>
          </table:table-cell>
          <table:table-cell table:style-name="ce13" table:formula="of:=([.I32]-[.E32])^2" office:value-type="float" office:value="0.0226288780238404">
            <text:p>0.022628878</text:p>
          </table:table-cell>
          <table:table-cell table:style-name="ce13" table:formula="of:=([.J32]-[.E32])^2" office:value-type="float" office:value="0.0211681141138756">
            <text:p>0.0211681141</text:p>
          </table:table-cell>
          <table:table-cell table:style-name="ce13" table:formula="of:=([.L32]*ABS([.I32]-[.E32]))" office:value-type="float" office:value="149.97769306">
            <text:p>149.97769306</text:p>
          </table:table-cell>
          <table:table-cell table:style-name="ce13" table:formula="of:=([.L32]*ABS([.J32]-[.E32]))" office:value-type="float" office:value="145.05618202">
            <text:p>145.05618202</text:p>
          </table:table-cell>
          <table:table-cell table:style-name="ce13" table:formula="of:=[.H32]*ABS([.F32]-[.I32])" office:value-type="float" office:value="199.40000002">
            <text:p>199.40000002</text:p>
          </table:table-cell>
          <table:table-cell table:style-name="ce13" table:formula="of:=[.H32]*ABS([.F32]-[.J32])" office:value-type="float" office:value="194.22180034">
            <text:p>194.22180034</text:p>
          </table:table-cell>
        </table:table-row>
        <table:table-row table:style-name="ro4">
          <table:table-cell table:style-name="ce10" office:value-type="string">
            <text:p>?a <text:s/>&lt;actedIn&gt; <text:s/>?b <text:s/>?a <text:s/>&lt;created&gt; <text:s/>?b <text:s text:c="2"/>=&gt; ?a <text:s/>&lt;produced&gt; <text:s/>?b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3">
            <text:p>3</text:p>
          </table:table-cell>
          <table:table-cell table:style-name="ce15" table:formula="of:=[.B33]/([.C33]+[.B33])" office:value-type="percentage" office:value="0.185185185185185">
            <text:p>18.52%</text:p>
          </table:table-cell>
          <table:table-cell table:style-name="ce18" table:formula="of:=([.E33]*[.L33] + [.G33])/([.L33] + [.G33])" office:value-type="float" office:value="0.353347365311473">
            <text:p>0.3533473653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1003">
            <text:p>1003</text:p>
          </table:table-cell>
          <table:table-cell table:style-name="ce15" office:value-type="percentage" office:value="0.20638086">
            <text:p>20.64%</text:p>
          </table:table-cell>
          <table:table-cell table:style-name="ce15" office:value-type="percentage" office:value="0.38983051">
            <text:p>38.98%</text:p>
          </table:table-cell>
          <table:table-cell table:style-name="ce10" office:value-type="string">
            <text:p>Ranking Std</text:p>
          </table:table-cell>
          <table:table-cell table:style-name="ce13" office:value-type="float" office:value="796">
            <text:p>796</text:p>
          </table:table-cell>
          <table:table-cell table:style-name="ce13" table:formula="of:=[.I33]*[.L33]" office:value-type="float" office:value="164.27916456">
            <text:p>164.27916456</text:p>
          </table:table-cell>
          <table:table-cell table:style-name="ce13" table:formula="of:=[.J33]*[.L33]" office:value-type="float" office:value="310.30508596">
            <text:p>310.30508596</text:p>
          </table:table-cell>
          <table:table-cell table:style-name="ce13" table:formula="of:=[.E33]*[.L33]" office:value-type="float" office:value="147.407407407407">
            <text:p>147.4074074074</text:p>
          </table:table-cell>
          <table:table-cell table:style-name="ce13" table:formula="of:=([.I33]-[.E33])^2" office:value-type="float" office:value="0.000449256630855375">
            <text:p>0.0004492566</text:p>
          </table:table-cell>
          <table:table-cell table:style-name="ce13" table:formula="of:=([.J33]-[.E33])^2" office:value-type="float" office:value="0.0418797089685611">
            <text:p>0.041879709</text:p>
          </table:table-cell>
          <table:table-cell table:style-name="ce13" table:formula="of:=([.L33]*ABS([.I33]-[.E33]))" office:value-type="float" office:value="16.8717571525926">
            <text:p>16.8717571526</text:p>
          </table:table-cell>
          <table:table-cell table:style-name="ce13" table:formula="of:=([.L33]*ABS([.J33]-[.E33]))" office:value-type="float" office:value="162.897678552593">
            <text:p>162.8976785526</text:p>
          </table:table-cell>
          <table:table-cell table:style-name="ce13" table:formula="of:=[.H33]*ABS([.F33]-[.I33])" office:value-type="float" office:value="147.407404827407">
            <text:p>147.4074048274</text:p>
          </table:table-cell>
          <table:table-cell table:style-name="ce13" table:formula="of:=[.H33]*ABS([.F33]-[.J33])" office:value-type="float" office:value="36.5925941225926">
            <text:p>36.5925941226</text:p>
          </table:table-cell>
        </table:table-row>
        <table:table-row table:style-name="ro4">
          <table:table-cell table:style-name="ce10" office:value-type="string">
            <text:p>?a <text:s/>&lt;diedIn&gt; <text:s/>?c <text:s/>?c <text:s/>&lt;isLocatedIn&gt; <text:s/>?b <text:s text:c="2"/>=&gt; ?a <text:s/>&lt;isCitizenOf&gt; <text:s/>?b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3">
            <text:p>23</text:p>
          </table:table-cell>
          <table:table-cell table:style-name="ce12" office:value-type="float" office:value="0">
            <text:p>0</text:p>
          </table:table-cell>
          <table:table-cell table:style-name="ce15" table:formula="of:=[.B34]/([.C34]+[.B34])" office:value-type="percentage" office:value="0.178571428571429">
            <text:p>17.86%</text:p>
          </table:table-cell>
          <table:table-cell table:style-name="ce18" table:formula="of:=([.E34]*[.L34] + [.G34])/([.L34] + [.G34])" office:value-type="float" office:value="0.215658315565032">
            <text:p>0.2156583156</text:p>
          </table:table-cell>
          <table:table-cell table:style-name="ce13" office:value-type="float" office:value="605">
            <text:p>605</text:p>
          </table:table-cell>
          <table:table-cell table:style-name="ce13" office:value-type="float" office:value="13400">
            <text:p>13400</text:p>
          </table:table-cell>
          <table:table-cell table:style-name="ce15" office:value-type="percentage" office:value="0.04514925">
            <text:p>4.51%</text:p>
          </table:table-cell>
          <table:table-cell table:style-name="ce15" office:value-type="percentage" office:value="0.48130469">
            <text:p>48.13%</text:p>
          </table:table-cell>
          <table:table-cell table:style-name="ce10" office:value-type="string">
            <text:p>Individually evaluated</text:p>
          </table:table-cell>
          <table:table-cell table:style-name="ce13" office:value-type="float" office:value="12795">
            <text:p>12795</text:p>
          </table:table-cell>
          <table:table-cell table:style-name="ce13" table:formula="of:=[.I34]*[.L34]" office:value-type="float" office:value="577.68465375">
            <text:p>577.68465375</text:p>
          </table:table-cell>
          <table:table-cell table:style-name="ce13" table:formula="of:=[.J34]*[.L34]" office:value-type="float" office:value="6158.29350855">
            <text:p>6158.29350855</text:p>
          </table:table-cell>
          <table:table-cell table:style-name="ce13" table:formula="of:=[.E34]*[.L34]" office:value-type="float" office:value="2284.82142857143">
            <text:p>2284.8214285714</text:p>
          </table:table-cell>
          <table:table-cell table:style-name="ce13" table:formula="of:=([.I34]-[.E34])^2" office:value-type="float" office:value="0.0178014777347462">
            <text:p>0.0178014777</text:p>
          </table:table-cell>
          <table:table-cell table:style-name="ce13" table:formula="of:=([.J34]-[.E34])^2" office:value-type="float" office:value="0.0916474275751798">
            <text:p>0.0916474276</text:p>
          </table:table-cell>
          <table:table-cell table:style-name="ce13" table:formula="of:=([.L34]*ABS([.I34]-[.E34]))" office:value-type="float" office:value="1707.13677482143">
            <text:p>1707.1367748214</text:p>
          </table:table-cell>
          <table:table-cell table:style-name="ce13" table:formula="of:=([.L34]*ABS([.J34]-[.E34]))" office:value-type="float" office:value="3873.47207997857">
            <text:p>3873.4720799786</text:p>
          </table:table-cell>
          <table:table-cell table:style-name="ce13" table:formula="of:=[.H34]*ABS([.F34]-[.I34])" office:value-type="float" office:value="2284.82147857143">
            <text:p>2284.8214785714</text:p>
          </table:table-cell>
          <table:table-cell table:style-name="ce13" table:formula="of:=[.H34]*ABS([.F34]-[.J34])" office:value-type="float" office:value="3559.66141742857">
            <text:p>3559.6614174286</text:p>
          </table:table-cell>
        </table:table-row>
        <table:table-row table:style-name="ro4">
          <table:table-cell table:style-name="ce10" office:value-type="string">
            <text:p>?a <text:s/>&lt;isCitizenOf&gt; <text:s/>?c <text:s/>?c <text:s/>&lt;hasCapital&gt; <text:s/>?b <text:s text:c="2"/>=&gt; ?a <text:s/>&lt;wasBornIn&gt; <text:s/>?b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6">
            <text:p>6</text:p>
          </table:table-cell>
          <table:table-cell table:style-name="ce15" table:formula="of:=[.B35]/([.C35]+[.B35])" office:value-type="percentage" office:value="0.166666666666667">
            <text:p>16.67%</text:p>
          </table:table-cell>
          <table:table-cell table:style-name="ce18" table:formula="of:=([.E35]*[.L35] + [.G35])/([.L35] + [.G35])" office:value-type="float" office:value="0.226365237815619">
            <text:p>0.2263652378</text:p>
          </table:table-cell>
          <table:table-cell table:style-name="ce13" office:value-type="float" office:value="976">
            <text:p>976</text:p>
          </table:table-cell>
          <table:table-cell table:style-name="ce13" office:value-type="float" office:value="13624">
            <text:p>13624</text:p>
          </table:table-cell>
          <table:table-cell table:style-name="ce15" office:value-type="percentage" office:value="0.07163829">
            <text:p>7.16%</text:p>
          </table:table-cell>
          <table:table-cell table:style-name="ce15" office:value-type="percentage" office:value="0.26872247">
            <text:p>26.87%</text:p>
          </table:table-cell>
          <table:table-cell table:style-name="ce10" office:value-type="string">
            <text:p>Individually evaluated</text:p>
          </table:table-cell>
          <table:table-cell table:style-name="ce13" office:value-type="float" office:value="12648">
            <text:p>12648</text:p>
          </table:table-cell>
          <table:table-cell table:style-name="ce13" table:formula="of:=[.I35]*[.L35]" office:value-type="float" office:value="906.08109192">
            <text:p>906.08109192</text:p>
          </table:table-cell>
          <table:table-cell table:style-name="ce13" table:formula="of:=[.J35]*[.L35]" office:value-type="float" office:value="3398.80180056">
            <text:p>3398.80180056</text:p>
          </table:table-cell>
          <table:table-cell table:style-name="ce13" table:formula="of:=[.E35]*[.L35]" office:value-type="float" office:value="2108">
            <text:p>2108</text:p>
          </table:table-cell>
          <table:table-cell table:style-name="ce13" table:formula="of:=([.I35]-[.E35])^2" office:value-type="float" office:value="0.00903039237190187">
            <text:p>0.0090303924</text:p>
          </table:table-cell>
          <table:table-cell table:style-name="ce13" table:formula="of:=([.J35]-[.E35])^2" office:value-type="float" office:value="0.010415386994012">
            <text:p>0.010415387</text:p>
          </table:table-cell>
          <table:table-cell table:style-name="ce13" table:formula="of:=([.L35]*ABS([.I35]-[.E35]))" office:value-type="float" office:value="1201.91890808">
            <text:p>1201.91890808</text:p>
          </table:table-cell>
          <table:table-cell table:style-name="ce13" table:formula="of:=([.L35]*ABS([.J35]-[.E35]))" office:value-type="float" office:value="1290.80180056">
            <text:p>1290.80180056</text:p>
          </table:table-cell>
          <table:table-cell table:style-name="ce13" table:formula="of:=[.H35]*ABS([.F35]-[.I35])" office:value-type="float" office:value="2107.99993704">
            <text:p>2107.99993704</text:p>
          </table:table-cell>
          <table:table-cell table:style-name="ce13" table:formula="of:=[.H35]*ABS([.F35]-[.J35])" office:value-type="float" office:value="577.07493128">
            <text:p>577.07493128</text:p>
          </table:table-cell>
        </table:table-row>
        <table:table-row table:style-name="ro4">
          <table:table-cell table:style-name="ce10" office:value-type="string">
            <text:p>?a <text:s/>&lt;dealsWith&gt; <text:s/>?c <text:s/>?c <text:s/>&lt;exports&gt; <text:s/>?b <text:s text:c="2"/>=&gt; ?a <text:s/>&lt;imports&gt; <text:s/>?b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0">
            <text:p>0</text:p>
          </table:table-cell>
          <table:table-cell table:style-name="ce15" table:formula="of:=[.B36]/([.C36]+[.B36])" office:value-type="percentage" office:value="0.166666666666667">
            <text:p>16.67%</text:p>
          </table:table-cell>
          <table:table-cell table:style-name="ce18" table:formula="of:=([.E36]*[.L36] + [.G36])/([.L36] + [.G36])" office:value-type="float" office:value="0.223453749315818">
            <text:p>0.2234537493</text:p>
          </table:table-cell>
          <table:table-cell table:style-name="ce13" office:value-type="float" office:value="83">
            <text:p>83</text:p>
          </table:table-cell>
          <table:table-cell table:style-name="ce13" office:value-type="float" office:value="1218">
            <text:p>1218</text:p>
          </table:table-cell>
          <table:table-cell table:style-name="ce15" office:value-type="percentage" office:value="0.0681445">
            <text:p>6.81%</text:p>
          </table:table-cell>
          <table:table-cell table:style-name="ce15" office:value-type="percentage" office:value="0.09181416">
            <text:p>9.18%</text:p>
          </table:table-cell>
          <table:table-cell table:style-name="ce10" office:value-type="string">
            <text:p>Individually evaluated</text:p>
          </table:table-cell>
          <table:table-cell table:style-name="ce13" office:value-type="float" office:value="1135">
            <text:p>1135</text:p>
          </table:table-cell>
          <table:table-cell table:style-name="ce13" table:formula="of:=[.I36]*[.L36]" office:value-type="float" office:value="77.3440075">
            <text:p>77.3440075</text:p>
          </table:table-cell>
          <table:table-cell table:style-name="ce13" table:formula="of:=[.J36]*[.L36]" office:value-type="float" office:value="104.2090716">
            <text:p>104.2090716</text:p>
          </table:table-cell>
          <table:table-cell table:style-name="ce13" table:formula="of:=[.E36]*[.L36]" office:value-type="float" office:value="189.166666666667">
            <text:p>189.1666666667</text:p>
          </table:table-cell>
          <table:table-cell table:style-name="ce13" table:formula="of:=([.I36]-[.E36])^2" office:value-type="float" office:value="0.00970661732469444">
            <text:p>0.0097066173</text:p>
          </table:table-cell>
          <table:table-cell table:style-name="ce13" table:formula="of:=([.J36]-[.E36])^2" office:value-type="float" office:value="0.00560289775428338">
            <text:p>0.0056028978</text:p>
          </table:table-cell>
          <table:table-cell table:style-name="ce13" table:formula="of:=([.L36]*ABS([.I36]-[.E36]))" office:value-type="float" office:value="111.822659166667">
            <text:p>111.8226591667</text:p>
          </table:table-cell>
          <table:table-cell table:style-name="ce13" table:formula="of:=([.L36]*ABS([.J36]-[.E36]))" office:value-type="float" office:value="84.9575950666667">
            <text:p>84.9575950667</text:p>
          </table:table-cell>
          <table:table-cell table:style-name="ce13" table:formula="of:=[.H36]*ABS([.F36]-[.I36])" office:value-type="float" office:value="189.166665666667">
            <text:p>189.1666656667</text:p>
          </table:table-cell>
          <table:table-cell table:style-name="ce13" table:formula="of:=[.H36]*ABS([.F36]-[.J36])" office:value-type="float" office:value="160.337019786667">
            <text:p>160.3370197867</text:p>
          </table:table-cell>
        </table:table-row>
        <table:table-row table:style-name="ro4">
          <table:table-cell table:style-name="ce10" office:value-type="string">
            <text:p>?a <text:s/>&lt;imports&gt; <text:s/>?c <text:s/>?b <text:s/>&lt;exports&gt; <text:s/>?c <text:s text:c="2"/>=&gt; ?a <text:s/>&lt;dealsWith&gt; <text:s/>?b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0">
            <text:p>0</text:p>
          </table:table-cell>
          <table:table-cell table:style-name="ce15" table:formula="of:=[.B37]/([.C37]+[.B37])" office:value-type="percentage" office:value="0.166666666666667">
            <text:p>16.67%</text:p>
          </table:table-cell>
          <table:table-cell table:style-name="ce18" table:formula="of:=([.E37]*[.L37] + [.G37])/([.L37] + [.G37])" office:value-type="float" office:value="0.208298640022204">
            <text:p>0.20829864</text:p>
          </table:table-cell>
          <table:table-cell table:style-name="ce13" office:value-type="float" office:value="120">
            <text:p>120</text:p>
          </table:table-cell>
          <table:table-cell table:style-name="ce13" office:value-type="float" office:value="2402">
            <text:p>2402</text:p>
          </table:table-cell>
          <table:table-cell table:style-name="ce15" office:value-type="percentage" office:value="0.04995837">
            <text:p>5.00%</text:p>
          </table:table-cell>
          <table:table-cell table:style-name="ce15" office:value-type="percentage" office:value="0.06413683">
            <text:p>6.41%</text:p>
          </table:table-cell>
          <table:table-cell table:style-name="ce10" office:value-type="string">
            <text:p>Individually evaluated</text:p>
          </table:table-cell>
          <table:table-cell table:style-name="ce13" office:value-type="float" office:value="2282">
            <text:p>2282</text:p>
          </table:table-cell>
          <table:table-cell table:style-name="ce13" table:formula="of:=[.I37]*[.L37]" office:value-type="float" office:value="114.00500034">
            <text:p>114.00500034</text:p>
          </table:table-cell>
          <table:table-cell table:style-name="ce13" table:formula="of:=[.J37]*[.L37]" office:value-type="float" office:value="146.36024606">
            <text:p>146.36024606</text:p>
          </table:table-cell>
          <table:table-cell table:style-name="ce13" table:formula="of:=[.E37]*[.L37]" office:value-type="float" office:value="380.333333333333">
            <text:p>380.3333333333</text:p>
          </table:table-cell>
          <table:table-cell table:style-name="ce13" table:formula="of:=([.I37]-[.E37])^2" office:value-type="float" office:value="0.0136208265108347">
            <text:p>0.0136208265</text:p>
          </table:table-cell>
          <table:table-cell table:style-name="ce13" table:formula="of:=([.J37]-[.E37])^2" office:value-type="float" office:value="0.0105123674068933">
            <text:p>0.0105123674</text:p>
          </table:table-cell>
          <table:table-cell table:style-name="ce13" table:formula="of:=([.L37]*ABS([.I37]-[.E37]))" office:value-type="float" office:value="266.328332993333">
            <text:p>266.3283329933</text:p>
          </table:table-cell>
          <table:table-cell table:style-name="ce13" table:formula="of:=([.L37]*ABS([.J37]-[.E37]))" office:value-type="float" office:value="233.973087273333">
            <text:p>233.9730872733</text:p>
          </table:table-cell>
          <table:table-cell table:style-name="ce13" table:formula="of:=[.H37]*ABS([.F37]-[.I37])" office:value-type="float" office:value="380.333328593333">
            <text:p>380.3333285933</text:p>
          </table:table-cell>
          <table:table-cell table:style-name="ce13" table:formula="of:=[.H37]*ABS([.F37]-[.J37])" office:value-type="float" office:value="346.276667673333">
            <text:p>346.2766676733</text:p>
          </table:table-cell>
        </table:table-row>
        <table:table-row table:style-name="ro4">
          <table:table-cell table:style-name="ce10" office:value-type="string">
            <text:p>?a <text:s/>&lt;wasBornIn&gt; <text:s/>?c <text:s/>?c <text:s/>&lt;isLocatedIn&gt; <text:s/>?b <text:s text:c="2"/>=&gt; ?a <text:s/>&lt;isPoliticianOf&gt; <text:s/>?b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0">
            <text:p>0</text:p>
          </table:table-cell>
          <table:table-cell table:style-name="ce15" table:formula="of:=[.B38]/([.C38]+[.B38])" office:value-type="percentage" office:value="0.166666666666667">
            <text:p>16.67%</text:p>
          </table:table-cell>
          <table:table-cell table:style-name="ce18" table:formula="of:=([.E38]*[.L38] + [.G38])/([.L38] + [.G38])" office:value-type="float" office:value="0.172069591647423">
            <text:p>0.1720695916</text:p>
          </table:table-cell>
          <table:table-cell table:style-name="ce13" office:value-type="float" office:value="219">
            <text:p>219</text:p>
          </table:table-cell>
          <table:table-cell table:style-name="ce13" office:value-type="float" office:value="33778">
            <text:p>33778</text:p>
          </table:table-cell>
          <table:table-cell table:style-name="ce15" office:value-type="percentage" office:value="0.00648351">
            <text:p>0.65%</text:p>
          </table:table-cell>
          <table:table-cell table:style-name="ce15" office:value-type="percentage" office:value="0.57180157">
            <text:p>57.18%</text:p>
          </table:table-cell>
          <table:table-cell table:style-name="ce10" office:value-type="string">
            <text:p>Individually evaluated</text:p>
          </table:table-cell>
          <table:table-cell table:style-name="ce13" office:value-type="float" office:value="33559">
            <text:p>33559</text:p>
          </table:table-cell>
          <table:table-cell table:style-name="ce13" table:formula="of:=[.I38]*[.L38]" office:value-type="float" office:value="217.58011209">
            <text:p>217.58011209</text:p>
          </table:table-cell>
          <table:table-cell table:style-name="ce13" table:formula="of:=[.J38]*[.L38]" office:value-type="float" office:value="19189.08888763">
            <text:p>19189.08888763</text:p>
          </table:table-cell>
          <table:table-cell table:style-name="ce13" table:formula="of:=[.E38]*[.L38]" office:value-type="float" office:value="5593.16666666667">
            <text:p>5593.1666666667</text:p>
          </table:table-cell>
          <table:table-cell table:style-name="ce13" table:formula="of:=([.I38]-[.E38])^2" office:value-type="float" office:value="0.0256586436796979">
            <text:p>0.0256586437</text:p>
          </table:table-cell>
          <table:table-cell table:style-name="ce13" table:formula="of:=([.J38]-[.E38])^2" office:value-type="float" office:value="0.164134289898909">
            <text:p>0.1641342899</text:p>
          </table:table-cell>
          <table:table-cell table:style-name="ce13" table:formula="of:=([.L38]*ABS([.I38]-[.E38]))" office:value-type="float" office:value="5375.58655457667">
            <text:p>5375.5865545767</text:p>
          </table:table-cell>
          <table:table-cell table:style-name="ce13" table:formula="of:=([.L38]*ABS([.J38]-[.E38]))" office:value-type="float" office:value="13595.9222209633">
            <text:p>13595.9222209633</text:p>
          </table:table-cell>
          <table:table-cell table:style-name="ce13" table:formula="of:=[.H38]*ABS([.F38]-[.I38])" office:value-type="float" office:value="5593.16666588667">
            <text:p>5593.1666658867</text:p>
          </table:table-cell>
          <table:table-cell table:style-name="ce13" table:formula="of:=[.H38]*ABS([.F38]-[.J38])" office:value-type="float" office:value="13502.1467647933">
            <text:p>13502.1467647933</text:p>
          </table:table-cell>
        </table:table-row>
        <table:table-row table:style-name="ro4">
          <table:table-cell table:style-name="ce10" office:value-type="string">
            <text:p>?a <text:s/>&lt;diedIn&gt; <text:s/>?c <text:s/>?c <text:s/>&lt;isLocatedIn&gt; <text:s/>?b <text:s text:c="2"/>=&gt; ?a <text:s/>&lt;isPoliticianOf&gt; <text:s/>?b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0">
            <text:p>0</text:p>
          </table:table-cell>
          <table:table-cell table:style-name="ce15" table:formula="of:=[.B39]/([.C39]+[.B39])" office:value-type="percentage" office:value="0.166666666666667">
            <text:p>16.67%</text:p>
          </table:table-cell>
          <table:table-cell table:style-name="ce18" table:formula="of:=([.E39]*[.L39] + [.G39])/([.L39] + [.G39])" office:value-type="float" office:value="0.189179104477612">
            <text:p>0.1891791045</text:p>
          </table:table-cell>
          <table:table-cell table:style-name="ce13" office:value-type="float" office:value="362">
            <text:p>362</text:p>
          </table:table-cell>
          <table:table-cell table:style-name="ce13" office:value-type="float" office:value="13400">
            <text:p>13400</text:p>
          </table:table-cell>
          <table:table-cell table:style-name="ce15" office:value-type="percentage" office:value="0.02701493">
            <text:p>2.70%</text:p>
          </table:table-cell>
          <table:table-cell table:style-name="ce15" office:value-type="percentage" office:value="0.85377358">
            <text:p>85.38%</text:p>
          </table:table-cell>
          <table:table-cell table:style-name="ce10" office:value-type="string">
            <text:p>Ranking PCA</text:p>
          </table:table-cell>
          <table:table-cell table:style-name="ce13" office:value-type="float" office:value="13038">
            <text:p>13038</text:p>
          </table:table-cell>
          <table:table-cell table:style-name="ce13" table:formula="of:=[.I39]*[.L39]" office:value-type="float" office:value="352.22065734">
            <text:p>352.22065734</text:p>
          </table:table-cell>
          <table:table-cell table:style-name="ce13" table:formula="of:=[.J39]*[.L39]" office:value-type="float" office:value="11131.49993604">
            <text:p>11131.49993604</text:p>
          </table:table-cell>
          <table:table-cell table:style-name="ce13" table:formula="of:=[.E39]*[.L39]" office:value-type="float" office:value="2173">
            <text:p>2173</text:p>
          </table:table-cell>
          <table:table-cell table:style-name="ce13" table:formula="of:=([.I39]-[.E39])^2" office:value-type="float" office:value="0.019502607554016">
            <text:p>0.0195026076</text:p>
          </table:table-cell>
          <table:table-cell table:style-name="ce13" table:formula="of:=([.J39]-[.E39])^2" office:value-type="float" office:value="0.472115910350461">
            <text:p>0.4721159104</text:p>
          </table:table-cell>
          <table:table-cell table:style-name="ce13" table:formula="of:=([.L39]*ABS([.I39]-[.E39]))" office:value-type="float" office:value="1820.77934266">
            <text:p>1820.77934266</text:p>
          </table:table-cell>
          <table:table-cell table:style-name="ce13" table:formula="of:=([.L39]*ABS([.J39]-[.E39]))" office:value-type="float" office:value="8958.49993604">
            <text:p>8958.49993604</text:p>
          </table:table-cell>
          <table:table-cell table:style-name="ce13" table:formula="of:=[.H39]*ABS([.F39]-[.I39])" office:value-type="float" office:value="2172.999938">
            <text:p>2172.999938</text:p>
          </table:table-cell>
          <table:table-cell table:style-name="ce13" table:formula="of:=[.H39]*ABS([.F39]-[.J39])" office:value-type="float" office:value="8905.565972">
            <text:p>8905.565972</text:p>
          </table:table-cell>
        </table:table-row>
        <table:table-row table:style-name="ro4">
          <table:table-cell table:style-name="ce10" office:value-type="string">
            <text:p>?a <text:s/>&lt;directed&gt; <text:s/>?b <text:s text:c="2"/>=&gt; ?a <text:s/>&lt;produced&gt; <text:s/>?b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4">
            <text:p>24</text:p>
          </table:table-cell>
          <table:table-cell table:style-name="ce12" office:value-type="float" office:value="2">
            <text:p>2</text:p>
          </table:table-cell>
          <table:table-cell table:style-name="ce15" table:formula="of:=[.B40]/([.C40]+[.B40])" office:value-type="percentage" office:value="0.142857142857143">
            <text:p>14.29%</text:p>
          </table:table-cell>
          <table:table-cell table:style-name="ce18" table:formula="of:=([.E40]*[.L40] + [.G40])/([.L40] + [.G40])" office:value-type="float" office:value="0.201010622634021">
            <text:p>0.2010106226</text:p>
          </table:table-cell>
          <table:table-cell table:style-name="ce13" office:value-type="float" office:value="2271">
            <text:p>2271</text:p>
          </table:table-cell>
          <table:table-cell table:style-name="ce13" office:value-type="float" office:value="33473">
            <text:p>33473</text:p>
          </table:table-cell>
          <table:table-cell table:style-name="ce15" office:value-type="percentage" office:value="0.06784573">
            <text:p>6.78%</text:p>
          </table:table-cell>
          <table:table-cell table:style-name="ce15" office:value-type="percentage" office:value="0.1618905">
            <text:p>16.19%</text:p>
          </table:table-cell>
          <table:table-cell table:style-name="ce10" office:value-type="string">
            <text:p>Individually evaluated</text:p>
          </table:table-cell>
          <table:table-cell table:style-name="ce13" office:value-type="float" office:value="31202">
            <text:p>31202</text:p>
          </table:table-cell>
          <table:table-cell table:style-name="ce13" table:formula="of:=[.I40]*[.L40]" office:value-type="float" office:value="2116.92246746">
            <text:p>2116.92246746</text:p>
          </table:table-cell>
          <table:table-cell table:style-name="ce13" table:formula="of:=[.J40]*[.L40]" office:value-type="float" office:value="5051.307381">
            <text:p>5051.307381</text:p>
          </table:table-cell>
          <table:table-cell table:style-name="ce13" table:formula="of:=[.E40]*[.L40]" office:value-type="float" office:value="4457.42857142857">
            <text:p>4457.4285714286</text:p>
          </table:table-cell>
          <table:table-cell table:style-name="ce13" table:formula="of:=([.I40]-[.E40])^2" office:value-type="float" office:value="0.00562671205882474">
            <text:p>0.0056267121</text:p>
          </table:table-cell>
          <table:table-cell table:style-name="ce13" table:formula="of:=([.J40]-[.E40])^2" office:value-type="float" office:value="0.000362268684127551">
            <text:p>0.0003622687</text:p>
          </table:table-cell>
          <table:table-cell table:style-name="ce13" table:formula="of:=([.L40]*ABS([.I40]-[.E40]))" office:value-type="float" office:value="2340.50610396857">
            <text:p>2340.5061039686</text:p>
          </table:table-cell>
          <table:table-cell table:style-name="ce13" table:formula="of:=([.L40]*ABS([.J40]-[.E40]))" office:value-type="float" office:value="593.878809571429">
            <text:p>593.8788095714</text:p>
          </table:table-cell>
          <table:table-cell table:style-name="ce13" table:formula="of:=[.H40]*ABS([.F40]-[.I40])" office:value-type="float" office:value="4457.42845113857">
            <text:p>4457.4284511386</text:p>
          </table:table-cell>
          <table:table-cell table:style-name="ce13" table:formula="of:=[.H40]*ABS([.F40]-[.J40])" office:value-type="float" office:value="1309.46786492857">
            <text:p>1309.4678649286</text:p>
          </table:table-cell>
        </table:table-row>
        <table:table-row table:style-name="ro4">
          <table:table-cell table:style-name="ce10" office:value-type="string">
            <text:p>?c <text:s/>&lt;dealsWith&gt; <text:s/>?a <text:s/>?c <text:s/>&lt;imports&gt; <text:s/>?b <text:s text:c="2"/>=&gt; ?a <text:s/>&lt;exports&gt; <text:s/>?b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6">
            <text:p>26</text:p>
          </table:table-cell>
          <table:table-cell table:style-name="ce12" office:value-type="float" office:value="0">
            <text:p>0</text:p>
          </table:table-cell>
          <table:table-cell table:style-name="ce15" table:formula="of:=[.B41]/([.C41]+[.B41])" office:value-type="percentage" office:value="0.133333333333333">
            <text:p>13.33%</text:p>
          </table:table-cell>
          <table:table-cell table:style-name="ce18" table:formula="of:=([.E41]*[.L41] + [.G41])/([.L41] + [.G41])" office:value-type="float" office:value="0.181600660066007">
            <text:p>0.1816006601</text:p>
          </table:table-cell>
          <table:table-cell table:style-name="ce13" office:value-type="float" office:value="45">
            <text:p>45</text:p>
          </table:table-cell>
          <table:table-cell table:style-name="ce13" office:value-type="float" office:value="808">
            <text:p>808</text:p>
          </table:table-cell>
          <table:table-cell table:style-name="ce15" office:value-type="percentage" office:value="0.05569307">
            <text:p>5.57%</text:p>
          </table:table-cell>
          <table:table-cell table:style-name="ce15" office:value-type="percentage" office:value="0.0647482">
            <text:p>6.47%</text:p>
          </table:table-cell>
          <table:table-cell table:style-name="ce10" office:value-type="string">
            <text:p>Individually evaluated</text:p>
          </table:table-cell>
          <table:table-cell table:style-name="ce13" office:value-type="float" office:value="763">
            <text:p>763</text:p>
          </table:table-cell>
          <table:table-cell table:style-name="ce13" table:formula="of:=[.I41]*[.L41]" office:value-type="float" office:value="42.49381241">
            <text:p>42.49381241</text:p>
          </table:table-cell>
          <table:table-cell table:style-name="ce13" table:formula="of:=[.J41]*[.L41]" office:value-type="float" office:value="49.4028766">
            <text:p>49.4028766</text:p>
          </table:table-cell>
          <table:table-cell table:style-name="ce13" table:formula="of:=[.E41]*[.L41]" office:value-type="float" office:value="101.733333333333">
            <text:p>101.7333333333</text:p>
          </table:table-cell>
          <table:table-cell table:style-name="ce13" table:formula="of:=([.I41]-[.E41])^2" office:value-type="float" office:value="0.00602801049046934">
            <text:p>0.0060280105</text:p>
          </table:table-cell>
          <table:table-cell table:style-name="ce13" table:formula="of:=([.J41]-[.E41])^2" office:value-type="float" office:value="0.00470392051435111">
            <text:p>0.0047039205</text:p>
          </table:table-cell>
          <table:table-cell table:style-name="ce13" table:formula="of:=([.L41]*ABS([.I41]-[.E41]))" office:value-type="float" office:value="59.2395209233333">
            <text:p>59.2395209233</text:p>
          </table:table-cell>
          <table:table-cell table:style-name="ce13" table:formula="of:=([.L41]*ABS([.J41]-[.E41]))" office:value-type="float" office:value="52.3304567333333">
            <text:p>52.3304567333</text:p>
          </table:table-cell>
          <table:table-cell table:style-name="ce13" table:formula="of:=[.H41]*ABS([.F41]-[.I41])" office:value-type="float" office:value="101.733332773333">
            <text:p>101.7333327733</text:p>
          </table:table-cell>
          <table:table-cell table:style-name="ce13" table:formula="of:=[.H41]*ABS([.F41]-[.J41])" office:value-type="float" office:value="94.4167877333334">
            <text:p>94.4167877333</text:p>
          </table:table-cell>
        </table:table-row>
        <table:table-row table:style-name="ro4">
          <table:table-cell table:style-name="ce10" office:value-type="string">
            <text:p>?a <text:s/>&lt;livesIn&gt; <text:s/>?b <text:s text:c="2"/>=&gt; ?a <text:s/>&lt;isCitizenOf&gt; <text:s/>?b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6">
            <text:p>26</text:p>
          </table:table-cell>
          <table:table-cell table:style-name="ce12" office:value-type="float" office:value="0">
            <text:p>0</text:p>
          </table:table-cell>
          <table:table-cell table:style-name="ce15" table:formula="of:=[.B42]/([.C42]+[.B42])" office:value-type="percentage" office:value="0.133333333333333">
            <text:p>13.33%</text:p>
          </table:table-cell>
          <table:table-cell table:style-name="ce18" table:formula="of:=([.E42]*[.L42] + [.G42])/([.L42] + [.G42])" office:value-type="float" office:value="0.156570311409021">
            <text:p>0.1565703114</text:p>
          </table:table-cell>
          <table:table-cell table:style-name="ce13" office:value-type="float" office:value="384">
            <text:p>384</text:p>
          </table:table-cell>
          <table:table-cell table:style-name="ce13" office:value-type="float" office:value="14593">
            <text:p>14593</text:p>
          </table:table-cell>
          <table:table-cell table:style-name="ce15" office:value-type="percentage" office:value="0.04488453">
            <text:p>4.49%</text:p>
          </table:table-cell>
          <table:table-cell table:style-name="ce15" office:value-type="percentage" office:value="0.36571748">
            <text:p>36.57%</text:p>
          </table:table-cell>
          <table:table-cell table:style-name="ce10" office:value-type="string">
            <text:p>Ranking PCA</text:p>
          </table:table-cell>
          <table:table-cell table:style-name="ce13" office:value-type="float" office:value="13938">
            <text:p>13938</text:p>
          </table:table-cell>
          <table:table-cell table:style-name="ce13" table:formula="of:=[.I42]*[.L42]" office:value-type="float" office:value="625.60057914">
            <text:p>625.60057914</text:p>
          </table:table-cell>
          <table:table-cell table:style-name="ce13" table:formula="of:=[.J42]*[.L42]" office:value-type="float" office:value="5097.37023624">
            <text:p>5097.37023624</text:p>
          </table:table-cell>
          <table:table-cell table:style-name="ce13" table:formula="of:=[.E42]*[.L42]" office:value-type="float" office:value="1858.4">
            <text:p>1858.4</text:p>
          </table:table-cell>
          <table:table-cell table:style-name="ce13" table:formula="of:=([.I42]-[.E42])^2" office:value-type="float" office:value="0.00782319081109868">
            <text:p>0.0078231908</text:p>
          </table:table-cell>
          <table:table-cell table:style-name="ce13" table:formula="of:=([.J42]-[.E42])^2" office:value-type="float" office:value="0.0540023916219948">
            <text:p>0.0540023916</text:p>
          </table:table-cell>
          <table:table-cell table:style-name="ce13" table:formula="of:=([.L42]*ABS([.I42]-[.E42]))" office:value-type="float" office:value="1232.79942086">
            <text:p>1232.79942086</text:p>
          </table:table-cell>
          <table:table-cell table:style-name="ce13" table:formula="of:=([.L42]*ABS([.J42]-[.E42]))" office:value-type="float" office:value="3238.97023624">
            <text:p>3238.97023624</text:p>
          </table:table-cell>
          <table:table-cell table:style-name="ce13" table:formula="of:=[.H42]*ABS([.F42]-[.I42])" office:value-type="float" office:value="1629.83060810184">
            <text:p>1629.8306081019</text:p>
          </table:table-cell>
          <table:table-cell table:style-name="ce13" table:formula="of:=[.H42]*ABS([.F42]-[.J42])" office:value-type="float" office:value="3052.08463124816">
            <text:p>3052.0846312482</text:p>
          </table:table-cell>
        </table:table-row>
        <table:table-row table:style-name="ro4">
          <table:table-cell table:style-name="ce10" office:value-type="string">
            <text:p>?a <text:s/>&lt;diedIn&gt; <text:s/>?c <text:s/>?b <text:s/>&lt;hasCapital&gt; <text:s/>?c <text:s text:c="2"/>=&gt; ?a <text:s/>&lt;isPoliticianOf&gt; <text:s/>?b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6">
            <text:p>26</text:p>
          </table:table-cell>
          <table:table-cell table:style-name="ce12" office:value-type="float" office:value="0">
            <text:p>0</text:p>
          </table:table-cell>
          <table:table-cell table:style-name="ce15" table:formula="of:=[.B43]/([.C43]+[.B43])" office:value-type="percentage" office:value="0.133333333333333">
            <text:p>13.33%</text:p>
          </table:table-cell>
          <table:table-cell table:style-name="ce18" table:formula="of:=([.E43]*[.L43] + [.G43])/([.L43] + [.G43])" office:value-type="float" office:value="0.134729044206458">
            <text:p>0.1347290442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24838">
            <text:p>24838</text:p>
          </table:table-cell>
          <table:table-cell table:style-name="ce15" office:value-type="percentage" office:value="0.00161044">
            <text:p>0.16%</text:p>
          </table:table-cell>
          <table:table-cell table:style-name="ce15" office:value-type="percentage" office:value="0.3960396">
            <text:p>39.60%</text:p>
          </table:table-cell>
          <table:table-cell table:style-name="ce10" office:value-type="string">
            <text:p>Individually evaluated</text:p>
          </table:table-cell>
          <table:table-cell table:style-name="ce13" office:value-type="float" office:value="24798">
            <text:p>24798</text:p>
          </table:table-cell>
          <table:table-cell table:style-name="ce13" table:formula="of:=[.I43]*[.L43]" office:value-type="float" office:value="39.93569112">
            <text:p>39.93569112</text:p>
          </table:table-cell>
          <table:table-cell table:style-name="ce13" table:formula="of:=[.J43]*[.L43]" office:value-type="float" office:value="9820.9900008">
            <text:p>9820.9900008</text:p>
          </table:table-cell>
          <table:table-cell table:style-name="ce13" table:formula="of:=[.E43]*[.L43]" office:value-type="float" office:value="3306.4">
            <text:p>3306.4</text:p>
          </table:table-cell>
          <table:table-cell table:style-name="ce13" table:formula="of:=([.I43]-[.E43])^2" office:value-type="float" office:value="0.0173509206281047">
            <text:p>0.0173509206</text:p>
          </table:table-cell>
          <table:table-cell table:style-name="ce13" table:formula="of:=([.J43]-[.E43])^2" office:value-type="float" office:value="0.0690145825459378">
            <text:p>0.0690145825</text:p>
          </table:table-cell>
          <table:table-cell table:style-name="ce13" table:formula="of:=([.L43]*ABS([.I43]-[.E43]))" office:value-type="float" office:value="3266.46430888">
            <text:p>3266.46430888</text:p>
          </table:table-cell>
          <table:table-cell table:style-name="ce13" table:formula="of:=([.L43]*ABS([.J43]-[.E43]))" office:value-type="float" office:value="6514.5900008">
            <text:p>6514.5900008</text:p>
          </table:table-cell>
          <table:table-cell table:style-name="ce13" table:formula="of:=[.H43]*ABS([.F43]-[.I43])" office:value-type="float" office:value="3306.39989128">
            <text:p>3306.39989128</text:p>
          </table:table-cell>
          <table:table-cell table:style-name="ce13" table:formula="of:=[.H43]*ABS([.F43]-[.J43])" office:value-type="float" office:value="6490.4315848">
            <text:p>6490.4315848</text:p>
          </table:table-cell>
        </table:table-row>
        <table:table-row table:style-name="ro4">
          <table:table-cell table:style-name="ce10" office:value-type="string">
            <text:p>?a <text:s/>&lt;worksAt&gt; <text:s/>?b <text:s text:c="2"/>=&gt; ?a <text:s/>&lt;graduatedFrom&gt; <text:s/>?b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6">
            <text:p>26</text:p>
          </table:table-cell>
          <table:table-cell table:style-name="ce12" office:value-type="float" office:value="1">
            <text:p>1</text:p>
          </table:table-cell>
          <table:table-cell table:style-name="ce15" table:formula="of:=[.B44]/([.C44]+[.B44])" office:value-type="percentage" office:value="0.103448275862069">
            <text:p>10.34%</text:p>
          </table:table-cell>
          <table:table-cell table:style-name="ce18" table:formula="of:=([.E44]*[.L44] + [.G44])/([.L44] + [.G44])" office:value-type="float" office:value="0.184049600815356">
            <text:p>0.1840496008</text:p>
          </table:table-cell>
          <table:table-cell table:style-name="ce13" office:value-type="float" office:value="219">
            <text:p>219</text:p>
          </table:table-cell>
          <table:table-cell table:style-name="ce13" office:value-type="float" office:value="2436">
            <text:p>2436</text:p>
          </table:table-cell>
          <table:table-cell table:style-name="ce15" office:value-type="percentage" office:value="0.08990148">
            <text:p>8.99%</text:p>
          </table:table-cell>
          <table:table-cell table:style-name="ce15" office:value-type="percentage" office:value="0.16246291">
            <text:p>16.25%</text:p>
          </table:table-cell>
          <table:table-cell table:style-name="ce10" office:value-type="string">
            <text:p>Ranking Std</text:p>
          </table:table-cell>
          <table:table-cell table:style-name="ce13" office:value-type="float" office:value="2217">
            <text:p>2217</text:p>
          </table:table-cell>
          <table:table-cell table:style-name="ce13" table:formula="of:=[.I44]*[.L44]" office:value-type="float" office:value="199.31158116">
            <text:p>199.31158116</text:p>
          </table:table-cell>
          <table:table-cell table:style-name="ce13" table:formula="of:=[.J44]*[.L44]" office:value-type="float" office:value="360.18027147">
            <text:p>360.18027147</text:p>
          </table:table-cell>
          <table:table-cell table:style-name="ce13" table:formula="of:=[.E44]*[.L44]" office:value-type="float" office:value="229.344827586207">
            <text:p>229.3448275862</text:p>
          </table:table-cell>
          <table:table-cell table:style-name="ce13" table:formula="of:=([.I44]-[.E44])^2" office:value-type="float" office:value="0.000183515678128569">
            <text:p>0.0001835157</text:p>
          </table:table-cell>
          <table:table-cell table:style-name="ce13" table:formula="of:=([.J44]-[.E44])^2" office:value-type="float" office:value="0.00348272704243386">
            <text:p>0.003482727</text:p>
          </table:table-cell>
          <table:table-cell table:style-name="ce13" table:formula="of:=([.L44]*ABS([.I44]-[.E44]))" office:value-type="float" office:value="30.0332464262069">
            <text:p>30.0332464262</text:p>
          </table:table-cell>
          <table:table-cell table:style-name="ce13" table:formula="of:=([.L44]*ABS([.J44]-[.E44]))" office:value-type="float" office:value="130.835443883793">
            <text:p>130.8354438838</text:p>
          </table:table-cell>
          <table:table-cell table:style-name="ce13" table:formula="of:=[.H44]*ABS([.F44]-[.I44])" office:value-type="float" office:value="229.344822306207">
            <text:p>229.3448223062</text:p>
          </table:table-cell>
          <table:table-cell table:style-name="ce13" table:formula="of:=[.H44]*ABS([.F44]-[.J44])" office:value-type="float" office:value="52.5851788262068">
            <text:p>52.5851788262</text:p>
          </table:table-cell>
        </table:table-row>
        <table:table-row table:style-name="ro4">
          <table:table-cell table:style-name="ce10" office:value-type="string">
            <text:p>?a <text:s/>&lt;livesIn&gt; <text:s/>?c <text:s/>?c <text:s/>&lt;isLocatedIn&gt; <text:s/>?b <text:s text:c="2"/>=&gt; ?a <text:s/>&lt;isCitizenOf&gt; <text:s/>?b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0">
            <text:p>0</text:p>
          </table:table-cell>
          <table:table-cell table:style-name="ce15" table:formula="of:=[.B45]/([.C45]+[.B45])" office:value-type="percentage" office:value="0.1">
            <text:p>10.00%</text:p>
          </table:table-cell>
          <table:table-cell table:style-name="ce18" table:formula="of:=([.E45]*[.L45] + [.G45])/([.L45] + [.G45])" office:value-type="float" office:value="0.135186942493832">
            <text:p>0.135186942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5269">
            <text:p>5269</text:p>
          </table:table-cell>
          <table:table-cell table:style-name="ce15" office:value-type="percentage" office:value="0.0390966">
            <text:p>3.91%</text:p>
          </table:table-cell>
          <table:table-cell table:style-name="ce15" office:value-type="percentage" office:value="0.48130841">
            <text:p>48.13%</text:p>
          </table:table-cell>
          <table:table-cell table:style-name="ce10" office:value-type="string">
            <text:p>Individually evaluated</text:p>
          </table:table-cell>
          <table:table-cell table:style-name="ce13" office:value-type="float" office:value="5063">
            <text:p>5063</text:p>
          </table:table-cell>
          <table:table-cell table:style-name="ce13" table:formula="of:=[.I45]*[.L45]" office:value-type="float" office:value="197.9460858">
            <text:p>197.9460858</text:p>
          </table:table-cell>
          <table:table-cell table:style-name="ce13" table:formula="of:=[.J45]*[.L45]" office:value-type="float" office:value="2436.86447983">
            <text:p>2436.86447983</text:p>
          </table:table-cell>
          <table:table-cell table:style-name="ce13" table:formula="of:=[.E45]*[.L45]" office:value-type="float" office:value="506.3">
            <text:p>506.3</text:p>
          </table:table-cell>
          <table:table-cell table:style-name="ce13" table:formula="of:=([.I45]-[.E45])^2" office:value-type="float" office:value="0.00370922413156">
            <text:p>0.0037092241</text:p>
          </table:table-cell>
          <table:table-cell table:style-name="ce13" table:formula="of:=([.J45]-[.E45])^2" office:value-type="float" office:value="0.145396103536728">
            <text:p>0.1453961035</text:p>
          </table:table-cell>
          <table:table-cell table:style-name="ce13" table:formula="of:=([.L45]*ABS([.I45]-[.E45]))" office:value-type="float" office:value="308.3539142">
            <text:p>308.3539142</text:p>
          </table:table-cell>
          <table:table-cell table:style-name="ce13" table:formula="of:=([.L45]*ABS([.J45]-[.E45]))" office:value-type="float" office:value="1930.56447983">
            <text:p>1930.56447983</text:p>
          </table:table-cell>
          <table:table-cell table:style-name="ce13" table:formula="of:=[.H45]*ABS([.F45]-[.I45])" office:value-type="float" office:value="506.3000146">
            <text:p>506.3000146</text:p>
          </table:table-cell>
          <table:table-cell table:style-name="ce13" table:formula="of:=[.H45]*ABS([.F45]-[.J45])" office:value-type="float" office:value="1823.71401229">
            <text:p>1823.71401229</text:p>
          </table:table-cell>
        </table:table-row>
        <table:table-row table:style-name="ro4">
          <table:table-cell table:style-name="ce10" office:value-type="string">
            <text:p>?a <text:s/>&lt;dealsWith&gt; <text:s/>?c <text:s/>?c <text:s/>&lt;hasOfficialLanguage&gt; <text:s/>?b <text:s text:c="2"/>=&gt; ?a <text:s/>&lt;hasOfficialLanguage&gt; <text:s/>?b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0">
            <text:p>0</text:p>
          </table:table-cell>
          <table:table-cell table:style-name="ce15" table:formula="of:=[.B46]/([.C46]+[.B46])" office:value-type="percentage" office:value="0.0689655172413793">
            <text:p>6.90%</text:p>
          </table:table-cell>
          <table:table-cell table:style-name="ce18" table:formula="of:=([.E46]*[.L46] + [.G46])/([.L46] + [.G46])" office:value-type="float" office:value="0.133975406311807">
            <text:p>0.1339754063</text:p>
          </table:table-cell>
          <table:table-cell table:style-name="ce13" office:value-type="float" office:value="56">
            <text:p>56</text:p>
          </table:table-cell>
          <table:table-cell table:style-name="ce13" office:value-type="float" office:value="802">
            <text:p>802</text:p>
          </table:table-cell>
          <table:table-cell table:style-name="ce15" office:value-type="percentage" office:value="0.06982544">
            <text:p>6.98%</text:p>
          </table:table-cell>
          <table:table-cell table:style-name="ce15" office:value-type="percentage" office:value="0.08695652">
            <text:p>8.70%</text:p>
          </table:table-cell>
          <table:table-cell table:style-name="ce10" office:value-type="string">
            <text:p>Ranking ALEPH</text:p>
          </table:table-cell>
          <table:table-cell table:style-name="ce13" office:value-type="float" office:value="746">
            <text:p>746</text:p>
          </table:table-cell>
          <table:table-cell table:style-name="ce13" table:formula="of:=[.I46]*[.L46]" office:value-type="float" office:value="52.08977824">
            <text:p>52.08977824</text:p>
          </table:table-cell>
          <table:table-cell table:style-name="ce13" table:formula="of:=[.J46]*[.L46]" office:value-type="float" office:value="64.86956392">
            <text:p>64.86956392</text:p>
          </table:table-cell>
          <table:table-cell table:style-name="ce13" table:formula="of:=[.E46]*[.L46]" office:value-type="float" office:value="51.448275862069">
            <text:p>51.4482758621</text:p>
          </table:table-cell>
          <table:table-cell table:style-name="ce13" table:formula="of:=([.I46]-[.E46])^2" office:value-type="float" office:value="0.000000739467150793823">
            <text:p>7.39467150793823E-007</text:p>
          </table:table-cell>
          <table:table-cell table:style-name="ce13" table:formula="of:=([.J46]-[.E46])^2" office:value-type="float" office:value="0.000323676180260697">
            <text:p>0.0003236762</text:p>
          </table:table-cell>
          <table:table-cell table:style-name="ce13" table:formula="of:=([.L46]*ABS([.I46]-[.E46]))" office:value-type="float" office:value="0.641502377931037">
            <text:p>0.6415023779</text:p>
          </table:table-cell>
          <table:table-cell table:style-name="ce13" table:formula="of:=([.L46]*ABS([.J46]-[.E46]))" office:value-type="float" office:value="13.421288057931">
            <text:p>13.4212880579</text:p>
          </table:table-cell>
          <table:table-cell table:style-name="ce13" table:formula="of:=[.H46]*ABS([.F46]-[.I46])" office:value-type="float" office:value="51.448272982069">
            <text:p>51.4482729821</text:p>
          </table:table-cell>
          <table:table-cell table:style-name="ce13" table:formula="of:=[.H46]*ABS([.F46]-[.J46])" office:value-type="float" office:value="37.709146822069">
            <text:p>37.7091468221</text:p>
          </table:table-cell>
        </table:table-row>
        <table:table-row table:style-name="ro4">
          <table:table-cell office:value-type="string">
            <text:p>?a <text:s/>&lt;dealsWith&gt; <text:s/>?f <text:s/>?b <text:s/>&lt;dealsWith&gt; <text:s/>?f <text:s text:c="2"/>=&gt; ?a <text:s/>&lt;dealsWith&gt; <text:s/>?b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28">
            <text:p>28</text:p>
          </table:table-cell>
          <table:table-cell table:style-name="ce12" office:value-type="float" office:value="0">
            <text:p>0</text:p>
          </table:table-cell>
          <table:table-cell table:style-name="ce16" table:formula="of:=[.B47]/([.B47]+[.C47])" office:value-type="percentage" office:value="0.0666666666666667">
            <text:p>6.67%</text:p>
          </table:table-cell>
          <table:table-cell table:style-name="ce18" table:formula="of:=([.E47]*[.L47] + [.G47])/([.L47] + [.G47])" office:value-type="float" office:value="0.111182244985062">
            <text:p>0.111182245</text:p>
          </table:table-cell>
          <table:table-cell table:style-name="ce13" office:value-type="float" office:value="447">
            <text:p>447</text:p>
          </table:table-cell>
          <table:table-cell table:style-name="ce13" office:value-type="float" office:value="9372">
            <text:p>9372</text:p>
          </table:table-cell>
          <table:table-cell table:number-columns-repeated="2" table:style-name="ce16" office:value-type="percentage" office:value="0.04769526">
            <text:p>4.77%</text:p>
          </table:table-cell>
          <table:table-cell table:style-name="ce10" office:value-type="string">
            <text:p>Individually evaluated</text:p>
          </table:table-cell>
          <table:table-cell table:style-name="ce13" office:value-type="float" office:value="8925">
            <text:p>8925</text:p>
          </table:table-cell>
          <table:table-cell table:style-name="ce13" table:formula="of:=[.I47]*[.L47]" office:value-type="float" office:value="425.6801955">
            <text:p>425.6801955</text:p>
          </table:table-cell>
          <table:table-cell table:style-name="ce13" table:formula="of:=[.J47]*[.L47]" office:value-type="float" office:value="425.6801955">
            <text:p>425.6801955</text:p>
          </table:table-cell>
          <table:table-cell table:style-name="ce13" table:formula="of:=[.E47]*[.L47]" office:value-type="float" office:value="595">
            <text:p>595</text:p>
          </table:table-cell>
          <table:table-cell table:style-name="ce13" table:formula="of:=([.I47]-[.E47])^2" office:value-type="float" office:value="0.000359914270912044">
            <text:p>0.0003599143</text:p>
          </table:table-cell>
          <table:table-cell table:style-name="ce13" table:formula="of:=([.J47]-[.E47])^2" office:value-type="float" office:value="0.000359914270912044">
            <text:p>0.0003599143</text:p>
          </table:table-cell>
          <table:table-cell table:style-name="ce13" table:formula="of:=([.L47]*ABS([.I47]-[.E47]))" office:value-type="float" office:value="169.3198045">
            <text:p>169.3198045</text:p>
          </table:table-cell>
          <table:table-cell table:style-name="ce13" table:formula="of:=([.L47]*ABS([.J47]-[.E47]))" office:value-type="float" office:value="169.3198045">
            <text:p>169.3198045</text:p>
          </table:table-cell>
          <table:table-cell table:style-name="ce13" table:formula="of:=[.H47]*ABS([.F47]-[.I47])" office:value-type="float" office:value="595.00002328">
            <text:p>595.00002328</text:p>
          </table:table-cell>
          <table:table-cell table:style-name="ce13" table:formula="of:=[.H47]*ABS([.F47]-[.J47])" office:value-type="float" office:value="595.00002328">
            <text:p>595.00002328</text:p>
          </table:table-cell>
        </table:table-row>
        <table:table-row table:style-name="ro4">
          <table:table-cell table:style-name="ce10" office:value-type="string">
            <text:p>?a <text:s/>&lt;created&gt; <text:s/>?b <text:s/>?a <text:s/>&lt;directed&gt; <text:s/>?b <text:s text:c="2"/>=&gt; ?a <text:s/>&lt;produced&gt; <text:s/>?b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11">
            <text:p>11</text:p>
          </table:table-cell>
          <table:table-cell table:style-name="ce15" table:formula="of:=[.B48]/([.C48]+[.B48])" office:value-type="percentage" office:value="0.0526315789473684">
            <text:p>5.26%</text:p>
          </table:table-cell>
          <table:table-cell table:style-name="ce18" table:formula="of:=([.E48]*[.L48] + [.G48])/([.L48] + [.G48])" office:value-type="float" office:value="0.205218718294861">
            <text:p>0.2052187183</text:p>
          </table:table-cell>
          <table:table-cell table:style-name="ce13" office:value-type="float" office:value="1011">
            <text:p>1011</text:p>
          </table:table-cell>
          <table:table-cell table:style-name="ce13" office:value-type="float" office:value="6277">
            <text:p>6277</text:p>
          </table:table-cell>
          <table:table-cell table:style-name="ce15" office:value-type="percentage" office:value="0.1610642">
            <text:p>16.11%</text:p>
          </table:table-cell>
          <table:table-cell table:style-name="ce15" office:value-type="percentage" office:value="0.37472202">
            <text:p>37.47%</text:p>
          </table:table-cell>
          <table:table-cell table:style-name="ce10" office:value-type="string">
            <text:p>Individually evaluated</text:p>
          </table:table-cell>
          <table:table-cell table:style-name="ce13" office:value-type="float" office:value="5266">
            <text:p>5266</text:p>
          </table:table-cell>
          <table:table-cell table:style-name="ce13" table:formula="of:=[.I48]*[.L48]" office:value-type="float" office:value="848.1640772">
            <text:p>848.1640772</text:p>
          </table:table-cell>
          <table:table-cell table:style-name="ce13" table:formula="of:=[.J48]*[.L48]" office:value-type="float" office:value="1973.28615732">
            <text:p>1973.28615732</text:p>
          </table:table-cell>
          <table:table-cell table:style-name="ce13" table:formula="of:=[.E48]*[.L48]" office:value-type="float" office:value="277.157894736842">
            <text:p>277.1578947368</text:p>
          </table:table-cell>
          <table:table-cell table:style-name="ce13" table:formula="of:=([.I48]-[.E48])^2" office:value-type="float" office:value="0.0117576333083436">
            <text:p>0.0117576333</text:p>
          </table:table-cell>
          <table:table-cell table:style-name="ce13" table:formula="of:=([.J48]-[.E48])^2" office:value-type="float" office:value="0.103742252217479">
            <text:p>0.1037422522</text:p>
          </table:table-cell>
          <table:table-cell table:style-name="ce13" table:formula="of:=([.L48]*ABS([.I48]-[.E48]))" office:value-type="float" office:value="571.006182463158">
            <text:p>571.0061824632</text:p>
          </table:table-cell>
          <table:table-cell table:style-name="ce13" table:formula="of:=([.L48]*ABS([.J48]-[.E48]))" office:value-type="float" office:value="1696.12826258316">
            <text:p>1696.1282625832</text:p>
          </table:table-cell>
          <table:table-cell table:style-name="ce13" table:formula="of:=[.H48]*ABS([.F48]-[.I48])" office:value-type="float" office:value="277.157911336842">
            <text:p>277.1579113368</text:p>
          </table:table-cell>
          <table:table-cell table:style-name="ce13" table:formula="of:=[.H48]*ABS([.F48]-[.J48])" office:value-type="float" office:value="1063.97222480316">
            <text:p>1063.9722248032</text:p>
          </table:table-cell>
        </table:table-row>
        <table:table-row table:style-name="ro4">
          <table:table-cell table:style-name="ce10" office:value-type="string">
            <text:p>?a <text:s/>&lt;isCitizenOf&gt; <text:s/>?c <text:s/>?c <text:s/>&lt;hasCapital&gt; <text:s/>?b <text:s text:c="2"/>=&gt; ?a <text:s/>&lt;diedIn&gt; <text:s/>?b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7">
            <text:p>7</text:p>
          </table:table-cell>
          <table:table-cell table:style-name="ce15" table:formula="of:=[.B49]/([.C49]+[.B49])" office:value-type="percentage" office:value="0.0434782608695652">
            <text:p>4.35%</text:p>
          </table:table-cell>
          <table:table-cell table:style-name="ce18" table:formula="of:=([.E49]*[.L49] + [.G49])/([.L49] + [.G49])" office:value-type="float" office:value="0.0917817661926523">
            <text:p>0.0917817662</text:p>
          </table:table-cell>
          <table:table-cell table:style-name="ce13" office:value-type="float" office:value="688">
            <text:p>688</text:p>
          </table:table-cell>
          <table:table-cell table:style-name="ce13" office:value-type="float" office:value="13624">
            <text:p>13624</text:p>
          </table:table-cell>
          <table:table-cell table:style-name="ce15" office:value-type="percentage" office:value="0.05049912">
            <text:p>5.05%</text:p>
          </table:table-cell>
          <table:table-cell table:style-name="ce15" office:value-type="percentage" office:value="0.38457239">
            <text:p>38.46%</text:p>
          </table:table-cell>
          <table:table-cell table:style-name="ce10" office:value-type="string">
            <text:p>Ranking Std</text:p>
          </table:table-cell>
          <table:table-cell table:style-name="ce13" office:value-type="float" office:value="12936">
            <text:p>12936</text:p>
          </table:table-cell>
          <table:table-cell table:style-name="ce13" table:formula="of:=[.I49]*[.L49]" office:value-type="float" office:value="653.25661632">
            <text:p>653.25661632</text:p>
          </table:table-cell>
          <table:table-cell table:style-name="ce13" table:formula="of:=[.J49]*[.L49]" office:value-type="float" office:value="4974.82843704">
            <text:p>4974.82843704</text:p>
          </table:table-cell>
          <table:table-cell table:style-name="ce13" table:formula="of:=[.E49]*[.L49]" office:value-type="float" office:value="562.434782608696">
            <text:p>562.4347826087</text:p>
          </table:table-cell>
          <table:table-cell table:style-name="ce13" table:formula="of:=([.I49]-[.E49])^2" office:value-type="float" office:value="0.0000492924629294095">
            <text:p>4.92924629294095E-005</text:p>
          </table:table-cell>
          <table:table-cell table:style-name="ce13" table:formula="of:=([.J49]-[.E49])^2" office:value-type="float" office:value="0.11634520492725">
            <text:p>0.1163452049</text:p>
          </table:table-cell>
          <table:table-cell table:style-name="ce13" table:formula="of:=([.L49]*ABS([.I49]-[.E49]))" office:value-type="float" office:value="90.8218337113044">
            <text:p>90.8218337113</text:p>
          </table:table-cell>
          <table:table-cell table:style-name="ce13" table:formula="of:=([.L49]*ABS([.J49]-[.E49]))" office:value-type="float" office:value="4412.3936544313">
            <text:p>4412.3936544313</text:p>
          </table:table-cell>
          <table:table-cell table:style-name="ce13" table:formula="of:=[.H49]*ABS([.F49]-[.I49])" office:value-type="float" office:value="562.434771728695">
            <text:p>562.4347717287</text:p>
          </table:table-cell>
          <table:table-cell table:style-name="ce13" table:formula="of:=[.H49]*ABS([.F49]-[.J49])" office:value-type="float" office:value="3988.9794587513">
            <text:p>3988.9794587513</text:p>
          </table:table-cell>
        </table:table-row>
        <table:table-row table:style-name="ro4">
          <table:table-cell table:style-name="ce10" office:value-type="string">
            <text:p>?a <text:s/>&lt;actedIn&gt; <text:s/>?b <text:s/>?a <text:s/>&lt;created&gt; <text:s/>?b <text:s text:c="2"/>=&gt; ?a <text:s/>&lt;directed&gt; <text:s/>?b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9">
            <text:p>29</text:p>
          </table:table-cell>
          <table:table-cell table:style-name="ce12" office:value-type="float" office:value="0">
            <text:p>0</text:p>
          </table:table-cell>
          <table:table-cell table:style-name="ce15" table:formula="of:=[.B50]/([.C50]+[.B50])" office:value-type="percentage" office:value="0.0333333333333333">
            <text:p>3.33%</text:p>
          </table:table-cell>
          <table:table-cell table:style-name="ce18" table:formula="of:=([.E50]*[.L50] + [.G50])/([.L50] + [.G50])" office:value-type="float" office:value="0.403423064140911">
            <text:p>0.4034230641</text:p>
          </table:table-cell>
          <table:table-cell table:style-name="ce13" office:value-type="float" office:value="384">
            <text:p>384</text:p>
          </table:table-cell>
          <table:table-cell table:style-name="ce13" office:value-type="float" office:value="1003">
            <text:p>1003</text:p>
          </table:table-cell>
          <table:table-cell table:style-name="ce15" office:value-type="percentage" office:value="0.38285145">
            <text:p>38.29%</text:p>
          </table:table-cell>
          <table:table-cell table:style-name="ce15" office:value-type="percentage" office:value="0.45229682">
            <text:p>45.23%</text:p>
          </table:table-cell>
          <table:table-cell table:style-name="ce10" office:value-type="string">
            <text:p>Ranking Std</text:p>
          </table:table-cell>
          <table:table-cell table:style-name="ce13" office:value-type="float" office:value="619">
            <text:p>619</text:p>
          </table:table-cell>
          <table:table-cell table:style-name="ce13" table:formula="of:=[.I50]*[.L50]" office:value-type="float" office:value="236.98504755">
            <text:p>236.98504755</text:p>
          </table:table-cell>
          <table:table-cell table:style-name="ce13" table:formula="of:=[.J50]*[.L50]" office:value-type="float" office:value="279.97173158">
            <text:p>279.97173158</text:p>
          </table:table-cell>
          <table:table-cell table:style-name="ce13" table:formula="of:=[.E50]*[.L50]" office:value-type="float" office:value="20.6333333333333">
            <text:p>20.6333333333</text:p>
          </table:table-cell>
          <table:table-cell table:style-name="ce13" table:formula="of:=([.I50]-[.E50])^2" office:value-type="float" office:value="0.122162913878214">
            <text:p>0.1221629139</text:p>
          </table:table-cell>
          <table:table-cell table:style-name="ce13" table:formula="of:=([.J50]-[.E50])^2" office:value-type="float" office:value="0.17553040315989">
            <text:p>0.1755304032</text:p>
          </table:table-cell>
          <table:table-cell table:style-name="ce13" table:formula="of:=([.L50]*ABS([.I50]-[.E50]))" office:value-type="float" office:value="216.351714216667">
            <text:p>216.3517142167</text:p>
          </table:table-cell>
          <table:table-cell table:style-name="ce13" table:formula="of:=([.L50]*ABS([.J50]-[.E50]))" office:value-type="float" office:value="259.338398246667">
            <text:p>259.3383982467</text:p>
          </table:table-cell>
          <table:table-cell table:style-name="ce13" table:formula="of:=[.H50]*ABS([.F50]-[.I50])" office:value-type="float" office:value="20.6333289833334">
            <text:p>20.6333289833</text:p>
          </table:table-cell>
          <table:table-cell table:style-name="ce13" table:formula="of:=[.H50]*ABS([.F50]-[.J50])" office:value-type="float" office:value="49.0203771266666">
            <text:p>49.0203771267</text:p>
          </table:table-cell>
        </table:table-row>
        <table:table-row table:style-name="ro4">
          <table:table-cell table:style-name="ce10" office:value-type="string">
            <text:p>?a <text:s/>&lt;imports&gt; <text:s/>?b <text:s text:c="2"/>=&gt; ?a <text:s/>&lt;exports&gt; <text:s/>?b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9">
            <text:p>29</text:p>
          </table:table-cell>
          <table:table-cell table:style-name="ce12" office:value-type="float" office:value="0">
            <text:p>0</text:p>
          </table:table-cell>
          <table:table-cell table:style-name="ce15" table:formula="of:=[.B51]/([.C51]+[.B51])" office:value-type="percentage" office:value="0.0333333333333333">
            <text:p>3.33%</text:p>
          </table:table-cell>
          <table:table-cell table:style-name="ce18" table:formula="of:=([.E51]*[.L51] + [.G51])/([.L51] + [.G51])" office:value-type="float" office:value="0.159920634920635">
            <text:p>0.1599206349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336">
            <text:p>336</text:p>
          </table:table-cell>
          <table:table-cell table:style-name="ce15" office:value-type="percentage" office:value="0.13095238">
            <text:p>13.10%</text:p>
          </table:table-cell>
          <table:table-cell table:style-name="ce15" office:value-type="percentage" office:value="0.14473684">
            <text:p>14.47%</text:p>
          </table:table-cell>
          <table:table-cell table:style-name="ce10" office:value-type="string">
            <text:p>Ranking Std</text:p>
          </table:table-cell>
          <table:table-cell table:style-name="ce13" office:value-type="float" office:value="292">
            <text:p>292</text:p>
          </table:table-cell>
          <table:table-cell table:style-name="ce13" table:formula="of:=[.I51]*[.L51]" office:value-type="float" office:value="38.23809496">
            <text:p>38.23809496</text:p>
          </table:table-cell>
          <table:table-cell table:style-name="ce13" table:formula="of:=[.J51]*[.L51]" office:value-type="float" office:value="42.26315728">
            <text:p>42.26315728</text:p>
          </table:table-cell>
          <table:table-cell table:style-name="ce13" table:formula="of:=[.E51]*[.L51]" office:value-type="float" office:value="9.73333333333333">
            <text:p>9.7333333333</text:p>
          </table:table-cell>
          <table:table-cell table:style-name="ce13" table:formula="of:=([.I51]-[.E51])^2" office:value-type="float" office:value="0.00952947827210885">
            <text:p>0.0095294783</text:p>
          </table:table-cell>
          <table:table-cell table:style-name="ce13" table:formula="of:=([.J51]-[.E51])^2" office:value-type="float" office:value="0.01241074129763">
            <text:p>0.0124107413</text:p>
          </table:table-cell>
          <table:table-cell table:style-name="ce13" table:formula="of:=([.L51]*ABS([.I51]-[.E51]))" office:value-type="float" office:value="28.5047616266667">
            <text:p>28.5047616267</text:p>
          </table:table-cell>
          <table:table-cell table:style-name="ce13" table:formula="of:=([.L51]*ABS([.J51]-[.E51]))" office:value-type="float" office:value="32.5298239466667">
            <text:p>32.5298239467</text:p>
          </table:table-cell>
          <table:table-cell table:style-name="ce13" table:formula="of:=[.H51]*ABS([.F51]-[.I51])" office:value-type="float" office:value="9.73333365333334">
            <text:p>9.7333336533</text:p>
          </table:table-cell>
          <table:table-cell table:style-name="ce13" table:formula="of:=[.H51]*ABS([.F51]-[.J51])" office:value-type="float" office:value="5.10175509333334">
            <text:p>5.1017550933</text:p>
          </table:table-cell>
        </table:table-row>
        <table:table-row table:style-name="ro4">
          <table:table-cell table:style-name="ce10" office:value-type="string">
            <text:p>?a <text:s/>&lt;produced&gt; <text:s/>?b <text:s text:c="2"/>=&gt; ?a <text:s/>&lt;created&gt; <text:s/>?b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9">
            <text:p>29</text:p>
          </table:table-cell>
          <table:table-cell table:style-name="ce12" office:value-type="float" office:value="0">
            <text:p>0</text:p>
          </table:table-cell>
          <table:table-cell table:style-name="ce15" table:formula="of:=[.B52]/([.C52]+[.B52])" office:value-type="percentage" office:value="0.0333333333333333">
            <text:p>3.33%</text:p>
          </table:table-cell>
          <table:table-cell table:style-name="ce18" table:formula="of:=([.E52]*[.L52] + [.G52])/([.L52] + [.G52])" office:value-type="float" office:value="0.130546193497224">
            <text:p>0.1305461935</text:p>
          </table:table-cell>
          <table:table-cell table:style-name="ce13" office:value-type="float" office:value="2029">
            <text:p>2029</text:p>
          </table:table-cell>
          <table:table-cell table:style-name="ce13" office:value-type="float" office:value="20176">
            <text:p>20176</text:p>
          </table:table-cell>
          <table:table-cell table:style-name="ce15" office:value-type="percentage" office:value="0.10056503">
            <text:p>10.06%</text:p>
          </table:table-cell>
          <table:table-cell table:style-name="ce15" office:value-type="percentage" office:value="0.15689762">
            <text:p>15.69%</text:p>
          </table:table-cell>
          <table:table-cell table:style-name="ce10" office:value-type="string">
            <text:p>Ranking Std</text:p>
          </table:table-cell>
          <table:table-cell table:style-name="ce13" office:value-type="float" office:value="18147">
            <text:p>18147</text:p>
          </table:table-cell>
          <table:table-cell table:style-name="ce13" table:formula="of:=[.I52]*[.L52]" office:value-type="float" office:value="1824.95359941">
            <text:p>1824.95359941</text:p>
          </table:table-cell>
          <table:table-cell table:style-name="ce13" table:formula="of:=[.J52]*[.L52]" office:value-type="float" office:value="2847.22111014">
            <text:p>2847.22111014</text:p>
          </table:table-cell>
          <table:table-cell table:style-name="ce13" table:formula="of:=[.E52]*[.L52]" office:value-type="float" office:value="604.9">
            <text:p>604.9</text:p>
          </table:table-cell>
          <table:table-cell table:style-name="ce13" table:formula="of:=([.I52]-[.E52])^2" office:value-type="float" office:value="0.00452010103667868">
            <text:p>0.004520101</text:p>
          </table:table-cell>
          <table:table-cell table:style-name="ce13" table:formula="of:=([.J52]-[.E52])^2" office:value-type="float" office:value="0.0152681329394422">
            <text:p>0.0152681329</text:p>
          </table:table-cell>
          <table:table-cell table:style-name="ce13" table:formula="of:=([.L52]*ABS([.I52]-[.E52]))" office:value-type="float" office:value="1220.05359941">
            <text:p>1220.05359941</text:p>
          </table:table-cell>
          <table:table-cell table:style-name="ce13" table:formula="of:=([.L52]*ABS([.J52]-[.E52]))" office:value-type="float" office:value="2242.32111014">
            <text:p>2242.32111014</text:p>
          </table:table-cell>
          <table:table-cell table:style-name="ce13" table:formula="of:=[.H52]*ABS([.F52]-[.I52])" office:value-type="float" office:value="604.89995472">
            <text:p>604.89995472</text:p>
          </table:table-cell>
          <table:table-cell table:style-name="ce13" table:formula="of:=[.H52]*ABS([.F52]-[.J52])" office:value-type="float" office:value="531.66638112">
            <text:p>531.66638112</text:p>
          </table:table-cell>
        </table:table-row>
        <table:table-row table:style-name="ro4">
          <table:table-cell table:style-name="ce10" office:value-type="string">
            <text:p>?a <text:s/>&lt;exports&gt; <text:s/>?b <text:s text:c="2"/>=&gt; ?a <text:s/>&lt;imports&gt; <text:s/>?b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9">
            <text:p>29</text:p>
          </table:table-cell>
          <table:table-cell table:style-name="ce12" office:value-type="float" office:value="0">
            <text:p>0</text:p>
          </table:table-cell>
          <table:table-cell table:style-name="ce15" table:formula="of:=[.B53]/([.C53]+[.B53])" office:value-type="percentage" office:value="0.0333333333333333">
            <text:p>3.33%</text:p>
          </table:table-cell>
          <table:table-cell table:style-name="ce18" table:formula="of:=([.E53]*[.L53] + [.G53])/([.L53] + [.G53])" office:value-type="float" office:value="0.117225509533202">
            <text:p>0.1172255095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507">
            <text:p>507</text:p>
          </table:table-cell>
          <table:table-cell table:style-name="ce15" office:value-type="percentage" office:value="0.08678501">
            <text:p>8.68%</text:p>
          </table:table-cell>
          <table:table-cell table:style-name="ce15" office:value-type="percentage" office:value="0.10328638">
            <text:p>10.33%</text:p>
          </table:table-cell>
          <table:table-cell table:style-name="ce10" office:value-type="string">
            <text:p>Individually evaluated</text:p>
          </table:table-cell>
          <table:table-cell table:style-name="ce13" office:value-type="float" office:value="463">
            <text:p>463</text:p>
          </table:table-cell>
          <table:table-cell table:style-name="ce13" table:formula="of:=[.I53]*[.L53]" office:value-type="float" office:value="40.18145963">
            <text:p>40.18145963</text:p>
          </table:table-cell>
          <table:table-cell table:style-name="ce13" table:formula="of:=[.J53]*[.L53]" office:value-type="float" office:value="47.82159394">
            <text:p>47.82159394</text:p>
          </table:table-cell>
          <table:table-cell table:style-name="ce13" table:formula="of:=[.E53]*[.L53]" office:value-type="float" office:value="15.4333333333333">
            <text:p>15.4333333333</text:p>
          </table:table-cell>
          <table:table-cell table:style-name="ce13" table:formula="of:=([.I53]-[.E53])^2" office:value-type="float" office:value="0.00285708173847788">
            <text:p>0.0028570817</text:p>
          </table:table-cell>
          <table:table-cell table:style-name="ce13" table:formula="of:=([.J53]-[.E53])^2" office:value-type="float" office:value="0.00489342873794884">
            <text:p>0.0048934287</text:p>
          </table:table-cell>
          <table:table-cell table:style-name="ce13" table:formula="of:=([.L53]*ABS([.I53]-[.E53]))" office:value-type="float" office:value="24.7481262966667">
            <text:p>24.7481262967</text:p>
          </table:table-cell>
          <table:table-cell table:style-name="ce13" table:formula="of:=([.L53]*ABS([.J53]-[.E53]))" office:value-type="float" office:value="32.3882606066667">
            <text:p>32.3882606067</text:p>
          </table:table-cell>
          <table:table-cell table:style-name="ce13" table:formula="of:=[.H53]*ABS([.F53]-[.I53])" office:value-type="float" office:value="15.4333332633333">
            <text:p>15.4333332633</text:p>
          </table:table-cell>
          <table:table-cell table:style-name="ce13" table:formula="of:=[.H53]*ABS([.F53]-[.J53])" office:value-type="float" office:value="7.06713867333334">
            <text:p>7.0671386733</text:p>
          </table:table-cell>
        </table:table-row>
        <table:table-row table:style-name="ro4">
          <table:table-cell table:style-name="ce10" office:value-type="string">
            <text:p>?c <text:s/>&lt;dealsWith&gt; <text:s/>?a <text:s/>?c <text:s/>&lt;hasOfficialLanguage&gt; <text:s/>?b <text:s text:c="2"/>=&gt; ?a <text:s/>&lt;hasOfficialLanguage&gt; <text:s/>?b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9">
            <text:p>29</text:p>
          </table:table-cell>
          <table:table-cell table:style-name="ce12" office:value-type="float" office:value="0">
            <text:p>0</text:p>
          </table:table-cell>
          <table:table-cell table:style-name="ce15" table:formula="of:=[.B54]/([.C54]+[.B54])" office:value-type="percentage" office:value="0.0333333333333333">
            <text:p>3.33%</text:p>
          </table:table-cell>
          <table:table-cell table:style-name="ce18" table:formula="of:=([.E54]*[.L54] + [.G54])/([.L54] + [.G54])" office:value-type="float" office:value="0.108582834331337">
            <text:p>0.1085828343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668">
            <text:p>668</text:p>
          </table:table-cell>
          <table:table-cell table:style-name="ce15" office:value-type="percentage" office:value="0.07784431">
            <text:p>7.78%</text:p>
          </table:table-cell>
          <table:table-cell table:style-name="ce15" office:value-type="percentage" office:value="0.09647495">
            <text:p>9.65%</text:p>
          </table:table-cell>
          <table:table-cell table:style-name="ce10" office:value-type="string">
            <text:p>Individually evaluated</text:p>
          </table:table-cell>
          <table:table-cell table:style-name="ce13" office:value-type="float" office:value="616">
            <text:p>616</text:p>
          </table:table-cell>
          <table:table-cell table:style-name="ce13" table:formula="of:=[.I54]*[.L54]" office:value-type="float" office:value="47.95209496">
            <text:p>47.95209496</text:p>
          </table:table-cell>
          <table:table-cell table:style-name="ce13" table:formula="of:=[.J54]*[.L54]" office:value-type="float" office:value="59.4285692">
            <text:p>59.4285692</text:p>
          </table:table-cell>
          <table:table-cell table:style-name="ce13" table:formula="of:=[.E54]*[.L54]" office:value-type="float" office:value="20.5333333333333">
            <text:p>20.5333333333</text:p>
          </table:table-cell>
          <table:table-cell table:style-name="ce13" table:formula="of:=([.I54]-[.E54])^2" office:value-type="float" office:value="0.00198122704382054">
            <text:p>0.001981227</text:p>
          </table:table-cell>
          <table:table-cell table:style-name="ce13" table:formula="of:=([.J54]-[.E54])^2" office:value-type="float" office:value="0.00398686375528028">
            <text:p>0.0039868638</text:p>
          </table:table-cell>
          <table:table-cell table:style-name="ce13" table:formula="of:=([.L54]*ABS([.I54]-[.E54]))" office:value-type="float" office:value="27.4187616266667">
            <text:p>27.4187616267</text:p>
          </table:table-cell>
          <table:table-cell table:style-name="ce13" table:formula="of:=([.L54]*ABS([.J54]-[.E54]))" office:value-type="float" office:value="38.8952358666667">
            <text:p>38.8952358667</text:p>
          </table:table-cell>
          <table:table-cell table:style-name="ce13" table:formula="of:=[.H54]*ABS([.F54]-[.I54])" office:value-type="float" office:value="20.5333342533333">
            <text:p>20.5333342533</text:p>
          </table:table-cell>
          <table:table-cell table:style-name="ce13" table:formula="of:=[.H54]*ABS([.F54]-[.J54])" office:value-type="float" office:value="8.08806673333333">
            <text:p>8.0880667333</text:p>
          </table:table-cell>
        </table:table-row>
        <table:table-row table:style-name="ro4">
          <table:table-cell table:style-name="ce10" office:value-type="string">
            <text:p>?c <text:s/>&lt;isCitizenOf&gt; <text:s/>?a <text:s/>?c <text:s/>&lt;livesIn&gt; <text:s/>?b <text:s text:c="2"/>=&gt; ?a <text:s/>&lt;hasCapital&gt; <text:s/>?b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9">
            <text:p>29</text:p>
          </table:table-cell>
          <table:table-cell table:style-name="ce12" office:value-type="float" office:value="0">
            <text:p>0</text:p>
          </table:table-cell>
          <table:table-cell table:style-name="ce15" table:formula="of:=[.B55]/([.C55]+[.B55])" office:value-type="percentage" office:value="0.0333333333333333">
            <text:p>3.33%</text:p>
          </table:table-cell>
          <table:table-cell table:style-name="ce18" table:formula="of:=([.E55]*[.L55] + [.G55])/([.L55] + [.G55])" office:value-type="float" office:value="0.0899636693914623">
            <text:p>0.0899636694</text:p>
          </table:table-cell>
          <table:table-cell table:style-name="ce13" office:value-type="float" office:value="43">
            <text:p>43</text:p>
          </table:table-cell>
          <table:table-cell table:style-name="ce13" office:value-type="float" office:value="734">
            <text:p>734</text:p>
          </table:table-cell>
          <table:table-cell table:style-name="ce15" office:value-type="percentage" office:value="0.05858311">
            <text:p>5.86%</text:p>
          </table:table-cell>
          <table:table-cell table:style-name="ce15" office:value-type="percentage" office:value="0.06574924">
            <text:p>6.57%</text:p>
          </table:table-cell>
          <table:table-cell table:style-name="ce10" office:value-type="string">
            <text:p>Individually evaluated</text:p>
          </table:table-cell>
          <table:table-cell table:style-name="ce13" office:value-type="float" office:value="691">
            <text:p>691</text:p>
          </table:table-cell>
          <table:table-cell table:style-name="ce13" table:formula="of:=[.I55]*[.L55]" office:value-type="float" office:value="40.48092901">
            <text:p>40.48092901</text:p>
          </table:table-cell>
          <table:table-cell table:style-name="ce13" table:formula="of:=[.J55]*[.L55]" office:value-type="float" office:value="45.43272484">
            <text:p>45.43272484</text:p>
          </table:table-cell>
          <table:table-cell table:style-name="ce13" table:formula="of:=[.E55]*[.L55]" office:value-type="float" office:value="23.0333333333333">
            <text:p>23.0333333333</text:p>
          </table:table-cell>
          <table:table-cell table:style-name="ce13" table:formula="of:=([.I55]-[.E55])^2" office:value-type="float" office:value="0.000637551221716545">
            <text:p>0.0006375512</text:p>
          </table:table-cell>
          <table:table-cell table:style-name="ce13" table:formula="of:=([.J55]-[.E55])^2" office:value-type="float" office:value="0.00105079100502204">
            <text:p>0.001050791</text:p>
          </table:table-cell>
          <table:table-cell table:style-name="ce13" table:formula="of:=([.L55]*ABS([.I55]-[.E55]))" office:value-type="float" office:value="17.4475956766667">
            <text:p>17.4475956767</text:p>
          </table:table-cell>
          <table:table-cell table:style-name="ce13" table:formula="of:=([.L55]*ABS([.J55]-[.E55]))" office:value-type="float" office:value="22.3993915066667">
            <text:p>22.3993915067</text:p>
          </table:table-cell>
          <table:table-cell table:style-name="ce13" table:formula="of:=[.H55]*ABS([.F55]-[.I55])" office:value-type="float" office:value="23.0333305933333">
            <text:p>23.0333305933</text:p>
          </table:table-cell>
          <table:table-cell table:style-name="ce13" table:formula="of:=[.H55]*ABS([.F55]-[.J55])" office:value-type="float" office:value="17.7733911733333">
            <text:p>17.7733911733</text:p>
          </table:table-cell>
        </table:table-row>
        <table:table-row table:style-name="ro4">
          <table:table-cell table:style-name="ce10" office:value-type="string">
            <text:p>?a <text:s/>&lt;livesIn&gt; <text:s/>?b <text:s text:c="2"/>=&gt; ?a <text:s/>&lt;isLeaderOf&gt; <text:s/>?b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9">
            <text:p>29</text:p>
          </table:table-cell>
          <table:table-cell table:style-name="ce12" office:value-type="float" office:value="0">
            <text:p>0</text:p>
          </table:table-cell>
          <table:table-cell table:style-name="ce15" table:formula="of:=[.B56]/([.C56]+[.B56])" office:value-type="percentage" office:value="0.0333333333333333">
            <text:p>3.33%</text:p>
          </table:table-cell>
          <table:table-cell table:style-name="ce18" table:formula="of:=([.E56]*[.L56] + [.G56])/([.L56] + [.G56])" office:value-type="float" office:value="0.0475753215011764">
            <text:p>0.0475753215</text:p>
          </table:table-cell>
          <table:table-cell table:style-name="ce13" office:value-type="float" office:value="215">
            <text:p>215</text:p>
          </table:table-cell>
          <table:table-cell table:style-name="ce13" office:value-type="float" office:value="14593">
            <text:p>14593</text:p>
          </table:table-cell>
          <table:table-cell table:style-name="ce15" office:value-type="percentage" office:value="0.01473309">
            <text:p>1.47%</text:p>
          </table:table-cell>
          <table:table-cell table:style-name="ce15" office:value-type="percentage" office:value="0.31386861">
            <text:p>31.39%</text:p>
          </table:table-cell>
          <table:table-cell table:style-name="ce10" office:value-type="string">
            <text:p>Ranking PCA</text:p>
          </table:table-cell>
          <table:table-cell table:style-name="ce13" office:value-type="float" office:value="14378">
            <text:p>14378</text:p>
          </table:table-cell>
          <table:table-cell table:style-name="ce13" table:formula="of:=[.I56]*[.L56]" office:value-type="float" office:value="211.83236802">
            <text:p>211.83236802</text:p>
          </table:table-cell>
          <table:table-cell table:style-name="ce13" table:formula="of:=[.J56]*[.L56]" office:value-type="float" office:value="4512.80287458">
            <text:p>4512.80287458</text:p>
          </table:table-cell>
          <table:table-cell table:style-name="ce13" table:formula="of:=[.E56]*[.L56]" office:value-type="float" office:value="479.266666666667">
            <text:p>479.2666666667</text:p>
          </table:table-cell>
          <table:table-cell table:style-name="ce13" table:formula="of:=([.I56]-[.E56])^2" office:value-type="float" office:value="0.000345969052059211">
            <text:p>0.0003459691</text:p>
          </table:table-cell>
          <table:table-cell table:style-name="ce13" table:formula="of:=([.J56]-[.E56])^2" office:value-type="float" office:value="0.0787000414544432">
            <text:p>0.0787000415</text:p>
          </table:table-cell>
          <table:table-cell table:style-name="ce13" table:formula="of:=([.L56]*ABS([.I56]-[.E56]))" office:value-type="float" office:value="267.434298646667">
            <text:p>267.4342986467</text:p>
          </table:table-cell>
          <table:table-cell table:style-name="ce13" table:formula="of:=([.L56]*ABS([.J56]-[.E56]))" office:value-type="float" office:value="4033.53620791333">
            <text:p>4033.5362079133</text:p>
          </table:table-cell>
          <table:table-cell table:style-name="ce13" table:formula="of:=[.H56]*ABS([.F56]-[.I56])" office:value-type="float" office:value="479.266684296667">
            <text:p>479.2666842967</text:p>
          </table:table-cell>
          <table:table-cell table:style-name="ce13" table:formula="of:=[.H56]*ABS([.F56]-[.J56])" office:value-type="float" office:value="3886.01795906333">
            <text:p>3886.0179590633</text:p>
          </table:table-cell>
        </table:table-row>
        <table:table-row table:style-name="ro4">
          <table:table-cell table:style-name="ce10" office:value-type="string">
            <text:p>?c <text:s/>&lt;isLocatedIn&gt; <text:s/>?b <text:s/>?a <text:s/>&lt;isLocatedIn&gt; <text:s/>?c <text:s text:c="2"/>=&gt; ?a <text:s/>&lt;isCitizenOf&gt; <text:s/>?b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9">
            <text:p>29</text:p>
          </table:table-cell>
          <table:table-cell table:style-name="ce12" office:value-type="float" office:value="0">
            <text:p>0</text:p>
          </table:table-cell>
          <table:table-cell table:style-name="ce15" table:formula="of:=[.B57]/([.C57]+[.B57])" office:value-type="percentage" office:value="0.0333333333333333">
            <text:p>3.33%</text:p>
          </table:table-cell>
          <table:table-cell table:style-name="ce18" table:formula="of:=([.E57]*[.L57] + [.G57])/([.L57] + [.G57])" office:value-type="float" office:value="0.0372123540375033">
            <text:p>0.037212354</text:p>
          </table:table-cell>
          <table:table-cell table:style-name="ce13" office:value-type="float" office:value="211">
            <text:p>211</text:p>
          </table:table-cell>
          <table:table-cell table:style-name="ce13" office:value-type="float" office:value="52582">
            <text:p>52582</text:p>
          </table:table-cell>
          <table:table-cell table:style-name="ce15" office:value-type="percentage" office:value="0.00401278">
            <text:p>0.40%</text:p>
          </table:table-cell>
          <table:table-cell table:style-name="ce15" office:value-type="percentage" office:value="0.54241645">
            <text:p>54.24%</text:p>
          </table:table-cell>
          <table:table-cell table:style-name="ce10" office:value-type="string">
            <text:p>Ranking PCA</text:p>
          </table:table-cell>
          <table:table-cell table:style-name="ce13" office:value-type="float" office:value="52371">
            <text:p>52371</text:p>
          </table:table-cell>
          <table:table-cell table:style-name="ce13" table:formula="of:=[.I57]*[.L57]" office:value-type="float" office:value="210.15330138">
            <text:p>210.15330138</text:p>
          </table:table-cell>
          <table:table-cell table:style-name="ce13" table:formula="of:=[.J57]*[.L57]" office:value-type="float" office:value="28406.89190295">
            <text:p>28406.89190295</text:p>
          </table:table-cell>
          <table:table-cell table:style-name="ce13" table:formula="of:=[.E57]*[.L57]" office:value-type="float" office:value="1745.7">
            <text:p>1745.7</text:p>
          </table:table-cell>
          <table:table-cell table:style-name="ce13" table:formula="of:=([.I57]-[.E57])^2" office:value-type="float" office:value="0.000859694847772844">
            <text:p>0.0008596948</text:p>
          </table:table-cell>
          <table:table-cell table:style-name="ce13" table:formula="of:=([.J57]-[.E57])^2" office:value-type="float" office:value="0.259165619675047">
            <text:p>0.2591656197</text:p>
          </table:table-cell>
          <table:table-cell table:style-name="ce13" table:formula="of:=([.L57]*ABS([.I57]-[.E57]))" office:value-type="float" office:value="1535.54669862">
            <text:p>1535.54669862</text:p>
          </table:table-cell>
          <table:table-cell table:style-name="ce13" table:formula="of:=([.L57]*ABS([.J57]-[.E57]))" office:value-type="float" office:value="26661.19190295">
            <text:p>26661.19190295</text:p>
          </table:table-cell>
          <table:table-cell table:style-name="ce13" table:formula="of:=[.H57]*ABS([.F57]-[.I57])" office:value-type="float" office:value="1745.70000204">
            <text:p>1745.70000204</text:p>
          </table:table-cell>
          <table:table-cell table:style-name="ce13" table:formula="of:=[.H57]*ABS([.F57]-[.J57])" office:value-type="float" office:value="26564.6417739">
            <text:p>26564.6417739</text:p>
          </table:table-cell>
        </table:table-row>
        <table:table-row table:style-name="ro4">
          <table:table-cell table:style-name="ce10" office:value-type="string">
            <text:p>?a <text:s/>&lt;created&gt; <text:s/>?b <text:s/>?a <text:s/>&lt;produced&gt; <text:s/>?b <text:s text:c="2"/>=&gt; ?a <text:s/>&lt;directed&gt; <text:s/>?b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0">
            <text:p>0</text:p>
          </table:table-cell>
          <table:table-cell table:style-name="ce15" table:formula="of:=[.B58]/([.C58]+[.B58])" office:value-type="percentage" office:value="0">
            <text:p>0.00%</text:p>
          </table:table-cell>
          <table:table-cell table:style-name="ce18" table:formula="of:=([.E58]*[.L58] + [.G58])/([.L58] + [.G58])" office:value-type="float" office:value="0.498275012321341">
            <text:p>0.4982750123</text:p>
          </table:table-cell>
          <table:table-cell table:style-name="ce13" office:value-type="float" office:value="1011">
            <text:p>1011</text:p>
          </table:table-cell>
          <table:table-cell table:style-name="ce13" office:value-type="float" office:value="2029">
            <text:p>2029</text:p>
          </table:table-cell>
          <table:table-cell table:style-name="ce15" office:value-type="percentage" office:value="0.49827501">
            <text:p>49.83%</text:p>
          </table:table-cell>
          <table:table-cell table:style-name="ce15" office:value-type="percentage" office:value="0.58676727">
            <text:p>58.68%</text:p>
          </table:table-cell>
          <table:table-cell table:style-name="ce10" office:value-type="string">
            <text:p>Ranking PCA</text:p>
          </table:table-cell>
          <table:table-cell table:style-name="ce13" office:value-type="float" office:value="1018">
            <text:p>1018</text:p>
          </table:table-cell>
          <table:table-cell table:style-name="ce13" table:formula="of:=[.I58]*[.L58]" office:value-type="float" office:value="507.24396018">
            <text:p>507.24396018</text:p>
          </table:table-cell>
          <table:table-cell table:style-name="ce13" table:formula="of:=[.J58]*[.L58]" office:value-type="float" office:value="597.32908086">
            <text:p>597.32908086</text:p>
          </table:table-cell>
          <table:table-cell table:style-name="ce13" table:formula="of:=[.E58]*[.L58]" office:value-type="float" office:value="0">
            <text:p>0</text:p>
          </table:table-cell>
          <table:table-cell table:style-name="ce13" table:formula="of:=([.I58]-[.E58])^2" office:value-type="float" office:value="0.2482779855905">
            <text:p>0.2482779856</text:p>
          </table:table-cell>
          <table:table-cell table:style-name="ce13" table:formula="of:=([.J58]-[.E58])^2" office:value-type="float" office:value="0.344295829143253">
            <text:p>0.3442958291</text:p>
          </table:table-cell>
          <table:table-cell table:style-name="ce13" table:formula="of:=([.L58]*ABS([.I58]-[.E58]))" office:value-type="float" office:value="507.24396018">
            <text:p>507.24396018</text:p>
          </table:table-cell>
          <table:table-cell table:style-name="ce13" table:formula="of:=([.L58]*ABS([.J58]-[.E58]))" office:value-type="float" office:value="597.32908086">
            <text:p>597.32908086</text:p>
          </table:table-cell>
          <table:table-cell table:style-name="ce13" table:formula="of:=[.H58]*ABS([.F58]-[.I58])" office:value-type="float" office:value="0.00000471000000479283">
            <text:p>0.00000471</text:p>
          </table:table-cell>
          <table:table-cell table:style-name="ce13" table:formula="of:=[.H58]*ABS([.F58]-[.J58])" office:value-type="float" office:value="179.55079083">
            <text:p>179.55079083</text:p>
          </table:table-cell>
        </table:table-row>
        <table:table-row table:style-name="ro4">
          <table:table-cell table:style-name="ce10" office:value-type="string">
            <text:p>?a <text:s/>&lt;produced&gt; <text:s/>?b <text:s text:c="2"/>=&gt; ?a <text:s/>&lt;directed&gt; <text:s/>?b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0">
            <text:p>0</text:p>
          </table:table-cell>
          <table:table-cell table:style-name="ce15" table:formula="of:=[.B59]/([.C59]+[.B59])" office:value-type="percentage" office:value="0">
            <text:p>0.00%</text:p>
          </table:table-cell>
          <table:table-cell table:style-name="ce18" table:formula="of:=([.E59]*[.L59] + [.G59])/([.L59] + [.G59])" office:value-type="float" office:value="0.112559476605868">
            <text:p>0.1125594766</text:p>
          </table:table-cell>
          <table:table-cell table:style-name="ce13" office:value-type="float" office:value="2271">
            <text:p>2271</text:p>
          </table:table-cell>
          <table:table-cell table:style-name="ce13" office:value-type="float" office:value="20176">
            <text:p>20176</text:p>
          </table:table-cell>
          <table:table-cell table:style-name="ce15" office:value-type="percentage" office:value="0.11255948">
            <text:p>11.26%</text:p>
          </table:table-cell>
          <table:table-cell table:style-name="ce15" office:value-type="percentage" office:value="0.13395069">
            <text:p>13.40%</text:p>
          </table:table-cell>
          <table:table-cell table:style-name="ce10" office:value-type="string">
            <text:p>Individually evaluated</text:p>
          </table:table-cell>
          <table:table-cell table:style-name="ce13" office:value-type="float" office:value="17905">
            <text:p>17905</text:p>
          </table:table-cell>
          <table:table-cell table:style-name="ce13" table:formula="of:=[.I59]*[.L59]" office:value-type="float" office:value="2015.3774894">
            <text:p>2015.3774894</text:p>
          </table:table-cell>
          <table:table-cell table:style-name="ce13" table:formula="of:=[.J59]*[.L59]" office:value-type="float" office:value="2398.38710445">
            <text:p>2398.38710445</text:p>
          </table:table-cell>
          <table:table-cell table:style-name="ce13" table:formula="of:=[.E59]*[.L59]" office:value-type="float" office:value="0">
            <text:p>0</text:p>
          </table:table-cell>
          <table:table-cell table:style-name="ce13" table:formula="of:=([.I59]-[.E59])^2" office:value-type="float" office:value="0.0126696365378704">
            <text:p>0.0126696365</text:p>
          </table:table-cell>
          <table:table-cell table:style-name="ce13" table:formula="of:=([.J59]-[.E59])^2" office:value-type="float" office:value="0.0179427873514761">
            <text:p>0.0179427874</text:p>
          </table:table-cell>
          <table:table-cell table:style-name="ce13" table:formula="of:=([.L59]*ABS([.I59]-[.E59]))" office:value-type="float" office:value="2015.3774894">
            <text:p>2015.3774894</text:p>
          </table:table-cell>
          <table:table-cell table:style-name="ce13" table:formula="of:=([.L59]*ABS([.J59]-[.E59]))" office:value-type="float" office:value="2398.38710445">
            <text:p>2398.38710445</text:p>
          </table:table-cell>
          <table:table-cell table:style-name="ce13" table:formula="of:=[.H59]*ABS([.F59]-[.I59])" office:value-type="float" office:value="0.0000684800000172459">
            <text:p>0.00006848</text:p>
          </table:table-cell>
          <table:table-cell table:style-name="ce13" table:formula="of:=[.H59]*ABS([.F59]-[.J59])" office:value-type="float" office:value="431.58912144">
            <text:p>431.58912144</text:p>
          </table:table-cell>
        </table:table-row>
        <table:table-row table:style-name="ro4">
          <table:table-cell table:style-name="ce10" office:value-type="string">
            <text:p>?a <text:s/>&lt;diedIn&gt; <text:s/>?b <text:s text:c="2"/>=&gt; ?a <text:s/>&lt;wasBornIn&gt; <text:s/>?b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0">
            <text:p>0</text:p>
          </table:table-cell>
          <table:table-cell table:style-name="ce15" table:formula="of:=[.B60]/([.C60]+[.B60])" office:value-type="percentage" office:value="0">
            <text:p>0.00%</text:p>
          </table:table-cell>
          <table:table-cell table:style-name="ce18" table:formula="of:=([.E60]*[.L60] + [.G60])/([.L60] + [.G60])" office:value-type="float" office:value="0.0884636215923452">
            <text:p>0.0884636216</text:p>
          </table:table-cell>
          <table:table-cell table:style-name="ce13" office:value-type="float" office:value="1960">
            <text:p>1960</text:p>
          </table:table-cell>
          <table:table-cell table:style-name="ce13" office:value-type="float" office:value="22156">
            <text:p>22156</text:p>
          </table:table-cell>
          <table:table-cell table:style-name="ce15" office:value-type="percentage" office:value="0.08846362">
            <text:p>8.85%</text:p>
          </table:table-cell>
          <table:table-cell table:style-name="ce15" office:value-type="percentage" office:value="0.22531325">
            <text:p>22.53%</text:p>
          </table:table-cell>
          <table:table-cell table:style-name="ce10" office:value-type="string">
            <text:p>Ranking Std</text:p>
          </table:table-cell>
          <table:table-cell table:style-name="ce13" office:value-type="float" office:value="20196">
            <text:p>20196</text:p>
          </table:table-cell>
          <table:table-cell table:style-name="ce13" table:formula="of:=[.I60]*[.L60]" office:value-type="float" office:value="1786.61126952">
            <text:p>1786.61126952</text:p>
          </table:table-cell>
          <table:table-cell table:style-name="ce13" table:formula="of:=[.J60]*[.L60]" office:value-type="float" office:value="4550.426397">
            <text:p>4550.426397</text:p>
          </table:table-cell>
          <table:table-cell table:style-name="ce13" table:formula="of:=[.E60]*[.L60]" office:value-type="float" office:value="0">
            <text:p>0</text:p>
          </table:table-cell>
          <table:table-cell table:style-name="ce13" table:formula="of:=([.I60]-[.E60])^2" office:value-type="float" office:value="0.0078258120635044">
            <text:p>0.0078258121</text:p>
          </table:table-cell>
          <table:table-cell table:style-name="ce13" table:formula="of:=([.J60]-[.E60])^2" office:value-type="float" office:value="0.0507660606255625">
            <text:p>0.0507660606</text:p>
          </table:table-cell>
          <table:table-cell table:style-name="ce13" table:formula="of:=([.L60]*ABS([.I60]-[.E60]))" office:value-type="float" office:value="1786.61126952">
            <text:p>1786.61126952</text:p>
          </table:table-cell>
          <table:table-cell table:style-name="ce13" table:formula="of:=([.L60]*ABS([.J60]-[.E60]))" office:value-type="float" office:value="4550.426397">
            <text:p>4550.426397</text:p>
          </table:table-cell>
          <table:table-cell table:style-name="ce13" table:formula="of:=[.H60]*ABS([.F60]-[.I60])" office:value-type="float" office:value="0.0000352799999468467">
            <text:p>0.00003528</text:p>
          </table:table-cell>
          <table:table-cell table:style-name="ce13" table:formula="of:=[.H60]*ABS([.F60]-[.J60])" office:value-type="float" office:value="3032.040367">
            <text:p>3032.040367</text:p>
          </table:table-cell>
        </table:table-row>
        <table:table-row table:style-name="ro4">
          <table:table-cell table:style-name="ce10" office:value-type="string">
            <text:p>?c <text:s/>&lt;isCitizenOf&gt; <text:s/>?a <text:s/>?c <text:s/>&lt;diedIn&gt; <text:s/>?b <text:s text:c="2"/>=&gt; ?a <text:s/>&lt;hasCapital&gt; <text:s/>?b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0">
            <text:p>0</text:p>
          </table:table-cell>
          <table:table-cell table:style-name="ce15" table:formula="of:=[.B61]/([.C61]+[.B61])" office:value-type="percentage" office:value="0">
            <text:p>0.00%</text:p>
          </table:table-cell>
          <table:table-cell table:style-name="ce18" table:formula="of:=([.E61]*[.L61] + [.G61])/([.L61] + [.G61])" office:value-type="float" office:value="0.0679886685552408">
            <text:p>0.0679886686</text:p>
          </table:table-cell>
          <table:table-cell table:style-name="ce13" office:value-type="float" office:value="48">
            <text:p>48</text:p>
          </table:table-cell>
          <table:table-cell table:style-name="ce13" office:value-type="float" office:value="706">
            <text:p>706</text:p>
          </table:table-cell>
          <table:table-cell table:style-name="ce15" office:value-type="percentage" office:value="0.06798867">
            <text:p>6.80%</text:p>
          </table:table-cell>
          <table:table-cell table:style-name="ce15" office:value-type="percentage" office:value="0.07272727">
            <text:p>7.27%</text:p>
          </table:table-cell>
          <table:table-cell table:style-name="ce10" office:value-type="string">
            <text:p>Ranking Std</text:p>
          </table:table-cell>
          <table:table-cell table:style-name="ce13" office:value-type="float" office:value="658">
            <text:p>658</text:p>
          </table:table-cell>
          <table:table-cell table:style-name="ce13" table:formula="of:=[.I61]*[.L61]" office:value-type="float" office:value="44.73654486">
            <text:p>44.73654486</text:p>
          </table:table-cell>
          <table:table-cell table:style-name="ce13" table:formula="of:=[.J61]*[.L61]" office:value-type="float" office:value="47.85454366">
            <text:p>47.85454366</text:p>
          </table:table-cell>
          <table:table-cell table:style-name="ce13" table:formula="of:=[.E61]*[.L61]" office:value-type="float" office:value="0">
            <text:p>0</text:p>
          </table:table-cell>
          <table:table-cell table:style-name="ce13" table:formula="of:=([.I61]-[.E61])^2" office:value-type="float" office:value="0.0046224592483689">
            <text:p>0.0046224592</text:p>
          </table:table-cell>
          <table:table-cell table:style-name="ce13" table:formula="of:=([.J61]-[.E61])^2" office:value-type="float" office:value="0.0052892558016529">
            <text:p>0.0052892558</text:p>
          </table:table-cell>
          <table:table-cell table:style-name="ce13" table:formula="of:=([.L61]*ABS([.I61]-[.E61]))" office:value-type="float" office:value="44.73654486">
            <text:p>44.73654486</text:p>
          </table:table-cell>
          <table:table-cell table:style-name="ce13" table:formula="of:=([.L61]*ABS([.J61]-[.E61]))" office:value-type="float" office:value="47.85454366">
            <text:p>47.85454366</text:p>
          </table:table-cell>
          <table:table-cell table:style-name="ce13" table:formula="of:=[.H61]*ABS([.F61]-[.I61])" office:value-type="float" office:value="0.00000101999999602143">
            <text:p>0.00000102</text:p>
          </table:table-cell>
          <table:table-cell table:style-name="ce13" table:formula="of:=[.H61]*ABS([.F61]-[.J61])" office:value-type="float" office:value="3.34545261999999">
            <text:p>3.34545262</text:p>
          </table:table-cell>
        </table:table-row>
        <table:table-row table:style-name="ro4">
          <table:table-cell table:style-name="ce10" office:value-type="string">
            <text:p>?c <text:s/>&lt;isCitizenOf&gt; <text:s/>?a <text:s/>?c <text:s/>&lt;isLocatedIn&gt; <text:s/>?b <text:s text:c="2"/>=&gt; ?a <text:s/>&lt;hasCapital&gt; <text:s/>?b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9">
            <text:p>29</text:p>
          </table:table-cell>
          <table:table-cell table:style-name="ce12" office:value-type="float" office:value="0">
            <text:p>0</text:p>
          </table:table-cell>
          <table:table-cell table:style-name="ce15" table:formula="of:=[.B62]/([.C62]+[.B62])" office:value-type="percentage" office:value="0">
            <text:p>0.00%</text:p>
          </table:table-cell>
          <table:table-cell table:style-name="ce18" table:formula="of:=([.E62]*[.L62] + [.G62])/([.L62] + [.G62])" office:value-type="float" office:value="0.0601374570446735">
            <text:p>0.060137457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582">
            <text:p>582</text:p>
          </table:table-cell>
          <table:table-cell table:style-name="ce15" office:value-type="percentage" office:value="0.06013746">
            <text:p>6.01%</text:p>
          </table:table-cell>
          <table:table-cell table:style-name="ce15" office:value-type="percentage" office:value="0.06410256">
            <text:p>6.41%</text:p>
          </table:table-cell>
          <table:table-cell table:style-name="ce10" office:value-type="string">
            <text:p>Individually evaluated</text:p>
          </table:table-cell>
          <table:table-cell table:style-name="ce13" office:value-type="float" office:value="547">
            <text:p>547</text:p>
          </table:table-cell>
          <table:table-cell table:style-name="ce13" table:formula="of:=[.I62]*[.L62]" office:value-type="float" office:value="32.89519062">
            <text:p>32.89519062</text:p>
          </table:table-cell>
          <table:table-cell table:style-name="ce13" table:formula="of:=[.J62]*[.L62]" office:value-type="float" office:value="35.06410032">
            <text:p>35.06410032</text:p>
          </table:table-cell>
          <table:table-cell table:style-name="ce13" table:formula="of:=[.E62]*[.L62]" office:value-type="float" office:value="0">
            <text:p>0</text:p>
          </table:table-cell>
          <table:table-cell table:style-name="ce13" table:formula="of:=([.I62]-[.E62])^2" office:value-type="float" office:value="0.0036165140952516">
            <text:p>0.0036165141</text:p>
          </table:table-cell>
          <table:table-cell table:style-name="ce13" table:formula="of:=([.J62]-[.E62])^2" office:value-type="float" office:value="0.0041091381985536">
            <text:p>0.0041091382</text:p>
          </table:table-cell>
          <table:table-cell table:style-name="ce13" table:formula="of:=([.L62]*ABS([.I62]-[.E62]))" office:value-type="float" office:value="32.89519062">
            <text:p>32.89519062</text:p>
          </table:table-cell>
          <table:table-cell table:style-name="ce13" table:formula="of:=([.L62]*ABS([.J62]-[.E62]))" office:value-type="float" office:value="35.06410032">
            <text:p>35.06410032</text:p>
          </table:table-cell>
          <table:table-cell table:style-name="ce13" table:formula="of:=[.H62]*ABS([.F62]-[.I62])" office:value-type="float" office:value="0.00000172000000130124">
            <text:p>0.00000172</text:p>
          </table:table-cell>
          <table:table-cell table:style-name="ce13" table:formula="of:=[.H62]*ABS([.F62]-[.J62])" office:value-type="float" office:value="2.30768992">
            <text:p>2.30768992</text:p>
          </table:table-cell>
        </table:table-row>
        <table:table-row table:style-name="ro4">
          <table:table-cell table:number-columns-repeated="5"/>
          <table:table-cell table:style-name="ce17" office:value-type="string">
            <text:p>Total error</text:p>
          </table:table-cell>
          <table:table-cell/>
          <table:table-cell table:style-name="ce13" table:formula="of:=SUM([.H2:.H61])" office:value-type="float" office:value="617502">
            <text:p>617502</text:p>
          </table:table-cell>
          <table:table-cell table:number-columns-repeated="3"/>
          <table:table-cell table:style-name="ce13" table:formula="of:=SUM([.L2:.L61])" office:value-type="float" office:value="571261">
            <text:p>571261</text:p>
          </table:table-cell>
          <table:table-cell table:style-name="ce14" table:formula="of:=CORREL([.M2:.M62]; [.O2:.O62])" office:value-type="float" office:value="0.0313383143591693">
            <text:p>0.0313383144</text:p>
          </table:table-cell>
          <table:table-cell table:style-name="ce14" table:formula="of:=CORREL([.N2:.N62];[.O2:.O62])" office:value-type="float" office:value="0.835941763350633">
            <text:p>0.8359417634</text:p>
          </table:table-cell>
          <table:table-cell table:style-name="ce13"/>
          <table:table-cell table:style-name="ce14" table:formula="of:=SQRT(SUM([.P2:.P62])/COUNT([.P2:.P62]))" office:value-type="float" office:value="0.376406217229463">
            <text:p>0.3764062172</text:p>
          </table:table-cell>
          <table:table-cell table:style-name="ce14" table:formula="of:=SQRT(SUM([.Q2:.Q61])/COUNT([.Q2:.Q61]))" office:value-type="float" office:value="0.311878030037867">
            <text:p>0.31187803</text:p>
          </table:table-cell>
          <table:table-cell table:style-name="ce14" table:formula="of:=SUM([.R2:.R62])/[.L63]" office:value-type="float" office:value="0.293624988520314">
            <text:p>0.2936249885</text:p>
          </table:table-cell>
          <table:table-cell table:style-name="ce14" table:formula="of:=SUM([.S2:.S62])/[.L63]" office:value-type="float" office:value="0.278461508767124">
            <text:p>0.2784615088</text:p>
          </table:table-cell>
          <table:table-cell table:style-name="ce14" table:formula="of:=SUM([.T2:.T62])/[.H63]" office:value-type="float" office:value="0.303310686323328">
            <text:p>0.3033106863</text:p>
          </table:table-cell>
          <table:table-cell table:style-name="ce14" table:formula="of:=SUM([.U2:.U62])/[.H63]" office:value-type="float" office:value="0.253702944488874">
            <text:p>0.2537029445</text:p>
          </table:table-cell>
        </table:table-row>
        <table:table-row table:style-name="ro4">
          <table:table-cell table:number-columns-repeated="5"/>
          <table:table-cell office:value-type="string">
            <text:p>Correlation</text:p>
          </table:table-cell>
          <table:table-cell table:number-columns-repeated="9"/>
          <table:table-cell table:style-name="ce14" table:formula="of:=CORREL([.I2:.I62];[.E2:.E62])" office:value-type="float" office:value="0.206965235347733">
            <text:p>0.2069652353</text:p>
          </table:table-cell>
          <table:table-cell table:style-name="ce14" table:formula="of:=CORREL([.J2:.J62];[.E2:.E62])" office:value-type="float" office:value="0.404095086958411">
            <text:p>0.404095087</text:p>
          </table:table-cell>
          <table:table-cell table:number-columns-repeated="4"/>
        </table:table-row>
        <table:table-row table:style-name="ro4" table:number-rows-repeated="1048511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Top15" table:style-name="ta1" table:print="false">
        <office:forms form:automatic-focus="false" form:apply-design-mode="false"/>
        <table:table-column table:style-name="co14" table:default-cell-style-name="ce1"/>
        <table:table-column table:style-name="co2" table:number-columns-repeated="3" table:default-cell-style-name="ce9"/>
        <table:table-column table:style-name="co15" table:default-cell-style-name="ce9"/>
        <table:table-column table:style-name="co4" table:default-cell-style-name="ce9"/>
        <table:table-column table:style-name="co2" table:number-columns-repeated="2" table:default-cell-style-name="ce4"/>
        <table:table-column table:style-name="co2" table:default-cell-style-name="ce9"/>
        <table:table-column table:style-name="co16" table:default-cell-style-name="ce9"/>
        <table:table-column table:style-name="co17" table:default-cell-style-name="ce1"/>
        <table:table-column table:style-name="co18" table:default-cell-style-name="ce4"/>
        <table:table-column table:style-name="co4" table:default-cell-style-name="ce4"/>
        <table:table-column table:style-name="co19" table:default-cell-style-name="ce4"/>
        <table:table-column table:style-name="co10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row table:style-name="ro1">
          <table:table-cell table:style-name="Default"/>
          <table:table-cell table:style-name="ce2" office:value-type="boolean" office:boolean-value="true">
            <text:p>TRUE</text:p>
          </table:table-cell>
          <table:table-cell table:style-name="ce2" office:value-type="boolean" office:boolean-value="false">
            <text:p>FALSE</text:p>
          </table:table-cell>
          <table:table-cell table:style-name="ce4" office:value-type="string">
            <text:p>Unknown</text:p>
          </table:table-cell>
          <table:table-cell table:style-name="ce5" office:value-type="string">
            <text:p>Precision Unknown region</text:p>
          </table:table-cell>
          <table:table-cell table:style-name="ce8" office:value-type="string">
            <text:p>Precision whole body</text:p>
          </table:table-cell>
          <table:table-cell table:style-name="ce5" office:value-type="string">
            <text:p>Cardinality</text:p>
          </table:table-cell>
          <table:table-cell table:style-name="ce5" office:value-type="string">
            <text:p>Body size</text:p>
          </table:table-cell>
          <table:table-cell table:style-name="ce5" office:value-type="string">
            <text:p>Confidence</text:p>
          </table:table-cell>
          <table:table-cell table:style-name="ce5" office:value-type="string">
            <text:p>PCA Confidence</text:p>
          </table:table-cell>
          <table:table-cell table:style-name="ce5" office:value-type="string">
            <text:p>Source</text:p>
          </table:table-cell>
          <table:table-cell table:style-name="ce5" office:value-type="string">
            <text:p>Number of predictions</text:p>
          </table:table-cell>
          <table:table-cell table:style-name="ce5" office:value-type="string">
            <text:p>Weighted Confidence</text:p>
          </table:table-cell>
          <table:table-cell table:style-name="ce5" office:value-type="string">
            <text:p>Weighted PCA Confidence</text:p>
          </table:table-cell>
          <table:table-cell table:style-name="ce5" office:value-type="string">
            <text:p>Weighted Precision Unknown region</text:p>
          </table:table-cell>
          <table:table-cell table:style-name="ce5" office:value-type="string">
            <text:p>Error confidence (unweighted)</text:p>
          </table:table-cell>
          <table:table-cell table:style-name="ce5" office:value-type="string">
            <text:p>Error PCA confidence (unweighted)</text:p>
          </table:table-cell>
          <table:table-cell table:style-name="ce5" office:value-type="string">
            <text:p>Error confidence (weighted)</text:p>
          </table:table-cell>
          <table:table-cell table:style-name="ce5" office:value-type="string">
            <text:p>Error PCA confidence (weighted)</text:p>
          </table:table-cell>
          <table:table-cell table:style-name="ce5" office:value-type="string">
            <text:p>New Error confidence (weighted)</text:p>
          </table:table-cell>
          <table:table-cell table:style-name="ce5" office:value-type="string">
            <text:p>New Error PCA confidence (weighted)</text:p>
          </table:table-cell>
        </table:table-row>
        <table:table-row table:style-name="ro2">
          <table:table-cell office:value-type="string">
            <text:p>?b <text:s/>&lt;isMarriedTo&gt; <text:s/>?a <text:s text:c="2"/>=&gt; ?a <text:s/>&lt;isMarriedTo&gt; <text:s/>?b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table:formula="of:=[.B2]/([.C2]+[.B2])" office:value-type="percentage" office:value="1">
            <text:p>100.00%</text:p>
          </table:table-cell>
          <table:table-cell table:formula="of:=([.E2]*[.L2] + [.G2])/([.L2] + [.G2])" office:value-type="float" office:value="1">
            <text:p>1</text:p>
          </table:table-cell>
          <table:table-cell office:value-type="float" office:value="6358">
            <text:p>6358</text:p>
          </table:table-cell>
          <table:table-cell office:value-type="float" office:value="11993">
            <text:p>11993</text:p>
          </table:table-cell>
          <table:table-cell table:style-name="ce6" office:value-type="percentage" office:value="0.53014258">
            <text:p>53.01%</text:p>
          </table:table-cell>
          <table:table-cell table:style-name="ce6" office:value-type="percentage" office:value="0.91785766">
            <text:p>91.79%</text:p>
          </table:table-cell>
          <table:table-cell office:value-type="string">
            <text:p>Ranking PCA</text:p>
          </table:table-cell>
          <table:table-cell office:value-type="float" office:value="5635">
            <text:p>5635</text:p>
          </table:table-cell>
          <table:table-cell table:formula="of:=[.I2]*[.L2]" office:value-type="float" office:value="2987.3534383">
            <text:p>2987.3534383</text:p>
          </table:table-cell>
          <table:table-cell table:formula="of:=[.J2]*[.L2]" office:value-type="float" office:value="5172.1279141">
            <text:p>5172.1279141</text:p>
          </table:table-cell>
          <table:table-cell table:formula="of:=[.E2]*[.L2]" office:value-type="float" office:value="5635">
            <text:p>5635</text:p>
          </table:table-cell>
          <table:table-cell table:formula="of:=([.I2]-[.E2])^2" office:value-type="float" office:value="0.220765995129056">
            <text:p>0.2207659951</text:p>
          </table:table-cell>
          <table:table-cell table:formula="of:=([.J2]-[.E2])^2" office:value-type="float" office:value="0.0067473640206756">
            <text:p>0.006747364</text:p>
          </table:table-cell>
          <table:table-cell table:formula="of:=([.L2]*ABS([.I2]-[.E2]))" office:value-type="float" office:value="2647.6465617">
            <text:p>2647.6465617</text:p>
          </table:table-cell>
          <table:table-cell table:formula="of:=([.L2]*ABS([.J2]-[.E2]))" office:value-type="float" office:value="462.8720859">
            <text:p>462.8720859</text:p>
          </table:table-cell>
          <table:table-cell table:formula="of:=[.H2]*ABS([.F2]-[.I2])" office:value-type="float" office:value="5635.00003806">
            <text:p>5635.00003806</text:p>
          </table:table-cell>
          <table:table-cell table:formula="of:=[.H2]*ABS([.F2]-[.J2])" office:value-type="float" office:value="985.13308362">
            <text:p>985.13308362</text:p>
          </table:table-cell>
        </table:table-row>
        <table:table-row table:style-name="ro2">
          <table:table-cell office:value-type="string">
            <text:p>?a <text:s/>&lt;isCitizenOf&gt; <text:s/>?b <text:s text:c="2"/>=&gt; ?a <text:s/>&lt;livesIn&gt; <text:s/>?b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table:formula="of:=[.B3]/([.C3]+[.B3])" office:value-type="percentage" office:value="1">
            <text:p>100.00%</text:p>
          </table:table-cell>
          <table:table-cell table:formula="of:=([.E3]*[.L3] + [.G3])/([.L3] + [.G3])" office:value-type="float" office:value="1">
            <text:p>1</text:p>
          </table:table-cell>
          <table:table-cell office:value-type="float" office:value="655">
            <text:p>655</text:p>
          </table:table-cell>
          <table:table-cell office:value-type="float" office:value="14570">
            <text:p>14570</text:p>
          </table:table-cell>
          <table:table-cell table:style-name="ce6" office:value-type="percentage" office:value="0.04495539">
            <text:p>4.50%</text:p>
          </table:table-cell>
          <table:table-cell table:style-name="ce6" office:value-type="percentage" office:value="0.52358114">
            <text:p>52.36%</text:p>
          </table:table-cell>
          <table:table-cell office:value-type="string">
            <text:p>Ranking PCA</text:p>
          </table:table-cell>
          <table:table-cell office:value-type="float" office:value="13915">
            <text:p>13915</text:p>
          </table:table-cell>
          <table:table-cell table:formula="of:=[.I3]*[.L3]" office:value-type="float" office:value="625.55425185">
            <text:p>625.55425185</text:p>
          </table:table-cell>
          <table:table-cell table:formula="of:=[.J3]*[.L3]" office:value-type="float" office:value="7285.6315631">
            <text:p>7285.6315631</text:p>
          </table:table-cell>
          <table:table-cell table:formula="of:=[.E3]*[.L3]" office:value-type="float" office:value="13915">
            <text:p>13915</text:p>
          </table:table-cell>
          <table:table-cell table:formula="of:=([.I3]-[.E3])^2" office:value-type="float" office:value="0.912110207090052">
            <text:p>0.9121102071</text:p>
          </table:table-cell>
          <table:table-cell table:formula="of:=([.J3]-[.E3])^2" office:value-type="float" office:value="0.2269749301637">
            <text:p>0.2269749302</text:p>
          </table:table-cell>
          <table:table-cell table:formula="of:=([.L3]*ABS([.I3]-[.E3]))" office:value-type="float" office:value="13289.44574815">
            <text:p>13289.44574815</text:p>
          </table:table-cell>
          <table:table-cell table:formula="of:=([.L3]*ABS([.J3]-[.E3]))" office:value-type="float" office:value="6629.3684369">
            <text:p>6629.3684369</text:p>
          </table:table-cell>
          <table:table-cell table:formula="of:=[.H3]*ABS([.F3]-[.I3])" office:value-type="float" office:value="13914.9999677">
            <text:p>13914.9999677</text:p>
          </table:table-cell>
          <table:table-cell table:formula="of:=[.H3]*ABS([.F3]-[.J3])" office:value-type="float" office:value="6941.4227902">
            <text:p>6941.4227902</text:p>
          </table:table-cell>
        </table:table-row>
        <table:table-row table:style-name="ro2">
          <table:table-cell office:value-type="string">
            <text:p>?a <text:s/>&lt;livesIn&gt; <text:s/>?b <text:s text:c="2"/>=&gt; ?a <text:s/>&lt;diedIn&gt; <text:s/>?b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8">
            <text:p>28</text:p>
          </table:table-cell>
          <table:table-cell table:style-name="ce6" table:formula="of:=[.B4]/([.C4]+[.B4])" office:value-type="percentage" office:value="1">
            <text:p>100.00%</text:p>
          </table:table-cell>
          <table:table-cell table:formula="of:=([.E4]*[.L4] + [.G4])/([.L4] + [.G4])" office:value-type="float" office:value="1">
            <text:p>1</text:p>
          </table:table-cell>
          <table:table-cell office:value-type="float" office:value="267">
            <text:p>267</text:p>
          </table:table-cell>
          <table:table-cell office:value-type="float" office:value="14593">
            <text:p>14593</text:p>
          </table:table-cell>
          <table:table-cell table:style-name="ce6" office:value-type="percentage" office:value="0.01829644">
            <text:p>1.83%</text:p>
          </table:table-cell>
          <table:table-cell table:style-name="ce6" office:value-type="percentage" office:value="0.29053319">
            <text:p>29.05%</text:p>
          </table:table-cell>
          <table:table-cell office:value-type="string">
            <text:p>Ranking PCA</text:p>
          </table:table-cell>
          <table:table-cell office:value-type="float" office:value="14326">
            <text:p>14326</text:p>
          </table:table-cell>
          <table:table-cell table:formula="of:=[.I4]*[.L4]" office:value-type="float" office:value="262.11479944">
            <text:p>262.11479944</text:p>
          </table:table-cell>
          <table:table-cell table:formula="of:=[.J4]*[.L4]" office:value-type="float" office:value="4162.17847994">
            <text:p>4162.17847994</text:p>
          </table:table-cell>
          <table:table-cell table:formula="of:=[.E4]*[.L4]" office:value-type="float" office:value="14326">
            <text:p>14326</text:p>
          </table:table-cell>
          <table:table-cell table:formula="of:=([.I4]-[.E4])^2" office:value-type="float" office:value="0.963741879716674">
            <text:p>0.9637418797</text:p>
          </table:table-cell>
          <table:table-cell table:formula="of:=([.J4]-[.E4])^2" office:value-type="float" office:value="0.503343154491576">
            <text:p>0.5033431545</text:p>
          </table:table-cell>
          <table:table-cell table:formula="of:=([.L4]*ABS([.I4]-[.E4]))" office:value-type="float" office:value="14063.88520056">
            <text:p>14063.88520056</text:p>
          </table:table-cell>
          <table:table-cell table:formula="of:=([.L4]*ABS([.J4]-[.E4]))" office:value-type="float" office:value="10163.82152006">
            <text:p>10163.82152006</text:p>
          </table:table-cell>
          <table:table-cell table:formula="of:=[.H4]*ABS([.F4]-[.I4])" office:value-type="float" office:value="14326.00005108">
            <text:p>14326.00005108</text:p>
          </table:table-cell>
          <table:table-cell table:formula="of:=[.H4]*ABS([.F4]-[.J4])" office:value-type="float" office:value="10353.24915833">
            <text:p>10353.24915833</text:p>
          </table:table-cell>
        </table:table-row>
        <table:table-row table:style-name="ro2">
          <table:table-cell office:value-type="string">
            <text:p>?b <text:s/>&lt;dealsWith&gt; <text:s/>?a <text:s text:c="2"/>=&gt; ?a <text:s/>&lt;dealsWith&gt; <text:s/>?b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table:formula="of:=[.B5]/([.C5]+[.B5])" office:value-type="percentage" office:value="1">
            <text:p>100.00%</text:p>
          </table:table-cell>
          <table:table-cell table:formula="of:=([.E5]*[.L5] + [.G5])/([.L5] + [.G5])"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689">
            <text:p>689</text:p>
          </table:table-cell>
          <table:table-cell table:style-name="ce6" office:value-type="percentage" office:value="0.13642961">
            <text:p>13.64%</text:p>
          </table:table-cell>
          <table:table-cell table:style-name="ce6" office:value-type="percentage" office:value="0.18323587">
            <text:p>18.32%</text:p>
          </table:table-cell>
          <table:table-cell office:value-type="string">
            <text:p>Ranking Std</text:p>
          </table:table-cell>
          <table:table-cell office:value-type="float" office:value="595">
            <text:p>595</text:p>
          </table:table-cell>
          <table:table-cell table:formula="of:=[.I5]*[.L5]" office:value-type="float" office:value="81.17561795">
            <text:p>81.17561795</text:p>
          </table:table-cell>
          <table:table-cell table:formula="of:=[.J5]*[.L5]" office:value-type="float" office:value="109.02534265">
            <text:p>109.02534265</text:p>
          </table:table-cell>
          <table:table-cell table:formula="of:=[.E5]*[.L5]" office:value-type="float" office:value="595">
            <text:p>595</text:p>
          </table:table-cell>
          <table:table-cell table:formula="of:=([.I5]-[.E5])^2" office:value-type="float" office:value="0.745753818484752">
            <text:p>0.7457538185</text:p>
          </table:table-cell>
          <table:table-cell table:formula="of:=([.J5]-[.E5])^2" office:value-type="float" office:value="0.667103644054657">
            <text:p>0.6671036441</text:p>
          </table:table-cell>
          <table:table-cell table:formula="of:=([.L5]*ABS([.I5]-[.E5]))" office:value-type="float" office:value="513.82438205">
            <text:p>513.82438205</text:p>
          </table:table-cell>
          <table:table-cell table:formula="of:=([.L5]*ABS([.J5]-[.E5]))" office:value-type="float" office:value="485.97465735">
            <text:p>485.97465735</text:p>
          </table:table-cell>
          <table:table-cell table:formula="of:=[.H5]*ABS([.F5]-[.I5])" office:value-type="float" office:value="594.99999871">
            <text:p>594.99999871</text:p>
          </table:table-cell>
          <table:table-cell table:formula="of:=[.H5]*ABS([.F5]-[.J5])" office:value-type="float" office:value="562.75048557">
            <text:p>562.75048557</text:p>
          </table:table-cell>
        </table:table-row>
        <table:table-row table:style-name="ro2">
          <table:table-cell office:value-type="string">
            <text:p>?a <text:s/>&lt;livesIn&gt; <text:s/>?f <text:s/>?f <text:s/>&lt;isLocatedIn&gt; <text:s/>?b <text:s text:c="2"/>=&gt; ?a <text:s/>&lt;livesIn&gt; <text:s/>?b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6" table:formula="of:=[.B6]/([.C6]+[.B6])" office:value-type="percentage" office:value="0.896551724137931">
            <text:p>89.66%</text:p>
          </table:table-cell>
          <table:table-cell table:formula="of:=([.E6]*[.L6] + [.G6])/([.L6] + [.G6])" office:value-type="float" office:value="0.914967833980144">
            <text:p>0.914967834</text:p>
          </table:table-cell>
          <table:table-cell office:value-type="float" office:value="938">
            <text:p>938</text:p>
          </table:table-cell>
          <table:table-cell office:value-type="float" office:value="5269">
            <text:p>5269</text:p>
          </table:table-cell>
          <table:table-cell table:style-name="ce6" office:value-type="percentage" office:value="0.1780224">
            <text:p>17.80%</text:p>
          </table:table-cell>
          <table:table-cell table:style-name="ce6" office:value-type="percentage" office:value="0.1780224">
            <text:p>17.80%</text:p>
          </table:table-cell>
          <table:table-cell office:value-type="string">
            <text:p>Ranking Std</text:p>
          </table:table-cell>
          <table:table-cell office:value-type="float" office:value="4331">
            <text:p>4331</text:p>
          </table:table-cell>
          <table:table-cell table:formula="of:=[.I6]*[.L6]" office:value-type="float" office:value="771.0150144">
            <text:p>771.0150144</text:p>
          </table:table-cell>
          <table:table-cell table:formula="of:=[.J6]*[.L6]" office:value-type="float" office:value="771.0150144">
            <text:p>771.0150144</text:p>
          </table:table-cell>
          <table:table-cell table:formula="of:=[.E6]*[.L6]" office:value-type="float" office:value="3882.96551724138">
            <text:p>3882.9655172414</text:p>
          </table:table-cell>
          <table:table-cell table:formula="of:=([.I6]-[.E6])^2" office:value-type="float" office:value="0.516284389646112">
            <text:p>0.5162843896</text:p>
          </table:table-cell>
          <table:table-cell table:formula="of:=([.J6]-[.E6])^2" office:value-type="float" office:value="0.516284389646112">
            <text:p>0.5162843896</text:p>
          </table:table-cell>
          <table:table-cell table:formula="of:=([.L6]*ABS([.I6]-[.E6]))" office:value-type="float" office:value="3111.95050284138">
            <text:p>3111.9505028414</text:p>
          </table:table-cell>
          <table:table-cell table:formula="of:=([.L6]*ABS([.J6]-[.E6]))" office:value-type="float" office:value="3111.95050284138">
            <text:p>3111.9505028414</text:p>
          </table:table-cell>
          <table:table-cell table:formula="of:=[.H6]*ABS([.F6]-[.I6])" office:value-type="float" office:value="3882.96549164138">
            <text:p>3882.9654916414</text:p>
          </table:table-cell>
          <table:table-cell table:formula="of:=[.H6]*ABS([.F6]-[.J6])" office:value-type="float" office:value="3882.96549164138">
            <text:p>3882.9654916414</text:p>
          </table:table-cell>
        </table:table-row>
        <table:table-row table:style-name="ro2">
          <table:table-cell office:value-type="string">
            <text:p>?a <text:s/>&lt;diedIn&gt; <text:s/>?c <text:s/>?c <text:s/>&lt;isLocatedIn&gt; <text:s/>?b <text:s text:c="2"/>=&gt; ?a <text:s/>&lt;livesIn&gt; <text:s/>?b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6" table:formula="of:=[.B7]/([.C7]+[.B7])" office:value-type="percentage" office:value="0.892857142857143">
            <text:p>89.29%</text:p>
          </table:table-cell>
          <table:table-cell table:formula="of:=([.E7]*[.L7] + [.G7])/([.L7] + [.G7])" office:value-type="float" office:value="0.894256396588486">
            <text:p>0.8942563966</text:p>
          </table:table-cell>
          <table:table-cell office:value-type="float" office:value="175">
            <text:p>175</text:p>
          </table:table-cell>
          <table:table-cell office:value-type="float" office:value="13400">
            <text:p>13400</text:p>
          </table:table-cell>
          <table:table-cell table:style-name="ce6" office:value-type="percentage" office:value="0.0130597">
            <text:p>1.31%</text:p>
          </table:table-cell>
          <table:table-cell table:style-name="ce6" office:value-type="percentage" office:value="0.38546256">
            <text:p>38.55%</text:p>
          </table:table-cell>
          <table:table-cell office:value-type="string">
            <text:p>Individually evaluated</text:p>
          </table:table-cell>
          <table:table-cell office:value-type="float" office:value="13225">
            <text:p>13225</text:p>
          </table:table-cell>
          <table:table-cell table:formula="of:=[.I7]*[.L7]" office:value-type="float" office:value="172.7145325">
            <text:p>172.7145325</text:p>
          </table:table-cell>
          <table:table-cell table:formula="of:=[.J7]*[.L7]" office:value-type="float" office:value="5097.742356">
            <text:p>5097.742356</text:p>
          </table:table-cell>
          <table:table-cell table:formula="of:=[.E7]*[.L7]" office:value-type="float" office:value="11808.0357142857">
            <text:p>11808.0357142857</text:p>
          </table:table-cell>
          <table:table-cell table:formula="of:=([.I7]-[.E7])^2" office:value-type="float" office:value="0.774043540457968">
            <text:p>0.7740435405</text:p>
          </table:table-cell>
          <table:table-cell table:formula="of:=([.J7]-[.E7])^2" office:value-type="float" office:value="0.257449262712774">
            <text:p>0.2574492627</text:p>
          </table:table-cell>
          <table:table-cell table:formula="of:=([.L7]*ABS([.I7]-[.E7]))" office:value-type="float" office:value="11635.3211817857">
            <text:p>11635.3211817857</text:p>
          </table:table-cell>
          <table:table-cell table:formula="of:=([.L7]*ABS([.J7]-[.E7]))" office:value-type="float" office:value="6710.29335828572">
            <text:p>6710.2933582857</text:p>
          </table:table-cell>
          <table:table-cell table:formula="of:=[.H7]*ABS([.F7]-[.I7])" office:value-type="float" office:value="11808.0357342857">
            <text:p>11808.0357342857</text:p>
          </table:table-cell>
          <table:table-cell table:formula="of:=[.H7]*ABS([.F7]-[.J7])" office:value-type="float" office:value="6817.83741028572">
            <text:p>6817.8374102857</text:p>
          </table:table-cell>
        </table:table-row>
        <table:table-row table:style-name="ro2">
          <table:table-cell office:value-type="string">
            <text:p>?c <text:s/>&lt;hasOfficialLanguage&gt; <text:s/>?b <text:s/>?c <text:s/>&lt;isLocatedIn&gt; <text:s/>?a <text:s text:c="2"/>=&gt; ?a <text:s/>&lt;hasOfficialLanguage&gt; <text:s/>?b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6" table:formula="of:=[.B8]/([.C8]+[.B8])" office:value-type="percentage" office:value="0.866666666666667">
            <text:p>86.67%</text:p>
          </table:table-cell>
          <table:table-cell table:formula="of:=([.E8]*[.L8] + [.G8])/([.L8] + [.G8])" office:value-type="float" office:value="0.885714285714286">
            <text:p>0.8857142857</text:p>
          </table:table-cell>
          <table:table-cell office:value-type="float" office:value="18">
            <text:p>18</text:p>
          </table:table-cell>
          <table:table-cell office:value-type="float" office:value="126">
            <text:p>126</text:p>
          </table:table-cell>
          <table:table-cell table:style-name="ce6" office:value-type="percentage" office:value="0.14285714">
            <text:p>14.29%</text:p>
          </table:table-cell>
          <table:table-cell table:style-name="ce6" office:value-type="percentage" office:value="0.64285714">
            <text:p>64.29%</text:p>
          </table:table-cell>
          <table:table-cell office:value-type="string">
            <text:p>Individually evaluated</text:p>
          </table:table-cell>
          <table:table-cell office:value-type="float" office:value="108">
            <text:p>108</text:p>
          </table:table-cell>
          <table:table-cell table:formula="of:=[.I8]*[.L8]" office:value-type="float" office:value="15.42857112">
            <text:p>15.42857112</text:p>
          </table:table-cell>
          <table:table-cell table:formula="of:=[.J8]*[.L8]" office:value-type="float" office:value="69.42857112">
            <text:p>69.42857112</text:p>
          </table:table-cell>
          <table:table-cell table:formula="of:=[.E8]*[.L8]" office:value-type="float" office:value="93.6">
            <text:p>93.6</text:p>
          </table:table-cell>
          <table:table-cell table:formula="of:=([.I8]-[.E8])^2" office:value-type="float" office:value="0.523900230893424">
            <text:p>0.5239002309</text:p>
          </table:table-cell>
          <table:table-cell table:formula="of:=([.J8]-[.E8])^2" office:value-type="float" office:value="0.0500907042267574">
            <text:p>0.0500907042</text:p>
          </table:table-cell>
          <table:table-cell table:formula="of:=([.L8]*ABS([.I8]-[.E8]))" office:value-type="float" office:value="78.17142888">
            <text:p>78.17142888</text:p>
          </table:table-cell>
          <table:table-cell table:formula="of:=([.L8]*ABS([.J8]-[.E8]))" office:value-type="float" office:value="24.17142888">
            <text:p>24.17142888</text:p>
          </table:table-cell>
          <table:table-cell table:formula="of:=[.H8]*ABS([.F8]-[.I8])" office:value-type="float" office:value="93.60000036">
            <text:p>93.60000036</text:p>
          </table:table-cell>
          <table:table-cell table:formula="of:=[.H8]*ABS([.F8]-[.J8])" office:value-type="float" office:value="30.60000036">
            <text:p>30.60000036</text:p>
          </table:table-cell>
        </table:table-row>
        <table:table-row table:style-name="ro2">
          <table:table-cell office:value-type="string">
            <text:p>?a <text:s/>&lt;diedIn&gt; <text:s/>?b <text:s text:c="2"/>=&gt; ?a <text:s/>&lt;livesIn&gt; <text:s/>?b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9">
            <text:p>9</text:p>
          </table:table-cell>
          <table:table-cell table:style-name="ce6" table:formula="of:=[.B9]/([.C9]+[.B9])" office:value-type="percentage" office:value="0.857142857142857">
            <text:p>85.71%</text:p>
          </table:table-cell>
          <table:table-cell table:formula="of:=([.E9]*[.L9] + [.G9])/([.L9] + [.G9])" office:value-type="float" office:value="0.858864415959559">
            <text:p>0.858864416</text:p>
          </table:table-cell>
          <table:table-cell office:value-type="float" office:value="267">
            <text:p>267</text:p>
          </table:table-cell>
          <table:table-cell office:value-type="float" office:value="22156">
            <text:p>22156</text:p>
          </table:table-cell>
          <table:table-cell table:style-name="ce6" office:value-type="percentage" office:value="0.01205091">
            <text:p>1.21%</text:p>
          </table:table-cell>
          <table:table-cell table:style-name="ce6" office:value-type="percentage" office:value="0.43414634">
            <text:p>43.41%</text:p>
          </table:table-cell>
          <table:table-cell office:value-type="string">
            <text:p>Individually evaluated</text:p>
          </table:table-cell>
          <table:table-cell office:value-type="float" office:value="21889">
            <text:p>21889</text:p>
          </table:table-cell>
          <table:table-cell table:formula="of:=[.I9]*[.L9]" office:value-type="float" office:value="263.78236899">
            <text:p>263.78236899</text:p>
          </table:table-cell>
          <table:table-cell table:formula="of:=[.J9]*[.L9]" office:value-type="float" office:value="9503.02923626">
            <text:p>9503.02923626</text:p>
          </table:table-cell>
          <table:table-cell table:formula="of:=[.E9]*[.L9]" office:value-type="float" office:value="18762">
            <text:p>18762</text:p>
          </table:table-cell>
          <table:table-cell table:formula="of:=([.I9]-[.E9])^2" office:value-type="float" office:value="0.714180399125705">
            <text:p>0.7141803991</text:p>
          </table:table-cell>
          <table:table-cell table:formula="of:=([.J9]-[.E9])^2" office:value-type="float" office:value="0.178926053514987">
            <text:p>0.1789260535</text:p>
          </table:table-cell>
          <table:table-cell table:formula="of:=([.L9]*ABS([.I9]-[.E9]))" office:value-type="float" office:value="18498.21763101">
            <text:p>18498.21763101</text:p>
          </table:table-cell>
          <table:table-cell table:formula="of:=([.L9]*ABS([.J9]-[.E9]))" office:value-type="float" office:value="9258.97076374">
            <text:p>9258.97076374</text:p>
          </table:table-cell>
          <table:table-cell table:formula="of:=[.H9]*ABS([.F9]-[.I9])" office:value-type="float" office:value="18762.00003804">
            <text:p>18762.00003804</text:p>
          </table:table-cell>
          <table:table-cell table:formula="of:=[.H9]*ABS([.F9]-[.J9])" office:value-type="float" office:value="9410.05369096">
            <text:p>9410.05369096</text:p>
          </table:table-cell>
        </table:table-row>
        <table:table-row table:style-name="ro2">
          <table:table-cell office:value-type="string">
            <text:p>?c <text:s/>&lt;isMarriedTo&gt; <text:s/>?a <text:s/>?c <text:s/>&lt;livesIn&gt; <text:s/>?b <text:s text:c="2"/>=&gt; ?a <text:s/>&lt;livesIn&gt; <text:s/>?b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6" table:formula="of:=[.B10]/([.C10]+[.B10])" office:value-type="percentage" office:value="0.851851851851852">
            <text:p>85.19%</text:p>
          </table:table-cell>
          <table:table-cell table:formula="of:=([.E10]*[.L10] + [.G10])/([.L10] + [.G10])" office:value-type="float" office:value="0.885640025990903">
            <text:p>0.885640026</text:p>
          </table:table-cell>
          <table:table-cell office:value-type="float" office:value="169">
            <text:p>169</text:p>
          </table:table-cell>
          <table:table-cell office:value-type="float" office:value="741">
            <text:p>741</text:p>
          </table:table-cell>
          <table:table-cell table:style-name="ce6" office:value-type="percentage" office:value="0.22807018">
            <text:p>22.81%</text:p>
          </table:table-cell>
          <table:table-cell table:style-name="ce6" office:value-type="percentage" office:value="0.68421053">
            <text:p>68.42%</text:p>
          </table:table-cell>
          <table:table-cell office:value-type="string">
            <text:p>Individually evaluated</text:p>
          </table:table-cell>
          <table:table-cell office:value-type="float" office:value="572">
            <text:p>572</text:p>
          </table:table-cell>
          <table:table-cell table:formula="of:=[.I10]*[.L10]" office:value-type="float" office:value="130.45614296">
            <text:p>130.45614296</text:p>
          </table:table-cell>
          <table:table-cell table:formula="of:=[.J10]*[.L10]" office:value-type="float" office:value="391.36842316">
            <text:p>391.36842316</text:p>
          </table:table-cell>
          <table:table-cell table:formula="of:=[.E10]*[.L10]" office:value-type="float" office:value="487.259259259259">
            <text:p>487.2592592593</text:p>
          </table:table-cell>
          <table:table-cell table:formula="of:=([.I10]-[.E10])^2" office:value-type="float" office:value="0.389103574138291">
            <text:p>0.3891035741</text:p>
          </table:table-cell>
          <table:table-cell table:formula="of:=([.J10]-[.E10])^2" office:value-type="float" office:value="0.0281036127922362">
            <text:p>0.0281036128</text:p>
          </table:table-cell>
          <table:table-cell table:formula="of:=([.L10]*ABS([.I10]-[.E10]))" office:value-type="float" office:value="356.803116299259">
            <text:p>356.8031162993</text:p>
          </table:table-cell>
          <table:table-cell table:formula="of:=([.L10]*ABS([.J10]-[.E10]))" office:value-type="float" office:value="95.8908360992593">
            <text:p>95.8908360993</text:p>
          </table:table-cell>
          <table:table-cell table:formula="of:=[.H10]*ABS([.F10]-[.I10])" office:value-type="float" office:value="487.259255879259">
            <text:p>487.2592558793</text:p>
          </table:table-cell>
          <table:table-cell table:formula="of:=[.H10]*ABS([.F10]-[.J10])" office:value-type="float" office:value="149.259256529259">
            <text:p>149.2592565293</text:p>
          </table:table-cell>
        </table:table-row>
        <table:table-row table:style-name="ro2">
          <table:table-cell office:value-type="string">
            <text:p>?a <text:s/>&lt;isMarriedTo&gt; <text:s/>?c <text:s/>?c <text:s/>&lt;livesIn&gt; <text:s/>?b <text:s text:c="2"/>=&gt; ?a <text:s/>&lt;livesIn&gt; <text:s/>?b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6" table:formula="of:=[.B11]/([.C11]+[.B11])" office:value-type="percentage" office:value="0.793103448275862">
            <text:p>79.31%</text:p>
          </table:table-cell>
          <table:table-cell table:formula="of:=([.E11]*[.L11] + [.G11])/([.L11] + [.G11])" office:value-type="float" office:value="0.862839529955692">
            <text:p>0.86283953</text:p>
          </table:table-cell>
          <table:table-cell office:value-type="float" office:value="181">
            <text:p>181</text:p>
          </table:table-cell>
          <table:table-cell office:value-type="float" office:value="537">
            <text:p>537</text:p>
          </table:table-cell>
          <table:table-cell table:style-name="ce6" office:value-type="percentage" office:value="0.33705773">
            <text:p>33.71%</text:p>
          </table:table-cell>
          <table:table-cell table:style-name="ce6" office:value-type="percentage" office:value="0.6988417">
            <text:p>69.88%</text:p>
          </table:table-cell>
          <table:table-cell office:value-type="string">
            <text:p>Ranking PCA</text:p>
          </table:table-cell>
          <table:table-cell office:value-type="float" office:value="356">
            <text:p>356</text:p>
          </table:table-cell>
          <table:table-cell table:formula="of:=[.I11]*[.L11]" office:value-type="float" office:value="119.99255188">
            <text:p>119.99255188</text:p>
          </table:table-cell>
          <table:table-cell table:formula="of:=[.J11]*[.L11]" office:value-type="float" office:value="248.7876452">
            <text:p>248.7876452</text:p>
          </table:table-cell>
          <table:table-cell table:formula="of:=[.E11]*[.L11]" office:value-type="float" office:value="282.344827586207">
            <text:p>282.3448275862</text:p>
          </table:table-cell>
          <table:table-cell table:formula="of:=([.I11]-[.E11])^2" office:value-type="float" office:value="0.207977697157747">
            <text:p>0.2079776972</text:p>
          </table:table-cell>
          <table:table-cell table:formula="of:=([.J11]-[.E11])^2" office:value-type="float" office:value="0.00888527718802199">
            <text:p>0.0088852772</text:p>
          </table:table-cell>
          <table:table-cell table:formula="of:=([.L11]*ABS([.I11]-[.E11]))" office:value-type="float" office:value="162.352275706207">
            <text:p>162.3522757062</text:p>
          </table:table-cell>
          <table:table-cell table:formula="of:=([.L11]*ABS([.J11]-[.E11]))" office:value-type="float" office:value="33.5571823862069">
            <text:p>33.5571823862</text:p>
          </table:table-cell>
          <table:table-cell table:formula="of:=[.H11]*ABS([.F11]-[.I11])" office:value-type="float" office:value="282.344826576207">
            <text:p>282.3448265762</text:p>
          </table:table-cell>
          <table:table-cell table:formula="of:=[.H11]*ABS([.F11]-[.J11])" office:value-type="float" office:value="88.0668346862069">
            <text:p>88.0668346862</text:p>
          </table:table-cell>
        </table:table-row>
        <table:table-row table:style-name="ro2">
          <table:table-cell office:value-type="string">
            <text:p>?a <text:s/>&lt;isMarriedTo&gt; <text:s/>?f <text:s/>?f <text:s/>&lt;hasChild&gt; <text:s/>?b <text:s text:c="2"/>=&gt; ?a <text:s/>&lt;hasChild&gt; <text:s/>?b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style-name="ce6" table:formula="of:=[.B12]/([.C12]+[.B12])" office:value-type="percentage" office:value="0.75">
            <text:p>75.00%</text:p>
          </table:table-cell>
          <table:table-cell table:formula="of:=([.E12]*[.L12] + [.G12])/([.L12] + [.G12])" office:value-type="float" office:value="0.890284757118928">
            <text:p>0.8902847571</text:p>
          </table:table-cell>
          <table:table-cell office:value-type="float" office:value="3685">
            <text:p>3685</text:p>
          </table:table-cell>
          <table:table-cell office:value-type="float" office:value="6567">
            <text:p>6567</text:p>
          </table:table-cell>
          <table:table-cell table:style-name="ce6" office:value-type="percentage" office:value="0.56113903">
            <text:p>56.11%</text:p>
          </table:table-cell>
          <table:table-cell table:style-name="ce6" office:value-type="percentage" office:value="0.56113903">
            <text:p>56.11%</text:p>
          </table:table-cell>
          <table:table-cell office:value-type="string">
            <text:p>Individually evaluated</text:p>
          </table:table-cell>
          <table:table-cell office:value-type="float" office:value="2882">
            <text:p>2882</text:p>
          </table:table-cell>
          <table:table-cell table:formula="of:=[.I12]*[.L12]" office:value-type="float" office:value="1617.20268446">
            <text:p>1617.20268446</text:p>
          </table:table-cell>
          <table:table-cell table:formula="of:=[.J12]*[.L12]" office:value-type="float" office:value="1617.20268446">
            <text:p>1617.20268446</text:p>
          </table:table-cell>
          <table:table-cell table:formula="of:=[.E12]*[.L12]" office:value-type="float" office:value="2161.5">
            <text:p>2161.5</text:p>
          </table:table-cell>
          <table:table-cell table:formula="of:=([.I12]-[.E12])^2" office:value-type="float" office:value="0.0356684659893409">
            <text:p>0.035668466</text:p>
          </table:table-cell>
          <table:table-cell table:formula="of:=([.J12]-[.E12])^2" office:value-type="float" office:value="0.0356684659893409">
            <text:p>0.035668466</text:p>
          </table:table-cell>
          <table:table-cell table:formula="of:=([.L12]*ABS([.I12]-[.E12]))" office:value-type="float" office:value="544.29731554">
            <text:p>544.29731554</text:p>
          </table:table-cell>
          <table:table-cell table:formula="of:=([.L12]*ABS([.J12]-[.E12]))" office:value-type="float" office:value="544.29731554">
            <text:p>544.29731554</text:p>
          </table:table-cell>
          <table:table-cell table:formula="of:=[.H12]*ABS([.F12]-[.I12])" office:value-type="float" office:value="2161.49998999">
            <text:p>2161.49998999</text:p>
          </table:table-cell>
          <table:table-cell table:formula="of:=[.H12]*ABS([.F12]-[.J12])" office:value-type="float" office:value="2161.49998999">
            <text:p>2161.49998999</text:p>
          </table:table-cell>
        </table:table-row>
        <table:table-row table:style-name="ro2">
          <table:table-cell office:value-type="string">
            <text:p>?a <text:s/>&lt;isLocatedIn&gt; <text:s/>?c <text:s/>?c <text:s/>&lt;hasOfficialLanguage&gt; <text:s/>?b <text:s text:c="2"/>=&gt; ?a <text:s/>&lt;hasOfficialLanguage&gt; <text:s/>?b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6">
            <text:p>6</text:p>
          </table:table-cell>
          <table:table-cell table:style-name="ce6" table:formula="of:=[.B13]/([.C13]+[.B13])" office:value-type="percentage" office:value="0.72">
            <text:p>72.00%</text:p>
          </table:table-cell>
          <table:table-cell table:formula="of:=([.E13]*[.L13] + [.G13])/([.L13] + [.G13])" office:value-type="float" office:value="0.720185099490976">
            <text:p>0.7201850995</text:p>
          </table:table-cell>
          <table:table-cell office:value-type="float" office:value="50">
            <text:p>50</text:p>
          </table:table-cell>
          <table:table-cell office:value-type="float" office:value="75635">
            <text:p>75635</text:p>
          </table:table-cell>
          <table:table-cell table:style-name="ce6" office:value-type="percentage" office:value="0.00066107">
            <text:p>0.07%</text:p>
          </table:table-cell>
          <table:table-cell table:style-name="ce6" office:value-type="percentage" office:value="0.83333333">
            <text:p>83.33%</text:p>
          </table:table-cell>
          <table:table-cell office:value-type="string">
            <text:p>Ranking PCA</text:p>
          </table:table-cell>
          <table:table-cell office:value-type="float" office:value="75585">
            <text:p>75585</text:p>
          </table:table-cell>
          <table:table-cell table:formula="of:=[.I13]*[.L13]" office:value-type="float" office:value="49.96697595">
            <text:p>49.96697595</text:p>
          </table:table-cell>
          <table:table-cell table:formula="of:=[.J13]*[.L13]" office:value-type="float" office:value="62987.49974805">
            <text:p>62987.49974805</text:p>
          </table:table-cell>
          <table:table-cell table:formula="of:=[.E13]*[.L13]" office:value-type="float" office:value="54421.2">
            <text:p>54421.2</text:p>
          </table:table-cell>
          <table:table-cell table:formula="of:=([.I13]-[.E13])^2" office:value-type="float" office:value="0.517448496213545">
            <text:p>0.5174484962</text:p>
          </table:table-cell>
          <table:table-cell table:formula="of:=([.J13]-[.E13])^2" office:value-type="float" office:value="0.0128444436888889">
            <text:p>0.0128444437</text:p>
          </table:table-cell>
          <table:table-cell table:formula="of:=([.L13]*ABS([.I13]-[.E13]))" office:value-type="float" office:value="54371.23302405">
            <text:p>54371.23302405</text:p>
          </table:table-cell>
          <table:table-cell table:formula="of:=([.L13]*ABS([.J13]-[.E13]))" office:value-type="float" office:value="8566.29974805">
            <text:p>8566.29974805</text:p>
          </table:table-cell>
          <table:table-cell table:formula="of:=[.H13]*ABS([.F13]-[.I13])" office:value-type="float" office:value="54421.19997055">
            <text:p>54421.19997055</text:p>
          </table:table-cell>
          <table:table-cell table:formula="of:=[.H13]*ABS([.F13]-[.J13])" office:value-type="float" office:value="8557.96641455001">
            <text:p>8557.96641455</text:p>
          </table:table-cell>
        </table:table-row>
        <table:table-row table:style-name="ro2">
          <table:table-cell office:value-type="string">
            <text:p>?a <text:s/>&lt;hasChild&gt; <text:s/>?c <text:s/>?b <text:s/>&lt;hasChild&gt; <text:s/>?c <text:s text:c="2"/>=&gt; ?a <text:s/>&lt;isMarriedTo&gt; <text:s/>?b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6" table:formula="of:=[.B14]/([.C14]+[.B14])" office:value-type="percentage" office:value="0.7">
            <text:p>70.00%</text:p>
          </table:table-cell>
          <table:table-cell table:formula="of:=([.E14]*[.L14] + [.G14])/([.L14] + [.G14])" office:value-type="float" office:value="0.751963495575221">
            <text:p>0.7519634956</text:p>
          </table:table-cell>
          <table:table-cell office:value-type="float" office:value="1879">
            <text:p>1879</text:p>
          </table:table-cell>
          <table:table-cell office:value-type="float" office:value="10848">
            <text:p>10848</text:p>
          </table:table-cell>
          <table:table-cell table:style-name="ce6" office:value-type="percentage" office:value="0.17321165">
            <text:p>17.32%</text:p>
          </table:table-cell>
          <table:table-cell table:style-name="ce6" office:value-type="percentage" office:value="0.40981461">
            <text:p>40.98%</text:p>
          </table:table-cell>
          <table:table-cell office:value-type="string">
            <text:p>Ranking PCA</text:p>
          </table:table-cell>
          <table:table-cell office:value-type="float" office:value="8969">
            <text:p>8969</text:p>
          </table:table-cell>
          <table:table-cell table:formula="of:=[.I14]*[.L14]" office:value-type="float" office:value="1553.53528885">
            <text:p>1553.53528885</text:p>
          </table:table-cell>
          <table:table-cell table:formula="of:=[.J14]*[.L14]" office:value-type="float" office:value="3675.62723709">
            <text:p>3675.62723709</text:p>
          </table:table-cell>
          <table:table-cell table:formula="of:=[.E14]*[.L14]" office:value-type="float" office:value="6278.3">
            <text:p>6278.3</text:p>
          </table:table-cell>
          <table:table-cell table:formula="of:=([.I14]-[.E14])^2" office:value-type="float" office:value="0.277505965695722">
            <text:p>0.2775059657</text:p>
          </table:table-cell>
          <table:table-cell table:formula="of:=([.J14]-[.E14])^2" office:value-type="float" office:value="0.0842075605694521">
            <text:p>0.0842075606</text:p>
          </table:table-cell>
          <table:table-cell table:formula="of:=([.L14]*ABS([.I14]-[.E14]))" office:value-type="float" office:value="4724.76471115">
            <text:p>4724.76471115</text:p>
          </table:table-cell>
          <table:table-cell table:formula="of:=([.L14]*ABS([.J14]-[.E14]))" office:value-type="float" office:value="2602.67276291">
            <text:p>2602.67276291</text:p>
          </table:table-cell>
          <table:table-cell table:formula="of:=[.H14]*ABS([.F14]-[.I14])" office:value-type="float" office:value="6278.3000208">
            <text:p>6278.3000208</text:p>
          </table:table-cell>
          <table:table-cell table:formula="of:=[.H14]*ABS([.F14]-[.J14])" office:value-type="float" office:value="3711.63111072">
            <text:p>3711.63111072</text:p>
          </table:table-cell>
        </table:table-row>
        <table:table-row table:style-name="ro2">
          <table:table-cell office:value-type="string">
            <text:p>?c <text:s/>&lt;dealsWith&gt; <text:s/>?a <text:s/>?c <text:s/>&lt;dealsWith&gt; <text:s/>?b <text:s text:c="2"/>=&gt; ?a <text:s/>&lt;dealsWith&gt; <text:s/>?b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6" table:formula="of:=[.B15]/([.C15]+[.B15])" office:value-type="percentage" office:value="0.666666666666667">
            <text:p>66.67%</text:p>
          </table:table-cell>
          <table:table-cell table:formula="of:=([.E15]*[.L15] + [.G15])/([.L15] + [.G15])" office:value-type="float" office:value="0.718141507615192">
            <text:p>0.7181415076</text:p>
          </table:table-cell>
          <table:table-cell office:value-type="float" office:value="267">
            <text:p>267</text:p>
          </table:table-cell>
          <table:table-cell office:value-type="float" office:value="1729">
            <text:p>1729</text:p>
          </table:table-cell>
          <table:table-cell table:style-name="ce6" office:value-type="percentage" office:value="0.15442452">
            <text:p>15.44%</text:p>
          </table:table-cell>
          <table:table-cell table:style-name="ce6" office:value-type="percentage" office:value="0.2177814">
            <text:p>21.78%</text:p>
          </table:table-cell>
          <table:table-cell office:value-type="string">
            <text:p>Individually evaluated</text:p>
          </table:table-cell>
          <table:table-cell office:value-type="float" office:value="1462">
            <text:p>1462</text:p>
          </table:table-cell>
          <table:table-cell table:formula="of:=[.I15]*[.L15]" office:value-type="float" office:value="225.76864824">
            <text:p>225.76864824</text:p>
          </table:table-cell>
          <table:table-cell table:formula="of:=[.J15]*[.L15]" office:value-type="float" office:value="318.3964068">
            <text:p>318.3964068</text:p>
          </table:table-cell>
          <table:table-cell table:formula="of:=[.E15]*[.L15]" office:value-type="float" office:value="974.666666666667">
            <text:p>974.6666666667</text:p>
          </table:table-cell>
          <table:table-cell table:formula="of:=([.I15]-[.E15])^2" office:value-type="float" office:value="0.262392016821675">
            <text:p>0.2623920168</text:p>
          </table:table-cell>
          <table:table-cell table:formula="of:=([.J15]-[.E15])^2" office:value-type="float" office:value="0.201497982630404">
            <text:p>0.2014979826</text:p>
          </table:table-cell>
          <table:table-cell table:formula="of:=([.L15]*ABS([.I15]-[.E15]))" office:value-type="float" office:value="748.898018426667">
            <text:p>748.8980184267</text:p>
          </table:table-cell>
          <table:table-cell table:formula="of:=([.L15]*ABS([.J15]-[.E15]))" office:value-type="float" office:value="656.270259866667">
            <text:p>656.2702598667</text:p>
          </table:table-cell>
          <table:table-cell table:formula="of:=[.H15]*ABS([.F15]-[.I15])" office:value-type="float" office:value="974.666671586667">
            <text:p>974.6666715867</text:p>
          </table:table-cell>
          <table:table-cell table:formula="of:=[.H15]*ABS([.F15]-[.J15])" office:value-type="float" office:value="865.122626066666">
            <text:p>865.1226260667</text:p>
          </table:table-cell>
        </table:table-row>
        <table:table-row table:style-name="ro2">
          <table:table-cell office:value-type="string">
            <text:p>?b <text:s/>&lt;hasCapital&gt; <text:s/>?f <text:s/>?a <text:s/>&lt;livesIn&gt; <text:s/>?f <text:s text:c="2"/>=&gt; ?a <text:s/>&lt;livesIn&gt; <text:s/>?b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6" table:formula="of:=[.B16]/([.C16]+[.B16])" office:value-type="percentage" office:value="0.555555555555556">
            <text:p>55.56%</text:p>
          </table:table-cell>
          <table:table-cell table:formula="of:=([.E16]*[.L16] + [.G16])/([.L16] + [.G16])" office:value-type="float" office:value="0.615513115716285">
            <text:p>0.6155131157</text:p>
          </table:table-cell>
          <table:table-cell office:value-type="float" office:value="664">
            <text:p>664</text:p>
          </table:table-cell>
          <table:table-cell office:value-type="float" office:value="4922">
            <text:p>4922</text:p>
          </table:table-cell>
          <table:table-cell table:style-name="ce6" office:value-type="percentage" office:value="0.13490451">
            <text:p>13.49%</text:p>
          </table:table-cell>
          <table:table-cell table:style-name="ce6" office:value-type="percentage" office:value="0.13490451">
            <text:p>13.49%</text:p>
          </table:table-cell>
          <table:table-cell office:value-type="string">
            <text:p>Individually evaluated</text:p>
          </table:table-cell>
          <table:table-cell office:value-type="float" office:value="4258">
            <text:p>4258</text:p>
          </table:table-cell>
          <table:table-cell table:formula="of:=[.I16]*[.L16]" office:value-type="float" office:value="574.42340358">
            <text:p>574.42340358</text:p>
          </table:table-cell>
          <table:table-cell table:formula="of:=[.J16]*[.L16]" office:value-type="float" office:value="574.42340358">
            <text:p>574.42340358</text:p>
          </table:table-cell>
          <table:table-cell table:formula="of:=[.E16]*[.L16]" office:value-type="float" office:value="2365.55555555556">
            <text:p>2365.5555555556</text:p>
          </table:table-cell>
          <table:table-cell table:formula="of:=([.I16]-[.E16])^2" office:value-type="float" office:value="0.176947302126982">
            <text:p>0.1769473021</text:p>
          </table:table-cell>
          <table:table-cell table:formula="of:=([.J16]-[.E16])^2" office:value-type="float" office:value="0.176947302126982">
            <text:p>0.1769473021</text:p>
          </table:table-cell>
          <table:table-cell table:formula="of:=([.L16]*ABS([.I16]-[.E16]))" office:value-type="float" office:value="1791.13215197556">
            <text:p>1791.1321519756</text:p>
          </table:table-cell>
          <table:table-cell table:formula="of:=([.L16]*ABS([.J16]-[.E16]))" office:value-type="float" office:value="1791.13215197556">
            <text:p>1791.1321519756</text:p>
          </table:table-cell>
          <table:table-cell table:formula="of:=[.H16]*ABS([.F16]-[.I16])" office:value-type="float" office:value="2365.55555733556">
            <text:p>2365.5555573356</text:p>
          </table:table-cell>
          <table:table-cell table:formula="of:=[.H16]*ABS([.F16]-[.J16])" office:value-type="float" office:value="2365.55555733556">
            <text:p>2365.5555573356</text:p>
          </table:table-cell>
        </table:table-row>
        <table:table-row table:style-name="ro1">
          <table:table-cell table:style-name="Default" table:number-columns-repeated="5"/>
          <table:table-cell table:style-name="ce8" office:value-type="string">
            <text:p>Total error</text:p>
          </table:table-cell>
          <table:table-cell table:style-name="Default"/>
          <table:table-cell table:formula="of:=SUM([.H2:.H16])" office:value-type="float" office:value="183775">
            <text:p>183775</text:p>
          </table:table-cell>
          <table:table-cell table:style-name="Default" table:number-columns-repeated="3"/>
          <table:table-cell table:formula="of:=SUM([.L2:.L16])" office:value-type="float" office:value="168108">
            <text:p>168108</text:p>
          </table:table-cell>
          <table:table-cell table:style-name="Default" table:number-columns-repeated="5"/>
          <table:table-cell table:style-name="ce5" table:formula="of:=SUM([.R2:.R16])/[.L17]" office:value-type="float" office:value="0.752718152914345">
            <text:p>0.7527181529</text:p>
          </table:table-cell>
          <table:table-cell table:style-name="ce5" table:formula="of:=SUM([.S2:.S16])/[.L17]" office:value-type="float" office:value="0.304194583308259">
            <text:p>0.3041945833</text:p>
          </table:table-cell>
          <table:table-cell table:style-name="ce5" table:formula="of:=SUM([.T2:.T16])/[.H17]" office:value-type="float" office:value="0.739972398925832">
            <text:p>0.7399723989</text:p>
          </table:table-cell>
          <table:table-cell table:style-name="ce5" table:formula="of:=SUM([.U2:.U16])/[.H17]" office:value-type="float" office:value="0.309525854446169">
            <text:p>0.3095258544</text:p>
          </table:table-cell>
        </table:table-row>
        <table:table-row table:style-name="ro1" table:number-rows-repeated="2">
          <table:table-cell table:style-name="Default" table:number-columns-repeated="21"/>
        </table:table-row>
        <table:table-row table:style-name="ro1">
          <table:table-cell table:style-name="Default"/>
          <table:table-cell table:style-name="ce2" table:number-columns-repeated="2"/>
          <table:table-cell table:style-name="ce4"/>
          <table:table-cell table:style-name="ce8" table:number-columns-repeated="2"/>
          <table:table-cell table:style-name="ce5" table:number-columns-repeated="15"/>
        </table:table-row>
        <table:table-row table:style-name="ro1" table:number-rows-repeated="15">
          <table:table-cell table:number-columns-repeated="9"/>
          <table:table-cell table:style-name="ce4" table:number-columns-repeated="2"/>
          <table:table-cell table:style-name="ce9" table:number-columns-repeated="2"/>
          <table:table-cell table:style-name="ce1"/>
          <table:table-cell table:number-columns-repeated="7"/>
        </table:table-row>
        <table:table-row table:style-name="ro1" table:number-rows-repeated="4">
          <table:table-cell table:style-name="Default" table:number-columns-repeated="21"/>
        </table:table-row>
        <table:table-row table:style-name="ro1">
          <table:table-cell table:style-name="Default"/>
          <table:table-cell table:style-name="ce2" table:number-columns-repeated="2"/>
          <table:table-cell table:style-name="ce4"/>
          <table:table-cell table:style-name="ce8" table:number-columns-repeated="2"/>
          <table:table-cell table:style-name="ce5" table:number-columns-repeated="13"/>
          <table:table-cell table:style-name="Default" table:number-columns-repeated="2"/>
        </table:table-row>
        <table:table-row table:style-name="ro1" table:number-rows-repeated="15">
          <table:table-cell table:number-columns-repeated="18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"/>
          <table:table-cell table:style-name="ce8"/>
          <table:table-cell/>
          <table:table-cell table:style-name="ce5" table:number-columns-repeated="2"/>
          <table:table-cell/>
          <table:table-cell table:style-name="ce5" table:number-columns-repeated="4"/>
          <table:table-cell table:style-name="Default" table:number-columns-repeated="2"/>
        </table:table-row>
      </table:table>
      <table:table table:name="Top20" table:style-name="ta1" table:print="false">
        <office:forms form:automatic-focus="false" form:apply-design-mode="false"/>
        <table:table-column table:style-name="co14" table:default-cell-style-name="ce1"/>
        <table:table-column table:style-name="co2" table:number-columns-repeated="3" table:default-cell-style-name="ce3"/>
        <table:table-column table:style-name="co15" table:default-cell-style-name="ce6"/>
        <table:table-column table:style-name="co4" table:default-cell-style-name="ce9"/>
        <table:table-column table:style-name="co16" table:default-cell-style-name="ce4"/>
        <table:table-column table:style-name="co17" table:default-cell-style-name="ce4"/>
        <table:table-column table:style-name="co18" table:default-cell-style-name="ce6"/>
        <table:table-column table:style-name="co4" table:default-cell-style-name="ce6"/>
        <table:table-column table:style-name="co19" table:default-cell-style-name="ce1"/>
        <table:table-column table:style-name="co10" table:default-cell-style-name="ce4"/>
        <table:table-column table:style-name="co20" table:default-cell-style-name="ce4"/>
        <table:table-column table:style-name="co21" table:default-cell-style-name="ce4"/>
        <table:table-column table:style-name="co10" table:default-cell-style-name="ce4"/>
        <table:table-column table:style-name="co23" table:default-cell-style-name="ce4"/>
        <table:table-column table:style-name="co21" table:default-cell-style-name="ce4"/>
        <table:table-column table:style-name="co26" table:default-cell-style-name="ce4"/>
        <table:table-column table:style-name="co23" table:default-cell-style-name="ce4"/>
        <table:table-column table:style-name="co27" table:default-cell-style-name="ce4"/>
        <table:table-column table:style-name="co25" table:default-cell-style-name="ce4"/>
        <table:table-row table:style-name="ro1">
          <table:table-cell table:style-name="Default"/>
          <table:table-cell table:style-name="ce2" office:value-type="boolean" office:boolean-value="true">
            <text:p>TRUE</text:p>
          </table:table-cell>
          <table:table-cell table:style-name="ce2" office:value-type="boolean" office:boolean-value="false">
            <text:p>FALSE</text:p>
          </table:table-cell>
          <table:table-cell table:style-name="ce4" office:value-type="string">
            <text:p>Unknown</text:p>
          </table:table-cell>
          <table:table-cell table:style-name="ce5" office:value-type="string">
            <text:p>Precision Unknown region</text:p>
          </table:table-cell>
          <table:table-cell table:style-name="ce8" office:value-type="string">
            <text:p>Precision whole body</text:p>
          </table:table-cell>
          <table:table-cell table:style-name="ce5" office:value-type="string">
            <text:p>Cardinality</text:p>
          </table:table-cell>
          <table:table-cell table:style-name="ce5" office:value-type="string">
            <text:p>Body size</text:p>
          </table:table-cell>
          <table:table-cell table:style-name="ce5" office:value-type="string">
            <text:p>Confidence</text:p>
          </table:table-cell>
          <table:table-cell table:style-name="ce5" office:value-type="string">
            <text:p>PCA Confidence</text:p>
          </table:table-cell>
          <table:table-cell table:style-name="ce5" office:value-type="string">
            <text:p>Source</text:p>
          </table:table-cell>
          <table:table-cell table:style-name="ce5" office:value-type="string">
            <text:p>Number of predictions</text:p>
          </table:table-cell>
          <table:table-cell table:style-name="ce5" office:value-type="string">
            <text:p>Weighted Confidence</text:p>
          </table:table-cell>
          <table:table-cell table:style-name="ce5" office:value-type="string">
            <text:p>Weighted PCA Confidence</text:p>
          </table:table-cell>
          <table:table-cell table:style-name="ce5" office:value-type="string">
            <text:p>Weighted Precision Unknown region</text:p>
          </table:table-cell>
          <table:table-cell table:style-name="ce5" office:value-type="string">
            <text:p>Error confidence (unweighted)</text:p>
          </table:table-cell>
          <table:table-cell table:style-name="ce5" office:value-type="string">
            <text:p>Error PCA confidence (unweighted)</text:p>
          </table:table-cell>
          <table:table-cell table:style-name="ce5" office:value-type="string">
            <text:p>Error confidence (weighted)</text:p>
          </table:table-cell>
          <table:table-cell table:style-name="ce5" office:value-type="string">
            <text:p>Error PCA confidence (weighted)</text:p>
          </table:table-cell>
          <table:table-cell table:style-name="ce5" office:value-type="string">
            <text:p>New Error confidence (weighted)</text:p>
          </table:table-cell>
          <table:table-cell table:style-name="ce5" office:value-type="string">
            <text:p>New Error PCA confidence (weighted)</text:p>
          </table:table-cell>
        </table:table-row>
        <table:table-row table:style-name="ro3">
          <table:table-cell office:value-type="string">
            <text:p>?b <text:s/>&lt;isMarriedTo&gt; <text:s/>?a <text:s text:c="2"/>=&gt; ?a <text:s/>&lt;isMarriedTo&gt; <text:s/>?b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2]/([.C2]+[.B2])" office:value-type="percentage" office:value="1">
            <text:p>100.00%</text:p>
          </table:table-cell>
          <table:table-cell table:formula="of:=([.E2]*[.L2] + [.G2])/([.L2] + [.G2])" office:value-type="float" office:value="1">
            <text:p>1</text:p>
          </table:table-cell>
          <table:table-cell office:value-type="float" office:value="6358">
            <text:p>6358</text:p>
          </table:table-cell>
          <table:table-cell office:value-type="float" office:value="11993">
            <text:p>11993</text:p>
          </table:table-cell>
          <table:table-cell office:value-type="percentage" office:value="0.53014258">
            <text:p>53.01%</text:p>
          </table:table-cell>
          <table:table-cell office:value-type="percentage" office:value="0.91785766">
            <text:p>91.79%</text:p>
          </table:table-cell>
          <table:table-cell office:value-type="string">
            <text:p>Ranking PCA</text:p>
          </table:table-cell>
          <table:table-cell office:value-type="float" office:value="5635">
            <text:p>5635</text:p>
          </table:table-cell>
          <table:table-cell table:formula="of:=[.I2]*[.L2]" office:value-type="float" office:value="2987.3534383">
            <text:p>2987.3534383</text:p>
          </table:table-cell>
          <table:table-cell table:formula="of:=[.J2]*[.L2]" office:value-type="float" office:value="5172.1279141">
            <text:p>5172.1279141</text:p>
          </table:table-cell>
          <table:table-cell table:formula="of:=[.E2]*[.L2]" office:value-type="float" office:value="5635">
            <text:p>5635</text:p>
          </table:table-cell>
          <table:table-cell table:formula="of:=([.I2]-[.E2])^2" office:value-type="float" office:value="0.220765995129056">
            <text:p>0.2207659951</text:p>
          </table:table-cell>
          <table:table-cell table:formula="of:=([.J2]-[.E2])^2" office:value-type="float" office:value="0.0067473640206756">
            <text:p>0.006747364</text:p>
          </table:table-cell>
          <table:table-cell table:formula="of:=([.L2]*ABS([.I2]-[.E2]))" office:value-type="float" office:value="2647.6465617">
            <text:p>2647.6465617</text:p>
          </table:table-cell>
          <table:table-cell table:formula="of:=([.L2]*ABS([.J2]-[.E2]))" office:value-type="float" office:value="462.8720859">
            <text:p>462.8720859</text:p>
          </table:table-cell>
          <table:table-cell table:formula="of:=[.H2]*ABS([.F2]-[.I2])" office:value-type="float" office:value="5635.00003806">
            <text:p>5635.00003806</text:p>
          </table:table-cell>
          <table:table-cell table:formula="of:=[.H2]*ABS([.F2]-[.J2])" office:value-type="float" office:value="985.13308362">
            <text:p>985.13308362</text:p>
          </table:table-cell>
        </table:table-row>
        <table:table-row table:style-name="ro3">
          <table:table-cell office:value-type="string">
            <text:p>?a <text:s/>&lt;isCitizenOf&gt; <text:s/>?b <text:s text:c="2"/>=&gt; ?a <text:s/>&lt;livesIn&gt; <text:s/>?b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3]/([.C3]+[.B3])" office:value-type="percentage" office:value="1">
            <text:p>100.00%</text:p>
          </table:table-cell>
          <table:table-cell table:formula="of:=([.E3]*[.L3] + [.G3])/([.L3] + [.G3])" office:value-type="float" office:value="1">
            <text:p>1</text:p>
          </table:table-cell>
          <table:table-cell office:value-type="float" office:value="655">
            <text:p>655</text:p>
          </table:table-cell>
          <table:table-cell office:value-type="float" office:value="14570">
            <text:p>14570</text:p>
          </table:table-cell>
          <table:table-cell office:value-type="percentage" office:value="0.04495539">
            <text:p>4.50%</text:p>
          </table:table-cell>
          <table:table-cell office:value-type="percentage" office:value="0.52358114">
            <text:p>52.36%</text:p>
          </table:table-cell>
          <table:table-cell office:value-type="string">
            <text:p>Ranking PCA</text:p>
          </table:table-cell>
          <table:table-cell office:value-type="float" office:value="13915">
            <text:p>13915</text:p>
          </table:table-cell>
          <table:table-cell table:formula="of:=[.I3]*[.L3]" office:value-type="float" office:value="625.55425185">
            <text:p>625.55425185</text:p>
          </table:table-cell>
          <table:table-cell table:formula="of:=[.J3]*[.L3]" office:value-type="float" office:value="7285.6315631">
            <text:p>7285.6315631</text:p>
          </table:table-cell>
          <table:table-cell table:formula="of:=[.E3]*[.L3]" office:value-type="float" office:value="13915">
            <text:p>13915</text:p>
          </table:table-cell>
          <table:table-cell table:formula="of:=([.I3]-[.E3])^2" office:value-type="float" office:value="0.912110207090052">
            <text:p>0.9121102071</text:p>
          </table:table-cell>
          <table:table-cell table:formula="of:=([.J3]-[.E3])^2" office:value-type="float" office:value="0.2269749301637">
            <text:p>0.2269749302</text:p>
          </table:table-cell>
          <table:table-cell table:formula="of:=([.L3]*ABS([.I3]-[.E3]))" office:value-type="float" office:value="13289.44574815">
            <text:p>13289.44574815</text:p>
          </table:table-cell>
          <table:table-cell table:formula="of:=([.L3]*ABS([.J3]-[.E3]))" office:value-type="float" office:value="6629.3684369">
            <text:p>6629.3684369</text:p>
          </table:table-cell>
          <table:table-cell table:formula="of:=[.H3]*ABS([.F3]-[.I3])" office:value-type="float" office:value="13914.9999677">
            <text:p>13914.9999677</text:p>
          </table:table-cell>
          <table:table-cell table:formula="of:=[.H3]*ABS([.F3]-[.J3])" office:value-type="float" office:value="6941.4227902">
            <text:p>6941.4227902</text:p>
          </table:table-cell>
        </table:table-row>
        <table:table-row table:style-name="ro3">
          <table:table-cell office:value-type="string">
            <text:p>?a <text:s/>&lt;livesIn&gt; <text:s/>?b <text:s text:c="2"/>=&gt; ?a <text:s/>&lt;diedIn&gt; <text:s/>?b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formula="of:=[.B4]/([.C4]+[.B4])" office:value-type="percentage" office:value="1">
            <text:p>100.00%</text:p>
          </table:table-cell>
          <table:table-cell table:formula="of:=([.E4]*[.L4] + [.G4])/([.L4] + [.G4])" office:value-type="float" office:value="1">
            <text:p>1</text:p>
          </table:table-cell>
          <table:table-cell office:value-type="float" office:value="267">
            <text:p>267</text:p>
          </table:table-cell>
          <table:table-cell office:value-type="float" office:value="14593">
            <text:p>14593</text:p>
          </table:table-cell>
          <table:table-cell office:value-type="percentage" office:value="0.01829644">
            <text:p>1.83%</text:p>
          </table:table-cell>
          <table:table-cell office:value-type="percentage" office:value="0.29053319">
            <text:p>29.05%</text:p>
          </table:table-cell>
          <table:table-cell office:value-type="string">
            <text:p>Ranking PCA</text:p>
          </table:table-cell>
          <table:table-cell office:value-type="float" office:value="14326">
            <text:p>14326</text:p>
          </table:table-cell>
          <table:table-cell table:formula="of:=[.I4]*[.L4]" office:value-type="float" office:value="262.11479944">
            <text:p>262.11479944</text:p>
          </table:table-cell>
          <table:table-cell table:formula="of:=[.J4]*[.L4]" office:value-type="float" office:value="4162.17847994">
            <text:p>4162.17847994</text:p>
          </table:table-cell>
          <table:table-cell table:formula="of:=[.E4]*[.L4]" office:value-type="float" office:value="14326">
            <text:p>14326</text:p>
          </table:table-cell>
          <table:table-cell table:formula="of:=([.I4]-[.E4])^2" office:value-type="float" office:value="0.963741879716674">
            <text:p>0.9637418797</text:p>
          </table:table-cell>
          <table:table-cell table:formula="of:=([.J4]-[.E4])^2" office:value-type="float" office:value="0.503343154491576">
            <text:p>0.5033431545</text:p>
          </table:table-cell>
          <table:table-cell table:formula="of:=([.L4]*ABS([.I4]-[.E4]))" office:value-type="float" office:value="14063.88520056">
            <text:p>14063.88520056</text:p>
          </table:table-cell>
          <table:table-cell table:formula="of:=([.L4]*ABS([.J4]-[.E4]))" office:value-type="float" office:value="10163.82152006">
            <text:p>10163.82152006</text:p>
          </table:table-cell>
          <table:table-cell table:formula="of:=[.H4]*ABS([.F4]-[.I4])" office:value-type="float" office:value="14326.00005108">
            <text:p>14326.00005108</text:p>
          </table:table-cell>
          <table:table-cell table:formula="of:=[.H4]*ABS([.F4]-[.J4])" office:value-type="float" office:value="10353.24915833">
            <text:p>10353.24915833</text:p>
          </table:table-cell>
        </table:table-row>
        <table:table-row table:style-name="ro3">
          <table:table-cell office:value-type="string">
            <text:p>?b <text:s/>&lt;dealsWith&gt; <text:s/>?a <text:s text:c="2"/>=&gt; ?a <text:s/>&lt;dealsWith&gt; <text:s/>?b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formula="of:=[.B5]/([.C5]+[.B5])" office:value-type="percentage" office:value="1">
            <text:p>100.00%</text:p>
          </table:table-cell>
          <table:table-cell table:formula="of:=([.E5]*[.L5] + [.G5])/([.L5] + [.G5])"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689">
            <text:p>689</text:p>
          </table:table-cell>
          <table:table-cell office:value-type="percentage" office:value="0.13642961">
            <text:p>13.64%</text:p>
          </table:table-cell>
          <table:table-cell office:value-type="percentage" office:value="0.18323587">
            <text:p>18.32%</text:p>
          </table:table-cell>
          <table:table-cell office:value-type="string">
            <text:p>Ranking Std</text:p>
          </table:table-cell>
          <table:table-cell office:value-type="float" office:value="595">
            <text:p>595</text:p>
          </table:table-cell>
          <table:table-cell table:formula="of:=[.I5]*[.L5]" office:value-type="float" office:value="81.17561795">
            <text:p>81.17561795</text:p>
          </table:table-cell>
          <table:table-cell table:formula="of:=[.J5]*[.L5]" office:value-type="float" office:value="109.02534265">
            <text:p>109.02534265</text:p>
          </table:table-cell>
          <table:table-cell table:formula="of:=[.E5]*[.L5]" office:value-type="float" office:value="595">
            <text:p>595</text:p>
          </table:table-cell>
          <table:table-cell table:formula="of:=([.I5]-[.E5])^2" office:value-type="float" office:value="0.745753818484752">
            <text:p>0.7457538185</text:p>
          </table:table-cell>
          <table:table-cell table:formula="of:=([.J5]-[.E5])^2" office:value-type="float" office:value="0.667103644054657">
            <text:p>0.6671036441</text:p>
          </table:table-cell>
          <table:table-cell table:formula="of:=([.L5]*ABS([.I5]-[.E5]))" office:value-type="float" office:value="513.82438205">
            <text:p>513.82438205</text:p>
          </table:table-cell>
          <table:table-cell table:formula="of:=([.L5]*ABS([.J5]-[.E5]))" office:value-type="float" office:value="485.97465735">
            <text:p>485.97465735</text:p>
          </table:table-cell>
          <table:table-cell table:formula="of:=[.H5]*ABS([.F5]-[.I5])" office:value-type="float" office:value="594.99999871">
            <text:p>594.99999871</text:p>
          </table:table-cell>
          <table:table-cell table:formula="of:=[.H5]*ABS([.F5]-[.J5])" office:value-type="float" office:value="562.75048557">
            <text:p>562.75048557</text:p>
          </table:table-cell>
        </table:table-row>
        <table:table-row table:style-name="ro3">
          <table:table-cell office:value-type="string">
            <text:p>?a <text:s/>&lt;livesIn&gt; <text:s/>?f <text:s/>?f <text:s/>&lt;isLocatedIn&gt; <text:s/>?b <text:s text:c="2"/>=&gt; ?a <text:s/>&lt;livesIn&gt; <text:s/>?b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6]/([.C6]+[.B6])" office:value-type="percentage" office:value="0.896551724137931">
            <text:p>89.66%</text:p>
          </table:table-cell>
          <table:table-cell table:formula="of:=([.E6]*[.L6] + [.G6])/([.L6] + [.G6])" office:value-type="float" office:value="0.914967833980144">
            <text:p>0.914967834</text:p>
          </table:table-cell>
          <table:table-cell office:value-type="float" office:value="938">
            <text:p>938</text:p>
          </table:table-cell>
          <table:table-cell office:value-type="float" office:value="5269">
            <text:p>5269</text:p>
          </table:table-cell>
          <table:table-cell table:number-columns-repeated="2" office:value-type="percentage" office:value="0.1780224">
            <text:p>17.80%</text:p>
          </table:table-cell>
          <table:table-cell office:value-type="string">
            <text:p>Ranking Std</text:p>
          </table:table-cell>
          <table:table-cell office:value-type="float" office:value="4331">
            <text:p>4331</text:p>
          </table:table-cell>
          <table:table-cell table:formula="of:=[.I6]*[.L6]" office:value-type="float" office:value="771.0150144">
            <text:p>771.0150144</text:p>
          </table:table-cell>
          <table:table-cell table:formula="of:=[.J6]*[.L6]" office:value-type="float" office:value="771.0150144">
            <text:p>771.0150144</text:p>
          </table:table-cell>
          <table:table-cell table:formula="of:=[.E6]*[.L6]" office:value-type="float" office:value="3882.96551724138">
            <text:p>3882.9655172414</text:p>
          </table:table-cell>
          <table:table-cell table:formula="of:=([.I6]-[.E6])^2" office:value-type="float" office:value="0.516284389646112">
            <text:p>0.5162843896</text:p>
          </table:table-cell>
          <table:table-cell table:formula="of:=([.J6]-[.E6])^2" office:value-type="float" office:value="0.516284389646112">
            <text:p>0.5162843896</text:p>
          </table:table-cell>
          <table:table-cell table:formula="of:=([.L6]*ABS([.I6]-[.E6]))" office:value-type="float" office:value="3111.95050284138">
            <text:p>3111.9505028414</text:p>
          </table:table-cell>
          <table:table-cell table:formula="of:=([.L6]*ABS([.J6]-[.E6]))" office:value-type="float" office:value="3111.95050284138">
            <text:p>3111.9505028414</text:p>
          </table:table-cell>
          <table:table-cell table:formula="of:=[.H6]*ABS([.F6]-[.I6])" office:value-type="float" office:value="3882.96549164138">
            <text:p>3882.9654916414</text:p>
          </table:table-cell>
          <table:table-cell table:formula="of:=[.H6]*ABS([.F6]-[.J6])" office:value-type="float" office:value="3882.96549164138">
            <text:p>3882.9654916414</text:p>
          </table:table-cell>
        </table:table-row>
        <table:table-row table:style-name="ro3">
          <table:table-cell office:value-type="string">
            <text:p>?a <text:s/>&lt;diedIn&gt; <text:s/>?c <text:s/>?c <text:s/>&lt;isLocatedIn&gt; <text:s/>?b <text:s text:c="2"/>=&gt; ?a <text:s/>&lt;livesIn&gt; <text:s/>?b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7]/([.C7]+[.B7])" office:value-type="percentage" office:value="0.892857142857143">
            <text:p>89.29%</text:p>
          </table:table-cell>
          <table:table-cell table:formula="of:=([.E7]*[.L7] + [.G7])/([.L7] + [.G7])" office:value-type="float" office:value="0.894256396588486">
            <text:p>0.8942563966</text:p>
          </table:table-cell>
          <table:table-cell office:value-type="float" office:value="175">
            <text:p>175</text:p>
          </table:table-cell>
          <table:table-cell office:value-type="float" office:value="13400">
            <text:p>13400</text:p>
          </table:table-cell>
          <table:table-cell office:value-type="percentage" office:value="0.0130597">
            <text:p>1.31%</text:p>
          </table:table-cell>
          <table:table-cell office:value-type="percentage" office:value="0.38546256">
            <text:p>38.55%</text:p>
          </table:table-cell>
          <table:table-cell office:value-type="string">
            <text:p>Individually evaluated</text:p>
          </table:table-cell>
          <table:table-cell office:value-type="float" office:value="13225">
            <text:p>13225</text:p>
          </table:table-cell>
          <table:table-cell table:formula="of:=[.I7]*[.L7]" office:value-type="float" office:value="172.7145325">
            <text:p>172.7145325</text:p>
          </table:table-cell>
          <table:table-cell table:formula="of:=[.J7]*[.L7]" office:value-type="float" office:value="5097.742356">
            <text:p>5097.742356</text:p>
          </table:table-cell>
          <table:table-cell table:formula="of:=[.E7]*[.L7]" office:value-type="float" office:value="11808.0357142857">
            <text:p>11808.0357142857</text:p>
          </table:table-cell>
          <table:table-cell table:formula="of:=([.I7]-[.E7])^2" office:value-type="float" office:value="0.774043540457968">
            <text:p>0.7740435405</text:p>
          </table:table-cell>
          <table:table-cell table:formula="of:=([.J7]-[.E7])^2" office:value-type="float" office:value="0.257449262712774">
            <text:p>0.2574492627</text:p>
          </table:table-cell>
          <table:table-cell table:formula="of:=([.L7]*ABS([.I7]-[.E7]))" office:value-type="float" office:value="11635.3211817857">
            <text:p>11635.3211817857</text:p>
          </table:table-cell>
          <table:table-cell table:formula="of:=([.L7]*ABS([.J7]-[.E7]))" office:value-type="float" office:value="6710.29335828572">
            <text:p>6710.2933582857</text:p>
          </table:table-cell>
          <table:table-cell table:formula="of:=[.H7]*ABS([.F7]-[.I7])" office:value-type="float" office:value="11808.0357342857">
            <text:p>11808.0357342857</text:p>
          </table:table-cell>
          <table:table-cell table:formula="of:=[.H7]*ABS([.F7]-[.J7])" office:value-type="float" office:value="6817.83741028572">
            <text:p>6817.8374102857</text:p>
          </table:table-cell>
        </table:table-row>
        <table:table-row table:style-name="ro3">
          <table:table-cell office:value-type="string">
            <text:p>?c <text:s/>&lt;hasOfficialLanguage&gt; <text:s/>?b <text:s/>?c <text:s/>&lt;isLocatedIn&gt; <text:s/>?a <text:s text:c="2"/>=&gt; ?a <text:s/>&lt;hasOfficialLanguage&gt; <text:s/>?b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B8]/([.C8]+[.B8])" office:value-type="percentage" office:value="0.866666666666667">
            <text:p>86.67%</text:p>
          </table:table-cell>
          <table:table-cell table:formula="of:=([.E8]*[.L8] + [.G8])/([.L8] + [.G8])" office:value-type="float" office:value="0.885714285714286">
            <text:p>0.8857142857</text:p>
          </table:table-cell>
          <table:table-cell office:value-type="float" office:value="18">
            <text:p>18</text:p>
          </table:table-cell>
          <table:table-cell office:value-type="float" office:value="126">
            <text:p>126</text:p>
          </table:table-cell>
          <table:table-cell office:value-type="percentage" office:value="0.14285714">
            <text:p>14.29%</text:p>
          </table:table-cell>
          <table:table-cell office:value-type="percentage" office:value="0.64285714">
            <text:p>64.29%</text:p>
          </table:table-cell>
          <table:table-cell office:value-type="string">
            <text:p>Individually evaluated</text:p>
          </table:table-cell>
          <table:table-cell office:value-type="float" office:value="108">
            <text:p>108</text:p>
          </table:table-cell>
          <table:table-cell table:formula="of:=[.I8]*[.L8]" office:value-type="float" office:value="15.42857112">
            <text:p>15.42857112</text:p>
          </table:table-cell>
          <table:table-cell table:formula="of:=[.J8]*[.L8]" office:value-type="float" office:value="69.42857112">
            <text:p>69.42857112</text:p>
          </table:table-cell>
          <table:table-cell table:formula="of:=[.E8]*[.L8]" office:value-type="float" office:value="93.6">
            <text:p>93.6</text:p>
          </table:table-cell>
          <table:table-cell table:formula="of:=([.I8]-[.E8])^2" office:value-type="float" office:value="0.523900230893424">
            <text:p>0.5239002309</text:p>
          </table:table-cell>
          <table:table-cell table:formula="of:=([.J8]-[.E8])^2" office:value-type="float" office:value="0.0500907042267574">
            <text:p>0.0500907042</text:p>
          </table:table-cell>
          <table:table-cell table:formula="of:=([.L8]*ABS([.I8]-[.E8]))" office:value-type="float" office:value="78.17142888">
            <text:p>78.17142888</text:p>
          </table:table-cell>
          <table:table-cell table:formula="of:=([.L8]*ABS([.J8]-[.E8]))" office:value-type="float" office:value="24.17142888">
            <text:p>24.17142888</text:p>
          </table:table-cell>
          <table:table-cell table:formula="of:=[.H8]*ABS([.F8]-[.I8])" office:value-type="float" office:value="93.60000036">
            <text:p>93.60000036</text:p>
          </table:table-cell>
          <table:table-cell table:formula="of:=[.H8]*ABS([.F8]-[.J8])" office:value-type="float" office:value="30.60000036">
            <text:p>30.60000036</text:p>
          </table:table-cell>
        </table:table-row>
        <table:table-row table:style-name="ro3">
          <table:table-cell office:value-type="string">
            <text:p>?a <text:s/>&lt;diedIn&gt; <text:s/>?b <text:s text:c="2"/>=&gt; ?a <text:s/>&lt;livesIn&gt; <text:s/>?b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[.B9]/([.C9]+[.B9])" office:value-type="percentage" office:value="0.857142857142857">
            <text:p>85.71%</text:p>
          </table:table-cell>
          <table:table-cell table:formula="of:=([.E9]*[.L9] + [.G9])/([.L9] + [.G9])" office:value-type="float" office:value="0.858864415959559">
            <text:p>0.858864416</text:p>
          </table:table-cell>
          <table:table-cell office:value-type="float" office:value="267">
            <text:p>267</text:p>
          </table:table-cell>
          <table:table-cell office:value-type="float" office:value="22156">
            <text:p>22156</text:p>
          </table:table-cell>
          <table:table-cell office:value-type="percentage" office:value="0.01205091">
            <text:p>1.21%</text:p>
          </table:table-cell>
          <table:table-cell office:value-type="percentage" office:value="0.43414634">
            <text:p>43.41%</text:p>
          </table:table-cell>
          <table:table-cell office:value-type="string">
            <text:p>Individually evaluated</text:p>
          </table:table-cell>
          <table:table-cell office:value-type="float" office:value="21889">
            <text:p>21889</text:p>
          </table:table-cell>
          <table:table-cell table:formula="of:=[.I9]*[.L9]" office:value-type="float" office:value="263.78236899">
            <text:p>263.78236899</text:p>
          </table:table-cell>
          <table:table-cell table:formula="of:=[.J9]*[.L9]" office:value-type="float" office:value="9503.02923626">
            <text:p>9503.02923626</text:p>
          </table:table-cell>
          <table:table-cell table:formula="of:=[.E9]*[.L9]" office:value-type="float" office:value="18762">
            <text:p>18762</text:p>
          </table:table-cell>
          <table:table-cell table:formula="of:=([.I9]-[.E9])^2" office:value-type="float" office:value="0.714180399125705">
            <text:p>0.7141803991</text:p>
          </table:table-cell>
          <table:table-cell table:formula="of:=([.J9]-[.E9])^2" office:value-type="float" office:value="0.178926053514987">
            <text:p>0.1789260535</text:p>
          </table:table-cell>
          <table:table-cell table:formula="of:=([.L9]*ABS([.I9]-[.E9]))" office:value-type="float" office:value="18498.21763101">
            <text:p>18498.21763101</text:p>
          </table:table-cell>
          <table:table-cell table:formula="of:=([.L9]*ABS([.J9]-[.E9]))" office:value-type="float" office:value="9258.97076374">
            <text:p>9258.97076374</text:p>
          </table:table-cell>
          <table:table-cell table:formula="of:=[.H9]*ABS([.F9]-[.I9])" office:value-type="float" office:value="18762.00003804">
            <text:p>18762.00003804</text:p>
          </table:table-cell>
          <table:table-cell table:formula="of:=[.H9]*ABS([.F9]-[.J9])" office:value-type="float" office:value="9410.05369096">
            <text:p>9410.05369096</text:p>
          </table:table-cell>
        </table:table-row>
        <table:table-row table:style-name="ro3">
          <table:table-cell office:value-type="string">
            <text:p>?c <text:s/>&lt;isMarriedTo&gt; <text:s/>?a <text:s/>?c <text:s/>&lt;livesIn&gt; <text:s/>?b <text:s text:c="2"/>=&gt; ?a <text:s/>&lt;livesIn&gt; <text:s/>?b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B10]/([.C10]+[.B10])" office:value-type="percentage" office:value="0.851851851851852">
            <text:p>85.19%</text:p>
          </table:table-cell>
          <table:table-cell table:formula="of:=([.E10]*[.L10] + [.G10])/([.L10] + [.G10])" office:value-type="float" office:value="0.885640025990903">
            <text:p>0.885640026</text:p>
          </table:table-cell>
          <table:table-cell office:value-type="float" office:value="169">
            <text:p>169</text:p>
          </table:table-cell>
          <table:table-cell office:value-type="float" office:value="741">
            <text:p>741</text:p>
          </table:table-cell>
          <table:table-cell office:value-type="percentage" office:value="0.22807018">
            <text:p>22.81%</text:p>
          </table:table-cell>
          <table:table-cell office:value-type="percentage" office:value="0.68421053">
            <text:p>68.42%</text:p>
          </table:table-cell>
          <table:table-cell office:value-type="string">
            <text:p>Individually evaluated</text:p>
          </table:table-cell>
          <table:table-cell office:value-type="float" office:value="572">
            <text:p>572</text:p>
          </table:table-cell>
          <table:table-cell table:formula="of:=[.I10]*[.L10]" office:value-type="float" office:value="130.45614296">
            <text:p>130.45614296</text:p>
          </table:table-cell>
          <table:table-cell table:formula="of:=[.J10]*[.L10]" office:value-type="float" office:value="391.36842316">
            <text:p>391.36842316</text:p>
          </table:table-cell>
          <table:table-cell table:formula="of:=[.E10]*[.L10]" office:value-type="float" office:value="487.259259259259">
            <text:p>487.2592592593</text:p>
          </table:table-cell>
          <table:table-cell table:formula="of:=([.I10]-[.E10])^2" office:value-type="float" office:value="0.389103574138291">
            <text:p>0.3891035741</text:p>
          </table:table-cell>
          <table:table-cell table:formula="of:=([.J10]-[.E10])^2" office:value-type="float" office:value="0.0281036127922362">
            <text:p>0.0281036128</text:p>
          </table:table-cell>
          <table:table-cell table:formula="of:=([.L10]*ABS([.I10]-[.E10]))" office:value-type="float" office:value="356.803116299259">
            <text:p>356.8031162993</text:p>
          </table:table-cell>
          <table:table-cell table:formula="of:=([.L10]*ABS([.J10]-[.E10]))" office:value-type="float" office:value="95.8908360992593">
            <text:p>95.8908360993</text:p>
          </table:table-cell>
          <table:table-cell table:formula="of:=[.H10]*ABS([.F10]-[.I10])" office:value-type="float" office:value="487.259255879259">
            <text:p>487.2592558793</text:p>
          </table:table-cell>
          <table:table-cell table:formula="of:=[.H10]*ABS([.F10]-[.J10])" office:value-type="float" office:value="149.259256529259">
            <text:p>149.2592565293</text:p>
          </table:table-cell>
        </table:table-row>
        <table:table-row table:style-name="ro3">
          <table:table-cell office:value-type="string">
            <text:p>?a <text:s/>&lt;isMarriedTo&gt; <text:s/>?c <text:s/>?c <text:s/>&lt;livesIn&gt; <text:s/>?b <text:s text:c="2"/>=&gt; ?a <text:s/>&lt;livesIn&gt; <text:s/>?b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11]/([.C11]+[.B11])" office:value-type="percentage" office:value="0.793103448275862">
            <text:p>79.31%</text:p>
          </table:table-cell>
          <table:table-cell table:formula="of:=([.E11]*[.L11] + [.G11])/([.L11] + [.G11])" office:value-type="float" office:value="0.862839529955692">
            <text:p>0.86283953</text:p>
          </table:table-cell>
          <table:table-cell office:value-type="float" office:value="181">
            <text:p>181</text:p>
          </table:table-cell>
          <table:table-cell office:value-type="float" office:value="537">
            <text:p>537</text:p>
          </table:table-cell>
          <table:table-cell office:value-type="percentage" office:value="0.33705773">
            <text:p>33.71%</text:p>
          </table:table-cell>
          <table:table-cell office:value-type="percentage" office:value="0.6988417">
            <text:p>69.88%</text:p>
          </table:table-cell>
          <table:table-cell office:value-type="string">
            <text:p>Ranking PCA</text:p>
          </table:table-cell>
          <table:table-cell office:value-type="float" office:value="356">
            <text:p>356</text:p>
          </table:table-cell>
          <table:table-cell table:formula="of:=[.I11]*[.L11]" office:value-type="float" office:value="119.99255188">
            <text:p>119.99255188</text:p>
          </table:table-cell>
          <table:table-cell table:formula="of:=[.J11]*[.L11]" office:value-type="float" office:value="248.7876452">
            <text:p>248.7876452</text:p>
          </table:table-cell>
          <table:table-cell table:formula="of:=[.E11]*[.L11]" office:value-type="float" office:value="282.344827586207">
            <text:p>282.3448275862</text:p>
          </table:table-cell>
          <table:table-cell table:formula="of:=([.I11]-[.E11])^2" office:value-type="float" office:value="0.207977697157747">
            <text:p>0.2079776972</text:p>
          </table:table-cell>
          <table:table-cell table:formula="of:=([.J11]-[.E11])^2" office:value-type="float" office:value="0.00888527718802199">
            <text:p>0.0088852772</text:p>
          </table:table-cell>
          <table:table-cell table:formula="of:=([.L11]*ABS([.I11]-[.E11]))" office:value-type="float" office:value="162.352275706207">
            <text:p>162.3522757062</text:p>
          </table:table-cell>
          <table:table-cell table:formula="of:=([.L11]*ABS([.J11]-[.E11]))" office:value-type="float" office:value="33.5571823862069">
            <text:p>33.5571823862</text:p>
          </table:table-cell>
          <table:table-cell table:formula="of:=[.H11]*ABS([.F11]-[.I11])" office:value-type="float" office:value="282.344826576207">
            <text:p>282.3448265762</text:p>
          </table:table-cell>
          <table:table-cell table:formula="of:=[.H11]*ABS([.F11]-[.J11])" office:value-type="float" office:value="88.0668346862069">
            <text:p>88.0668346862</text:p>
          </table:table-cell>
        </table:table-row>
        <table:table-row table:style-name="ro3">
          <table:table-cell office:value-type="string">
            <text:p>?a <text:s/>&lt;isMarriedTo&gt; <text:s/>?f <text:s/>?f <text:s/>&lt;hasChild&gt; <text:s/>?b <text:s text:c="2"/>=&gt; ?a <text:s/>&lt;hasChild&gt; <text:s/>?b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B12]/([.C12]+[.B12])" office:value-type="percentage" office:value="0.75">
            <text:p>75.00%</text:p>
          </table:table-cell>
          <table:table-cell table:formula="of:=([.E12]*[.L12] + [.G12])/([.L12] + [.G12])" office:value-type="float" office:value="0.890284757118928">
            <text:p>0.8902847571</text:p>
          </table:table-cell>
          <table:table-cell office:value-type="float" office:value="3685">
            <text:p>3685</text:p>
          </table:table-cell>
          <table:table-cell office:value-type="float" office:value="6567">
            <text:p>6567</text:p>
          </table:table-cell>
          <table:table-cell table:number-columns-repeated="2" office:value-type="percentage" office:value="0.56113903">
            <text:p>56.11%</text:p>
          </table:table-cell>
          <table:table-cell office:value-type="string">
            <text:p>Individually evaluated</text:p>
          </table:table-cell>
          <table:table-cell office:value-type="float" office:value="2882">
            <text:p>2882</text:p>
          </table:table-cell>
          <table:table-cell table:formula="of:=[.I12]*[.L12]" office:value-type="float" office:value="1617.20268446">
            <text:p>1617.20268446</text:p>
          </table:table-cell>
          <table:table-cell table:formula="of:=[.J12]*[.L12]" office:value-type="float" office:value="1617.20268446">
            <text:p>1617.20268446</text:p>
          </table:table-cell>
          <table:table-cell table:formula="of:=[.E12]*[.L12]" office:value-type="float" office:value="2161.5">
            <text:p>2161.5</text:p>
          </table:table-cell>
          <table:table-cell table:formula="of:=([.I12]-[.E12])^2" office:value-type="float" office:value="0.0356684659893409">
            <text:p>0.035668466</text:p>
          </table:table-cell>
          <table:table-cell table:formula="of:=([.J12]-[.E12])^2" office:value-type="float" office:value="0.0356684659893409">
            <text:p>0.035668466</text:p>
          </table:table-cell>
          <table:table-cell table:formula="of:=([.L12]*ABS([.I12]-[.E12]))" office:value-type="float" office:value="544.29731554">
            <text:p>544.29731554</text:p>
          </table:table-cell>
          <table:table-cell table:formula="of:=([.L12]*ABS([.J12]-[.E12]))" office:value-type="float" office:value="544.29731554">
            <text:p>544.29731554</text:p>
          </table:table-cell>
          <table:table-cell table:formula="of:=[.H12]*ABS([.F12]-[.I12])" office:value-type="float" office:value="2161.49998999">
            <text:p>2161.49998999</text:p>
          </table:table-cell>
          <table:table-cell table:formula="of:=[.H12]*ABS([.F12]-[.J12])" office:value-type="float" office:value="2161.49998999">
            <text:p>2161.49998999</text:p>
          </table:table-cell>
        </table:table-row>
        <table:table-row table:style-name="ro3">
          <table:table-cell office:value-type="string">
            <text:p>?a <text:s/>&lt;isLocatedIn&gt; <text:s/>?c <text:s/>?c <text:s/>&lt;hasOfficialLanguage&gt; <text:s/>?b <text:s text:c="2"/>=&gt; ?a <text:s/>&lt;hasOfficialLanguage&gt; <text:s/>?b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[.B13]/([.C13]+[.B13])" office:value-type="percentage" office:value="0.72">
            <text:p>72.00%</text:p>
          </table:table-cell>
          <table:table-cell table:formula="of:=([.E13]*[.L13] + [.G13])/([.L13] + [.G13])" office:value-type="float" office:value="0.720185099490976">
            <text:p>0.7201850995</text:p>
          </table:table-cell>
          <table:table-cell office:value-type="float" office:value="50">
            <text:p>50</text:p>
          </table:table-cell>
          <table:table-cell office:value-type="float" office:value="75635">
            <text:p>75635</text:p>
          </table:table-cell>
          <table:table-cell office:value-type="percentage" office:value="0.00066107">
            <text:p>0.07%</text:p>
          </table:table-cell>
          <table:table-cell office:value-type="percentage" office:value="0.83333333">
            <text:p>83.33%</text:p>
          </table:table-cell>
          <table:table-cell office:value-type="string">
            <text:p>Ranking PCA</text:p>
          </table:table-cell>
          <table:table-cell office:value-type="float" office:value="75585">
            <text:p>75585</text:p>
          </table:table-cell>
          <table:table-cell table:formula="of:=[.I13]*[.L13]" office:value-type="float" office:value="49.96697595">
            <text:p>49.96697595</text:p>
          </table:table-cell>
          <table:table-cell table:formula="of:=[.J13]*[.L13]" office:value-type="float" office:value="62987.49974805">
            <text:p>62987.49974805</text:p>
          </table:table-cell>
          <table:table-cell table:formula="of:=[.E13]*[.L13]" office:value-type="float" office:value="54421.2">
            <text:p>54421.2</text:p>
          </table:table-cell>
          <table:table-cell table:formula="of:=([.I13]-[.E13])^2" office:value-type="float" office:value="0.517448496213545">
            <text:p>0.5174484962</text:p>
          </table:table-cell>
          <table:table-cell table:formula="of:=([.J13]-[.E13])^2" office:value-type="float" office:value="0.0128444436888889">
            <text:p>0.0128444437</text:p>
          </table:table-cell>
          <table:table-cell table:formula="of:=([.L13]*ABS([.I13]-[.E13]))" office:value-type="float" office:value="54371.23302405">
            <text:p>54371.23302405</text:p>
          </table:table-cell>
          <table:table-cell table:formula="of:=([.L13]*ABS([.J13]-[.E13]))" office:value-type="float" office:value="8566.29974805">
            <text:p>8566.29974805</text:p>
          </table:table-cell>
          <table:table-cell table:formula="of:=[.H13]*ABS([.F13]-[.I13])" office:value-type="float" office:value="54421.19997055">
            <text:p>54421.19997055</text:p>
          </table:table-cell>
          <table:table-cell table:formula="of:=[.H13]*ABS([.F13]-[.J13])" office:value-type="float" office:value="8557.96641455001">
            <text:p>8557.96641455</text:p>
          </table:table-cell>
        </table:table-row>
        <table:table-row table:style-name="ro3">
          <table:table-cell office:value-type="string">
            <text:p>?a <text:s/>&lt;hasChild&gt; <text:s/>?c <text:s/>?b <text:s/>&lt;hasChild&gt; <text:s/>?c <text:s text:c="2"/>=&gt; ?a <text:s/>&lt;isMarriedTo&gt; <text:s/>?b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B14]/([.C14]+[.B14])" office:value-type="percentage" office:value="0.7">
            <text:p>70.00%</text:p>
          </table:table-cell>
          <table:table-cell table:formula="of:=([.E14]*[.L14] + [.G14])/([.L14] + [.G14])" office:value-type="float" office:value="0.751963495575221">
            <text:p>0.7519634956</text:p>
          </table:table-cell>
          <table:table-cell office:value-type="float" office:value="1879">
            <text:p>1879</text:p>
          </table:table-cell>
          <table:table-cell office:value-type="float" office:value="10848">
            <text:p>10848</text:p>
          </table:table-cell>
          <table:table-cell office:value-type="percentage" office:value="0.17321165">
            <text:p>17.32%</text:p>
          </table:table-cell>
          <table:table-cell office:value-type="percentage" office:value="0.40981461">
            <text:p>40.98%</text:p>
          </table:table-cell>
          <table:table-cell office:value-type="string">
            <text:p>Ranking PCA</text:p>
          </table:table-cell>
          <table:table-cell office:value-type="float" office:value="8969">
            <text:p>8969</text:p>
          </table:table-cell>
          <table:table-cell table:formula="of:=[.I14]*[.L14]" office:value-type="float" office:value="1553.53528885">
            <text:p>1553.53528885</text:p>
          </table:table-cell>
          <table:table-cell table:formula="of:=[.J14]*[.L14]" office:value-type="float" office:value="3675.62723709">
            <text:p>3675.62723709</text:p>
          </table:table-cell>
          <table:table-cell table:formula="of:=[.E14]*[.L14]" office:value-type="float" office:value="6278.3">
            <text:p>6278.3</text:p>
          </table:table-cell>
          <table:table-cell table:formula="of:=([.I14]-[.E14])^2" office:value-type="float" office:value="0.277505965695722">
            <text:p>0.2775059657</text:p>
          </table:table-cell>
          <table:table-cell table:formula="of:=([.J14]-[.E14])^2" office:value-type="float" office:value="0.0842075605694521">
            <text:p>0.0842075606</text:p>
          </table:table-cell>
          <table:table-cell table:formula="of:=([.L14]*ABS([.I14]-[.E14]))" office:value-type="float" office:value="4724.76471115">
            <text:p>4724.76471115</text:p>
          </table:table-cell>
          <table:table-cell table:formula="of:=([.L14]*ABS([.J14]-[.E14]))" office:value-type="float" office:value="2602.67276291">
            <text:p>2602.67276291</text:p>
          </table:table-cell>
          <table:table-cell table:formula="of:=[.H14]*ABS([.F14]-[.I14])" office:value-type="float" office:value="6278.3000208">
            <text:p>6278.3000208</text:p>
          </table:table-cell>
          <table:table-cell table:formula="of:=[.H14]*ABS([.F14]-[.J14])" office:value-type="float" office:value="3711.63111072">
            <text:p>3711.63111072</text:p>
          </table:table-cell>
        </table:table-row>
        <table:table-row table:style-name="ro3">
          <table:table-cell office:value-type="string">
            <text:p>?c <text:s/>&lt;dealsWith&gt; <text:s/>?a <text:s/>?c <text:s/>&lt;dealsWith&gt; <text:s/>?b <text:s text:c="2"/>=&gt; ?a <text:s/>&lt;dealsWith&gt; <text:s/>?b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B15]/([.C15]+[.B15])" office:value-type="percentage" office:value="0.666666666666667">
            <text:p>66.67%</text:p>
          </table:table-cell>
          <table:table-cell table:formula="of:=([.E15]*[.L15] + [.G15])/([.L15] + [.G15])" office:value-type="float" office:value="0.718141507615192">
            <text:p>0.7181415076</text:p>
          </table:table-cell>
          <table:table-cell office:value-type="float" office:value="267">
            <text:p>267</text:p>
          </table:table-cell>
          <table:table-cell office:value-type="float" office:value="1729">
            <text:p>1729</text:p>
          </table:table-cell>
          <table:table-cell office:value-type="percentage" office:value="0.15442452">
            <text:p>15.44%</text:p>
          </table:table-cell>
          <table:table-cell office:value-type="percentage" office:value="0.2177814">
            <text:p>21.78%</text:p>
          </table:table-cell>
          <table:table-cell office:value-type="string">
            <text:p>Individually evaluated</text:p>
          </table:table-cell>
          <table:table-cell office:value-type="float" office:value="1462">
            <text:p>1462</text:p>
          </table:table-cell>
          <table:table-cell table:formula="of:=[.I15]*[.L15]" office:value-type="float" office:value="225.76864824">
            <text:p>225.76864824</text:p>
          </table:table-cell>
          <table:table-cell table:formula="of:=[.J15]*[.L15]" office:value-type="float" office:value="318.3964068">
            <text:p>318.3964068</text:p>
          </table:table-cell>
          <table:table-cell table:formula="of:=[.E15]*[.L15]" office:value-type="float" office:value="974.666666666667">
            <text:p>974.6666666667</text:p>
          </table:table-cell>
          <table:table-cell table:formula="of:=([.I15]-[.E15])^2" office:value-type="float" office:value="0.262392016821675">
            <text:p>0.2623920168</text:p>
          </table:table-cell>
          <table:table-cell table:formula="of:=([.J15]-[.E15])^2" office:value-type="float" office:value="0.201497982630404">
            <text:p>0.2014979826</text:p>
          </table:table-cell>
          <table:table-cell table:formula="of:=([.L15]*ABS([.I15]-[.E15]))" office:value-type="float" office:value="748.898018426667">
            <text:p>748.8980184267</text:p>
          </table:table-cell>
          <table:table-cell table:formula="of:=([.L15]*ABS([.J15]-[.E15]))" office:value-type="float" office:value="656.270259866667">
            <text:p>656.2702598667</text:p>
          </table:table-cell>
          <table:table-cell table:formula="of:=[.H15]*ABS([.F15]-[.I15])" office:value-type="float" office:value="974.666671586667">
            <text:p>974.6666715867</text:p>
          </table:table-cell>
          <table:table-cell table:formula="of:=[.H15]*ABS([.F15]-[.J15])" office:value-type="float" office:value="865.122626066666">
            <text:p>865.1226260667</text:p>
          </table:table-cell>
        </table:table-row>
        <table:table-row table:style-name="ro3">
          <table:table-cell office:value-type="string">
            <text:p>?b <text:s/>&lt;hasCapital&gt; <text:s/>?f <text:s/>?a <text:s/>&lt;livesIn&gt; <text:s/>?f <text:s text:c="2"/>=&gt; ?a <text:s/>&lt;livesIn&gt; <text:s/>?b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[.B16]/([.C16]+[.B16])" office:value-type="percentage" office:value="0.555555555555556">
            <text:p>55.56%</text:p>
          </table:table-cell>
          <table:table-cell table:formula="of:=([.E16]*[.L16] + [.G16])/([.L16] + [.G16])" office:value-type="float" office:value="0.615513115716285">
            <text:p>0.6155131157</text:p>
          </table:table-cell>
          <table:table-cell office:value-type="float" office:value="664">
            <text:p>664</text:p>
          </table:table-cell>
          <table:table-cell office:value-type="float" office:value="4922">
            <text:p>4922</text:p>
          </table:table-cell>
          <table:table-cell table:number-columns-repeated="2" office:value-type="percentage" office:value="0.13490451">
            <text:p>13.49%</text:p>
          </table:table-cell>
          <table:table-cell office:value-type="string">
            <text:p>Individually evaluated</text:p>
          </table:table-cell>
          <table:table-cell office:value-type="float" office:value="4258">
            <text:p>4258</text:p>
          </table:table-cell>
          <table:table-cell table:formula="of:=[.I16]*[.L16]" office:value-type="float" office:value="574.42340358">
            <text:p>574.42340358</text:p>
          </table:table-cell>
          <table:table-cell table:formula="of:=[.J16]*[.L16]" office:value-type="float" office:value="574.42340358">
            <text:p>574.42340358</text:p>
          </table:table-cell>
          <table:table-cell table:formula="of:=[.E16]*[.L16]" office:value-type="float" office:value="2365.55555555556">
            <text:p>2365.5555555556</text:p>
          </table:table-cell>
          <table:table-cell table:formula="of:=([.I16]-[.E16])^2" office:value-type="float" office:value="0.176947302126982">
            <text:p>0.1769473021</text:p>
          </table:table-cell>
          <table:table-cell table:formula="of:=([.J16]-[.E16])^2" office:value-type="float" office:value="0.176947302126982">
            <text:p>0.1769473021</text:p>
          </table:table-cell>
          <table:table-cell table:formula="of:=([.L16]*ABS([.I16]-[.E16]))" office:value-type="float" office:value="1791.13215197556">
            <text:p>1791.1321519756</text:p>
          </table:table-cell>
          <table:table-cell table:formula="of:=([.L16]*ABS([.J16]-[.E16]))" office:value-type="float" office:value="1791.13215197556">
            <text:p>1791.1321519756</text:p>
          </table:table-cell>
          <table:table-cell table:formula="of:=[.H16]*ABS([.F16]-[.I16])" office:value-type="float" office:value="2365.55555733556">
            <text:p>2365.5555573356</text:p>
          </table:table-cell>
          <table:table-cell table:formula="of:=[.H16]*ABS([.F16]-[.J16])" office:value-type="float" office:value="2365.55555733556">
            <text:p>2365.5555573356</text:p>
          </table:table-cell>
        </table:table-row>
        <table:table-row table:style-name="ro3">
          <table:table-cell office:value-type="string">
            <text:p>?c <text:s/>&lt;hasAcademicAdvisor&gt; <text:s/>?a <text:s/>?c <text:s/>&lt;graduatedFrom&gt; <text:s/>?b <text:s text:c="2"/>=&gt; ?a <text:s/>&lt;worksAt&gt; <text:s/>?b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B17]/([.C17]+[.B17])" office:value-type="percentage" office:value="0.466666666666667">
            <text:p>46.67%</text:p>
          </table:table-cell>
          <table:table-cell table:formula="of:=([.E17]*[.L17] + [.G17])/([.L17] + [.G17])" office:value-type="float" office:value="0.538368580060423">
            <text:p>0.5383685801</text:p>
          </table:table-cell>
          <table:table-cell office:value-type="float" office:value="89">
            <text:p>89</text:p>
          </table:table-cell>
          <table:table-cell office:value-type="float" office:value="662">
            <text:p>662</text:p>
          </table:table-cell>
          <table:table-cell office:value-type="percentage" office:value="0.13444109">
            <text:p>13.44%</text:p>
          </table:table-cell>
          <table:table-cell office:value-type="percentage" office:value="0.39035088">
            <text:p>39.04%</text:p>
          </table:table-cell>
          <table:table-cell office:value-type="string">
            <text:p>Ranking Std</text:p>
          </table:table-cell>
          <table:table-cell office:value-type="float" office:value="573">
            <text:p>573</text:p>
          </table:table-cell>
          <table:table-cell table:formula="of:=[.I17]*[.L17]" office:value-type="float" office:value="77.03474457">
            <text:p>77.03474457</text:p>
          </table:table-cell>
          <table:table-cell table:formula="of:=[.J17]*[.L17]" office:value-type="float" office:value="223.67105424">
            <text:p>223.67105424</text:p>
          </table:table-cell>
          <table:table-cell table:formula="of:=[.E17]*[.L17]" office:value-type="float" office:value="267.4">
            <text:p>267.4</text:p>
          </table:table-cell>
          <table:table-cell table:formula="of:=([.I17]-[.E17])^2" office:value-type="float" office:value="0.110373833791499">
            <text:p>0.1103738338</text:p>
          </table:table-cell>
          <table:table-cell table:formula="of:=([.J17]-[.E17])^2" office:value-type="float" office:value="0.00582409929455218">
            <text:p>0.0058240993</text:p>
          </table:table-cell>
          <table:table-cell table:formula="of:=([.L17]*ABS([.I17]-[.E17]))" office:value-type="float" office:value="190.36525543">
            <text:p>190.36525543</text:p>
          </table:table-cell>
          <table:table-cell table:formula="of:=([.L17]*ABS([.J17]-[.E17]))" office:value-type="float" office:value="43.72894576">
            <text:p>43.72894576</text:p>
          </table:table-cell>
          <table:table-cell table:formula="of:=[.H17]*ABS([.F17]-[.I17])" office:value-type="float" office:value="267.39999842">
            <text:p>267.39999842</text:p>
          </table:table-cell>
          <table:table-cell table:formula="of:=[.H17]*ABS([.F17]-[.J17])" office:value-type="float" office:value="97.9877174399999">
            <text:p>97.98771744</text:p>
          </table:table-cell>
        </table:table-row>
        <table:table-row table:style-name="ro3">
          <table:table-cell office:value-type="string">
            <text:p>?a <text:s/>&lt;dealsWith&gt; <text:s/>?c <text:s/>?c <text:s/>&lt;imports&gt; <text:s/>?b <text:s text:c="2"/>=&gt; ?a <text:s/>&lt;imports&gt; <text:s/>?b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formula="of:=[.B18]/([.C18]+[.B18])" office:value-type="percentage" office:value="0.464285714285714">
            <text:p>46.43%</text:p>
          </table:table-cell>
          <table:table-cell table:formula="of:=([.E18]*[.L18] + [.G18])/([.L18] + [.G18])" office:value-type="float" office:value="0.520972354623451">
            <text:p>0.5209723546</text:p>
          </table:table-cell>
          <table:table-cell office:value-type="float" office:value="111">
            <text:p>111</text:p>
          </table:table-cell>
          <table:table-cell office:value-type="float" office:value="1049">
            <text:p>1049</text:p>
          </table:table-cell>
          <table:table-cell office:value-type="percentage" office:value="0.10581506">
            <text:p>10.58%</text:p>
          </table:table-cell>
          <table:table-cell office:value-type="percentage" office:value="0.14879357">
            <text:p>14.88%</text:p>
          </table:table-cell>
          <table:table-cell office:value-type="string">
            <text:p>Ranking Std</text:p>
          </table:table-cell>
          <table:table-cell office:value-type="float" office:value="938">
            <text:p>938</text:p>
          </table:table-cell>
          <table:table-cell table:formula="of:=[.I18]*[.L18]" office:value-type="float" office:value="99.25452628">
            <text:p>99.25452628</text:p>
          </table:table-cell>
          <table:table-cell table:formula="of:=[.J18]*[.L18]" office:value-type="float" office:value="139.56836866">
            <text:p>139.56836866</text:p>
          </table:table-cell>
          <table:table-cell table:formula="of:=[.E18]*[.L18]" office:value-type="float" office:value="435.5">
            <text:p>435.5</text:p>
          </table:table-cell>
          <table:table-cell table:formula="of:=([.I18]-[.E18])^2" office:value-type="float" office:value="0.128501209984028">
            <text:p>0.12850121</text:p>
          </table:table-cell>
          <table:table-cell table:formula="of:=([.J18]-[.E18])^2" office:value-type="float" office:value="0.0995352931059979">
            <text:p>0.0995352931</text:p>
          </table:table-cell>
          <table:table-cell table:formula="of:=([.L18]*ABS([.I18]-[.E18]))" office:value-type="float" office:value="336.24547372">
            <text:p>336.24547372</text:p>
          </table:table-cell>
          <table:table-cell table:formula="of:=([.L18]*ABS([.J18]-[.E18]))" office:value-type="float" office:value="295.93163134">
            <text:p>295.93163134</text:p>
          </table:table-cell>
          <table:table-cell table:formula="of:=[.H18]*ABS([.F18]-[.I18])" office:value-type="float" office:value="435.50000206">
            <text:p>435.50000206</text:p>
          </table:table-cell>
          <table:table-cell table:formula="of:=[.H18]*ABS([.F18]-[.J18])" office:value-type="float" office:value="390.41554507">
            <text:p>390.41554507</text:p>
          </table:table-cell>
        </table:table-row>
        <table:table-row table:style-name="ro3">
          <table:table-cell office:value-type="string">
            <text:p>?a <text:s/>&lt;livesIn&gt; <text:s/>?c <text:s/>?c <text:s/>&lt;isLocatedIn&gt; <text:s/>?b <text:s text:c="2"/>=&gt; ?a <text:s/>&lt;isPoliticianOf&gt; <text:s/>?b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[.B19]/([.C19]+[.B19])" office:value-type="percentage" office:value="0.433333333333333">
            <text:p>43.33%</text:p>
          </table:table-cell>
          <table:table-cell table:formula="of:=([.E19]*[.L19] + [.G19])/([.L19] + [.G19])" office:value-type="float" office:value="0.447314480926172">
            <text:p>0.4473144809</text:p>
          </table:table-cell>
          <table:table-cell office:value-type="float" office:value="130">
            <text:p>130</text:p>
          </table:table-cell>
          <table:table-cell office:value-type="float" office:value="5269">
            <text:p>5269</text:p>
          </table:table-cell>
          <table:table-cell office:value-type="percentage" office:value="0.02467261">
            <text:p>2.47%</text:p>
          </table:table-cell>
          <table:table-cell office:value-type="percentage" office:value="0.83333333">
            <text:p>83.33%</text:p>
          </table:table-cell>
          <table:table-cell office:value-type="string">
            <text:p>Ranking PCA</text:p>
          </table:table-cell>
          <table:table-cell office:value-type="float" office:value="5139">
            <text:p>5139</text:p>
          </table:table-cell>
          <table:table-cell table:formula="of:=[.I19]*[.L19]" office:value-type="float" office:value="126.79254279">
            <text:p>126.79254279</text:p>
          </table:table-cell>
          <table:table-cell table:formula="of:=[.J19]*[.L19]" office:value-type="float" office:value="4282.49998287">
            <text:p>4282.49998287</text:p>
          </table:table-cell>
          <table:table-cell table:formula="of:=[.E19]*[.L19]" office:value-type="float" office:value="2226.9">
            <text:p>2226.9</text:p>
          </table:table-cell>
          <table:table-cell table:formula="of:=([.I19]-[.E19])^2" office:value-type="float" office:value="0.167003586795323">
            <text:p>0.1670035868</text:p>
          </table:table-cell>
          <table:table-cell table:formula="of:=([.J19]-[.E19])^2" office:value-type="float" office:value="0.159999997333333">
            <text:p>0.1599999973</text:p>
          </table:table-cell>
          <table:table-cell table:formula="of:=([.L19]*ABS([.I19]-[.E19]))" office:value-type="float" office:value="2100.10745721">
            <text:p>2100.10745721</text:p>
          </table:table-cell>
          <table:table-cell table:formula="of:=([.L19]*ABS([.J19]-[.E19]))" office:value-type="float" office:value="2055.59998287">
            <text:p>2055.59998287</text:p>
          </table:table-cell>
          <table:table-cell table:formula="of:=[.H19]*ABS([.F19]-[.I19])" office:value-type="float" office:value="2226.90001791">
            <text:p>2226.90001791</text:p>
          </table:table-cell>
          <table:table-cell table:formula="of:=[.H19]*ABS([.F19]-[.J19])" office:value-type="float" office:value="2033.93331577">
            <text:p>2033.93331577</text:p>
          </table:table-cell>
        </table:table-row>
        <table:table-row table:style-name="ro3">
          <table:table-cell office:value-type="string">
            <text:p>?a <text:s/>&lt;influences&gt; <text:s/>?f <text:s/>?f <text:s/>&lt;isCitizenOf&gt; <text:s/>?b <text:s text:c="2"/>=&gt; ?a <text:s/>&lt;isCitizenOf&gt; <text:s/>?b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B20]/([.C20]+[.B20])" office:value-type="percentage" office:value="0.366666666666667">
            <text:p>36.67%</text:p>
          </table:table-cell>
          <table:table-cell table:formula="of:=([.E20]*[.L20] + [.G20])/([.L20] + [.G20])" office:value-type="float" office:value="0.433574529667149">
            <text:p>0.4335745297</text:p>
          </table:table-cell>
          <table:table-cell office:value-type="float" office:value="146">
            <text:p>146</text:p>
          </table:table-cell>
          <table:table-cell office:value-type="float" office:value="1382">
            <text:p>1382</text:p>
          </table:table-cell>
          <table:table-cell office:value-type="percentage" office:value="0.10564399">
            <text:p>10.56%</text:p>
          </table:table-cell>
          <table:table-cell office:value-type="percentage" office:value="0.51957295">
            <text:p>51.96%</text:p>
          </table:table-cell>
          <table:table-cell office:value-type="string">
            <text:p>Ranking PCA</text:p>
          </table:table-cell>
          <table:table-cell office:value-type="float" office:value="1236">
            <text:p>1236</text:p>
          </table:table-cell>
          <table:table-cell table:formula="of:=[.I20]*[.L20]" office:value-type="float" office:value="130.57597164">
            <text:p>130.57597164</text:p>
          </table:table-cell>
          <table:table-cell table:formula="of:=[.J20]*[.L20]" office:value-type="float" office:value="642.1921662">
            <text:p>642.1921662</text:p>
          </table:table-cell>
          <table:table-cell table:formula="of:=[.E20]*[.L20]" office:value-type="float" office:value="453.2">
            <text:p>453.2</text:p>
          </table:table-cell>
          <table:table-cell table:formula="of:=([.I20]-[.E20])^2" office:value-type="float" office:value="0.0681328377342312">
            <text:p>0.0681328377</text:p>
          </table:table-cell>
          <table:table-cell table:formula="of:=([.J20]-[.E20])^2" office:value-type="float" office:value="0.0233803314828136">
            <text:p>0.0233803315</text:p>
          </table:table-cell>
          <table:table-cell table:formula="of:=([.L20]*ABS([.I20]-[.E20]))" office:value-type="float" office:value="322.62402836">
            <text:p>322.62402836</text:p>
          </table:table-cell>
          <table:table-cell table:formula="of:=([.L20]*ABS([.J20]-[.E20]))" office:value-type="float" office:value="188.9921662">
            <text:p>188.9921662</text:p>
          </table:table-cell>
          <table:table-cell table:formula="of:=[.H20]*ABS([.F20]-[.I20])" office:value-type="float" office:value="453.20000582">
            <text:p>453.20000582</text:p>
          </table:table-cell>
          <table:table-cell table:formula="of:=[.H20]*ABS([.F20]-[.J20])" office:value-type="float" office:value="118.8498169">
            <text:p>118.8498169</text:p>
          </table:table-cell>
        </table:table-row>
        <table:table-row table:style-name="ro3">
          <table:table-cell office:value-type="string">
            <text:p>?c <text:s/>&lt;dealsWith&gt; <text:s/>?a <text:s/>?c <text:s/>&lt;imports&gt; <text:s/>?b <text:s text:c="2"/>=&gt; ?a <text:s/>&lt;imports&gt; <text:s/>?b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B21]/([.C21]+[.B21])" office:value-type="percentage" office:value="0.366666666666667">
            <text:p>36.67%</text:p>
          </table:table-cell>
          <table:table-cell table:formula="of:=([.E21]*[.L21] + [.G21])/([.L21] + [.G21])" office:value-type="float" office:value="0.425453795379538">
            <text:p>0.4254537954</text:p>
          </table:table-cell>
          <table:table-cell office:value-type="float" office:value="75">
            <text:p>75</text:p>
          </table:table-cell>
          <table:table-cell office:value-type="float" office:value="808">
            <text:p>808</text:p>
          </table:table-cell>
          <table:table-cell office:value-type="percentage" office:value="0.09282178">
            <text:p>9.28%</text:p>
          </table:table-cell>
          <table:table-cell office:value-type="percentage" office:value="0.14097744">
            <text:p>14.10%</text:p>
          </table:table-cell>
          <table:table-cell office:value-type="string">
            <text:p>Ranking Std</text:p>
          </table:table-cell>
          <table:table-cell office:value-type="float" office:value="733">
            <text:p>733</text:p>
          </table:table-cell>
          <table:table-cell table:formula="of:=[.I21]*[.L21]" office:value-type="float" office:value="68.03836474">
            <text:p>68.03836474</text:p>
          </table:table-cell>
          <table:table-cell table:formula="of:=[.J21]*[.L21]" office:value-type="float" office:value="103.33646352">
            <text:p>103.33646352</text:p>
          </table:table-cell>
          <table:table-cell table:formula="of:=[.E21]*[.L21]" office:value-type="float" office:value="268.766666666667">
            <text:p>268.7666666667</text:p>
          </table:table-cell>
          <table:table-cell table:formula="of:=([.I21]-[.E21])^2" office:value-type="float" office:value="0.0749910219534795">
            <text:p>0.074991022</text:p>
          </table:table-cell>
          <table:table-cell table:formula="of:=([.J21]-[.E21])^2" office:value-type="float" office:value="0.050935627033398">
            <text:p>0.050935627</text:p>
          </table:table-cell>
          <table:table-cell table:formula="of:=([.L21]*ABS([.I21]-[.E21]))" office:value-type="float" office:value="200.728301926667">
            <text:p>200.7283019267</text:p>
          </table:table-cell>
          <table:table-cell table:formula="of:=([.L21]*ABS([.J21]-[.E21]))" office:value-type="float" office:value="165.430203146667">
            <text:p>165.4302031467</text:p>
          </table:table-cell>
          <table:table-cell table:formula="of:=[.H21]*ABS([.F21]-[.I21])" office:value-type="float" office:value="268.766668426667">
            <text:p>268.7666684267</text:p>
          </table:table-cell>
          <table:table-cell table:formula="of:=[.H21]*ABS([.F21]-[.J21])" office:value-type="float" office:value="229.856895146667">
            <text:p>229.8568951467</text:p>
          </table:table-cell>
        </table:table-row>
        <table:table-row table:style-name="ro1">
          <table:table-cell table:style-name="Default" table:number-columns-repeated="4"/>
          <table:table-cell table:style-name="ce8" office:value-type="string">
            <text:p>Total error</text:p>
          </table:table-cell>
          <table:table-cell table:style-name="Default" table:number-columns-repeated="2"/>
          <table:table-cell table:style-name="ce5" table:formula="of:=SUM([.H2:.H21])" office:value-type="float" office:value="192945">
            <text:p>192945</text:p>
          </table:table-cell>
          <table:table-cell table:style-name="ce4"/>
          <table:table-cell table:style-name="ce5" table:number-columns-repeated="2"/>
          <table:table-cell/>
          <table:table-cell table:style-name="ce5" table:number-columns-repeated="4"/>
          <table:table-cell table:style-name="Default"/>
          <table:table-cell table:style-name="ce5" table:formula="of:=SUM([.R2:.R21])/[.H22]" office:value-type="float" office:value="0.672150165937295">
            <text:p>0.6721501659</text:p>
          </table:table-cell>
          <table:table-cell table:style-name="ce5" table:formula="of:=SUM([.S2:.S21])/[.H22]" office:value-type="float" office:value="0.279288014408777">
            <text:p>0.2792880144</text:p>
          </table:table-cell>
          <table:table-cell table:style-name="ce5" table:formula="of:=SUM([.T2:.T21])/[.H22]" office:value-type="float" office:value="0.723730567287214">
            <text:p>0.7237305673</text:p>
          </table:table-cell>
          <table:table-cell table:style-name="ce5" table:formula="of:=SUM([.U2:.U21])/[.H22]" office:value-type="float" office:value="0.30969528721227">
            <text:p>0.3096952872</text:p>
          </table:table-cell>
        </table:table-row>
        <table:table-row table:style-name="ro1" table:number-rows-repeated="9">
          <table:table-cell table:style-name="Default" table:number-columns-repeated="21"/>
        </table:table-row>
        <table:table-row table:style-name="ro1">
          <table:table-cell/>
          <table:table-cell table:style-name="ce9" table:number-columns-repeated="4"/>
          <table:table-cell/>
          <table:table-cell table:style-name="ce9"/>
          <table:table-cell table:style-name="Default" table:number-columns-repeated="14"/>
        </table:table-row>
      </table:table>
      <table:table table:name="Top30" table:style-name="ta1" table:print="false">
        <table:table-column table:style-name="co14" table:default-cell-style-name="ce10"/>
        <table:table-column table:style-name="co2" table:number-columns-repeated="3" table:default-cell-style-name="ce18"/>
        <table:table-column table:style-name="co15" table:default-cell-style-name="ce18"/>
        <table:table-column table:style-name="co4" table:default-cell-style-name="ce18"/>
        <table:table-column table:style-name="co16" table:default-cell-style-name="ce13"/>
        <table:table-column table:style-name="co42" table:default-cell-style-name="ce13"/>
        <table:table-column table:style-name="co18" table:default-cell-style-name="ce13"/>
        <table:table-column table:style-name="co4" table:default-cell-style-name="ce15"/>
        <table:table-column table:style-name="co19" table:default-cell-style-name="ce10"/>
        <table:table-column table:style-name="co10" table:default-cell-style-name="ce13"/>
        <table:table-column table:style-name="co20" table:default-cell-style-name="ce13"/>
        <table:table-column table:style-name="co21" table:default-cell-style-name="ce13"/>
        <table:table-column table:style-name="co10" table:default-cell-style-name="ce13"/>
        <table:table-column table:style-name="co23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Default"/>
          <table:table-cell table:style-name="ce11" office:value-type="boolean" office:boolean-value="true">
            <text:p>TRUE</text:p>
          </table:table-cell>
          <table:table-cell table:style-name="ce11" office:value-type="boolean" office:boolean-value="false">
            <text:p>FALSE</text:p>
          </table:table-cell>
          <table:table-cell table:style-name="ce13" office:value-type="string">
            <text:p>Unknown</text:p>
          </table:table-cell>
          <table:table-cell table:style-name="ce14" office:value-type="string">
            <text:p>Precision Unknown region</text:p>
          </table:table-cell>
          <table:table-cell table:style-name="ce17" office:value-type="string">
            <text:p>Precision whole body</text:p>
          </table:table-cell>
          <table:table-cell table:style-name="ce14" office:value-type="string">
            <text:p>Cardinality</text:p>
          </table:table-cell>
          <table:table-cell table:style-name="ce14" office:value-type="string">
            <text:p>Body size</text:p>
          </table:table-cell>
          <table:table-cell table:style-name="ce14" office:value-type="string">
            <text:p>Confidence</text:p>
          </table:table-cell>
          <table:table-cell table:style-name="ce14" office:value-type="string">
            <text:p>PCA Confidence</text:p>
          </table:table-cell>
          <table:table-cell table:style-name="ce14" office:value-type="string">
            <text:p>Source</text:p>
          </table:table-cell>
          <table:table-cell table:style-name="ce14" office:value-type="string">
            <text:p>Number of predictions</text:p>
          </table:table-cell>
          <table:table-cell table:style-name="ce14" office:value-type="string">
            <text:p>Weighted Confidence</text:p>
          </table:table-cell>
          <table:table-cell table:style-name="ce14" office:value-type="string">
            <text:p>Weighted PCA Confidence</text:p>
          </table:table-cell>
          <table:table-cell table:style-name="ce14" office:value-type="string">
            <text:p>Weighted Precision Unknown region</text:p>
          </table:table-cell>
          <table:table-cell table:style-name="ce14" office:value-type="string">
            <text:p>Error confidence (unweighted)</text:p>
          </table:table-cell>
          <table:table-cell table:style-name="ce14" office:value-type="string">
            <text:p>Error PCA confidence (unweighted)</text:p>
          </table:table-cell>
          <table:table-cell table:style-name="ce14" office:value-type="string">
            <text:p>Error confidence (weighted)</text:p>
          </table:table-cell>
          <table:table-cell table:style-name="ce14" office:value-type="string">
            <text:p>Error PCA confidence (weighted)</text:p>
          </table:table-cell>
          <table:table-cell table:style-name="ce14" office:value-type="string">
            <text:p>New Error confidence (weighted)</text:p>
          </table:table-cell>
          <table:table-cell table:style-name="ce14" office:value-type="string">
            <text:p>New Error PCA confidence (weighted)</text:p>
          </table:table-cell>
        </table:table-row>
        <table:table-row table:style-name="ro5">
          <table:table-cell office:value-type="string">
            <text:p>?b <text:s/>&lt;isMarriedTo&gt; <text:s/>?a <text:s text:c="2"/>=&gt; ?a <text:s/>&lt;isMarriedTo&gt; <text:s/>?b</text:p>
          </table:table-cell>
          <table:table-cell table:style-name="ce12" office:value-type="float" office:value="29">
            <text:p>2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5" table:formula="of:=[.B2]/([.C2]+[.B2])" office:value-type="percentage" office:value="1">
            <text:p>100.00%</text:p>
          </table:table-cell>
          <table:table-cell table:formula="of:=([.E2]*[.L2] + [.G2])/([.L2] + [.G2])" office:value-type="float" office:value="1">
            <text:p>1</text:p>
          </table:table-cell>
          <table:table-cell office:value-type="float" office:value="6358">
            <text:p>6358</text:p>
          </table:table-cell>
          <table:table-cell office:value-type="float" office:value="11993">
            <text:p>11993</text:p>
          </table:table-cell>
          <table:table-cell table:style-name="ce15" office:value-type="percentage" office:value="0.53014258">
            <text:p>53.01%</text:p>
          </table:table-cell>
          <table:table-cell office:value-type="percentage" office:value="0.91785766">
            <text:p>91.79%</text:p>
          </table:table-cell>
          <table:table-cell office:value-type="string">
            <text:p>Ranking PCA</text:p>
          </table:table-cell>
          <table:table-cell office:value-type="float" office:value="5635">
            <text:p>5635</text:p>
          </table:table-cell>
          <table:table-cell table:formula="of:=[.I2]*[.L2]" office:value-type="float" office:value="2987.3534383">
            <text:p>2987.3534383</text:p>
          </table:table-cell>
          <table:table-cell table:formula="of:=[.J2]*[.L2]" office:value-type="float" office:value="5172.1279141">
            <text:p>5172.1279141</text:p>
          </table:table-cell>
          <table:table-cell table:formula="of:=[.E2]*[.L2]" office:value-type="float" office:value="5635">
            <text:p>5635</text:p>
          </table:table-cell>
          <table:table-cell table:style-name="ce13" table:formula="of:=([.I2]-[.E2])^2" office:value-type="float" office:value="0.220765995129056">
            <text:p>0.2207659951</text:p>
          </table:table-cell>
          <table:table-cell table:style-name="ce13" table:formula="of:=([.J2]-[.E2])^2" office:value-type="float" office:value="0.0067473640206756">
            <text:p>0.006747364</text:p>
          </table:table-cell>
          <table:table-cell table:style-name="ce13" table:formula="of:=([.L2]*ABS([.I2]-[.E2]))" office:value-type="float" office:value="2647.6465617">
            <text:p>2647.6465617</text:p>
          </table:table-cell>
          <table:table-cell table:style-name="ce13" table:formula="of:=([.L2]*ABS([.J2]-[.E2]))" office:value-type="float" office:value="462.8720859">
            <text:p>462.8720859</text:p>
          </table:table-cell>
          <table:table-cell table:style-name="ce13" table:formula="of:=[.H2]*ABS([.F2]-[.I2])" office:value-type="float" office:value="5635.00003806">
            <text:p>5635.00003806</text:p>
          </table:table-cell>
          <table:table-cell table:style-name="ce13" table:formula="of:=[.H2]*ABS([.F2]-[.J2])" office:value-type="float" office:value="985.13308362">
            <text:p>985.13308362</text:p>
          </table:table-cell>
        </table:table-row>
        <table:table-row table:style-name="ro5">
          <table:table-cell office:value-type="string">
            <text:p>?a <text:s/>&lt;isCitizenOf&gt; <text:s/>?b <text:s text:c="2"/>=&gt; ?a <text:s/>&lt;livesIn&gt; <text:s/>?b</text:p>
          </table:table-cell>
          <table:table-cell table:style-name="ce12" office:value-type="float" office:value="29">
            <text:p>2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5" table:formula="of:=[.B3]/([.C3]+[.B3])" office:value-type="percentage" office:value="1">
            <text:p>100.00%</text:p>
          </table:table-cell>
          <table:table-cell table:formula="of:=([.E3]*[.L3] + [.G3])/([.L3] + [.G3])" office:value-type="float" office:value="1">
            <text:p>1</text:p>
          </table:table-cell>
          <table:table-cell office:value-type="float" office:value="655">
            <text:p>655</text:p>
          </table:table-cell>
          <table:table-cell office:value-type="float" office:value="14570">
            <text:p>14570</text:p>
          </table:table-cell>
          <table:table-cell table:style-name="ce15" office:value-type="percentage" office:value="0.04495539">
            <text:p>4.50%</text:p>
          </table:table-cell>
          <table:table-cell office:value-type="percentage" office:value="0.52358114">
            <text:p>52.36%</text:p>
          </table:table-cell>
          <table:table-cell office:value-type="string">
            <text:p>Ranking PCA</text:p>
          </table:table-cell>
          <table:table-cell office:value-type="float" office:value="13915">
            <text:p>13915</text:p>
          </table:table-cell>
          <table:table-cell table:formula="of:=[.I3]*[.L3]" office:value-type="float" office:value="625.55425185">
            <text:p>625.55425185</text:p>
          </table:table-cell>
          <table:table-cell table:formula="of:=[.J3]*[.L3]" office:value-type="float" office:value="7285.6315631">
            <text:p>7285.6315631</text:p>
          </table:table-cell>
          <table:table-cell table:formula="of:=[.E3]*[.L3]" office:value-type="float" office:value="13915">
            <text:p>13915</text:p>
          </table:table-cell>
          <table:table-cell table:style-name="ce13" table:formula="of:=([.I3]-[.E3])^2" office:value-type="float" office:value="0.912110207090052">
            <text:p>0.9121102071</text:p>
          </table:table-cell>
          <table:table-cell table:style-name="ce13" table:formula="of:=([.J3]-[.E3])^2" office:value-type="float" office:value="0.2269749301637">
            <text:p>0.2269749302</text:p>
          </table:table-cell>
          <table:table-cell table:style-name="ce13" table:formula="of:=([.L3]*ABS([.I3]-[.E3]))" office:value-type="float" office:value="13289.44574815">
            <text:p>13289.44574815</text:p>
          </table:table-cell>
          <table:table-cell table:style-name="ce13" table:formula="of:=([.L3]*ABS([.J3]-[.E3]))" office:value-type="float" office:value="6629.3684369">
            <text:p>6629.3684369</text:p>
          </table:table-cell>
          <table:table-cell table:style-name="ce13" table:formula="of:=[.H3]*ABS([.F3]-[.I3])" office:value-type="float" office:value="13914.9999677">
            <text:p>13914.9999677</text:p>
          </table:table-cell>
          <table:table-cell table:style-name="ce13" table:formula="of:=[.H3]*ABS([.F3]-[.J3])" office:value-type="float" office:value="6941.4227902">
            <text:p>6941.4227902</text:p>
          </table:table-cell>
        </table:table-row>
        <table:table-row table:style-name="ro5">
          <table:table-cell office:value-type="string">
            <text:p>?a <text:s/>&lt;livesIn&gt; <text:s/>?b <text:s text:c="2"/>=&gt; ?a <text:s/>&lt;diedIn&gt; <text:s/>?b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8">
            <text:p>28</text:p>
          </table:table-cell>
          <table:table-cell table:style-name="ce15" table:formula="of:=[.B4]/([.C4]+[.B4])" office:value-type="percentage" office:value="1">
            <text:p>100.00%</text:p>
          </table:table-cell>
          <table:table-cell table:formula="of:=([.E4]*[.L4] + [.G4])/([.L4] + [.G4])" office:value-type="float" office:value="1">
            <text:p>1</text:p>
          </table:table-cell>
          <table:table-cell office:value-type="float" office:value="267">
            <text:p>267</text:p>
          </table:table-cell>
          <table:table-cell office:value-type="float" office:value="14593">
            <text:p>14593</text:p>
          </table:table-cell>
          <table:table-cell table:style-name="ce15" office:value-type="percentage" office:value="0.01829644">
            <text:p>1.83%</text:p>
          </table:table-cell>
          <table:table-cell office:value-type="percentage" office:value="0.29053319">
            <text:p>29.05%</text:p>
          </table:table-cell>
          <table:table-cell office:value-type="string">
            <text:p>Ranking PCA</text:p>
          </table:table-cell>
          <table:table-cell office:value-type="float" office:value="14326">
            <text:p>14326</text:p>
          </table:table-cell>
          <table:table-cell table:formula="of:=[.I4]*[.L4]" office:value-type="float" office:value="262.11479944">
            <text:p>262.11479944</text:p>
          </table:table-cell>
          <table:table-cell table:formula="of:=[.J4]*[.L4]" office:value-type="float" office:value="4162.17847994">
            <text:p>4162.17847994</text:p>
          </table:table-cell>
          <table:table-cell table:formula="of:=[.E4]*[.L4]" office:value-type="float" office:value="14326">
            <text:p>14326</text:p>
          </table:table-cell>
          <table:table-cell table:style-name="ce13" table:formula="of:=([.I4]-[.E4])^2" office:value-type="float" office:value="0.963741879716674">
            <text:p>0.9637418797</text:p>
          </table:table-cell>
          <table:table-cell table:style-name="ce13" table:formula="of:=([.J4]-[.E4])^2" office:value-type="float" office:value="0.503343154491576">
            <text:p>0.5033431545</text:p>
          </table:table-cell>
          <table:table-cell table:style-name="ce13" table:formula="of:=([.L4]*ABS([.I4]-[.E4]))" office:value-type="float" office:value="14063.88520056">
            <text:p>14063.88520056</text:p>
          </table:table-cell>
          <table:table-cell table:style-name="ce13" table:formula="of:=([.L4]*ABS([.J4]-[.E4]))" office:value-type="float" office:value="10163.82152006">
            <text:p>10163.82152006</text:p>
          </table:table-cell>
          <table:table-cell table:style-name="ce13" table:formula="of:=[.H4]*ABS([.F4]-[.I4])" office:value-type="float" office:value="14326.00005108">
            <text:p>14326.00005108</text:p>
          </table:table-cell>
          <table:table-cell table:style-name="ce13" table:formula="of:=[.H4]*ABS([.F4]-[.J4])" office:value-type="float" office:value="10353.24915833">
            <text:p>10353.24915833</text:p>
          </table:table-cell>
        </table:table-row>
        <table:table-row table:style-name="ro5">
          <table:table-cell office:value-type="string">
            <text:p>?b <text:s/>&lt;dealsWith&gt; <text:s/>?a <text:s text:c="2"/>=&gt; ?a <text:s/>&lt;dealsWith&gt; <text:s/>?b</text:p>
          </table:table-cell>
          <table:table-cell table:style-name="ce12" office:value-type="float" office:value="30">
            <text:p>3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5" table:formula="of:=[.B5]/([.C5]+[.B5])" office:value-type="percentage" office:value="1">
            <text:p>100.00%</text:p>
          </table:table-cell>
          <table:table-cell table:formula="of:=([.E5]*[.L5] + [.G5])/([.L5] + [.G5])"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689">
            <text:p>689</text:p>
          </table:table-cell>
          <table:table-cell table:style-name="ce15" office:value-type="percentage" office:value="0.13642961">
            <text:p>13.64%</text:p>
          </table:table-cell>
          <table:table-cell office:value-type="percentage" office:value="0.18323587">
            <text:p>18.32%</text:p>
          </table:table-cell>
          <table:table-cell office:value-type="string">
            <text:p>Ranking Std</text:p>
          </table:table-cell>
          <table:table-cell office:value-type="float" office:value="595">
            <text:p>595</text:p>
          </table:table-cell>
          <table:table-cell table:formula="of:=[.I5]*[.L5]" office:value-type="float" office:value="81.17561795">
            <text:p>81.17561795</text:p>
          </table:table-cell>
          <table:table-cell table:formula="of:=[.J5]*[.L5]" office:value-type="float" office:value="109.02534265">
            <text:p>109.02534265</text:p>
          </table:table-cell>
          <table:table-cell table:formula="of:=[.E5]*[.L5]" office:value-type="float" office:value="595">
            <text:p>595</text:p>
          </table:table-cell>
          <table:table-cell table:style-name="ce13" table:formula="of:=([.I5]-[.E5])^2" office:value-type="float" office:value="0.745753818484752">
            <text:p>0.7457538185</text:p>
          </table:table-cell>
          <table:table-cell table:style-name="ce13" table:formula="of:=([.J5]-[.E5])^2" office:value-type="float" office:value="0.667103644054657">
            <text:p>0.6671036441</text:p>
          </table:table-cell>
          <table:table-cell table:style-name="ce13" table:formula="of:=([.L5]*ABS([.I5]-[.E5]))" office:value-type="float" office:value="513.82438205">
            <text:p>513.82438205</text:p>
          </table:table-cell>
          <table:table-cell table:style-name="ce13" table:formula="of:=([.L5]*ABS([.J5]-[.E5]))" office:value-type="float" office:value="485.97465735">
            <text:p>485.97465735</text:p>
          </table:table-cell>
          <table:table-cell table:style-name="ce13" table:formula="of:=[.H5]*ABS([.F5]-[.I5])" office:value-type="float" office:value="594.99999871">
            <text:p>594.99999871</text:p>
          </table:table-cell>
          <table:table-cell table:style-name="ce13" table:formula="of:=[.H5]*ABS([.F5]-[.J5])" office:value-type="float" office:value="562.75048557">
            <text:p>562.75048557</text:p>
          </table:table-cell>
        </table:table-row>
        <table:table-row table:style-name="ro5">
          <table:table-cell office:value-type="string">
            <text:p>?a <text:s/>&lt;livesIn&gt; <text:s/>?f <text:s/>?f <text:s/>&lt;isLocatedIn&gt; <text:s/>?b <text:s text:c="2"/>=&gt; ?a <text:s/>&lt;livesIn&gt; <text:s/>?b</text:p>
          </table:table-cell>
          <table:table-cell table:style-name="ce12" office:value-type="float" office:value="26">
            <text:p>26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table:style-name="ce15" table:formula="of:=[.B6]/([.C6]+[.B6])" office:value-type="percentage" office:value="0.896551724137931">
            <text:p>89.66%</text:p>
          </table:table-cell>
          <table:table-cell table:formula="of:=([.E6]*[.L6] + [.G6])/([.L6] + [.G6])" office:value-type="float" office:value="0.914967833980144">
            <text:p>0.914967834</text:p>
          </table:table-cell>
          <table:table-cell office:value-type="float" office:value="938">
            <text:p>938</text:p>
          </table:table-cell>
          <table:table-cell office:value-type="float" office:value="5269">
            <text:p>5269</text:p>
          </table:table-cell>
          <table:table-cell table:style-name="ce15" office:value-type="percentage" office:value="0.1780224">
            <text:p>17.80%</text:p>
          </table:table-cell>
          <table:table-cell office:value-type="percentage" office:value="0.1780224">
            <text:p>17.80%</text:p>
          </table:table-cell>
          <table:table-cell office:value-type="string">
            <text:p>Ranking Std</text:p>
          </table:table-cell>
          <table:table-cell office:value-type="float" office:value="4331">
            <text:p>4331</text:p>
          </table:table-cell>
          <table:table-cell table:formula="of:=[.I6]*[.L6]" office:value-type="float" office:value="771.0150144">
            <text:p>771.0150144</text:p>
          </table:table-cell>
          <table:table-cell table:formula="of:=[.J6]*[.L6]" office:value-type="float" office:value="771.0150144">
            <text:p>771.0150144</text:p>
          </table:table-cell>
          <table:table-cell table:formula="of:=[.E6]*[.L6]" office:value-type="float" office:value="3882.96551724138">
            <text:p>3882.9655172414</text:p>
          </table:table-cell>
          <table:table-cell table:style-name="ce13" table:formula="of:=([.I6]-[.E6])^2" office:value-type="float" office:value="0.516284389646112">
            <text:p>0.5162843896</text:p>
          </table:table-cell>
          <table:table-cell table:style-name="ce13" table:formula="of:=([.J6]-[.E6])^2" office:value-type="float" office:value="0.516284389646112">
            <text:p>0.5162843896</text:p>
          </table:table-cell>
          <table:table-cell table:style-name="ce13" table:formula="of:=([.L6]*ABS([.I6]-[.E6]))" office:value-type="float" office:value="3111.95050284138">
            <text:p>3111.9505028414</text:p>
          </table:table-cell>
          <table:table-cell table:style-name="ce13" table:formula="of:=([.L6]*ABS([.J6]-[.E6]))" office:value-type="float" office:value="3111.95050284138">
            <text:p>3111.9505028414</text:p>
          </table:table-cell>
          <table:table-cell table:style-name="ce13" table:formula="of:=[.H6]*ABS([.F6]-[.I6])" office:value-type="float" office:value="3882.96549164138">
            <text:p>3882.9654916414</text:p>
          </table:table-cell>
          <table:table-cell table:style-name="ce13" table:formula="of:=[.H6]*ABS([.F6]-[.J6])" office:value-type="float" office:value="3882.96549164138">
            <text:p>3882.9654916414</text:p>
          </table:table-cell>
        </table:table-row>
        <table:table-row table:style-name="ro5">
          <table:table-cell office:value-type="string">
            <text:p>?a <text:s/>&lt;diedIn&gt; <text:s/>?c <text:s/>?c <text:s/>&lt;isLocatedIn&gt; <text:s/>?b <text:s text:c="2"/>=&gt; ?a <text:s/>&lt;livesIn&gt; <text:s/>?b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5" table:formula="of:=[.B7]/([.C7]+[.B7])" office:value-type="percentage" office:value="0.892857142857143">
            <text:p>89.29%</text:p>
          </table:table-cell>
          <table:table-cell table:formula="of:=([.E7]*[.L7] + [.G7])/([.L7] + [.G7])" office:value-type="float" office:value="0.894256396588486">
            <text:p>0.8942563966</text:p>
          </table:table-cell>
          <table:table-cell office:value-type="float" office:value="175">
            <text:p>175</text:p>
          </table:table-cell>
          <table:table-cell office:value-type="float" office:value="13400">
            <text:p>13400</text:p>
          </table:table-cell>
          <table:table-cell table:style-name="ce15" office:value-type="percentage" office:value="0.0130597">
            <text:p>1.31%</text:p>
          </table:table-cell>
          <table:table-cell office:value-type="percentage" office:value="0.38546256">
            <text:p>38.55%</text:p>
          </table:table-cell>
          <table:table-cell office:value-type="string">
            <text:p>Individually evaluated</text:p>
          </table:table-cell>
          <table:table-cell office:value-type="float" office:value="13225">
            <text:p>13225</text:p>
          </table:table-cell>
          <table:table-cell table:formula="of:=[.I7]*[.L7]" office:value-type="float" office:value="172.7145325">
            <text:p>172.7145325</text:p>
          </table:table-cell>
          <table:table-cell table:formula="of:=[.J7]*[.L7]" office:value-type="float" office:value="5097.742356">
            <text:p>5097.742356</text:p>
          </table:table-cell>
          <table:table-cell table:formula="of:=[.E7]*[.L7]" office:value-type="float" office:value="11808.0357142857">
            <text:p>11808.0357142857</text:p>
          </table:table-cell>
          <table:table-cell table:style-name="ce13" table:formula="of:=([.I7]-[.E7])^2" office:value-type="float" office:value="0.774043540457968">
            <text:p>0.7740435405</text:p>
          </table:table-cell>
          <table:table-cell table:style-name="ce13" table:formula="of:=([.J7]-[.E7])^2" office:value-type="float" office:value="0.257449262712774">
            <text:p>0.2574492627</text:p>
          </table:table-cell>
          <table:table-cell table:style-name="ce13" table:formula="of:=([.L7]*ABS([.I7]-[.E7]))" office:value-type="float" office:value="11635.3211817857">
            <text:p>11635.3211817857</text:p>
          </table:table-cell>
          <table:table-cell table:style-name="ce13" table:formula="of:=([.L7]*ABS([.J7]-[.E7]))" office:value-type="float" office:value="6710.29335828572">
            <text:p>6710.2933582857</text:p>
          </table:table-cell>
          <table:table-cell table:style-name="ce13" table:formula="of:=[.H7]*ABS([.F7]-[.I7])" office:value-type="float" office:value="11808.0357342857">
            <text:p>11808.0357342857</text:p>
          </table:table-cell>
          <table:table-cell table:style-name="ce13" table:formula="of:=[.H7]*ABS([.F7]-[.J7])" office:value-type="float" office:value="6817.83741028572">
            <text:p>6817.8374102857</text:p>
          </table:table-cell>
        </table:table-row>
        <table:table-row table:style-name="ro5">
          <table:table-cell office:value-type="string">
            <text:p>?c <text:s/>&lt;hasOfficialLanguage&gt; <text:s/>?b <text:s/>?c <text:s/>&lt;isLocatedIn&gt; <text:s/>?a <text:s text:c="2"/>=&gt; ?a <text:s/>&lt;hasOfficialLanguage&gt; <text:s/>?b</text:p>
          </table:table-cell>
          <table:table-cell table:style-name="ce12" office:value-type="float" office:value="26">
            <text:p>26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0">
            <text:p>0</text:p>
          </table:table-cell>
          <table:table-cell table:style-name="ce15" table:formula="of:=[.B8]/([.C8]+[.B8])" office:value-type="percentage" office:value="0.866666666666667">
            <text:p>86.67%</text:p>
          </table:table-cell>
          <table:table-cell table:formula="of:=([.E8]*[.L8] + [.G8])/([.L8] + [.G8])" office:value-type="float" office:value="0.885714285714286">
            <text:p>0.8857142857</text:p>
          </table:table-cell>
          <table:table-cell office:value-type="float" office:value="18">
            <text:p>18</text:p>
          </table:table-cell>
          <table:table-cell office:value-type="float" office:value="126">
            <text:p>126</text:p>
          </table:table-cell>
          <table:table-cell table:style-name="ce15" office:value-type="percentage" office:value="0.14285714">
            <text:p>14.29%</text:p>
          </table:table-cell>
          <table:table-cell office:value-type="percentage" office:value="0.64285714">
            <text:p>64.29%</text:p>
          </table:table-cell>
          <table:table-cell office:value-type="string">
            <text:p>Individually evaluated</text:p>
          </table:table-cell>
          <table:table-cell office:value-type="float" office:value="108">
            <text:p>108</text:p>
          </table:table-cell>
          <table:table-cell table:formula="of:=[.I8]*[.L8]" office:value-type="float" office:value="15.42857112">
            <text:p>15.42857112</text:p>
          </table:table-cell>
          <table:table-cell table:formula="of:=[.J8]*[.L8]" office:value-type="float" office:value="69.42857112">
            <text:p>69.42857112</text:p>
          </table:table-cell>
          <table:table-cell table:formula="of:=[.E8]*[.L8]" office:value-type="float" office:value="93.6">
            <text:p>93.6</text:p>
          </table:table-cell>
          <table:table-cell table:style-name="ce13" table:formula="of:=([.I8]-[.E8])^2" office:value-type="float" office:value="0.523900230893424">
            <text:p>0.5239002309</text:p>
          </table:table-cell>
          <table:table-cell table:style-name="ce13" table:formula="of:=([.J8]-[.E8])^2" office:value-type="float" office:value="0.0500907042267574">
            <text:p>0.0500907042</text:p>
          </table:table-cell>
          <table:table-cell table:style-name="ce13" table:formula="of:=([.L8]*ABS([.I8]-[.E8]))" office:value-type="float" office:value="78.17142888">
            <text:p>78.17142888</text:p>
          </table:table-cell>
          <table:table-cell table:style-name="ce13" table:formula="of:=([.L8]*ABS([.J8]-[.E8]))" office:value-type="float" office:value="24.17142888">
            <text:p>24.17142888</text:p>
          </table:table-cell>
          <table:table-cell table:style-name="ce13" table:formula="of:=[.H8]*ABS([.F8]-[.I8])" office:value-type="float" office:value="93.60000036">
            <text:p>93.60000036</text:p>
          </table:table-cell>
          <table:table-cell table:style-name="ce13" table:formula="of:=[.H8]*ABS([.F8]-[.J8])" office:value-type="float" office:value="30.60000036">
            <text:p>30.60000036</text:p>
          </table:table-cell>
        </table:table-row>
        <table:table-row table:style-name="ro5">
          <table:table-cell office:value-type="string">
            <text:p>?a <text:s/>&lt;diedIn&gt; <text:s/>?b <text:s text:c="2"/>=&gt; ?a <text:s/>&lt;livesIn&gt; <text:s/>?b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9">
            <text:p>9</text:p>
          </table:table-cell>
          <table:table-cell table:style-name="ce15" table:formula="of:=[.B9]/([.C9]+[.B9])" office:value-type="percentage" office:value="0.857142857142857">
            <text:p>85.71%</text:p>
          </table:table-cell>
          <table:table-cell table:formula="of:=([.E9]*[.L9] + [.G9])/([.L9] + [.G9])" office:value-type="float" office:value="0.858864415959559">
            <text:p>0.858864416</text:p>
          </table:table-cell>
          <table:table-cell office:value-type="float" office:value="267">
            <text:p>267</text:p>
          </table:table-cell>
          <table:table-cell office:value-type="float" office:value="22156">
            <text:p>22156</text:p>
          </table:table-cell>
          <table:table-cell table:style-name="ce15" office:value-type="percentage" office:value="0.01205091">
            <text:p>1.21%</text:p>
          </table:table-cell>
          <table:table-cell office:value-type="percentage" office:value="0.43414634">
            <text:p>43.41%</text:p>
          </table:table-cell>
          <table:table-cell office:value-type="string">
            <text:p>Individually evaluated</text:p>
          </table:table-cell>
          <table:table-cell office:value-type="float" office:value="21889">
            <text:p>21889</text:p>
          </table:table-cell>
          <table:table-cell table:formula="of:=[.I9]*[.L9]" office:value-type="float" office:value="263.78236899">
            <text:p>263.78236899</text:p>
          </table:table-cell>
          <table:table-cell table:formula="of:=[.J9]*[.L9]" office:value-type="float" office:value="9503.02923626">
            <text:p>9503.02923626</text:p>
          </table:table-cell>
          <table:table-cell table:formula="of:=[.E9]*[.L9]" office:value-type="float" office:value="18762">
            <text:p>18762</text:p>
          </table:table-cell>
          <table:table-cell table:style-name="ce13" table:formula="of:=([.I9]-[.E9])^2" office:value-type="float" office:value="0.714180399125705">
            <text:p>0.7141803991</text:p>
          </table:table-cell>
          <table:table-cell table:style-name="ce13" table:formula="of:=([.J9]-[.E9])^2" office:value-type="float" office:value="0.178926053514987">
            <text:p>0.1789260535</text:p>
          </table:table-cell>
          <table:table-cell table:style-name="ce13" table:formula="of:=([.L9]*ABS([.I9]-[.E9]))" office:value-type="float" office:value="18498.21763101">
            <text:p>18498.21763101</text:p>
          </table:table-cell>
          <table:table-cell table:style-name="ce13" table:formula="of:=([.L9]*ABS([.J9]-[.E9]))" office:value-type="float" office:value="9258.97076374">
            <text:p>9258.97076374</text:p>
          </table:table-cell>
          <table:table-cell table:style-name="ce13" table:formula="of:=[.H9]*ABS([.F9]-[.I9])" office:value-type="float" office:value="18762.00003804">
            <text:p>18762.00003804</text:p>
          </table:table-cell>
          <table:table-cell table:style-name="ce13" table:formula="of:=[.H9]*ABS([.F9]-[.J9])" office:value-type="float" office:value="9410.05369096">
            <text:p>9410.05369096</text:p>
          </table:table-cell>
        </table:table-row>
        <table:table-row table:style-name="ro5">
          <table:table-cell office:value-type="string">
            <text:p>?c <text:s/>&lt;isMarriedTo&gt; <text:s/>?a <text:s/>?c <text:s/>&lt;livesIn&gt; <text:s/>?b <text:s text:c="2"/>=&gt; ?a <text:s/>&lt;livesIn&gt; <text:s/>?b</text:p>
          </table:table-cell>
          <table:table-cell table:style-name="ce12" office:value-type="float" office:value="23">
            <text:p>2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5" table:formula="of:=[.B10]/([.C10]+[.B10])" office:value-type="percentage" office:value="0.851851851851852">
            <text:p>85.19%</text:p>
          </table:table-cell>
          <table:table-cell table:formula="of:=([.E10]*[.L10] + [.G10])/([.L10] + [.G10])" office:value-type="float" office:value="0.885640025990903">
            <text:p>0.885640026</text:p>
          </table:table-cell>
          <table:table-cell office:value-type="float" office:value="169">
            <text:p>169</text:p>
          </table:table-cell>
          <table:table-cell office:value-type="float" office:value="741">
            <text:p>741</text:p>
          </table:table-cell>
          <table:table-cell table:style-name="ce15" office:value-type="percentage" office:value="0.22807018">
            <text:p>22.81%</text:p>
          </table:table-cell>
          <table:table-cell office:value-type="percentage" office:value="0.68421053">
            <text:p>68.42%</text:p>
          </table:table-cell>
          <table:table-cell office:value-type="string">
            <text:p>Individually evaluated</text:p>
          </table:table-cell>
          <table:table-cell office:value-type="float" office:value="572">
            <text:p>572</text:p>
          </table:table-cell>
          <table:table-cell table:formula="of:=[.I10]*[.L10]" office:value-type="float" office:value="130.45614296">
            <text:p>130.45614296</text:p>
          </table:table-cell>
          <table:table-cell table:formula="of:=[.J10]*[.L10]" office:value-type="float" office:value="391.36842316">
            <text:p>391.36842316</text:p>
          </table:table-cell>
          <table:table-cell table:formula="of:=[.E10]*[.L10]" office:value-type="float" office:value="487.259259259259">
            <text:p>487.2592592593</text:p>
          </table:table-cell>
          <table:table-cell table:style-name="ce13" table:formula="of:=([.I10]-[.E10])^2" office:value-type="float" office:value="0.389103574138291">
            <text:p>0.3891035741</text:p>
          </table:table-cell>
          <table:table-cell table:style-name="ce13" table:formula="of:=([.J10]-[.E10])^2" office:value-type="float" office:value="0.0281036127922362">
            <text:p>0.0281036128</text:p>
          </table:table-cell>
          <table:table-cell table:style-name="ce13" table:formula="of:=([.L10]*ABS([.I10]-[.E10]))" office:value-type="float" office:value="356.803116299259">
            <text:p>356.8031162993</text:p>
          </table:table-cell>
          <table:table-cell table:style-name="ce13" table:formula="of:=([.L10]*ABS([.J10]-[.E10]))" office:value-type="float" office:value="95.8908360992593">
            <text:p>95.8908360993</text:p>
          </table:table-cell>
          <table:table-cell table:style-name="ce13" table:formula="of:=[.H10]*ABS([.F10]-[.I10])" office:value-type="float" office:value="487.259255879259">
            <text:p>487.2592558793</text:p>
          </table:table-cell>
          <table:table-cell table:style-name="ce13" table:formula="of:=[.H10]*ABS([.F10]-[.J10])" office:value-type="float" office:value="149.259256529259">
            <text:p>149.2592565293</text:p>
          </table:table-cell>
        </table:table-row>
        <table:table-row table:style-name="ro5">
          <table:table-cell office:value-type="string">
            <text:p>?a <text:s/>&lt;isMarriedTo&gt; <text:s/>?c <text:s/>?c <text:s/>&lt;livesIn&gt; <text:s/>?b <text:s text:c="2"/>=&gt; ?a <text:s/>&lt;livesIn&gt; <text:s/>?b</text:p>
          </table:table-cell>
          <table:table-cell table:style-name="ce12" office:value-type="float" office:value="23">
            <text:p>2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1">
            <text:p>1</text:p>
          </table:table-cell>
          <table:table-cell table:style-name="ce15" table:formula="of:=[.B11]/([.C11]+[.B11])" office:value-type="percentage" office:value="0.793103448275862">
            <text:p>79.31%</text:p>
          </table:table-cell>
          <table:table-cell table:formula="of:=([.E11]*[.L11] + [.G11])/([.L11] + [.G11])" office:value-type="float" office:value="0.862839529955692">
            <text:p>0.86283953</text:p>
          </table:table-cell>
          <table:table-cell office:value-type="float" office:value="181">
            <text:p>181</text:p>
          </table:table-cell>
          <table:table-cell office:value-type="float" office:value="537">
            <text:p>537</text:p>
          </table:table-cell>
          <table:table-cell table:style-name="ce15" office:value-type="percentage" office:value="0.33705773">
            <text:p>33.71%</text:p>
          </table:table-cell>
          <table:table-cell office:value-type="percentage" office:value="0.6988417">
            <text:p>69.88%</text:p>
          </table:table-cell>
          <table:table-cell office:value-type="string">
            <text:p>Ranking PCA</text:p>
          </table:table-cell>
          <table:table-cell office:value-type="float" office:value="356">
            <text:p>356</text:p>
          </table:table-cell>
          <table:table-cell table:formula="of:=[.I11]*[.L11]" office:value-type="float" office:value="119.99255188">
            <text:p>119.99255188</text:p>
          </table:table-cell>
          <table:table-cell table:formula="of:=[.J11]*[.L11]" office:value-type="float" office:value="248.7876452">
            <text:p>248.7876452</text:p>
          </table:table-cell>
          <table:table-cell table:formula="of:=[.E11]*[.L11]" office:value-type="float" office:value="282.344827586207">
            <text:p>282.3448275862</text:p>
          </table:table-cell>
          <table:table-cell table:style-name="ce13" table:formula="of:=([.I11]-[.E11])^2" office:value-type="float" office:value="0.207977697157747">
            <text:p>0.2079776972</text:p>
          </table:table-cell>
          <table:table-cell table:style-name="ce13" table:formula="of:=([.J11]-[.E11])^2" office:value-type="float" office:value="0.00888527718802199">
            <text:p>0.0088852772</text:p>
          </table:table-cell>
          <table:table-cell table:style-name="ce13" table:formula="of:=([.L11]*ABS([.I11]-[.E11]))" office:value-type="float" office:value="162.352275706207">
            <text:p>162.3522757062</text:p>
          </table:table-cell>
          <table:table-cell table:style-name="ce13" table:formula="of:=([.L11]*ABS([.J11]-[.E11]))" office:value-type="float" office:value="33.5571823862069">
            <text:p>33.5571823862</text:p>
          </table:table-cell>
          <table:table-cell table:style-name="ce13" table:formula="of:=[.H11]*ABS([.F11]-[.I11])" office:value-type="float" office:value="282.344826576207">
            <text:p>282.3448265762</text:p>
          </table:table-cell>
          <table:table-cell table:style-name="ce13" table:formula="of:=[.H11]*ABS([.F11]-[.J11])" office:value-type="float" office:value="88.0668346862069">
            <text:p>88.0668346862</text:p>
          </table:table-cell>
        </table:table-row>
        <table:table-row table:style-name="ro5">
          <table:table-cell office:value-type="string">
            <text:p>?a <text:s/>&lt;isMarriedTo&gt; <text:s/>?f <text:s/>?f <text:s/>&lt;hasChild&gt; <text:s/>?b <text:s text:c="2"/>=&gt; ?a <text:s/>&lt;hasChild&gt; <text:s/>?b</text:p>
          </table:table-cell>
          <table:table-cell table:style-name="ce12" office:value-type="float" office:value="21">
            <text:p>21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2">
            <text:p>2</text:p>
          </table:table-cell>
          <table:table-cell table:style-name="ce15" table:formula="of:=[.B12]/([.C12]+[.B12])" office:value-type="percentage" office:value="0.75">
            <text:p>75.00%</text:p>
          </table:table-cell>
          <table:table-cell table:formula="of:=([.E12]*[.L12] + [.G12])/([.L12] + [.G12])" office:value-type="float" office:value="0.890284757118928">
            <text:p>0.8902847571</text:p>
          </table:table-cell>
          <table:table-cell office:value-type="float" office:value="3685">
            <text:p>3685</text:p>
          </table:table-cell>
          <table:table-cell office:value-type="float" office:value="6567">
            <text:p>6567</text:p>
          </table:table-cell>
          <table:table-cell table:style-name="ce15" office:value-type="percentage" office:value="0.56113903">
            <text:p>56.11%</text:p>
          </table:table-cell>
          <table:table-cell office:value-type="percentage" office:value="0.56113903">
            <text:p>56.11%</text:p>
          </table:table-cell>
          <table:table-cell office:value-type="string">
            <text:p>Individually evaluated</text:p>
          </table:table-cell>
          <table:table-cell office:value-type="float" office:value="2882">
            <text:p>2882</text:p>
          </table:table-cell>
          <table:table-cell table:formula="of:=[.I12]*[.L12]" office:value-type="float" office:value="1617.20268446">
            <text:p>1617.20268446</text:p>
          </table:table-cell>
          <table:table-cell table:formula="of:=[.J12]*[.L12]" office:value-type="float" office:value="1617.20268446">
            <text:p>1617.20268446</text:p>
          </table:table-cell>
          <table:table-cell table:formula="of:=[.E12]*[.L12]" office:value-type="float" office:value="2161.5">
            <text:p>2161.5</text:p>
          </table:table-cell>
          <table:table-cell table:style-name="ce13" table:formula="of:=([.I12]-[.E12])^2" office:value-type="float" office:value="0.0356684659893409">
            <text:p>0.035668466</text:p>
          </table:table-cell>
          <table:table-cell table:style-name="ce13" table:formula="of:=([.J12]-[.E12])^2" office:value-type="float" office:value="0.0356684659893409">
            <text:p>0.035668466</text:p>
          </table:table-cell>
          <table:table-cell table:style-name="ce13" table:formula="of:=([.L12]*ABS([.I12]-[.E12]))" office:value-type="float" office:value="544.29731554">
            <text:p>544.29731554</text:p>
          </table:table-cell>
          <table:table-cell table:style-name="ce13" table:formula="of:=([.L12]*ABS([.J12]-[.E12]))" office:value-type="float" office:value="544.29731554">
            <text:p>544.29731554</text:p>
          </table:table-cell>
          <table:table-cell table:style-name="ce13" table:formula="of:=[.H12]*ABS([.F12]-[.I12])" office:value-type="float" office:value="2161.49998999">
            <text:p>2161.49998999</text:p>
          </table:table-cell>
          <table:table-cell table:style-name="ce13" table:formula="of:=[.H12]*ABS([.F12]-[.J12])" office:value-type="float" office:value="2161.49998999">
            <text:p>2161.49998999</text:p>
          </table:table-cell>
        </table:table-row>
        <table:table-row table:style-name="ro5">
          <table:table-cell office:value-type="string">
            <text:p>?a <text:s/>&lt;isLocatedIn&gt; <text:s/>?c <text:s/>?c <text:s/>&lt;hasOfficialLanguage&gt; <text:s/>?b <text:s text:c="2"/>=&gt; ?a <text:s/>&lt;hasOfficialLanguage&gt; <text:s/>?b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6">
            <text:p>6</text:p>
          </table:table-cell>
          <table:table-cell table:style-name="ce15" table:formula="of:=[.B13]/([.C13]+[.B13])" office:value-type="percentage" office:value="0.72">
            <text:p>72.00%</text:p>
          </table:table-cell>
          <table:table-cell table:formula="of:=([.E13]*[.L13] + [.G13])/([.L13] + [.G13])" office:value-type="float" office:value="0.720185099490976">
            <text:p>0.7201850995</text:p>
          </table:table-cell>
          <table:table-cell office:value-type="float" office:value="50">
            <text:p>50</text:p>
          </table:table-cell>
          <table:table-cell office:value-type="float" office:value="75635">
            <text:p>75635</text:p>
          </table:table-cell>
          <table:table-cell table:style-name="ce15" office:value-type="percentage" office:value="0.00066107">
            <text:p>0.07%</text:p>
          </table:table-cell>
          <table:table-cell office:value-type="percentage" office:value="0.83333333">
            <text:p>83.33%</text:p>
          </table:table-cell>
          <table:table-cell office:value-type="string">
            <text:p>Ranking PCA</text:p>
          </table:table-cell>
          <table:table-cell office:value-type="float" office:value="75585">
            <text:p>75585</text:p>
          </table:table-cell>
          <table:table-cell table:formula="of:=[.I13]*[.L13]" office:value-type="float" office:value="49.96697595">
            <text:p>49.96697595</text:p>
          </table:table-cell>
          <table:table-cell table:formula="of:=[.J13]*[.L13]" office:value-type="float" office:value="62987.49974805">
            <text:p>62987.49974805</text:p>
          </table:table-cell>
          <table:table-cell table:formula="of:=[.E13]*[.L13]" office:value-type="float" office:value="54421.2">
            <text:p>54421.2</text:p>
          </table:table-cell>
          <table:table-cell table:style-name="ce13" table:formula="of:=([.I13]-[.E13])^2" office:value-type="float" office:value="0.517448496213545">
            <text:p>0.5174484962</text:p>
          </table:table-cell>
          <table:table-cell table:style-name="ce13" table:formula="of:=([.J13]-[.E13])^2" office:value-type="float" office:value="0.0128444436888889">
            <text:p>0.0128444437</text:p>
          </table:table-cell>
          <table:table-cell table:style-name="ce13" table:formula="of:=([.L13]*ABS([.I13]-[.E13]))" office:value-type="float" office:value="54371.23302405">
            <text:p>54371.23302405</text:p>
          </table:table-cell>
          <table:table-cell table:style-name="ce13" table:formula="of:=([.L13]*ABS([.J13]-[.E13]))" office:value-type="float" office:value="8566.29974805">
            <text:p>8566.29974805</text:p>
          </table:table-cell>
          <table:table-cell table:style-name="ce13" table:formula="of:=[.H13]*ABS([.F13]-[.I13])" office:value-type="float" office:value="54421.19997055">
            <text:p>54421.19997055</text:p>
          </table:table-cell>
          <table:table-cell table:style-name="ce13" table:formula="of:=[.H13]*ABS([.F13]-[.J13])" office:value-type="float" office:value="8557.96641455001">
            <text:p>8557.96641455</text:p>
          </table:table-cell>
        </table:table-row>
        <table:table-row table:style-name="ro5">
          <table:table-cell office:value-type="string">
            <text:p>?a <text:s/>&lt;hasChild&gt; <text:s/>?c <text:s/>?b <text:s/>&lt;hasChild&gt; <text:s/>?c <text:s text:c="2"/>=&gt; ?a <text:s/>&lt;isMarriedTo&gt; <text:s/>?b</text:p>
          </table:table-cell>
          <table:table-cell table:style-name="ce12" office:value-type="float" office:value="21">
            <text:p>2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0">
            <text:p>0</text:p>
          </table:table-cell>
          <table:table-cell table:style-name="ce15" table:formula="of:=[.B14]/([.C14]+[.B14])" office:value-type="percentage" office:value="0.7">
            <text:p>70.00%</text:p>
          </table:table-cell>
          <table:table-cell table:formula="of:=([.E14]*[.L14] + [.G14])/([.L14] + [.G14])" office:value-type="float" office:value="0.751963495575221">
            <text:p>0.7519634956</text:p>
          </table:table-cell>
          <table:table-cell office:value-type="float" office:value="1879">
            <text:p>1879</text:p>
          </table:table-cell>
          <table:table-cell office:value-type="float" office:value="10848">
            <text:p>10848</text:p>
          </table:table-cell>
          <table:table-cell table:style-name="ce15" office:value-type="percentage" office:value="0.17321165">
            <text:p>17.32%</text:p>
          </table:table-cell>
          <table:table-cell office:value-type="percentage" office:value="0.40981461">
            <text:p>40.98%</text:p>
          </table:table-cell>
          <table:table-cell office:value-type="string">
            <text:p>Ranking PCA</text:p>
          </table:table-cell>
          <table:table-cell office:value-type="float" office:value="8969">
            <text:p>8969</text:p>
          </table:table-cell>
          <table:table-cell table:formula="of:=[.I14]*[.L14]" office:value-type="float" office:value="1553.53528885">
            <text:p>1553.53528885</text:p>
          </table:table-cell>
          <table:table-cell table:formula="of:=[.J14]*[.L14]" office:value-type="float" office:value="3675.62723709">
            <text:p>3675.62723709</text:p>
          </table:table-cell>
          <table:table-cell table:formula="of:=[.E14]*[.L14]" office:value-type="float" office:value="6278.3">
            <text:p>6278.3</text:p>
          </table:table-cell>
          <table:table-cell table:style-name="ce13" table:formula="of:=([.I14]-[.E14])^2" office:value-type="float" office:value="0.277505965695722">
            <text:p>0.2775059657</text:p>
          </table:table-cell>
          <table:table-cell table:style-name="ce13" table:formula="of:=([.J14]-[.E14])^2" office:value-type="float" office:value="0.0842075605694521">
            <text:p>0.0842075606</text:p>
          </table:table-cell>
          <table:table-cell table:style-name="ce13" table:formula="of:=([.L14]*ABS([.I14]-[.E14]))" office:value-type="float" office:value="4724.76471115">
            <text:p>4724.76471115</text:p>
          </table:table-cell>
          <table:table-cell table:style-name="ce13" table:formula="of:=([.L14]*ABS([.J14]-[.E14]))" office:value-type="float" office:value="2602.67276291">
            <text:p>2602.67276291</text:p>
          </table:table-cell>
          <table:table-cell table:style-name="ce13" table:formula="of:=[.H14]*ABS([.F14]-[.I14])" office:value-type="float" office:value="6278.3000208">
            <text:p>6278.3000208</text:p>
          </table:table-cell>
          <table:table-cell table:style-name="ce13" table:formula="of:=[.H14]*ABS([.F14]-[.J14])" office:value-type="float" office:value="3711.63111072">
            <text:p>3711.63111072</text:p>
          </table:table-cell>
        </table:table-row>
        <table:table-row table:style-name="ro5">
          <table:table-cell office:value-type="string">
            <text:p>?c <text:s/>&lt;dealsWith&gt; <text:s/>?a <text:s/>?c <text:s/>&lt;dealsWith&gt; <text:s/>?b <text:s text:c="2"/>=&gt; ?a <text:s/>&lt;dealsWith&gt; <text:s/>?b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0">
            <text:p>0</text:p>
          </table:table-cell>
          <table:table-cell table:style-name="ce15" table:formula="of:=[.B15]/([.C15]+[.B15])" office:value-type="percentage" office:value="0.666666666666667">
            <text:p>66.67%</text:p>
          </table:table-cell>
          <table:table-cell table:formula="of:=([.E15]*[.L15] + [.G15])/([.L15] + [.G15])" office:value-type="float" office:value="0.718141507615192">
            <text:p>0.7181415076</text:p>
          </table:table-cell>
          <table:table-cell office:value-type="float" office:value="267">
            <text:p>267</text:p>
          </table:table-cell>
          <table:table-cell office:value-type="float" office:value="1729">
            <text:p>1729</text:p>
          </table:table-cell>
          <table:table-cell table:style-name="ce15" office:value-type="percentage" office:value="0.15442452">
            <text:p>15.44%</text:p>
          </table:table-cell>
          <table:table-cell office:value-type="percentage" office:value="0.2177814">
            <text:p>21.78%</text:p>
          </table:table-cell>
          <table:table-cell office:value-type="string">
            <text:p>Individually evaluated</text:p>
          </table:table-cell>
          <table:table-cell office:value-type="float" office:value="1462">
            <text:p>1462</text:p>
          </table:table-cell>
          <table:table-cell table:formula="of:=[.I15]*[.L15]" office:value-type="float" office:value="225.76864824">
            <text:p>225.76864824</text:p>
          </table:table-cell>
          <table:table-cell table:formula="of:=[.J15]*[.L15]" office:value-type="float" office:value="318.3964068">
            <text:p>318.3964068</text:p>
          </table:table-cell>
          <table:table-cell table:formula="of:=[.E15]*[.L15]" office:value-type="float" office:value="974.666666666667">
            <text:p>974.6666666667</text:p>
          </table:table-cell>
          <table:table-cell table:style-name="ce13" table:formula="of:=([.I15]-[.E15])^2" office:value-type="float" office:value="0.262392016821675">
            <text:p>0.2623920168</text:p>
          </table:table-cell>
          <table:table-cell table:style-name="ce13" table:formula="of:=([.J15]-[.E15])^2" office:value-type="float" office:value="0.201497982630404">
            <text:p>0.2014979826</text:p>
          </table:table-cell>
          <table:table-cell table:style-name="ce13" table:formula="of:=([.L15]*ABS([.I15]-[.E15]))" office:value-type="float" office:value="748.898018426667">
            <text:p>748.8980184267</text:p>
          </table:table-cell>
          <table:table-cell table:style-name="ce13" table:formula="of:=([.L15]*ABS([.J15]-[.E15]))" office:value-type="float" office:value="656.270259866667">
            <text:p>656.2702598667</text:p>
          </table:table-cell>
          <table:table-cell table:style-name="ce13" table:formula="of:=[.H15]*ABS([.F15]-[.I15])" office:value-type="float" office:value="974.666671586667">
            <text:p>974.6666715867</text:p>
          </table:table-cell>
          <table:table-cell table:style-name="ce13" table:formula="of:=[.H15]*ABS([.F15]-[.J15])" office:value-type="float" office:value="865.122626066666">
            <text:p>865.1226260667</text:p>
          </table:table-cell>
        </table:table-row>
        <table:table-row table:style-name="ro5">
          <table:table-cell office:value-type="string">
            <text:p>?b <text:s/>&lt;hasCapital&gt; <text:s/>?f <text:s/>?a <text:s/>&lt;livesIn&gt; <text:s/>?f <text:s text:c="2"/>=&gt; ?a <text:s/>&lt;livesIn&gt; <text:s/>?b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3">
            <text:p>3</text:p>
          </table:table-cell>
          <table:table-cell table:style-name="ce15" table:formula="of:=[.B16]/([.C16]+[.B16])" office:value-type="percentage" office:value="0.555555555555556">
            <text:p>55.56%</text:p>
          </table:table-cell>
          <table:table-cell table:formula="of:=([.E16]*[.L16] + [.G16])/([.L16] + [.G16])" office:value-type="float" office:value="0.615513115716285">
            <text:p>0.6155131157</text:p>
          </table:table-cell>
          <table:table-cell office:value-type="float" office:value="664">
            <text:p>664</text:p>
          </table:table-cell>
          <table:table-cell office:value-type="float" office:value="4922">
            <text:p>4922</text:p>
          </table:table-cell>
          <table:table-cell table:style-name="ce15" office:value-type="percentage" office:value="0.13490451">
            <text:p>13.49%</text:p>
          </table:table-cell>
          <table:table-cell office:value-type="percentage" office:value="0.13490451">
            <text:p>13.49%</text:p>
          </table:table-cell>
          <table:table-cell office:value-type="string">
            <text:p>Individually evaluated</text:p>
          </table:table-cell>
          <table:table-cell office:value-type="float" office:value="4258">
            <text:p>4258</text:p>
          </table:table-cell>
          <table:table-cell table:formula="of:=[.I16]*[.L16]" office:value-type="float" office:value="574.42340358">
            <text:p>574.42340358</text:p>
          </table:table-cell>
          <table:table-cell table:formula="of:=[.J16]*[.L16]" office:value-type="float" office:value="574.42340358">
            <text:p>574.42340358</text:p>
          </table:table-cell>
          <table:table-cell table:formula="of:=[.E16]*[.L16]" office:value-type="float" office:value="2365.55555555556">
            <text:p>2365.5555555556</text:p>
          </table:table-cell>
          <table:table-cell table:style-name="ce13" table:formula="of:=([.I16]-[.E16])^2" office:value-type="float" office:value="0.176947302126982">
            <text:p>0.1769473021</text:p>
          </table:table-cell>
          <table:table-cell table:style-name="ce13" table:formula="of:=([.J16]-[.E16])^2" office:value-type="float" office:value="0.176947302126982">
            <text:p>0.1769473021</text:p>
          </table:table-cell>
          <table:table-cell table:style-name="ce13" table:formula="of:=([.L16]*ABS([.I16]-[.E16]))" office:value-type="float" office:value="1791.13215197556">
            <text:p>1791.1321519756</text:p>
          </table:table-cell>
          <table:table-cell table:style-name="ce13" table:formula="of:=([.L16]*ABS([.J16]-[.E16]))" office:value-type="float" office:value="1791.13215197556">
            <text:p>1791.1321519756</text:p>
          </table:table-cell>
          <table:table-cell table:style-name="ce13" table:formula="of:=[.H16]*ABS([.F16]-[.I16])" office:value-type="float" office:value="2365.55555733556">
            <text:p>2365.5555573356</text:p>
          </table:table-cell>
          <table:table-cell table:style-name="ce13" table:formula="of:=[.H16]*ABS([.F16]-[.J16])" office:value-type="float" office:value="2365.55555733556">
            <text:p>2365.5555573356</text:p>
          </table:table-cell>
        </table:table-row>
        <table:table-row table:style-name="ro5">
          <table:table-cell office:value-type="string">
            <text:p>?c <text:s/>&lt;hasAcademicAdvisor&gt; <text:s/>?a <text:s/>?c <text:s/>&lt;graduatedFrom&gt; <text:s/>?b <text:s text:c="2"/>=&gt; ?a <text:s/>&lt;worksAt&gt; <text:s/>?b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16">
            <text:p>16</text:p>
          </table:table-cell>
          <table:table-cell table:style-name="ce12" office:value-type="float" office:value="0">
            <text:p>0</text:p>
          </table:table-cell>
          <table:table-cell table:style-name="ce15" table:formula="of:=[.B17]/([.C17]+[.B17])" office:value-type="percentage" office:value="0.466666666666667">
            <text:p>46.67%</text:p>
          </table:table-cell>
          <table:table-cell table:formula="of:=([.E17]*[.L17] + [.G17])/([.L17] + [.G17])" office:value-type="float" office:value="0.538368580060423">
            <text:p>0.5383685801</text:p>
          </table:table-cell>
          <table:table-cell office:value-type="float" office:value="89">
            <text:p>89</text:p>
          </table:table-cell>
          <table:table-cell office:value-type="float" office:value="662">
            <text:p>662</text:p>
          </table:table-cell>
          <table:table-cell table:style-name="ce15" office:value-type="percentage" office:value="0.13444109">
            <text:p>13.44%</text:p>
          </table:table-cell>
          <table:table-cell office:value-type="percentage" office:value="0.39035088">
            <text:p>39.04%</text:p>
          </table:table-cell>
          <table:table-cell office:value-type="string">
            <text:p>Ranking Std</text:p>
          </table:table-cell>
          <table:table-cell office:value-type="float" office:value="573">
            <text:p>573</text:p>
          </table:table-cell>
          <table:table-cell table:formula="of:=[.I17]*[.L17]" office:value-type="float" office:value="77.03474457">
            <text:p>77.03474457</text:p>
          </table:table-cell>
          <table:table-cell table:formula="of:=[.J17]*[.L17]" office:value-type="float" office:value="223.67105424">
            <text:p>223.67105424</text:p>
          </table:table-cell>
          <table:table-cell table:formula="of:=[.E17]*[.L17]" office:value-type="float" office:value="267.4">
            <text:p>267.4</text:p>
          </table:table-cell>
          <table:table-cell table:style-name="ce13" table:formula="of:=([.I17]-[.E17])^2" office:value-type="float" office:value="0.110373833791499">
            <text:p>0.1103738338</text:p>
          </table:table-cell>
          <table:table-cell table:style-name="ce13" table:formula="of:=([.J17]-[.E17])^2" office:value-type="float" office:value="0.00582409929455218">
            <text:p>0.0058240993</text:p>
          </table:table-cell>
          <table:table-cell table:style-name="ce13" table:formula="of:=([.L17]*ABS([.I17]-[.E17]))" office:value-type="float" office:value="190.36525543">
            <text:p>190.36525543</text:p>
          </table:table-cell>
          <table:table-cell table:style-name="ce13" table:formula="of:=([.L17]*ABS([.J17]-[.E17]))" office:value-type="float" office:value="43.72894576">
            <text:p>43.72894576</text:p>
          </table:table-cell>
          <table:table-cell table:style-name="ce13" table:formula="of:=[.H17]*ABS([.F17]-[.I17])" office:value-type="float" office:value="267.39999842">
            <text:p>267.39999842</text:p>
          </table:table-cell>
          <table:table-cell table:style-name="ce13" table:formula="of:=[.H17]*ABS([.F17]-[.J17])" office:value-type="float" office:value="97.9877174399999">
            <text:p>97.98771744</text:p>
          </table:table-cell>
        </table:table-row>
        <table:table-row table:style-name="ro5">
          <table:table-cell office:value-type="string">
            <text:p>?a <text:s/>&lt;dealsWith&gt; <text:s/>?c <text:s/>?c <text:s/>&lt;imports&gt; <text:s/>?b <text:s text:c="2"/>=&gt; ?a <text:s/>&lt;imports&gt; <text:s/>?b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2">
            <text:p>2</text:p>
          </table:table-cell>
          <table:table-cell table:style-name="ce15" table:formula="of:=[.B18]/([.C18]+[.B18])" office:value-type="percentage" office:value="0.464285714285714">
            <text:p>46.43%</text:p>
          </table:table-cell>
          <table:table-cell table:formula="of:=([.E18]*[.L18] + [.G18])/([.L18] + [.G18])" office:value-type="float" office:value="0.520972354623451">
            <text:p>0.5209723546</text:p>
          </table:table-cell>
          <table:table-cell office:value-type="float" office:value="111">
            <text:p>111</text:p>
          </table:table-cell>
          <table:table-cell office:value-type="float" office:value="1049">
            <text:p>1049</text:p>
          </table:table-cell>
          <table:table-cell table:style-name="ce15" office:value-type="percentage" office:value="0.10581506">
            <text:p>10.58%</text:p>
          </table:table-cell>
          <table:table-cell office:value-type="percentage" office:value="0.14879357">
            <text:p>14.88%</text:p>
          </table:table-cell>
          <table:table-cell office:value-type="string">
            <text:p>Ranking Std</text:p>
          </table:table-cell>
          <table:table-cell office:value-type="float" office:value="938">
            <text:p>938</text:p>
          </table:table-cell>
          <table:table-cell table:formula="of:=[.I18]*[.L18]" office:value-type="float" office:value="99.25452628">
            <text:p>99.25452628</text:p>
          </table:table-cell>
          <table:table-cell table:formula="of:=[.J18]*[.L18]" office:value-type="float" office:value="139.56836866">
            <text:p>139.56836866</text:p>
          </table:table-cell>
          <table:table-cell table:formula="of:=[.E18]*[.L18]" office:value-type="float" office:value="435.5">
            <text:p>435.5</text:p>
          </table:table-cell>
          <table:table-cell table:style-name="ce13" table:formula="of:=([.I18]-[.E18])^2" office:value-type="float" office:value="0.128501209984028">
            <text:p>0.12850121</text:p>
          </table:table-cell>
          <table:table-cell table:style-name="ce13" table:formula="of:=([.J18]-[.E18])^2" office:value-type="float" office:value="0.0995352931059979">
            <text:p>0.0995352931</text:p>
          </table:table-cell>
          <table:table-cell table:style-name="ce13" table:formula="of:=([.L18]*ABS([.I18]-[.E18]))" office:value-type="float" office:value="336.24547372">
            <text:p>336.24547372</text:p>
          </table:table-cell>
          <table:table-cell table:style-name="ce13" table:formula="of:=([.L18]*ABS([.J18]-[.E18]))" office:value-type="float" office:value="295.93163134">
            <text:p>295.93163134</text:p>
          </table:table-cell>
          <table:table-cell table:style-name="ce13" table:formula="of:=[.H18]*ABS([.F18]-[.I18])" office:value-type="float" office:value="435.50000206">
            <text:p>435.50000206</text:p>
          </table:table-cell>
          <table:table-cell table:style-name="ce13" table:formula="of:=[.H18]*ABS([.F18]-[.J18])" office:value-type="float" office:value="390.41554507">
            <text:p>390.41554507</text:p>
          </table:table-cell>
        </table:table-row>
        <table:table-row table:style-name="ro5">
          <table:table-cell office:value-type="string">
            <text:p>?a <text:s/>&lt;livesIn&gt; <text:s/>?c <text:s/>?c <text:s/>&lt;isLocatedIn&gt; <text:s/>?b <text:s text:c="2"/>=&gt; ?a <text:s/>&lt;isPoliticianOf&gt; <text:s/>?b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17">
            <text:p>17</text:p>
          </table:table-cell>
          <table:table-cell table:style-name="ce12" office:value-type="float" office:value="0">
            <text:p>0</text:p>
          </table:table-cell>
          <table:table-cell table:style-name="ce15" table:formula="of:=[.B19]/([.C19]+[.B19])" office:value-type="percentage" office:value="0.433333333333333">
            <text:p>43.33%</text:p>
          </table:table-cell>
          <table:table-cell table:formula="of:=([.E19]*[.L19] + [.G19])/([.L19] + [.G19])" office:value-type="float" office:value="0.447314480926172">
            <text:p>0.4473144809</text:p>
          </table:table-cell>
          <table:table-cell office:value-type="float" office:value="130">
            <text:p>130</text:p>
          </table:table-cell>
          <table:table-cell office:value-type="float" office:value="5269">
            <text:p>5269</text:p>
          </table:table-cell>
          <table:table-cell table:style-name="ce15" office:value-type="percentage" office:value="0.02467261">
            <text:p>2.47%</text:p>
          </table:table-cell>
          <table:table-cell office:value-type="percentage" office:value="0.83333333">
            <text:p>83.33%</text:p>
          </table:table-cell>
          <table:table-cell office:value-type="string">
            <text:p>Ranking PCA</text:p>
          </table:table-cell>
          <table:table-cell office:value-type="float" office:value="5139">
            <text:p>5139</text:p>
          </table:table-cell>
          <table:table-cell table:formula="of:=[.I19]*[.L19]" office:value-type="float" office:value="126.79254279">
            <text:p>126.79254279</text:p>
          </table:table-cell>
          <table:table-cell table:formula="of:=[.J19]*[.L19]" office:value-type="float" office:value="4282.49998287">
            <text:p>4282.49998287</text:p>
          </table:table-cell>
          <table:table-cell table:formula="of:=[.E19]*[.L19]" office:value-type="float" office:value="2226.9">
            <text:p>2226.9</text:p>
          </table:table-cell>
          <table:table-cell table:style-name="ce13" table:formula="of:=([.I19]-[.E19])^2" office:value-type="float" office:value="0.167003586795323">
            <text:p>0.1670035868</text:p>
          </table:table-cell>
          <table:table-cell table:style-name="ce13" table:formula="of:=([.J19]-[.E19])^2" office:value-type="float" office:value="0.159999997333333">
            <text:p>0.1599999973</text:p>
          </table:table-cell>
          <table:table-cell table:style-name="ce13" table:formula="of:=([.L19]*ABS([.I19]-[.E19]))" office:value-type="float" office:value="2100.10745721">
            <text:p>2100.10745721</text:p>
          </table:table-cell>
          <table:table-cell table:style-name="ce13" table:formula="of:=([.L19]*ABS([.J19]-[.E19]))" office:value-type="float" office:value="2055.59998287">
            <text:p>2055.59998287</text:p>
          </table:table-cell>
          <table:table-cell table:style-name="ce13" table:formula="of:=[.H19]*ABS([.F19]-[.I19])" office:value-type="float" office:value="2226.90001791">
            <text:p>2226.90001791</text:p>
          </table:table-cell>
          <table:table-cell table:style-name="ce13" table:formula="of:=[.H19]*ABS([.F19]-[.J19])" office:value-type="float" office:value="2033.93331577">
            <text:p>2033.93331577</text:p>
          </table:table-cell>
        </table:table-row>
        <table:table-row table:style-name="ro5">
          <table:table-cell office:value-type="string">
            <text:p>?a <text:s/>&lt;influences&gt; <text:s/>?f <text:s/>?f <text:s/>&lt;isCitizenOf&gt; <text:s/>?b <text:s text:c="2"/>=&gt; ?a <text:s/>&lt;isCitizenOf&gt; <text:s/>?b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19">
            <text:p>19</text:p>
          </table:table-cell>
          <table:table-cell table:style-name="ce12" office:value-type="float" office:value="0">
            <text:p>0</text:p>
          </table:table-cell>
          <table:table-cell table:style-name="ce15" table:formula="of:=[.B20]/([.C20]+[.B20])" office:value-type="percentage" office:value="0.366666666666667">
            <text:p>36.67%</text:p>
          </table:table-cell>
          <table:table-cell table:formula="of:=([.E20]*[.L20] + [.G20])/([.L20] + [.G20])" office:value-type="float" office:value="0.433574529667149">
            <text:p>0.4335745297</text:p>
          </table:table-cell>
          <table:table-cell office:value-type="float" office:value="146">
            <text:p>146</text:p>
          </table:table-cell>
          <table:table-cell office:value-type="float" office:value="1382">
            <text:p>1382</text:p>
          </table:table-cell>
          <table:table-cell table:style-name="ce15" office:value-type="percentage" office:value="0.10564399">
            <text:p>10.56%</text:p>
          </table:table-cell>
          <table:table-cell office:value-type="percentage" office:value="0.51957295">
            <text:p>51.96%</text:p>
          </table:table-cell>
          <table:table-cell office:value-type="string">
            <text:p>Ranking PCA</text:p>
          </table:table-cell>
          <table:table-cell office:value-type="float" office:value="1236">
            <text:p>1236</text:p>
          </table:table-cell>
          <table:table-cell table:formula="of:=[.I20]*[.L20]" office:value-type="float" office:value="130.57597164">
            <text:p>130.57597164</text:p>
          </table:table-cell>
          <table:table-cell table:formula="of:=[.J20]*[.L20]" office:value-type="float" office:value="642.1921662">
            <text:p>642.1921662</text:p>
          </table:table-cell>
          <table:table-cell table:formula="of:=[.E20]*[.L20]" office:value-type="float" office:value="453.2">
            <text:p>453.2</text:p>
          </table:table-cell>
          <table:table-cell table:style-name="ce13" table:formula="of:=([.I20]-[.E20])^2" office:value-type="float" office:value="0.0681328377342312">
            <text:p>0.0681328377</text:p>
          </table:table-cell>
          <table:table-cell table:style-name="ce13" table:formula="of:=([.J20]-[.E20])^2" office:value-type="float" office:value="0.0233803314828136">
            <text:p>0.0233803315</text:p>
          </table:table-cell>
          <table:table-cell table:style-name="ce13" table:formula="of:=([.L20]*ABS([.I20]-[.E20]))" office:value-type="float" office:value="322.62402836">
            <text:p>322.62402836</text:p>
          </table:table-cell>
          <table:table-cell table:style-name="ce13" table:formula="of:=([.L20]*ABS([.J20]-[.E20]))" office:value-type="float" office:value="188.9921662">
            <text:p>188.9921662</text:p>
          </table:table-cell>
          <table:table-cell table:style-name="ce13" table:formula="of:=[.H20]*ABS([.F20]-[.I20])" office:value-type="float" office:value="453.20000582">
            <text:p>453.20000582</text:p>
          </table:table-cell>
          <table:table-cell table:style-name="ce13" table:formula="of:=[.H20]*ABS([.F20]-[.J20])" office:value-type="float" office:value="118.8498169">
            <text:p>118.8498169</text:p>
          </table:table-cell>
        </table:table-row>
        <table:table-row table:style-name="ro5">
          <table:table-cell office:value-type="string">
            <text:p>?c <text:s/>&lt;dealsWith&gt; <text:s/>?a <text:s/>?c <text:s/>&lt;imports&gt; <text:s/>?b <text:s text:c="2"/>=&gt; ?a <text:s/>&lt;imports&gt; <text:s/>?b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19">
            <text:p>19</text:p>
          </table:table-cell>
          <table:table-cell table:style-name="ce12" office:value-type="float" office:value="0">
            <text:p>0</text:p>
          </table:table-cell>
          <table:table-cell table:style-name="ce15" table:formula="of:=[.B21]/([.C21]+[.B21])" office:value-type="percentage" office:value="0.366666666666667">
            <text:p>36.67%</text:p>
          </table:table-cell>
          <table:table-cell table:formula="of:=([.E21]*[.L21] + [.G21])/([.L21] + [.G21])" office:value-type="float" office:value="0.425453795379538">
            <text:p>0.4254537954</text:p>
          </table:table-cell>
          <table:table-cell office:value-type="float" office:value="75">
            <text:p>75</text:p>
          </table:table-cell>
          <table:table-cell office:value-type="float" office:value="808">
            <text:p>808</text:p>
          </table:table-cell>
          <table:table-cell table:style-name="ce15" office:value-type="percentage" office:value="0.09282178">
            <text:p>9.28%</text:p>
          </table:table-cell>
          <table:table-cell office:value-type="percentage" office:value="0.14097744">
            <text:p>14.10%</text:p>
          </table:table-cell>
          <table:table-cell office:value-type="string">
            <text:p>Ranking Std</text:p>
          </table:table-cell>
          <table:table-cell office:value-type="float" office:value="733">
            <text:p>733</text:p>
          </table:table-cell>
          <table:table-cell table:formula="of:=[.I21]*[.L21]" office:value-type="float" office:value="68.03836474">
            <text:p>68.03836474</text:p>
          </table:table-cell>
          <table:table-cell table:formula="of:=[.J21]*[.L21]" office:value-type="float" office:value="103.33646352">
            <text:p>103.33646352</text:p>
          </table:table-cell>
          <table:table-cell table:formula="of:=[.E21]*[.L21]" office:value-type="float" office:value="268.766666666667">
            <text:p>268.7666666667</text:p>
          </table:table-cell>
          <table:table-cell table:style-name="ce13" table:formula="of:=([.I21]-[.E21])^2" office:value-type="float" office:value="0.0749910219534795">
            <text:p>0.074991022</text:p>
          </table:table-cell>
          <table:table-cell table:style-name="ce13" table:formula="of:=([.J21]-[.E21])^2" office:value-type="float" office:value="0.050935627033398">
            <text:p>0.050935627</text:p>
          </table:table-cell>
          <table:table-cell table:style-name="ce13" table:formula="of:=([.L21]*ABS([.I21]-[.E21]))" office:value-type="float" office:value="200.728301926667">
            <text:p>200.7283019267</text:p>
          </table:table-cell>
          <table:table-cell table:style-name="ce13" table:formula="of:=([.L21]*ABS([.J21]-[.E21]))" office:value-type="float" office:value="165.430203146667">
            <text:p>165.4302031467</text:p>
          </table:table-cell>
          <table:table-cell table:style-name="ce13" table:formula="of:=[.H21]*ABS([.F21]-[.I21])" office:value-type="float" office:value="268.766668426667">
            <text:p>268.7666684267</text:p>
          </table:table-cell>
          <table:table-cell table:style-name="ce13" table:formula="of:=[.H21]*ABS([.F21]-[.J21])" office:value-type="float" office:value="229.856895146667">
            <text:p>229.8568951467</text:p>
          </table:table-cell>
        </table:table-row>
        <table:table-row table:style-name="ro5">
          <table:table-cell office:value-type="string">
            <text:p>?e <text:s/>&lt;isMarriedTo&gt; <text:s/>?a <text:s/>?e <text:s/>&lt;hasChild&gt; <text:s/>?b <text:s text:c="2"/>=&gt; ?a <text:s/>&lt;hasChild&gt; <text:s/>?b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9">
            <text:p>19</text:p>
          </table:table-cell>
          <table:table-cell table:style-name="ce12" office:value-type="float" office:value="1">
            <text:p>1</text:p>
          </table:table-cell>
          <table:table-cell table:style-name="ce15" table:formula="of:=[.B22]/([.C22]+[.B22])" office:value-type="percentage" office:value="0.344827586206897">
            <text:p>34.48%</text:p>
          </table:table-cell>
          <table:table-cell table:formula="of:=([.E22]*[.L22] + [.G22])/([.L22] + [.G22])" office:value-type="float" office:value="0.721979723641543">
            <text:p>0.7219797236</text:p>
          </table:table-cell>
          <table:table-cell office:value-type="float" office:value="3679">
            <text:p>3679</text:p>
          </table:table-cell>
          <table:table-cell office:value-type="float" office:value="6391">
            <text:p>6391</text:p>
          </table:table-cell>
          <table:table-cell table:style-name="ce15" office:value-type="percentage" office:value="0.57565326">
            <text:p>57.57%</text:p>
          </table:table-cell>
          <table:table-cell office:value-type="percentage" office:value="0.57565326">
            <text:p>57.57%</text:p>
          </table:table-cell>
          <table:table-cell office:value-type="string">
            <text:p>Ranking PCA</text:p>
          </table:table-cell>
          <table:table-cell office:value-type="float" office:value="2712">
            <text:p>2712</text:p>
          </table:table-cell>
          <table:table-cell table:formula="of:=[.I22]*[.L22]" office:value-type="float" office:value="1561.17164112">
            <text:p>1561.17164112</text:p>
          </table:table-cell>
          <table:table-cell table:formula="of:=[.J22]*[.L22]" office:value-type="float" office:value="1561.17164112">
            <text:p>1561.17164112</text:p>
          </table:table-cell>
          <table:table-cell table:formula="of:=[.E22]*[.L22]" office:value-type="float" office:value="935.172413793103">
            <text:p>935.1724137931</text:p>
          </table:table-cell>
          <table:table-cell table:style-name="ce13" table:formula="of:=([.I22]-[.E22])^2" office:value-type="float" office:value="0.0532804916820402">
            <text:p>0.0532804917</text:p>
          </table:table-cell>
          <table:table-cell table:style-name="ce13" table:formula="of:=([.J22]-[.E22])^2" office:value-type="float" office:value="0.0532804916820402">
            <text:p>0.0532804917</text:p>
          </table:table-cell>
          <table:table-cell table:style-name="ce13" table:formula="of:=([.L22]*ABS([.I22]-[.E22]))" office:value-type="float" office:value="625.999227326897">
            <text:p>625.9992273269</text:p>
          </table:table-cell>
          <table:table-cell table:style-name="ce13" table:formula="of:=([.L22]*ABS([.J22]-[.E22]))" office:value-type="float" office:value="625.999227326897">
            <text:p>625.9992273269</text:p>
          </table:table-cell>
          <table:table-cell table:style-name="ce13" table:formula="of:=[.H22]*ABS([.F22]-[.I22])" office:value-type="float" office:value="935.172429133103">
            <text:p>935.1724291331</text:p>
          </table:table-cell>
          <table:table-cell table:style-name="ce13" table:formula="of:=[.H22]*ABS([.F22]-[.J22])" office:value-type="float" office:value="935.172429133103">
            <text:p>935.1724291331</text:p>
          </table:table-cell>
        </table:table-row>
        <table:table-row table:style-name="ro5">
          <table:table-cell office:value-type="string">
            <text:p>?c <text:s/>&lt;hasAcademicAdvisor&gt; <text:s/>?a <text:s/>?c <text:s/>&lt;worksAt&gt; <text:s/>?b <text:s text:c="2"/>=&gt; ?a <text:s/>&lt;worksAt&gt; <text:s/>?b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21">
            <text:p>21</text:p>
          </table:table-cell>
          <table:table-cell table:style-name="ce12" office:value-type="float" office:value="0">
            <text:p>0</text:p>
          </table:table-cell>
          <table:table-cell table:style-name="ce15" table:formula="of:=[.B23]/([.C23]+[.B23])" office:value-type="percentage" office:value="0.3">
            <text:p>30.00%</text:p>
          </table:table-cell>
          <table:table-cell table:formula="of:=([.E23]*[.L23] + [.G23])/([.L23] + [.G23])" office:value-type="float" office:value="0.360589318600368">
            <text:p>0.3605893186</text:p>
          </table:table-cell>
          <table:table-cell office:value-type="float" office:value="47">
            <text:p>47</text:p>
          </table:table-cell>
          <table:table-cell office:value-type="float" office:value="543">
            <text:p>543</text:p>
          </table:table-cell>
          <table:table-cell table:style-name="ce15" office:value-type="percentage" office:value="0.08655617">
            <text:p>8.66%</text:p>
          </table:table-cell>
          <table:table-cell office:value-type="percentage" office:value="0.21860465">
            <text:p>21.86%</text:p>
          </table:table-cell>
          <table:table-cell office:value-type="string">
            <text:p>Individually evaluated</text:p>
          </table:table-cell>
          <table:table-cell office:value-type="float" office:value="496">
            <text:p>496</text:p>
          </table:table-cell>
          <table:table-cell table:formula="of:=[.I23]*[.L23]" office:value-type="float" office:value="42.93186032">
            <text:p>42.93186032</text:p>
          </table:table-cell>
          <table:table-cell table:formula="of:=[.J23]*[.L23]" office:value-type="float" office:value="108.4279064">
            <text:p>108.4279064</text:p>
          </table:table-cell>
          <table:table-cell table:formula="of:=[.E23]*[.L23]" office:value-type="float" office:value="148.8">
            <text:p>148.8</text:p>
          </table:table-cell>
          <table:table-cell table:style-name="ce13" table:formula="of:=([.I23]-[.E23])^2" office:value-type="float" office:value="0.0455582685650689">
            <text:p>0.0455582686</text:p>
          </table:table-cell>
          <table:table-cell table:style-name="ce13" table:formula="of:=([.J23]-[.E23])^2" office:value-type="float" office:value="0.0066252030016225">
            <text:p>0.006625203</text:p>
          </table:table-cell>
          <table:table-cell table:style-name="ce13" table:formula="of:=([.L23]*ABS([.I23]-[.E23]))" office:value-type="float" office:value="105.86813968">
            <text:p>105.86813968</text:p>
          </table:table-cell>
          <table:table-cell table:style-name="ce13" table:formula="of:=([.L23]*ABS([.J23]-[.E23]))" office:value-type="float" office:value="40.3720936">
            <text:p>40.3720936</text:p>
          </table:table-cell>
          <table:table-cell table:style-name="ce13" table:formula="of:=[.H23]*ABS([.F23]-[.I23])" office:value-type="float" office:value="148.79999969">
            <text:p>148.79999969</text:p>
          </table:table-cell>
          <table:table-cell table:style-name="ce13" table:formula="of:=[.H23]*ABS([.F23]-[.J23])" office:value-type="float" office:value="77.09767505">
            <text:p>77.09767505</text:p>
          </table:table-cell>
        </table:table-row>
        <table:table-row table:style-name="ro5">
          <table:table-cell office:value-type="string">
            <text:p>?a <text:s/>&lt;livesIn&gt; <text:s/>?b <text:s text:c="2"/>=&gt; ?a <text:s/>&lt;wasBornIn&gt; <text:s/>?b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2">
            <text:p>2</text:p>
          </table:table-cell>
          <table:table-cell table:style-name="ce15" table:formula="of:=[.B24]/([.C24]+[.B24])" office:value-type="percentage" office:value="0.285714285714286">
            <text:p>28.57%</text:p>
          </table:table-cell>
          <table:table-cell table:formula="of:=([.E24]*[.L24] + [.G24])/([.L24] + [.G24])" office:value-type="float" office:value="0.323550430245421">
            <text:p>0.3235504302</text:p>
          </table:table-cell>
          <table:table-cell office:value-type="float" office:value="773">
            <text:p>773</text:p>
          </table:table-cell>
          <table:table-cell office:value-type="float" office:value="14593">
            <text:p>14593</text:p>
          </table:table-cell>
          <table:table-cell table:style-name="ce15" office:value-type="percentage" office:value="0.0529706">
            <text:p>5.30%</text:p>
          </table:table-cell>
          <table:table-cell office:value-type="percentage" office:value="0.17116918">
            <text:p>17.12%</text:p>
          </table:table-cell>
          <table:table-cell office:value-type="string">
            <text:p>Individually evaluated</text:p>
          </table:table-cell>
          <table:table-cell office:value-type="float" office:value="13820">
            <text:p>13820</text:p>
          </table:table-cell>
          <table:table-cell table:formula="of:=[.I24]*[.L24]" office:value-type="float" office:value="732.053692">
            <text:p>732.053692</text:p>
          </table:table-cell>
          <table:table-cell table:formula="of:=[.J24]*[.L24]" office:value-type="float" office:value="2365.5580676">
            <text:p>2365.5580676</text:p>
          </table:table-cell>
          <table:table-cell table:formula="of:=[.E24]*[.L24]" office:value-type="float" office:value="3948.57142857143">
            <text:p>3948.5714285714</text:p>
          </table:table-cell>
          <table:table-cell table:style-name="ce13" table:formula="of:=([.I24]-[.E24])^2" office:value-type="float" office:value="0.0541696232398702">
            <text:p>0.0541696232</text:p>
          </table:table-cell>
          <table:table-cell table:style-name="ce13" table:formula="of:=([.J24]-[.E24])^2" office:value-type="float" office:value="0.0131205812430969">
            <text:p>0.0131205812</text:p>
          </table:table-cell>
          <table:table-cell table:style-name="ce13" table:formula="of:=([.L24]*ABS([.I24]-[.E24]))" office:value-type="float" office:value="3216.51773657143">
            <text:p>3216.5177365714</text:p>
          </table:table-cell>
          <table:table-cell table:style-name="ce13" table:formula="of:=([.L24]*ABS([.J24]-[.E24]))" office:value-type="float" office:value="1583.01336097143">
            <text:p>1583.0133609714</text:p>
          </table:table-cell>
          <table:table-cell table:style-name="ce13" table:formula="of:=[.H24]*ABS([.F24]-[.I24])" office:value-type="float" office:value="3948.57146277143">
            <text:p>3948.5714627714</text:p>
          </table:table-cell>
          <table:table-cell table:style-name="ce13" table:formula="of:=[.H24]*ABS([.F24]-[.J24])" office:value-type="float" office:value="2223.69958483143">
            <text:p>2223.6995848314</text:p>
          </table:table-cell>
        </table:table-row>
        <table:table-row table:style-name="ro5">
          <table:table-cell office:value-type="string">
            <text:p>?a <text:s/>&lt;livesIn&gt; <text:s/>?f <text:s/>?f <text:s/>&lt;hasCapital&gt; <text:s/>?b <text:s text:c="2"/>=&gt; ?a <text:s/>&lt;livesIn&gt; <text:s/>?b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6">
            <text:p>6</text:p>
          </table:table-cell>
          <table:table-cell table:style-name="ce15" table:formula="of:=[.B25]/([.C25]+[.B25])" office:value-type="percentage" office:value="0.25">
            <text:p>25.00%</text:p>
          </table:table-cell>
          <table:table-cell table:formula="of:=([.E25]*[.L25] + [.G25])/([.L25] + [.G25])" office:value-type="float" office:value="0.388998589562764">
            <text:p>0.3889985896</text:p>
          </table:table-cell>
          <table:table-cell office:value-type="float" office:value="657">
            <text:p>657</text:p>
          </table:table-cell>
          <table:table-cell office:value-type="float" office:value="3545">
            <text:p>3545</text:p>
          </table:table-cell>
          <table:table-cell table:style-name="ce15" office:value-type="percentage" office:value="0.18533145">
            <text:p>18.53%</text:p>
          </table:table-cell>
          <table:table-cell office:value-type="percentage" office:value="0.18533145">
            <text:p>18.53%</text:p>
          </table:table-cell>
          <table:table-cell office:value-type="string">
            <text:p>Individually evaluated</text:p>
          </table:table-cell>
          <table:table-cell office:value-type="float" office:value="2888">
            <text:p>2888</text:p>
          </table:table-cell>
          <table:table-cell table:formula="of:=[.I25]*[.L25]" office:value-type="float" office:value="535.2372276">
            <text:p>535.2372276</text:p>
          </table:table-cell>
          <table:table-cell table:formula="of:=[.J25]*[.L25]" office:value-type="float" office:value="535.2372276">
            <text:p>535.2372276</text:p>
          </table:table-cell>
          <table:table-cell table:formula="of:=[.E25]*[.L25]" office:value-type="float" office:value="722">
            <text:p>722</text:p>
          </table:table-cell>
          <table:table-cell table:style-name="ce13" table:formula="of:=([.I25]-[.E25])^2" office:value-type="float" office:value="0.0041820213591025">
            <text:p>0.0041820214</text:p>
          </table:table-cell>
          <table:table-cell table:style-name="ce13" table:formula="of:=([.J25]-[.E25])^2" office:value-type="float" office:value="0.0041820213591025">
            <text:p>0.0041820214</text:p>
          </table:table-cell>
          <table:table-cell table:style-name="ce13" table:formula="of:=([.L25]*ABS([.I25]-[.E25]))" office:value-type="float" office:value="186.7627724">
            <text:p>186.7627724</text:p>
          </table:table-cell>
          <table:table-cell table:style-name="ce13" table:formula="of:=([.L25]*ABS([.J25]-[.E25]))" office:value-type="float" office:value="186.7627724">
            <text:p>186.7627724</text:p>
          </table:table-cell>
          <table:table-cell table:style-name="ce13" table:formula="of:=[.H25]*ABS([.F25]-[.I25])" office:value-type="float" office:value="722.00000975">
            <text:p>722.00000975</text:p>
          </table:table-cell>
          <table:table-cell table:style-name="ce13" table:formula="of:=[.H25]*ABS([.F25]-[.J25])" office:value-type="float" office:value="722.00000975">
            <text:p>722.00000975</text:p>
          </table:table-cell>
        </table:table-row>
        <table:table-row table:style-name="ro5">
          <table:table-cell office:value-type="string">
            <text:p>?e <text:s/>&lt;dealsWith&gt; <text:s/>?a <text:s/>?e <text:s/>&lt;exports&gt; <text:s/>?b <text:s text:c="2"/>=&gt; ?a <text:s/>&lt;exports&gt; <text:s/>?b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6">
            <text:p>6</text:p>
          </table:table-cell>
          <table:table-cell table:style-name="ce15" table:formula="of:=[.B26]/([.C26]+[.B26])" office:value-type="percentage" office:value="0.25">
            <text:p>25.00%</text:p>
          </table:table-cell>
          <table:table-cell table:formula="of:=([.E26]*[.L26] + [.G26])/([.L26] + [.G26])" office:value-type="float" office:value="0.286779324055666">
            <text:p>0.2867793241</text:p>
          </table:table-cell>
          <table:table-cell office:value-type="float" office:value="74">
            <text:p>74</text:p>
          </table:table-cell>
          <table:table-cell office:value-type="float" office:value="1218">
            <text:p>1218</text:p>
          </table:table-cell>
          <table:table-cell table:style-name="ce15" office:value-type="percentage" office:value="0.0490391">
            <text:p>4.90%</text:p>
          </table:table-cell>
          <table:table-cell office:value-type="percentage" office:value="0.0490391">
            <text:p>4.90%</text:p>
          </table:table-cell>
          <table:table-cell office:value-type="string">
            <text:p>Individually evaluated</text:p>
          </table:table-cell>
          <table:table-cell office:value-type="float" office:value="1435">
            <text:p>1435</text:p>
          </table:table-cell>
          <table:table-cell table:formula="of:=[.I26]*[.L26]" office:value-type="float" office:value="70.3711085">
            <text:p>70.3711085</text:p>
          </table:table-cell>
          <table:table-cell table:formula="of:=[.J26]*[.L26]" office:value-type="float" office:value="70.3711085">
            <text:p>70.3711085</text:p>
          </table:table-cell>
          <table:table-cell table:formula="of:=[.E26]*[.L26]" office:value-type="float" office:value="358.75">
            <text:p>358.75</text:p>
          </table:table-cell>
          <table:table-cell table:style-name="ce13" table:formula="of:=([.I26]-[.E26])^2" office:value-type="float" office:value="0.04038528332881">
            <text:p>0.0403852833</text:p>
          </table:table-cell>
          <table:table-cell table:style-name="ce13" table:formula="of:=([.J26]-[.E26])^2" office:value-type="float" office:value="0.04038528332881">
            <text:p>0.0403852833</text:p>
          </table:table-cell>
          <table:table-cell table:style-name="ce13" table:formula="of:=([.L26]*ABS([.I26]-[.E26]))" office:value-type="float" office:value="288.3788915">
            <text:p>288.3788915</text:p>
          </table:table-cell>
          <table:table-cell table:style-name="ce13" table:formula="of:=([.L26]*ABS([.J26]-[.E26]))" office:value-type="float" office:value="288.3788915">
            <text:p>288.3788915</text:p>
          </table:table-cell>
          <table:table-cell table:style-name="ce13" table:formula="of:=[.H26]*ABS([.F26]-[.I26])" office:value-type="float" office:value="289.567592899801">
            <text:p>289.5675928998</text:p>
          </table:table-cell>
          <table:table-cell table:style-name="ce13" table:formula="of:=[.H26]*ABS([.F26]-[.J26])" office:value-type="float" office:value="289.567592899801">
            <text:p>289.5675928998</text:p>
          </table:table-cell>
        </table:table-row>
        <table:table-row table:style-name="ro5">
          <table:table-cell office:value-type="string">
            <text:p>?a <text:s/>&lt;wasBornIn&gt; <text:s/>?c <text:s/>?c <text:s/>&lt;isLocatedIn&gt; <text:s/>?b <text:s text:c="2"/>=&gt; ?a <text:s/>&lt;isCitizenOf&gt; <text:s/>?b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23">
            <text:p>23</text:p>
          </table:table-cell>
          <table:table-cell table:style-name="ce12" office:value-type="float" office:value="0">
            <text:p>0</text:p>
          </table:table-cell>
          <table:table-cell table:style-name="ce15" table:formula="of:=[.B27]/([.C27]+[.B27])" office:value-type="percentage" office:value="0.233333333333333">
            <text:p>23.33%</text:p>
          </table:table-cell>
          <table:table-cell table:formula="of:=([.E27]*[.L27] + [.G27])/([.L27] + [.G27])" office:value-type="float" office:value="0.262045315491345">
            <text:p>0.2620453155</text:p>
          </table:table-cell>
          <table:table-cell office:value-type="float" office:value="1265">
            <text:p>1265</text:p>
          </table:table-cell>
          <table:table-cell office:value-type="float" office:value="33778">
            <text:p>33778</text:p>
          </table:table-cell>
          <table:table-cell table:style-name="ce15" office:value-type="percentage" office:value="0.03745041">
            <text:p>3.75%</text:p>
          </table:table-cell>
          <table:table-cell office:value-type="percentage" office:value="0.57421698">
            <text:p>57.42%</text:p>
          </table:table-cell>
          <table:table-cell office:value-type="string">
            <text:p>Ranking PCA</text:p>
          </table:table-cell>
          <table:table-cell office:value-type="float" office:value="32513">
            <text:p>32513</text:p>
          </table:table-cell>
          <table:table-cell table:formula="of:=[.I27]*[.L27]" office:value-type="float" office:value="1217.62518033">
            <text:p>1217.62518033</text:p>
          </table:table-cell>
          <table:table-cell table:formula="of:=[.J27]*[.L27]" office:value-type="float" office:value="18669.51667074">
            <text:p>18669.51667074</text:p>
          </table:table-cell>
          <table:table-cell table:formula="of:=[.E27]*[.L27]" office:value-type="float" office:value="7586.36666666667">
            <text:p>7586.3666666667</text:p>
          </table:table-cell>
          <table:table-cell table:style-name="ce13" table:formula="of:=([.I27]-[.E27])^2" office:value-type="float" office:value="0.0383701196536125">
            <text:p>0.0383701197</text:p>
          </table:table-cell>
          <table:table-cell table:style-name="ce13" table:formula="of:=([.J27]-[.E27])^2" office:value-type="float" office:value="0.116201660564765">
            <text:p>0.1162016606</text:p>
          </table:table-cell>
          <table:table-cell table:style-name="ce13" table:formula="of:=([.L27]*ABS([.I27]-[.E27]))" office:value-type="float" office:value="6368.74148633667">
            <text:p>6368.7414863367</text:p>
          </table:table-cell>
          <table:table-cell table:style-name="ce13" table:formula="of:=([.L27]*ABS([.J27]-[.E27]))" office:value-type="float" office:value="11083.1500040733">
            <text:p>11083.1500040733</text:p>
          </table:table-cell>
          <table:table-cell table:style-name="ce13" table:formula="of:=[.H27]*ABS([.F27]-[.I27])" office:value-type="float" office:value="7586.36671768667">
            <text:p>7586.3667176867</text:p>
          </table:table-cell>
          <table:table-cell table:style-name="ce13" table:formula="of:=[.H27]*ABS([.F27]-[.J27])" office:value-type="float" office:value="10544.5344837733">
            <text:p>10544.5344837733</text:p>
          </table:table-cell>
        </table:table-row>
        <table:table-row table:style-name="ro5">
          <table:table-cell office:value-type="string">
            <text:p>?c <text:s/>&lt;dealsWith&gt; <text:s/>?b <text:s/>?a <text:s/>&lt;dealsWith&gt; <text:s/>?c <text:s text:c="2"/>=&gt; ?a <text:s/>&lt;dealsWith&gt; <text:s/>?b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23">
            <text:p>23</text:p>
          </table:table-cell>
          <table:table-cell table:style-name="ce12" office:value-type="float" office:value="0">
            <text:p>0</text:p>
          </table:table-cell>
          <table:table-cell table:style-name="ce15" table:formula="of:=[.B28]/([.C28]+[.B28])" office:value-type="percentage" office:value="0.233333333333333">
            <text:p>23.33%</text:p>
          </table:table-cell>
          <table:table-cell table:formula="of:=([.E28]*[.L28] + [.G28])/([.L28] + [.G28])" office:value-type="float" office:value="0.449488124488124">
            <text:p>0.4494881245</text:p>
          </table:table-cell>
          <table:table-cell office:value-type="float" office:value="459">
            <text:p>459</text:p>
          </table:table-cell>
          <table:table-cell office:value-type="float" office:value="1628">
            <text:p>1628</text:p>
          </table:table-cell>
          <table:table-cell table:style-name="ce15" office:value-type="percentage" office:value="0.28194103">
            <text:p>28.19%</text:p>
          </table:table-cell>
          <table:table-cell office:value-type="percentage" office:value="0.28194103">
            <text:p>28.19%</text:p>
          </table:table-cell>
          <table:table-cell office:value-type="string">
            <text:p>Individually evaluated</text:p>
          </table:table-cell>
          <table:table-cell office:value-type="float" office:value="1169">
            <text:p>1169</text:p>
          </table:table-cell>
          <table:table-cell table:formula="of:=[.I28]*[.L28]" office:value-type="float" office:value="329.58906407">
            <text:p>329.58906407</text:p>
          </table:table-cell>
          <table:table-cell table:formula="of:=[.J28]*[.L28]" office:value-type="float" office:value="329.58906407">
            <text:p>329.58906407</text:p>
          </table:table-cell>
          <table:table-cell table:formula="of:=[.E28]*[.L28]" office:value-type="float" office:value="272.766666666667">
            <text:p>272.7666666667</text:p>
          </table:table-cell>
          <table:table-cell table:style-name="ce13" table:formula="of:=([.I28]-[.E28])^2" office:value-type="float" office:value="0.00236270817523868">
            <text:p>0.0023627082</text:p>
          </table:table-cell>
          <table:table-cell table:style-name="ce13" table:formula="of:=([.J28]-[.E28])^2" office:value-type="float" office:value="0.00236270817523868">
            <text:p>0.0023627082</text:p>
          </table:table-cell>
          <table:table-cell table:style-name="ce13" table:formula="of:=([.L28]*ABS([.I28]-[.E28]))" office:value-type="float" office:value="56.8223974033333">
            <text:p>56.8223974033</text:p>
          </table:table-cell>
          <table:table-cell table:style-name="ce13" table:formula="of:=([.L28]*ABS([.J28]-[.E28]))" office:value-type="float" office:value="56.8223974033333">
            <text:p>56.8223974033</text:p>
          </table:table-cell>
          <table:table-cell table:style-name="ce13" table:formula="of:=[.H28]*ABS([.F28]-[.I28])" office:value-type="float" office:value="272.766669826667">
            <text:p>272.7666698267</text:p>
          </table:table-cell>
          <table:table-cell table:style-name="ce13" table:formula="of:=[.H28]*ABS([.F28]-[.J28])" office:value-type="float" office:value="272.766669826667">
            <text:p>272.7666698267</text:p>
          </table:table-cell>
        </table:table-row>
        <table:table-row table:style-name="ro1">
          <table:table-cell office:value-type="string">
            <text:p>?a <text:s/>&lt;directed&gt; <text:s/>?b <text:s text:c="2"/>=&gt; ?a <text:s/>&lt;created&gt; <text:s/>?b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9">
            <text:p>19</text:p>
          </table:table-cell>
          <table:table-cell table:style-name="ce12" office:value-type="float" office:value="6">
            <text:p>6</text:p>
          </table:table-cell>
          <table:table-cell table:style-name="ce15" table:formula="of:=[.B29]/([.C29]+[.B29])" office:value-type="percentage" office:value="0.208333333333333">
            <text:p>20.83%</text:p>
          </table:table-cell>
          <table:table-cell table:formula="of:=([.E29]*[.L29] + [.G29])/([.L29] + [.G29])" office:value-type="float" office:value="0.356790049691791">
            <text:p>0.3567900497</text:p>
          </table:table-cell>
          <table:table-cell office:value-type="float" office:value="6277">
            <text:p>6277</text:p>
          </table:table-cell>
          <table:table-cell office:value-type="float" office:value="33473">
            <text:p>33473</text:p>
          </table:table-cell>
          <table:table-cell table:style-name="ce15" office:value-type="percentage" office:value="0.18752427">
            <text:p>18.75%</text:p>
          </table:table-cell>
          <table:table-cell office:value-type="percentage" office:value="0.32464443">
            <text:p>32.46%</text:p>
          </table:table-cell>
          <table:table-cell office:value-type="string">
            <text:p>Ranking PCA</text:p>
          </table:table-cell>
          <table:table-cell office:value-type="float" office:value="27196">
            <text:p>27196</text:p>
          </table:table-cell>
          <table:table-cell table:formula="of:=[.I29]*[.L29]" office:value-type="float" office:value="5099.91004692">
            <text:p>5099.91004692</text:p>
          </table:table-cell>
          <table:table-cell table:formula="of:=[.J29]*[.L29]" office:value-type="float" office:value="8829.02991828">
            <text:p>8829.02991828</text:p>
          </table:table-cell>
          <table:table-cell table:formula="of:=[.E29]*[.L29]" office:value-type="float" office:value="5665.83333333333">
            <text:p>5665.8333333333</text:p>
          </table:table-cell>
          <table:table-cell table:style-name="ce13" table:formula="of:=([.I29]-[.E29])^2" office:value-type="float" office:value="0.000433017116810678">
            <text:p>0.0004330171</text:p>
          </table:table-cell>
          <table:table-cell table:style-name="ce13" table:formula="of:=([.J29]-[.E29])^2" office:value-type="float" office:value="0.0135282712078027">
            <text:p>0.0135282712</text:p>
          </table:table-cell>
          <table:table-cell table:style-name="ce13" table:formula="of:=([.L29]*ABS([.I29]-[.E29]))" office:value-type="float" office:value="565.923286413334">
            <text:p>565.9232864133</text:p>
          </table:table-cell>
          <table:table-cell table:style-name="ce13" table:formula="of:=([.L29]*ABS([.J29]-[.E29]))" office:value-type="float" office:value="3163.19658494667">
            <text:p>3163.1965849467</text:p>
          </table:table-cell>
          <table:table-cell table:style-name="ce13" table:formula="of:=[.H29]*ABS([.F29]-[.I29])" office:value-type="float" office:value="5665.83344362333">
            <text:p>5665.8334436233</text:p>
          </table:table-cell>
          <table:table-cell table:style-name="ce13" table:formula="of:=[.H29]*ABS([.F29]-[.J29])" office:value-type="float" office:value="1076.01032794333">
            <text:p>1076.0103279433</text:p>
          </table:table-cell>
        </table:table-row>
        <table:table-row table:style-name="ro5">
          <table:table-cell office:value-type="string">
            <text:p>?a <text:s/>&lt;hasAcademicAdvisor&gt; <text:s/>?c <text:s/>?c <text:s/>&lt;worksAt&gt; <text:s/>?b <text:s text:c="2"/>=&gt; ?a <text:s/>&lt;worksAt&gt; <text:s/>?b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3">
            <text:p>23</text:p>
          </table:table-cell>
          <table:table-cell table:style-name="ce12" office:value-type="float" office:value="1">
            <text:p>1</text:p>
          </table:table-cell>
          <table:table-cell table:style-name="ce15" table:formula="of:=[.B30]/([.C30]+[.B30])" office:value-type="percentage" office:value="0.206896551724138">
            <text:p>20.69%</text:p>
          </table:table-cell>
          <table:table-cell table:formula="of:=([.E30]*[.L30] + [.G30])/([.L30] + [.G30])" office:value-type="float" office:value="0.261367942402425">
            <text:p>0.2613679424</text:p>
          </table:table-cell>
          <table:table-cell office:value-type="float" office:value="50">
            <text:p>50</text:p>
          </table:table-cell>
          <table:table-cell office:value-type="float" office:value="728">
            <text:p>728</text:p>
          </table:table-cell>
          <table:table-cell table:style-name="ce15" office:value-type="percentage" office:value="0.06868132">
            <text:p>6.87%</text:p>
          </table:table-cell>
          <table:table-cell office:value-type="percentage" office:value="0.22727273">
            <text:p>22.73%</text:p>
          </table:table-cell>
          <table:table-cell office:value-type="string">
            <text:p>Individually evaluated</text:p>
          </table:table-cell>
          <table:table-cell office:value-type="float" office:value="678">
            <text:p>678</text:p>
          </table:table-cell>
          <table:table-cell table:formula="of:=[.I30]*[.L30]" office:value-type="float" office:value="46.56593496">
            <text:p>46.56593496</text:p>
          </table:table-cell>
          <table:table-cell table:formula="of:=[.J30]*[.L30]" office:value-type="float" office:value="154.09091094">
            <text:p>154.09091094</text:p>
          </table:table-cell>
          <table:table-cell table:formula="of:=[.E30]*[.L30]" office:value-type="float" office:value="140.275862068966">
            <text:p>140.275862069</text:p>
          </table:table-cell>
          <table:table-cell table:style-name="ce13" table:formula="of:=([.I30]-[.E30])^2" office:value-type="float" office:value="0.0191034502805571">
            <text:p>0.0191034503</text:p>
          </table:table-cell>
          <table:table-cell table:style-name="ce13" table:formula="of:=([.J30]-[.E30])^2" office:value-type="float" office:value="0.000415188641129714">
            <text:p>0.0004151886</text:p>
          </table:table-cell>
          <table:table-cell table:style-name="ce13" table:formula="of:=([.L30]*ABS([.I30]-[.E30]))" office:value-type="float" office:value="93.7099271089655">
            <text:p>93.709927109</text:p>
          </table:table-cell>
          <table:table-cell table:style-name="ce13" table:formula="of:=([.L30]*ABS([.J30]-[.E30]))" office:value-type="float" office:value="13.8150488710345">
            <text:p>13.815048871</text:p>
          </table:table-cell>
          <table:table-cell table:style-name="ce13" table:formula="of:=[.H30]*ABS([.F30]-[.I30])" office:value-type="float" office:value="140.275861108966">
            <text:p>140.275861109</text:p>
          </table:table-cell>
          <table:table-cell table:style-name="ce13" table:formula="of:=[.H30]*ABS([.F30]-[.J30])" office:value-type="float" office:value="24.8213146289655">
            <text:p>24.821314629</text:p>
          </table:table-cell>
        </table:table-row>
        <table:table-row table:style-name="ro5">
          <table:table-cell office:value-type="string">
            <text:p>?a <text:s/>&lt;dealsWith&gt; <text:s/>?f <text:s/>?f <text:s/>&lt;dealsWith&gt; <text:s/>?b <text:s text:c="2"/>=&gt; ?a <text:s/>&lt;dealsWith&gt; <text:s/>?b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4">
            <text:p>24</text:p>
          </table:table-cell>
          <table:table-cell table:style-name="ce12" office:value-type="float" office:value="0">
            <text:p>0</text:p>
          </table:table-cell>
          <table:table-cell table:style-name="ce15" table:formula="of:=[.B31]/([.C31]+[.B31])" office:value-type="percentage" office:value="0.2">
            <text:p>20.00%</text:p>
          </table:table-cell>
          <table:table-cell table:formula="of:=([.E31]*[.L31] + [.G31])/([.L31] + [.G31])" office:value-type="float" office:value="0.425552825552826">
            <text:p>0.4255528256</text:p>
          </table:table-cell>
          <table:table-cell office:value-type="float" office:value="459">
            <text:p>459</text:p>
          </table:table-cell>
          <table:table-cell office:value-type="float" office:value="1628">
            <text:p>1628</text:p>
          </table:table-cell>
          <table:table-cell table:style-name="ce15" office:value-type="percentage" office:value="0.28194103">
            <text:p>28.19%</text:p>
          </table:table-cell>
          <table:table-cell office:value-type="percentage" office:value="0.28194103">
            <text:p>28.19%</text:p>
          </table:table-cell>
          <table:table-cell office:value-type="string">
            <text:p>Ranking Std</text:p>
          </table:table-cell>
          <table:table-cell office:value-type="float" office:value="1169">
            <text:p>1169</text:p>
          </table:table-cell>
          <table:table-cell table:formula="of:=[.I31]*[.L31]" office:value-type="float" office:value="329.58906407">
            <text:p>329.58906407</text:p>
          </table:table-cell>
          <table:table-cell table:formula="of:=[.J31]*[.L31]" office:value-type="float" office:value="329.58906407">
            <text:p>329.58906407</text:p>
          </table:table-cell>
          <table:table-cell table:formula="of:=[.E31]*[.L31]" office:value-type="float" office:value="233.8">
            <text:p>233.8</text:p>
          </table:table-cell>
          <table:table-cell table:style-name="ce13" table:formula="of:=([.I31]-[.E31])^2" office:value-type="float" office:value="0.0067143323974609">
            <text:p>0.0067143324</text:p>
          </table:table-cell>
          <table:table-cell table:style-name="ce13" table:formula="of:=([.J31]-[.E31])^2" office:value-type="float" office:value="0.0067143323974609">
            <text:p>0.0067143324</text:p>
          </table:table-cell>
          <table:table-cell table:style-name="ce13" table:formula="of:=([.L31]*ABS([.I31]-[.E31]))" office:value-type="float" office:value="95.78906407">
            <text:p>95.78906407</text:p>
          </table:table-cell>
          <table:table-cell table:style-name="ce13" table:formula="of:=([.L31]*ABS([.J31]-[.E31]))" office:value-type="float" office:value="95.78906407">
            <text:p>95.78906407</text:p>
          </table:table-cell>
          <table:table-cell table:style-name="ce13" table:formula="of:=[.H31]*ABS([.F31]-[.I31])" office:value-type="float" office:value="233.80000316">
            <text:p>233.80000316</text:p>
          </table:table-cell>
          <table:table-cell table:style-name="ce13" table:formula="of:=[.H31]*ABS([.F31]-[.J31])" office:value-type="float" office:value="233.80000316">
            <text:p>233.80000316</text:p>
          </table:table-cell>
        </table:table-row>
        <table:table-row table:style-name="ro1">
          <table:table-cell table:number-columns-repeated="6"/>
          <table:table-cell table:style-name="ce18"/>
          <table:table-cell table:style-name="ce20" table:formula="of:=SUM([.H2:.H30])" office:value-type="float" office:value="288842">
            <text:p>288842</text:p>
          </table:table-cell>
          <table:table-cell/>
          <table:table-cell table:style-name="ce13" table:number-columns-repeated="2"/>
          <table:table-cell table:number-columns-repeated="6"/>
          <table:table-cell table:style-name="ce14" table:formula="of:=SUM([.R2:.R31])/[.H32]" office:value-type="float" office:value="0.489168911361859">
            <text:p>0.4891689114</text:p>
          </table:table-cell>
          <table:table-cell table:style-name="ce14" table:formula="of:=SUM([.S2:.S31])/[.H32]" office:value-type="float" office:value="0.245894036827276">
            <text:p>0.2458940368</text:p>
          </table:table-cell>
          <table:table-cell table:style-name="ce14" table:formula="of:=SUM([.T2:.T30])/[.H32]" office:value-type="float" office:value="0.551684133511475">
            <text:p>0.5516841335</text:p>
          </table:table-cell>
          <table:table-cell table:style-name="ce14" table:formula="of:=SUM([.U2:.U30])/[.H32]" office:value-type="float" office:value="0.262842063408397">
            <text:p>0.2628420634</text:p>
          </table:table-cell>
        </table:table-row>
        <table:table-row table:style-name="ro1">
          <table:table-cell table:number-columns-repeated="6"/>
          <table:table-cell table:style-name="ce18"/>
          <table:table-cell table:style-name="ce17"/>
          <table:table-cell/>
          <table:table-cell table:style-name="ce14" table:number-columns-repeated="2"/>
          <table:table-cell/>
          <table:table-cell table:style-name="ce14" table:number-columns-repeated="4"/>
          <table:table-cell table:number-columns-repeated="5"/>
        </table:table-row>
        <table:table-row table:style-name="ro1">
          <table:table-cell table:number-columns-repeated="6"/>
          <table:table-cell table:style-name="ce18"/>
          <table:table-cell table:style-name="ce10"/>
          <table:table-cell/>
          <table:table-cell table:style-name="ce13" table:number-columns-repeated="2"/>
          <table:table-cell table:number-columns-repeated="10"/>
        </table:table-row>
        <table:table-row table:style-name="ro1" table:number-rows-repeated="3">
          <table:table-cell table:number-columns-repeated="6"/>
          <table:table-cell table:style-name="ce19"/>
          <table:table-cell table:style-name="ce10"/>
          <table:table-cell/>
          <table:table-cell table:style-name="ce13" table:number-columns-repeated="2"/>
          <table:table-cell table:number-columns-repeated="10"/>
        </table:table-row>
        <table:table-row table:style-name="ro1" table:number-rows-repeated="4">
          <table:table-cell table:number-columns-repeated="6"/>
          <table:table-cell table:style-name="ce18"/>
          <table:table-cell table:style-name="ce10"/>
          <table:table-cell/>
          <table:table-cell table:style-name="ce13" table:number-columns-repeated="2"/>
          <table:table-cell table:number-columns-repeated="10"/>
        </table:table-row>
        <table:table-row table:style-name="ro1">
          <table:table-cell table:number-columns-repeated="6"/>
          <table:table-cell table:style-name="ce19"/>
          <table:table-cell table:style-name="ce10"/>
          <table:table-cell/>
          <table:table-cell table:style-name="ce13" table:number-columns-repeated="2"/>
          <table:table-cell table:number-columns-repeated="10"/>
        </table:table-row>
        <table:table-row table:style-name="ro1" table:number-rows-repeated="13">
          <table:table-cell table:number-columns-repeated="6"/>
          <table:table-cell table:style-name="ce18"/>
          <table:table-cell table:style-name="ce10"/>
          <table:table-cell/>
          <table:table-cell table:style-name="ce13" table:number-columns-repeated="2"/>
          <table:table-cell table:number-columns-repeated="10"/>
        </table:table-row>
        <table:table-row table:style-name="ro1" table:number-rows-repeated="2">
          <table:table-cell table:number-columns-repeated="6"/>
          <table:table-cell table:style-name="ce19"/>
          <table:table-cell table:style-name="ce10"/>
          <table:table-cell/>
          <table:table-cell table:style-name="ce13" table:number-columns-repeated="2"/>
          <table:table-cell table:number-columns-repeated="10"/>
        </table:table-row>
        <table:table-row table:style-name="ro1" table:number-rows-repeated="3">
          <table:table-cell table:number-columns-repeated="6"/>
          <table:table-cell table:style-name="ce18"/>
          <table:table-cell table:style-name="ce10"/>
          <table:table-cell/>
          <table:table-cell table:style-name="ce13" table:number-columns-repeated="2"/>
          <table:table-cell table:number-columns-repeated="10"/>
        </table:table-row>
        <table:table-row table:style-name="ro1" table:number-rows-repeated="2">
          <table:table-cell table:number-columns-repeated="6"/>
          <table:table-cell table:style-name="ce19"/>
          <table:table-cell table:style-name="ce10"/>
          <table:table-cell/>
          <table:table-cell table:style-name="ce13" table:number-columns-repeated="2"/>
          <table:table-cell table:number-columns-repeated="10"/>
        </table:table-row>
        <table:table-row table:style-name="ro1">
          <table:table-cell table:style-name="Default" table:number-columns-repeated="5"/>
          <table:table-cell table:style-name="ce13"/>
          <table:table-cell/>
          <table:table-cell table:style-name="Default" table:number-columns-repeated="8"/>
          <table:table-cell table:number-columns-repeated="6"/>
        </table:table-row>
        <table:table-row table:style-name="ro1">
          <table:table-cell table:style-name="Default" table:number-columns-repeated="5"/>
          <table:table-cell table:style-name="ce13"/>
          <table:table-cell/>
          <table:table-cell table:style-name="Default" table:number-columns-repeated="8"/>
          <table:table-cell table:number-columns-repeated="6"/>
        </table:table-row>
      </table:table>
      <table:named-expressions/>
      <table:database-ranges>
        <table:database-range table:name="__Anonymous_Sheet_DB__0" table:target-range-address="All.A2:All.U62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number:number-style style:name="N129">
      <number:number number:decimal-places="10" number:min-integer-digits="1"/>
    </number:number-style>
    <number:number-style style:name="N130">
      <number:number number:decimal-places="11" number:min-integer-digits="1"/>
    </number:number-style>
    <number:number-style style:name="N131">
      <number:number number:decimal-places="12" number:min-integer-digits="1"/>
    </number:number-style>
    <number:number-style style:name="N132">
      <number:number number:decimal-places="13" number:min-integer-digits="1"/>
    </number:number-style>
    <number:number-style style:name="N133">
      <number:number number:decimal-places="14" number:min-integer-digits="1"/>
    </number:number-style>
    <number:number-style style:name="N134">
      <number:number number:decimal-places="15" number:min-integer-digits="1"/>
    </number:number-style>
    <number:number-style style:name="N135">
      <number:number number:decimal-places="16" number:min-integer-digits="1"/>
    </number:number-style>
    <number:number-style style:name="N136">
      <number:number number:decimal-places="17" number:min-integer-digits="1"/>
    </number:number-style>
    <number:currency-style style:name="N5108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9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Galárraga</meta:initial-creator>
    <meta:creation-date>2013-03-13T17:38:39</meta:creation-date>
    <dc:date>2015-02-27T10:52:04</dc:date>
    <meta:editing-duration>P2DT22H25M37S</meta:editing-duration>
    <meta:editing-cycles>45</meta:editing-cycles>
    <meta:generator>LibreOffice/3.5$Linux_X86_64 LibreOffice_project/350m1$Build-2</meta:generator>
    <dc:title>Tables</dc:title>
    <meta:document-statistic meta:table-count="4" meta:cell-count="2758" meta:object-count="0"/>
  </office:meta>
</office:document-meta>
</file>